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/>
    </style:style>
    <style:style style:name="TBL_0_0_col_0" style:family="table-column">
      <style:table-column-properties style:column-width="5.15in"/>
    </style:style>
    <style:style style:name="TBL_0_0_col_1" style:family="table-column">
      <style:table-column-properties style:column-width="1.38in"/>
    </style:style>
    <style:style style:name="TBL_0_0_col_2" style:family="table-column">
      <style:table-column-properties style:column-width="5.15in"/>
    </style:style>
    <style:style style:name="TBL_0_0_row_0" style:family="table-row">
      <style:table-row-properties style:use-optimal-row-height="false" style:row-height="1.37in"/>
    </style:style>
    <style:style style:name="TBL_0_0_row_1" style:family="table-row">
      <style:table-row-properties style:use-optimal-row-height="false" style:row-height="0.2in"/>
    </style:style>
    <style:style style:name="C0" style:family="table-cell">
      <style:table-cell-properties fo:wrap-option="wrap" style:shrink-to-fit="false" fo:padding-top="0.0in" fo:padding-left="0.0in" fo:padding-bottom="0.0in" fo:padding-right="0.0in" style:vertical-align="top"/>
    </style:style>
    <style:style style:name="P0" style:family="paragraph">
      <style:paragraph-properties fo:text-align="start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>
</style:text-properties>
    </style:style>
    <style:style style:name="TBL_0_0_row_2" style:family="table-row">
      <style:table-row-properties style:use-optimal-row-height="false" style:row-height="0.06in"/>
    </style:style>
    <style:style style:name="TBL_0_0_row_3" style:family="table-row">
      <style:table-row-properties style:use-optimal-row-height="false" style:row-height="0.2in"/>
    </style:style>
    <style:style style:name="TBL_0_0_row_4" style:family="table-row">
      <style:table-row-properties style:use-optimal-row-height="false" style:row-height="0.06in"/>
    </style:style>
    <style:style style:name="TBL_0_0_row_5" style:family="table-row">
      <style:table-row-properties style:use-optimal-row-height="false" style:row-height="0.2in"/>
    </style:style>
    <style:style style:name="TBL_0_0_row_6" style:family="table-row">
      <style:table-row-properties style:use-optimal-row-height="false" style:row-height="0.06in"/>
    </style:style>
    <style:style style:name="TBL_0_0_row_7" style:family="table-row">
      <style:table-row-properties style:use-optimal-row-height="false" style:row-height="0.2in"/>
    </style:style>
    <style:style style:name="TBL_0_0_row_8" style:family="table-row">
      <style:table-row-properties style:use-optimal-row-height="false" style:row-height="0.06in"/>
    </style:style>
    <style:style style:name="TBL_0_0_row_9" style:family="table-row">
      <style:table-row-properties style:use-optimal-row-height="false" style:row-height="0.2in"/>
    </style:style>
    <style:style style:name="TBL_0_0_row_10" style:family="table-row">
      <style:table-row-properties style:use-optimal-row-height="false" style:row-height="0.06in"/>
    </style:style>
    <style:style style:name="TBL_0_0_row_11" style:family="table-row">
      <style:table-row-properties style:use-optimal-row-height="false" style:row-height="0.2in"/>
    </style:style>
    <style:style style:name="TBL_0_0_row_12" style:family="table-row">
      <style:table-row-properties style:use-optimal-row-height="false" style:row-height="0.06in"/>
    </style:style>
    <style:style style:name="TBL_0_0_row_13" style:family="table-row">
      <style:table-row-properties style:use-optimal-row-height="false" style:row-height="0.2in"/>
    </style:style>
    <style:style style:name="TBL_0_0_row_14" style:family="table-row">
      <style:table-row-properties style:use-optimal-row-height="false" style:row-height="0.06in"/>
    </style:style>
    <style:style style:name="TBL_0_0_row_15" style:family="table-row">
      <style:table-row-properties style:use-optimal-row-height="false" style:row-height="0.2in"/>
    </style:style>
    <style:style style:name="TBL_0_0_row_16" style:family="table-row">
      <style:table-row-properties style:use-optimal-row-height="false" style:row-height="0.06in"/>
    </style:style>
    <style:style style:name="TBL_0_0_row_17" style:family="table-row">
      <style:table-row-properties style:use-optimal-row-height="false" style:row-height="0.2in"/>
    </style:style>
    <style:style style:name="TBL_0_0_row_18" style:family="table-row">
      <style:table-row-properties style:use-optimal-row-height="false" style:row-height="0.06in"/>
    </style:style>
    <style:style style:name="TBL_0_0_row_19" style:family="table-row">
      <style:table-row-properties style:use-optimal-row-height="false" style:row-height="0.2in"/>
    </style:style>
    <style:style style:name="TBL_0_0_row_20" style:family="table-row">
      <style:table-row-properties style:use-optimal-row-height="false" style:row-height="0.06in"/>
    </style:style>
    <style:style style:name="TBL_0_0_row_21" style:family="table-row">
      <style:table-row-properties style:use-optimal-row-height="false" style:row-height="0.2in"/>
    </style:style>
    <style:style style:name="TBL_0_0_row_22" style:family="table-row">
      <style:table-row-properties style:use-optimal-row-height="false" style:row-height="0.06in"/>
    </style:style>
    <style:style style:name="TBL_0_0_row_23" style:family="table-row">
      <style:table-row-properties style:use-optimal-row-height="false" style:row-height="0.2in"/>
    </style:style>
    <style:style style:name="TBL_0_0_row_24" style:family="table-row">
      <style:table-row-properties style:use-optimal-row-height="false" style:row-height="0.06in"/>
    </style:style>
    <style:style style:name="TBL_0_0_row_25" style:family="table-row">
      <style:table-row-properties style:use-optimal-row-height="false" style:row-height="0.2in"/>
    </style:style>
    <style:style style:name="TBL_0_0_row_26" style:family="table-row">
      <style:table-row-properties style:use-optimal-row-height="false" style:row-height="0.06in"/>
    </style:style>
    <style:style style:name="TBL_0_0_row_27" style:family="table-row">
      <style:table-row-properties style:use-optimal-row-height="false" style:row-height="0.2in"/>
    </style:style>
    <style:style style:name="TBL_0_0_row_28" style:family="table-row">
      <style:table-row-properties style:use-optimal-row-height="false" style:row-height="0.06in"/>
    </style:style>
    <style:style style:name="TBL_0_0_row_29" style:family="table-row">
      <style:table-row-properties style:use-optimal-row-height="false" style:row-height="0.2in"/>
    </style:style>
    <style:style style:name="TBL_0_0_row_30" style:family="table-row">
      <style:table-row-properties style:use-optimal-row-height="false" style:row-height="0.06in"/>
    </style:style>
    <style:style style:name="TBL_0_0_row_31" style:family="table-row">
      <style:table-row-properties style:use-optimal-row-height="false" style:row-height="0.2in"/>
    </style:style>
    <style:style style:name="TBL_0_0_row_32" style:family="table-row">
      <style:table-row-properties style:use-optimal-row-height="false" style:row-height="0.06in"/>
    </style:style>
    <style:style style:name="TBL_0_0_row_33" style:family="table-row">
      <style:table-row-properties style:use-optimal-row-height="false" style:row-height="0.2in"/>
    </style:style>
    <style:style style:name="TBL_0_0_row_34" style:family="table-row">
      <style:table-row-properties style:use-optimal-row-height="false" style:row-height="0.06in"/>
    </style:style>
    <style:style style:name="TBL_0_0_row_35" style:family="table-row">
      <style:table-row-properties style:use-optimal-row-height="false" style:row-height="0.2in"/>
    </style:style>
    <style:style style:name="TBL_0_0_row_36" style:family="table-row">
      <style:table-row-properties style:use-optimal-row-height="false" style:row-height="0.06in"/>
    </style:style>
    <style:style style:name="TBL_0_0_row_37" style:family="table-row">
      <style:table-row-properties style:use-optimal-row-height="false" style:row-height="0.2in"/>
    </style:style>
    <style:style style:name="TBL_0_0_row_38" style:family="table-row">
      <style:table-row-properties style:use-optimal-row-height="false" style:row-height="0.06in"/>
    </style:style>
    <style:style style:name="TBL_0_0_row_39" style:family="table-row">
      <style:table-row-properties style:use-optimal-row-height="false" style:row-height="0.2in"/>
    </style:style>
    <style:style style:name="TBL_0_0_row_40" style:family="table-row">
      <style:table-row-properties style:use-optimal-row-height="false" style:row-height="0.06in"/>
    </style:style>
    <style:style style:name="TBL_0_0_row_41" style:family="table-row">
      <style:table-row-properties style:use-optimal-row-height="false" style:row-height="0.2in"/>
    </style:style>
    <style:style style:name="TBL_0_0_row_42" style:family="table-row">
      <style:table-row-properties style:use-optimal-row-height="false" style:row-height="0.06in"/>
    </style:style>
    <style:style style:name="TBL_0_0_row_43" style:family="table-row">
      <style:table-row-properties style:use-optimal-row-height="false" style:row-height="0.2in"/>
    </style:style>
    <style:style style:name="TBL_0_0_row_44" style:family="table-row">
      <style:table-row-properties style:use-optimal-row-height="false" style:row-height="0.06in"/>
    </style:style>
    <style:style style:name="TBL_0_0_row_45" style:family="table-row">
      <style:table-row-properties style:use-optimal-row-height="false" style:row-height="0.2in"/>
    </style:style>
    <style:style style:name="TBL_0_1" style:master-page-name="master_0" style:family="table">
      <style:table-properties fo:break-before="page"/>
    </style:style>
    <style:style style:name="TBL_0_1_col_0" style:family="table-column">
      <style:table-column-properties style:column-width="5.15in"/>
    </style:style>
    <style:style style:name="TBL_0_1_col_1" style:family="table-column">
      <style:table-column-properties style:column-width="1.38in"/>
    </style:style>
    <style:style style:name="TBL_0_1_col_2" style:family="table-column">
      <style:table-column-properties style:column-width="5.15in"/>
    </style:style>
    <style:style style:name="TBL_0_1_row_0" style:family="table-row">
      <style:table-row-properties style:use-optimal-row-height="false" style:row-height="0.27in"/>
    </style:style>
    <style:style style:name="TBL_0_1_row_1" style:family="table-row">
      <style:table-row-properties style:use-optimal-row-height="false" style:row-height="0.2in"/>
    </style:style>
    <style:style style:name="TBL_0_1_row_2" style:family="table-row">
      <style:table-row-properties style:use-optimal-row-height="false" style:row-height="0.06in"/>
    </style:style>
    <style:style style:name="TBL_0_1_row_3" style:family="table-row">
      <style:table-row-properties style:use-optimal-row-height="false" style:row-height="0.2in"/>
    </style:style>
    <style:style style:name="TBL_0_1_row_4" style:family="table-row">
      <style:table-row-properties style:use-optimal-row-height="false" style:row-height="0.06in"/>
    </style:style>
    <style:style style:name="TBL_0_1_row_5" style:family="table-row">
      <style:table-row-properties style:use-optimal-row-height="false" style:row-height="0.2in"/>
    </style:style>
    <style:style style:name="TBL_0_1_row_6" style:family="table-row">
      <style:table-row-properties style:use-optimal-row-height="false" style:row-height="0.06in"/>
    </style:style>
    <style:style style:name="TBL_0_1_row_7" style:family="table-row">
      <style:table-row-properties style:use-optimal-row-height="false" style:row-height="0.2in"/>
    </style:style>
    <style:style style:name="TBL_0_1_row_8" style:family="table-row">
      <style:table-row-properties style:use-optimal-row-height="false" style:row-height="0.06in"/>
    </style:style>
    <style:style style:name="TBL_0_1_row_9" style:family="table-row">
      <style:table-row-properties style:use-optimal-row-height="false" style:row-height="0.2in"/>
    </style:style>
    <style:style style:name="TBL_0_1_row_10" style:family="table-row">
      <style:table-row-properties style:use-optimal-row-height="false" style:row-height="0.06in"/>
    </style:style>
    <style:style style:name="TBL_0_1_row_11" style:family="table-row">
      <style:table-row-properties style:use-optimal-row-height="false" style:row-height="0.2in"/>
    </style:style>
    <style:style style:name="TBL_0_1_row_12" style:family="table-row">
      <style:table-row-properties style:use-optimal-row-height="false" style:row-height="0.06in"/>
    </style:style>
    <style:style style:name="TBL_0_1_row_13" style:family="table-row">
      <style:table-row-properties style:use-optimal-row-height="false" style:row-height="0.2in"/>
    </style:style>
    <style:style style:name="TBL_0_1_row_14" style:family="table-row">
      <style:table-row-properties style:use-optimal-row-height="false" style:row-height="0.06in"/>
    </style:style>
    <style:style style:name="TBL_0_1_row_15" style:family="table-row">
      <style:table-row-properties style:use-optimal-row-height="false" style:row-height="0.2in"/>
    </style:style>
    <style:style style:name="TBL_0_1_row_16" style:family="table-row">
      <style:table-row-properties style:use-optimal-row-height="false" style:row-height="0.06in"/>
    </style:style>
    <style:style style:name="TBL_0_1_row_17" style:family="table-row">
      <style:table-row-properties style:use-optimal-row-height="false" style:row-height="0.2in"/>
    </style:style>
    <style:style style:name="TBL_0_1_row_18" style:family="table-row">
      <style:table-row-properties style:use-optimal-row-height="false" style:row-height="0.06in"/>
    </style:style>
    <style:style style:name="TBL_0_1_row_19" style:family="table-row">
      <style:table-row-properties style:use-optimal-row-height="false" style:row-height="0.2in"/>
    </style:style>
    <style:style style:name="TBL_0_1_row_20" style:family="table-row">
      <style:table-row-properties style:use-optimal-row-height="false" style:row-height="0.06in"/>
    </style:style>
    <style:style style:name="TBL_0_1_row_21" style:family="table-row">
      <style:table-row-properties style:use-optimal-row-height="false" style:row-height="0.2in"/>
    </style:style>
    <style:style style:name="TBL_0_1_row_22" style:family="table-row">
      <style:table-row-properties style:use-optimal-row-height="false" style:row-height="0.06in"/>
    </style:style>
    <style:style style:name="TBL_0_1_row_23" style:family="table-row">
      <style:table-row-properties style:use-optimal-row-height="false" style:row-height="0.2in"/>
    </style:style>
    <style:style style:name="TBL_0_1_row_24" style:family="table-row">
      <style:table-row-properties style:use-optimal-row-height="false" style:row-height="0.06in"/>
    </style:style>
    <style:style style:name="TBL_0_1_row_25" style:family="table-row">
      <style:table-row-properties style:use-optimal-row-height="false" style:row-height="0.2in"/>
    </style:style>
    <style:style style:name="TBL_0_1_row_26" style:family="table-row">
      <style:table-row-properties style:use-optimal-row-height="false" style:row-height="0.06in"/>
    </style:style>
    <style:style style:name="TBL_0_1_row_27" style:family="table-row">
      <style:table-row-properties style:use-optimal-row-height="false" style:row-height="0.2in"/>
    </style:style>
    <style:style style:name="TBL_0_1_row_28" style:family="table-row">
      <style:table-row-properties style:use-optimal-row-height="false" style:row-height="0.06in"/>
    </style:style>
    <style:style style:name="TBL_0_1_row_29" style:family="table-row">
      <style:table-row-properties style:use-optimal-row-height="false" style:row-height="0.2in"/>
    </style:style>
    <style:style style:name="TBL_0_1_row_30" style:family="table-row">
      <style:table-row-properties style:use-optimal-row-height="false" style:row-height="0.06in"/>
    </style:style>
    <style:style style:name="TBL_0_1_row_31" style:family="table-row">
      <style:table-row-properties style:use-optimal-row-height="false" style:row-height="0.2in"/>
    </style:style>
    <style:style style:name="TBL_0_1_row_32" style:family="table-row">
      <style:table-row-properties style:use-optimal-row-height="false" style:row-height="0.06in"/>
    </style:style>
    <style:style style:name="TBL_0_1_row_33" style:family="table-row">
      <style:table-row-properties style:use-optimal-row-height="false" style:row-height="0.2in"/>
    </style:style>
    <style:style style:name="TBL_0_1_row_34" style:family="table-row">
      <style:table-row-properties style:use-optimal-row-height="false" style:row-height="0.06in"/>
    </style:style>
    <style:style style:name="TBL_0_1_row_35" style:family="table-row">
      <style:table-row-properties style:use-optimal-row-height="false" style:row-height="0.2in"/>
    </style:style>
    <style:style style:name="TBL_0_1_row_36" style:family="table-row">
      <style:table-row-properties style:use-optimal-row-height="false" style:row-height="0.06in"/>
    </style:style>
    <style:style style:name="TBL_0_1_row_37" style:family="table-row">
      <style:table-row-properties style:use-optimal-row-height="false" style:row-height="0.2in"/>
    </style:style>
    <style:style style:name="TBL_0_1_row_38" style:family="table-row">
      <style:table-row-properties style:use-optimal-row-height="false" style:row-height="0.06in"/>
    </style:style>
    <style:style style:name="TBL_0_1_row_39" style:family="table-row">
      <style:table-row-properties style:use-optimal-row-height="false" style:row-height="0.2in"/>
    </style:style>
    <style:style style:name="TBL_0_1_row_40" style:family="table-row">
      <style:table-row-properties style:use-optimal-row-height="false" style:row-height="0.06in"/>
    </style:style>
    <style:style style:name="TBL_0_1_row_41" style:family="table-row">
      <style:table-row-properties style:use-optimal-row-height="false" style:row-height="0.2in"/>
    </style:style>
    <style:style style:name="TBL_0_1_row_42" style:family="table-row">
      <style:table-row-properties style:use-optimal-row-height="false" style:row-height="0.06in"/>
    </style:style>
    <style:style style:name="TBL_0_1_row_43" style:family="table-row">
      <style:table-row-properties style:use-optimal-row-height="false" style:row-height="0.2in"/>
    </style:style>
    <style:style style:name="TBL_0_1_row_44" style:family="table-row">
      <style:table-row-properties style:use-optimal-row-height="false" style:row-height="0.06in"/>
    </style:style>
    <style:style style:name="TBL_0_1_row_45" style:family="table-row">
      <style:table-row-properties style:use-optimal-row-height="false" style:row-height="0.2in"/>
    </style:style>
    <style:style style:name="TBL_0_1_row_46" style:family="table-row">
      <style:table-row-properties style:use-optimal-row-height="false" style:row-height="0.06in"/>
    </style:style>
    <style:style style:name="TBL_0_1_row_47" style:family="table-row">
      <style:table-row-properties style:use-optimal-row-height="false" style:row-height="0.2in"/>
    </style:style>
    <style:style style:name="TBL_0_1_row_48" style:family="table-row">
      <style:table-row-properties style:use-optimal-row-height="false" style:row-height="0.06in"/>
    </style:style>
    <style:style style:name="TBL_0_1_row_49" style:family="table-row">
      <style:table-row-properties style:use-optimal-row-height="false" style:row-height="0.2in"/>
    </style:style>
    <style:style style:name="TBL_0_1_row_50" style:family="table-row">
      <style:table-row-properties style:use-optimal-row-height="false" style:row-height="0.06in"/>
    </style:style>
    <style:style style:name="TBL_0_1_row_51" style:family="table-row">
      <style:table-row-properties style:use-optimal-row-height="false" style:row-height="0.2in"/>
    </style:style>
    <style:style style:name="TBL_0_1_row_52" style:family="table-row">
      <style:table-row-properties style:use-optimal-row-height="false" style:row-height="0.06in"/>
    </style:style>
    <style:style style:name="TBL_0_1_row_53" style:family="table-row">
      <style:table-row-properties style:use-optimal-row-height="false" style:row-height="0.2in"/>
    </style:style>
    <style:style style:name="TBL_0_2" style:master-page-name="master_0" style:family="table">
      <style:table-properties fo:break-before="page"/>
    </style:style>
    <style:style style:name="TBL_0_2_col_0" style:family="table-column">
      <style:table-column-properties style:column-width="5.15in"/>
    </style:style>
    <style:style style:name="TBL_0_2_col_1" style:family="table-column">
      <style:table-column-properties style:column-width="1.38in"/>
    </style:style>
    <style:style style:name="TBL_0_2_col_2" style:family="table-column">
      <style:table-column-properties style:column-width="5.15in"/>
    </style:style>
    <style:style style:name="TBL_0_2_row_0" style:family="table-row">
      <style:table-row-properties style:use-optimal-row-height="false" style:row-height="0.27in"/>
    </style:style>
    <style:style style:name="TBL_0_2_row_1" style:family="table-row">
      <style:table-row-properties style:use-optimal-row-height="false" style:row-height="0.2in"/>
    </style:style>
    <style:style style:name="TBL_0_2_row_2" style:family="table-row">
      <style:table-row-properties style:use-optimal-row-height="false" style:row-height="0.06in"/>
    </style:style>
    <style:style style:name="TBL_0_2_row_3" style:family="table-row">
      <style:table-row-properties style:use-optimal-row-height="false" style:row-height="0.2in"/>
    </style:style>
    <style:style style:name="TBL_0_2_row_4" style:family="table-row">
      <style:table-row-properties style:use-optimal-row-height="false" style:row-height="0.06in"/>
    </style:style>
    <style:style style:name="TBL_0_2_row_5" style:family="table-row">
      <style:table-row-properties style:use-optimal-row-height="false" style:row-height="0.2in"/>
    </style:style>
    <style:style style:name="TBL_0_2_row_6" style:family="table-row">
      <style:table-row-properties style:use-optimal-row-height="false" style:row-height="0.06in"/>
    </style:style>
    <style:style style:name="TBL_0_2_row_7" style:family="table-row">
      <style:table-row-properties style:use-optimal-row-height="false" style:row-height="0.2in"/>
    </style:style>
    <style:style style:name="TBL_0_2_row_8" style:family="table-row">
      <style:table-row-properties style:use-optimal-row-height="false" style:row-height="0.06in"/>
    </style:style>
    <style:style style:name="TBL_0_2_row_9" style:family="table-row">
      <style:table-row-properties style:use-optimal-row-height="false" style:row-height="0.2in"/>
    </style:style>
    <style:style style:name="TBL_0_2_row_10" style:family="table-row">
      <style:table-row-properties style:use-optimal-row-height="false" style:row-height="0.06in"/>
    </style:style>
    <style:style style:name="TBL_0_2_row_11" style:family="table-row">
      <style:table-row-properties style:use-optimal-row-height="false" style:row-height="0.2in"/>
    </style:style>
    <style:style style:name="TBL_0_2_row_12" style:family="table-row">
      <style:table-row-properties style:use-optimal-row-height="false" style:row-height="0.06in"/>
    </style:style>
    <style:style style:name="TBL_0_2_row_13" style:family="table-row">
      <style:table-row-properties style:use-optimal-row-height="false" style:row-height="0.2in"/>
    </style:style>
    <style:style style:name="TBL_0_2_row_14" style:family="table-row">
      <style:table-row-properties style:use-optimal-row-height="false" style:row-height="0.06in"/>
    </style:style>
    <style:style style:name="TBL_0_2_row_15" style:family="table-row">
      <style:table-row-properties style:use-optimal-row-height="false" style:row-height="0.2in"/>
    </style:style>
    <style:style style:name="TBL_0_2_row_16" style:family="table-row">
      <style:table-row-properties style:use-optimal-row-height="false" style:row-height="0.06in"/>
    </style:style>
    <style:style style:name="TBL_0_2_row_17" style:family="table-row">
      <style:table-row-properties style:use-optimal-row-height="false" style:row-height="0.2in"/>
    </style:style>
    <style:style style:name="TBL_0_2_row_18" style:family="table-row">
      <style:table-row-properties style:use-optimal-row-height="false" style:row-height="0.06in"/>
    </style:style>
    <style:style style:name="TBL_0_2_row_19" style:family="table-row">
      <style:table-row-properties style:use-optimal-row-height="false" style:row-height="0.2in"/>
    </style:style>
    <style:style style:name="TBL_0_2_row_20" style:family="table-row">
      <style:table-row-properties style:use-optimal-row-height="false" style:row-height="0.06in"/>
    </style:style>
    <style:style style:name="TBL_0_2_row_21" style:family="table-row">
      <style:table-row-properties style:use-optimal-row-height="false" style:row-height="0.2in"/>
    </style:style>
    <style:style style:name="TBL_0_2_row_22" style:family="table-row">
      <style:table-row-properties style:use-optimal-row-height="false" style:row-height="0.06in"/>
    </style:style>
    <style:style style:name="TBL_0_2_row_23" style:family="table-row">
      <style:table-row-properties style:use-optimal-row-height="false" style:row-height="0.2in"/>
    </style:style>
    <style:style style:name="TBL_0_2_row_24" style:family="table-row">
      <style:table-row-properties style:use-optimal-row-height="false" style:row-height="0.06in"/>
    </style:style>
    <style:style style:name="TBL_0_2_row_25" style:family="table-row">
      <style:table-row-properties style:use-optimal-row-height="false" style:row-height="0.2in"/>
    </style:style>
    <style:style style:name="TBL_0_2_row_26" style:family="table-row">
      <style:table-row-properties style:use-optimal-row-height="false" style:row-height="0.06in"/>
    </style:style>
    <style:style style:name="TBL_0_2_row_27" style:family="table-row">
      <style:table-row-properties style:use-optimal-row-height="false" style:row-height="0.2in"/>
    </style:style>
    <style:style style:name="TBL_0_2_row_28" style:family="table-row">
      <style:table-row-properties style:use-optimal-row-height="false" style:row-height="0.06in"/>
    </style:style>
    <style:style style:name="TBL_0_2_row_29" style:family="table-row">
      <style:table-row-properties style:use-optimal-row-height="false" style:row-height="0.2in"/>
    </style:style>
    <style:style style:name="TBL_0_2_row_30" style:family="table-row">
      <style:table-row-properties style:use-optimal-row-height="false" style:row-height="0.06in"/>
    </style:style>
    <style:style style:name="TBL_0_2_row_31" style:family="table-row">
      <style:table-row-properties style:use-optimal-row-height="false" style:row-height="0.2in"/>
    </style:style>
    <style:style style:name="TBL_0_2_row_32" style:family="table-row">
      <style:table-row-properties style:use-optimal-row-height="false" style:row-height="0.06in"/>
    </style:style>
    <style:style style:name="TBL_0_2_row_33" style:family="table-row">
      <style:table-row-properties style:use-optimal-row-height="false" style:row-height="0.2in"/>
    </style:style>
    <style:style style:name="TBL_0_2_row_34" style:family="table-row">
      <style:table-row-properties style:use-optimal-row-height="false" style:row-height="0.06in"/>
    </style:style>
    <style:style style:name="TBL_0_2_row_35" style:family="table-row">
      <style:table-row-properties style:use-optimal-row-height="false" style:row-height="0.2in"/>
    </style:style>
    <style:style style:name="TBL_0_2_row_36" style:family="table-row">
      <style:table-row-properties style:use-optimal-row-height="false" style:row-height="0.06in"/>
    </style:style>
    <style:style style:name="TBL_0_2_row_37" style:family="table-row">
      <style:table-row-properties style:use-optimal-row-height="false" style:row-height="0.2in"/>
    </style:style>
    <style:style style:name="TBL_0_2_row_38" style:family="table-row">
      <style:table-row-properties style:use-optimal-row-height="false" style:row-height="0.06in"/>
    </style:style>
    <style:style style:name="TBL_0_2_row_39" style:family="table-row">
      <style:table-row-properties style:use-optimal-row-height="false" style:row-height="0.2in"/>
    </style:style>
    <style:style style:name="TBL_0_2_row_40" style:family="table-row">
      <style:table-row-properties style:use-optimal-row-height="false" style:row-height="0.06in"/>
    </style:style>
    <style:style style:name="TBL_0_2_row_41" style:family="table-row">
      <style:table-row-properties style:use-optimal-row-height="false" style:row-height="0.2in"/>
    </style:style>
    <style:style style:name="TBL_0_2_row_42" style:family="table-row">
      <style:table-row-properties style:use-optimal-row-height="false" style:row-height="0.06in"/>
    </style:style>
    <style:style style:name="TBL_0_2_row_43" style:family="table-row">
      <style:table-row-properties style:use-optimal-row-height="false" style:row-height="0.2in"/>
    </style:style>
    <style:style style:name="TBL_0_2_row_44" style:family="table-row">
      <style:table-row-properties style:use-optimal-row-height="false" style:row-height="0.06in"/>
    </style:style>
    <style:style style:name="TBL_0_2_row_45" style:family="table-row">
      <style:table-row-properties style:use-optimal-row-height="false" style:row-height="0.2in"/>
    </style:style>
    <style:style style:name="TBL_0_2_row_46" style:family="table-row">
      <style:table-row-properties style:use-optimal-row-height="false" style:row-height="0.06in"/>
    </style:style>
    <style:style style:name="TBL_0_2_row_47" style:family="table-row">
      <style:table-row-properties style:use-optimal-row-height="false" style:row-height="0.2in"/>
    </style:style>
    <style:style style:name="TBL_0_2_row_48" style:family="table-row">
      <style:table-row-properties style:use-optimal-row-height="false" style:row-height="0.06in"/>
    </style:style>
    <style:style style:name="TBL_0_2_row_49" style:family="table-row">
      <style:table-row-properties style:use-optimal-row-height="false" style:row-height="0.2in"/>
    </style:style>
    <style:style style:name="TBL_0_2_row_50" style:family="table-row">
      <style:table-row-properties style:use-optimal-row-height="false" style:row-height="0.06in"/>
    </style:style>
    <style:style style:name="TBL_0_2_row_51" style:family="table-row">
      <style:table-row-properties style:use-optimal-row-height="false" style:row-height="0.2in"/>
    </style:style>
    <style:style style:name="TBL_0_2_row_52" style:family="table-row">
      <style:table-row-properties style:use-optimal-row-height="false" style:row-height="0.06in"/>
    </style:style>
    <style:style style:name="TBL_0_2_row_53" style:family="table-row">
      <style:table-row-properties style:use-optimal-row-height="false" style:row-height="0.2in"/>
    </style:style>
    <style:style style:name="TBL_0_3" style:master-page-name="master_0" style:family="table">
      <style:table-properties fo:break-before="page"/>
    </style:style>
    <style:style style:name="TBL_0_3_col_0" style:family="table-column">
      <style:table-column-properties style:column-width="5.15in"/>
    </style:style>
    <style:style style:name="TBL_0_3_col_1" style:family="table-column">
      <style:table-column-properties style:column-width="1.38in"/>
    </style:style>
    <style:style style:name="TBL_0_3_col_2" style:family="table-column">
      <style:table-column-properties style:column-width="5.15in"/>
    </style:style>
    <style:style style:name="TBL_0_3_row_0" style:family="table-row">
      <style:table-row-properties style:use-optimal-row-height="false" style:row-height="0.27in"/>
    </style:style>
    <style:style style:name="TBL_0_3_row_1" style:family="table-row">
      <style:table-row-properties style:use-optimal-row-height="false" style:row-height="0.2in"/>
    </style:style>
    <style:style style:name="TBL_0_3_row_2" style:family="table-row">
      <style:table-row-properties style:use-optimal-row-height="false" style:row-height="0.06in"/>
    </style:style>
    <style:style style:name="TBL_0_3_row_3" style:family="table-row">
      <style:table-row-properties style:use-optimal-row-height="false" style:row-height="0.2in"/>
    </style:style>
    <style:style style:name="TBL_0_3_row_4" style:family="table-row">
      <style:table-row-properties style:use-optimal-row-height="false" style:row-height="0.06in"/>
    </style:style>
    <style:style style:name="TBL_0_3_row_5" style:family="table-row">
      <style:table-row-properties style:use-optimal-row-height="false" style:row-height="0.2in"/>
    </style:style>
    <style:style style:name="TBL_0_3_row_6" style:family="table-row">
      <style:table-row-properties style:use-optimal-row-height="false" style:row-height="0.06in"/>
    </style:style>
    <style:style style:name="TBL_0_3_row_7" style:family="table-row">
      <style:table-row-properties style:use-optimal-row-height="false" style:row-height="0.2in"/>
    </style:style>
    <style:style style:name="TBL_0_3_row_8" style:family="table-row">
      <style:table-row-properties style:use-optimal-row-height="false" style:row-height="0.06in"/>
    </style:style>
    <style:style style:name="TBL_0_3_row_9" style:family="table-row">
      <style:table-row-properties style:use-optimal-row-height="false" style:row-height="0.2in"/>
    </style:style>
    <style:style style:name="TBL_0_3_row_10" style:family="table-row">
      <style:table-row-properties style:use-optimal-row-height="false" style:row-height="0.06in"/>
    </style:style>
    <style:style style:name="TBL_0_3_row_11" style:family="table-row">
      <style:table-row-properties style:use-optimal-row-height="false" style:row-height="0.2in"/>
    </style:style>
    <style:style style:name="TBL_0_3_row_12" style:family="table-row">
      <style:table-row-properties style:use-optimal-row-height="false" style:row-height="0.06in"/>
    </style:style>
    <style:style style:name="TBL_0_3_row_13" style:family="table-row">
      <style:table-row-properties style:use-optimal-row-height="false" style:row-height="0.2in"/>
    </style:style>
    <style:style style:name="TBL_0_3_row_14" style:family="table-row">
      <style:table-row-properties style:use-optimal-row-height="false" style:row-height="0.06in"/>
    </style:style>
    <style:style style:name="TBL_0_3_row_15" style:family="table-row">
      <style:table-row-properties style:use-optimal-row-height="false" style:row-height="0.2in"/>
    </style:style>
    <style:style style:name="TBL_0_3_row_16" style:family="table-row">
      <style:table-row-properties style:use-optimal-row-height="false" style:row-height="0.06in"/>
    </style:style>
    <style:style style:name="TBL_0_3_row_17" style:family="table-row">
      <style:table-row-properties style:use-optimal-row-height="false" style:row-height="0.2in"/>
    </style:style>
    <style:style style:name="TBL_0_3_row_18" style:family="table-row">
      <style:table-row-properties style:use-optimal-row-height="false" style:row-height="0.06in"/>
    </style:style>
    <style:style style:name="TBL_0_3_row_19" style:family="table-row">
      <style:table-row-properties style:use-optimal-row-height="false" style:row-height="0.2in"/>
    </style:style>
    <style:style style:name="TBL_0_3_row_20" style:family="table-row">
      <style:table-row-properties style:use-optimal-row-height="false" style:row-height="0.06in"/>
    </style:style>
    <style:style style:name="TBL_0_3_row_21" style:family="table-row">
      <style:table-row-properties style:use-optimal-row-height="false" style:row-height="0.2in"/>
    </style:style>
    <style:style style:name="TBL_0_3_row_22" style:family="table-row">
      <style:table-row-properties style:use-optimal-row-height="false" style:row-height="0.06in"/>
    </style:style>
    <style:style style:name="TBL_0_3_row_23" style:family="table-row">
      <style:table-row-properties style:use-optimal-row-height="false" style:row-height="0.2in"/>
    </style:style>
    <style:style style:name="TBL_0_3_row_24" style:family="table-row">
      <style:table-row-properties style:use-optimal-row-height="false" style:row-height="0.06in"/>
    </style:style>
    <style:style style:name="TBL_0_3_row_25" style:family="table-row">
      <style:table-row-properties style:use-optimal-row-height="false" style:row-height="0.2in"/>
    </style:style>
    <style:style style:name="TBL_0_3_row_26" style:family="table-row">
      <style:table-row-properties style:use-optimal-row-height="false" style:row-height="0.06in"/>
    </style:style>
    <style:style style:name="TBL_0_3_row_27" style:family="table-row">
      <style:table-row-properties style:use-optimal-row-height="false" style:row-height="0.2in"/>
    </style:style>
    <style:style style:name="TBL_0_3_row_28" style:family="table-row">
      <style:table-row-properties style:use-optimal-row-height="false" style:row-height="0.06in"/>
    </style:style>
    <style:style style:name="TBL_0_3_row_29" style:family="table-row">
      <style:table-row-properties style:use-optimal-row-height="false" style:row-height="0.2in"/>
    </style:style>
    <style:style style:name="TBL_0_3_row_30" style:family="table-row">
      <style:table-row-properties style:use-optimal-row-height="false" style:row-height="0.06in"/>
    </style:style>
    <style:style style:name="TBL_0_3_row_31" style:family="table-row">
      <style:table-row-properties style:use-optimal-row-height="false" style:row-height="0.2in"/>
    </style:style>
    <style:style style:name="TBL_0_3_row_32" style:family="table-row">
      <style:table-row-properties style:use-optimal-row-height="false" style:row-height="0.06in"/>
    </style:style>
    <style:style style:name="TBL_0_3_row_33" style:family="table-row">
      <style:table-row-properties style:use-optimal-row-height="false" style:row-height="0.2in"/>
    </style:style>
    <style:style style:name="TBL_0_3_row_34" style:family="table-row">
      <style:table-row-properties style:use-optimal-row-height="false" style:row-height="0.06in"/>
    </style:style>
    <style:style style:name="TBL_0_3_row_35" style:family="table-row">
      <style:table-row-properties style:use-optimal-row-height="false" style:row-height="0.2in"/>
    </style:style>
    <style:style style:name="TBL_0_3_row_36" style:family="table-row">
      <style:table-row-properties style:use-optimal-row-height="false" style:row-height="0.06in"/>
    </style:style>
    <style:style style:name="TBL_0_3_row_37" style:family="table-row">
      <style:table-row-properties style:use-optimal-row-height="false" style:row-height="0.2in"/>
    </style:style>
    <style:style style:name="TBL_0_3_row_38" style:family="table-row">
      <style:table-row-properties style:use-optimal-row-height="false" style:row-height="0.06in"/>
    </style:style>
    <style:style style:name="TBL_0_3_row_39" style:family="table-row">
      <style:table-row-properties style:use-optimal-row-height="false" style:row-height="0.2in"/>
    </style:style>
    <style:style style:name="TBL_0_3_row_40" style:family="table-row">
      <style:table-row-properties style:use-optimal-row-height="false" style:row-height="0.06in"/>
    </style:style>
    <style:style style:name="TBL_0_3_row_41" style:family="table-row">
      <style:table-row-properties style:use-optimal-row-height="false" style:row-height="0.2in"/>
    </style:style>
    <style:style style:name="TBL_0_3_row_42" style:family="table-row">
      <style:table-row-properties style:use-optimal-row-height="false" style:row-height="0.06in"/>
    </style:style>
    <style:style style:name="TBL_0_3_row_43" style:family="table-row">
      <style:table-row-properties style:use-optimal-row-height="false" style:row-height="0.2in"/>
    </style:style>
    <style:style style:name="TBL_0_3_row_44" style:family="table-row">
      <style:table-row-properties style:use-optimal-row-height="false" style:row-height="0.06in"/>
    </style:style>
    <style:style style:name="TBL_0_3_row_45" style:family="table-row">
      <style:table-row-properties style:use-optimal-row-height="false" style:row-height="0.2in"/>
    </style:style>
    <style:style style:name="TBL_0_3_row_46" style:family="table-row">
      <style:table-row-properties style:use-optimal-row-height="false" style:row-height="0.06in"/>
    </style:style>
    <style:style style:name="TBL_0_3_row_47" style:family="table-row">
      <style:table-row-properties style:use-optimal-row-height="false" style:row-height="0.2in"/>
    </style:style>
    <style:style style:name="TBL_0_3_row_48" style:family="table-row">
      <style:table-row-properties style:use-optimal-row-height="false" style:row-height="0.06in"/>
    </style:style>
    <style:style style:name="TBL_0_3_row_49" style:family="table-row">
      <style:table-row-properties style:use-optimal-row-height="false" style:row-height="0.2in"/>
    </style:style>
    <style:style style:name="TBL_0_3_row_50" style:family="table-row">
      <style:table-row-properties style:use-optimal-row-height="false" style:row-height="0.06in"/>
    </style:style>
    <style:style style:name="TBL_0_3_row_51" style:family="table-row">
      <style:table-row-properties style:use-optimal-row-height="false" style:row-height="0.2in"/>
    </style:style>
    <style:style style:name="TBL_0_3_row_52" style:family="table-row">
      <style:table-row-properties style:use-optimal-row-height="false" style:row-height="0.06in"/>
    </style:style>
    <style:style style:name="TBL_0_3_row_53" style:family="table-row">
      <style:table-row-properties style:use-optimal-row-height="false" style:row-height="0.2in"/>
    </style:style>
    <style:style style:name="TBL_0_4" style:master-page-name="master_0" style:family="table">
      <style:table-properties fo:break-before="page"/>
    </style:style>
    <style:style style:name="TBL_0_4_col_0" style:family="table-column">
      <style:table-column-properties style:column-width="5.15in"/>
    </style:style>
    <style:style style:name="TBL_0_4_col_1" style:family="table-column">
      <style:table-column-properties style:column-width="1.38in"/>
    </style:style>
    <style:style style:name="TBL_0_4_col_2" style:family="table-column">
      <style:table-column-properties style:column-width="5.15in"/>
    </style:style>
    <style:style style:name="TBL_0_4_row_0" style:family="table-row">
      <style:table-row-properties style:use-optimal-row-height="false" style:row-height="0.27in"/>
    </style:style>
    <style:style style:name="TBL_0_4_row_1" style:family="table-row">
      <style:table-row-properties style:use-optimal-row-height="false" style:row-height="0.2in"/>
    </style:style>
    <style:style style:name="TBL_0_4_row_2" style:family="table-row">
      <style:table-row-properties style:use-optimal-row-height="false" style:row-height="0.06in"/>
    </style:style>
    <style:style style:name="TBL_0_4_row_3" style:family="table-row">
      <style:table-row-properties style:use-optimal-row-height="false" style:row-height="0.2in"/>
    </style:style>
    <style:style style:name="TBL_0_4_row_4" style:family="table-row">
      <style:table-row-properties style:use-optimal-row-height="false" style:row-height="0.06in"/>
    </style:style>
    <style:style style:name="TBL_0_4_row_5" style:family="table-row">
      <style:table-row-properties style:use-optimal-row-height="false" style:row-height="0.2in"/>
    </style:style>
    <style:style style:name="TBL_0_4_row_6" style:family="table-row">
      <style:table-row-properties style:use-optimal-row-height="false" style:row-height="0.06in"/>
    </style:style>
    <style:style style:name="TBL_0_4_row_7" style:family="table-row">
      <style:table-row-properties style:use-optimal-row-height="false" style:row-height="0.2in"/>
    </style:style>
    <style:style style:name="TBL_0_4_row_8" style:family="table-row">
      <style:table-row-properties style:use-optimal-row-height="false" style:row-height="0.06in"/>
    </style:style>
    <style:style style:name="TBL_0_4_row_9" style:family="table-row">
      <style:table-row-properties style:use-optimal-row-height="false" style:row-height="0.2in"/>
    </style:style>
    <style:style style:name="TBL_0_4_row_10" style:family="table-row">
      <style:table-row-properties style:use-optimal-row-height="false" style:row-height="0.06in"/>
    </style:style>
    <style:style style:name="TBL_0_4_row_11" style:family="table-row">
      <style:table-row-properties style:use-optimal-row-height="false" style:row-height="0.2in"/>
    </style:style>
    <style:style style:name="TBL_0_4_row_12" style:family="table-row">
      <style:table-row-properties style:use-optimal-row-height="false" style:row-height="0.06in"/>
    </style:style>
    <style:style style:name="TBL_0_4_row_13" style:family="table-row">
      <style:table-row-properties style:use-optimal-row-height="false" style:row-height="0.2in"/>
    </style:style>
    <style:style style:name="TBL_0_4_row_14" style:family="table-row">
      <style:table-row-properties style:use-optimal-row-height="false" style:row-height="0.06in"/>
    </style:style>
    <style:style style:name="TBL_0_4_row_15" style:family="table-row">
      <style:table-row-properties style:use-optimal-row-height="false" style:row-height="0.2in"/>
    </style:style>
    <style:style style:name="TBL_0_4_row_16" style:family="table-row">
      <style:table-row-properties style:use-optimal-row-height="false" style:row-height="0.06in"/>
    </style:style>
    <style:style style:name="TBL_0_4_row_17" style:family="table-row">
      <style:table-row-properties style:use-optimal-row-height="false" style:row-height="0.2in"/>
    </style:style>
    <style:style style:name="TBL_0_4_row_18" style:family="table-row">
      <style:table-row-properties style:use-optimal-row-height="false" style:row-height="0.06in"/>
    </style:style>
    <style:style style:name="TBL_0_4_row_19" style:family="table-row">
      <style:table-row-properties style:use-optimal-row-height="false" style:row-height="0.2in"/>
    </style:style>
    <style:style style:name="TBL_0_4_row_20" style:family="table-row">
      <style:table-row-properties style:use-optimal-row-height="false" style:row-height="0.06in"/>
    </style:style>
    <style:style style:name="TBL_0_4_row_21" style:family="table-row">
      <style:table-row-properties style:use-optimal-row-height="false" style:row-height="0.2in"/>
    </style:style>
    <style:style style:name="TBL_0_4_row_22" style:family="table-row">
      <style:table-row-properties style:use-optimal-row-height="false" style:row-height="0.06in"/>
    </style:style>
    <style:style style:name="TBL_0_4_row_23" style:family="table-row">
      <style:table-row-properties style:use-optimal-row-height="false" style:row-height="0.2in"/>
    </style:style>
    <style:style style:name="TBL_0_4_row_24" style:family="table-row">
      <style:table-row-properties style:use-optimal-row-height="false" style:row-height="0.06in"/>
    </style:style>
    <style:style style:name="TBL_0_4_row_25" style:family="table-row">
      <style:table-row-properties style:use-optimal-row-height="false" style:row-height="0.2in"/>
    </style:style>
    <style:style style:name="TBL_0_4_row_26" style:family="table-row">
      <style:table-row-properties style:use-optimal-row-height="false" style:row-height="0.06in"/>
    </style:style>
    <style:style style:name="TBL_0_4_row_27" style:family="table-row">
      <style:table-row-properties style:use-optimal-row-height="false" style:row-height="0.2in"/>
    </style:style>
    <style:style style:name="TBL_0_4_row_28" style:family="table-row">
      <style:table-row-properties style:use-optimal-row-height="false" style:row-height="0.06in"/>
    </style:style>
    <style:style style:name="TBL_0_4_row_29" style:family="table-row">
      <style:table-row-properties style:use-optimal-row-height="false" style:row-height="0.2in"/>
    </style:style>
    <style:style style:name="TBL_0_4_row_30" style:family="table-row">
      <style:table-row-properties style:use-optimal-row-height="false" style:row-height="0.06in"/>
    </style:style>
    <style:style style:name="TBL_0_4_row_31" style:family="table-row">
      <style:table-row-properties style:use-optimal-row-height="false" style:row-height="0.2in"/>
    </style:style>
    <style:style style:name="TBL_0_4_row_32" style:family="table-row">
      <style:table-row-properties style:use-optimal-row-height="false" style:row-height="0.06in"/>
    </style:style>
    <style:style style:name="TBL_0_4_row_33" style:family="table-row">
      <style:table-row-properties style:use-optimal-row-height="false" style:row-height="0.2in"/>
    </style:style>
    <style:style style:name="TBL_0_4_row_34" style:family="table-row">
      <style:table-row-properties style:use-optimal-row-height="false" style:row-height="0.06in"/>
    </style:style>
    <style:style style:name="TBL_0_4_row_35" style:family="table-row">
      <style:table-row-properties style:use-optimal-row-height="false" style:row-height="0.2in"/>
    </style:style>
    <style:style style:name="TBL_0_4_row_36" style:family="table-row">
      <style:table-row-properties style:use-optimal-row-height="false" style:row-height="0.06in"/>
    </style:style>
    <style:style style:name="TBL_0_4_row_37" style:family="table-row">
      <style:table-row-properties style:use-optimal-row-height="false" style:row-height="0.2in"/>
    </style:style>
    <style:style style:name="TBL_0_4_row_38" style:family="table-row">
      <style:table-row-properties style:use-optimal-row-height="false" style:row-height="0.06in"/>
    </style:style>
    <style:style style:name="TBL_0_4_row_39" style:family="table-row">
      <style:table-row-properties style:use-optimal-row-height="false" style:row-height="0.2in"/>
    </style:style>
    <style:style style:name="TBL_0_4_row_40" style:family="table-row">
      <style:table-row-properties style:use-optimal-row-height="false" style:row-height="0.06in"/>
    </style:style>
    <style:style style:name="TBL_0_4_row_41" style:family="table-row">
      <style:table-row-properties style:use-optimal-row-height="false" style:row-height="0.2in"/>
    </style:style>
    <style:style style:name="TBL_0_4_row_42" style:family="table-row">
      <style:table-row-properties style:use-optimal-row-height="false" style:row-height="0.06in"/>
    </style:style>
    <style:style style:name="TBL_0_4_row_43" style:family="table-row">
      <style:table-row-properties style:use-optimal-row-height="false" style:row-height="0.2in"/>
    </style:style>
    <style:style style:name="TBL_0_4_row_44" style:family="table-row">
      <style:table-row-properties style:use-optimal-row-height="false" style:row-height="0.06in"/>
    </style:style>
    <style:style style:name="TBL_0_4_row_45" style:family="table-row">
      <style:table-row-properties style:use-optimal-row-height="false" style:row-height="0.2in"/>
    </style:style>
    <style:style style:name="TBL_0_4_row_46" style:family="table-row">
      <style:table-row-properties style:use-optimal-row-height="false" style:row-height="0.06in"/>
    </style:style>
    <style:style style:name="TBL_0_4_row_47" style:family="table-row">
      <style:table-row-properties style:use-optimal-row-height="false" style:row-height="0.2in"/>
    </style:style>
    <style:style style:name="TBL_0_4_row_48" style:family="table-row">
      <style:table-row-properties style:use-optimal-row-height="false" style:row-height="0.06in"/>
    </style:style>
    <style:style style:name="TBL_0_4_row_49" style:family="table-row">
      <style:table-row-properties style:use-optimal-row-height="false" style:row-height="0.2in"/>
    </style:style>
    <style:style style:name="TBL_0_4_row_50" style:family="table-row">
      <style:table-row-properties style:use-optimal-row-height="false" style:row-height="0.06in"/>
    </style:style>
    <style:style style:name="TBL_0_4_row_51" style:family="table-row">
      <style:table-row-properties style:use-optimal-row-height="false" style:row-height="0.2in"/>
    </style:style>
    <style:style style:name="TBL_0_4_row_52" style:family="table-row">
      <style:table-row-properties style:use-optimal-row-height="false" style:row-height="0.06in"/>
    </style:style>
    <style:style style:name="TBL_0_4_row_53" style:family="table-row">
      <style:table-row-properties style:use-optimal-row-height="false" style:row-height="0.2in"/>
    </style:style>
    <style:style style:name="TBL_0_5" style:master-page-name="master_0" style:family="table">
      <style:table-properties fo:break-before="page"/>
    </style:style>
    <style:style style:name="TBL_0_5_col_0" style:family="table-column">
      <style:table-column-properties style:column-width="5.15in"/>
    </style:style>
    <style:style style:name="TBL_0_5_col_1" style:family="table-column">
      <style:table-column-properties style:column-width="1.38in"/>
    </style:style>
    <style:style style:name="TBL_0_5_col_2" style:family="table-column">
      <style:table-column-properties style:column-width="5.15in"/>
    </style:style>
    <style:style style:name="TBL_0_5_row_0" style:family="table-row">
      <style:table-row-properties style:use-optimal-row-height="false" style:row-height="0.27in"/>
    </style:style>
    <style:style style:name="TBL_0_5_row_1" style:family="table-row">
      <style:table-row-properties style:use-optimal-row-height="false" style:row-height="0.2in"/>
    </style:style>
    <style:style style:name="TBL_0_5_row_2" style:family="table-row">
      <style:table-row-properties style:use-optimal-row-height="false" style:row-height="0.06in"/>
    </style:style>
    <style:style style:name="TBL_0_5_row_3" style:family="table-row">
      <style:table-row-properties style:use-optimal-row-height="false" style:row-height="0.2in"/>
    </style:style>
    <style:style style:name="TBL_0_5_row_4" style:family="table-row">
      <style:table-row-properties style:use-optimal-row-height="false" style:row-height="0.06in"/>
    </style:style>
    <style:style style:name="TBL_0_5_row_5" style:family="table-row">
      <style:table-row-properties style:use-optimal-row-height="false" style:row-height="0.2in"/>
    </style:style>
    <style:style style:name="TBL_0_5_row_6" style:family="table-row">
      <style:table-row-properties style:use-optimal-row-height="false" style:row-height="0.06in"/>
    </style:style>
    <style:style style:name="TBL_0_5_row_7" style:family="table-row">
      <style:table-row-properties style:use-optimal-row-height="false" style:row-height="0.2in"/>
    </style:style>
    <style:style style:name="TBL_0_5_row_8" style:family="table-row">
      <style:table-row-properties style:use-optimal-row-height="false" style:row-height="0.06in"/>
    </style:style>
    <style:style style:name="TBL_0_5_row_9" style:family="table-row">
      <style:table-row-properties style:use-optimal-row-height="false" style:row-height="0.2in"/>
    </style:style>
    <style:style style:name="TBL_0_5_row_10" style:family="table-row">
      <style:table-row-properties style:use-optimal-row-height="false" style:row-height="0.06in"/>
    </style:style>
    <style:style style:name="TBL_0_5_row_11" style:family="table-row">
      <style:table-row-properties style:use-optimal-row-height="false" style:row-height="0.2in"/>
    </style:style>
    <style:style style:name="TBL_0_5_row_12" style:family="table-row">
      <style:table-row-properties style:use-optimal-row-height="false" style:row-height="0.06in"/>
    </style:style>
    <style:style style:name="TBL_0_5_row_13" style:family="table-row">
      <style:table-row-properties style:use-optimal-row-height="false" style:row-height="0.2in"/>
    </style:style>
    <style:style style:name="TBL_0_5_row_14" style:family="table-row">
      <style:table-row-properties style:use-optimal-row-height="false" style:row-height="0.06in"/>
    </style:style>
    <style:style style:name="TBL_0_5_row_15" style:family="table-row">
      <style:table-row-properties style:use-optimal-row-height="false" style:row-height="0.2in"/>
    </style:style>
    <style:style style:name="TBL_0_5_row_16" style:family="table-row">
      <style:table-row-properties style:use-optimal-row-height="false" style:row-height="0.06in"/>
    </style:style>
    <style:style style:name="TBL_0_5_row_17" style:family="table-row">
      <style:table-row-properties style:use-optimal-row-height="false" style:row-height="0.2in"/>
    </style:style>
    <style:style style:name="TBL_0_5_row_18" style:family="table-row">
      <style:table-row-properties style:use-optimal-row-height="false" style:row-height="0.06in"/>
    </style:style>
    <style:style style:name="TBL_0_5_row_19" style:family="table-row">
      <style:table-row-properties style:use-optimal-row-height="false" style:row-height="0.2in"/>
    </style:style>
    <style:style style:name="TBL_0_5_row_20" style:family="table-row">
      <style:table-row-properties style:use-optimal-row-height="false" style:row-height="0.06in"/>
    </style:style>
    <style:style style:name="TBL_0_5_row_21" style:family="table-row">
      <style:table-row-properties style:use-optimal-row-height="false" style:row-height="0.2in"/>
    </style:style>
    <style:style style:name="TBL_0_5_row_22" style:family="table-row">
      <style:table-row-properties style:use-optimal-row-height="false" style:row-height="0.06in"/>
    </style:style>
    <style:style style:name="TBL_0_5_row_23" style:family="table-row">
      <style:table-row-properties style:use-optimal-row-height="false" style:row-height="0.2in"/>
    </style:style>
    <style:style style:name="TBL_0_5_row_24" style:family="table-row">
      <style:table-row-properties style:use-optimal-row-height="false" style:row-height="0.06in"/>
    </style:style>
    <style:style style:name="TBL_0_5_row_25" style:family="table-row">
      <style:table-row-properties style:use-optimal-row-height="false" style:row-height="0.2in"/>
    </style:style>
    <style:style style:name="TBL_0_5_row_26" style:family="table-row">
      <style:table-row-properties style:use-optimal-row-height="false" style:row-height="0.06in"/>
    </style:style>
    <style:style style:name="TBL_0_5_row_27" style:family="table-row">
      <style:table-row-properties style:use-optimal-row-height="false" style:row-height="0.2in"/>
    </style:style>
    <style:style style:name="TBL_0_5_row_28" style:family="table-row">
      <style:table-row-properties style:use-optimal-row-height="false" style:row-height="0.06in"/>
    </style:style>
    <style:style style:name="TBL_0_5_row_29" style:family="table-row">
      <style:table-row-properties style:use-optimal-row-height="false" style:row-height="0.2in"/>
    </style:style>
    <style:style style:name="TBL_0_5_row_30" style:family="table-row">
      <style:table-row-properties style:use-optimal-row-height="false" style:row-height="0.06in"/>
    </style:style>
    <style:style style:name="TBL_0_5_row_31" style:family="table-row">
      <style:table-row-properties style:use-optimal-row-height="false" style:row-height="0.2in"/>
    </style:style>
    <style:style style:name="TBL_0_5_row_32" style:family="table-row">
      <style:table-row-properties style:use-optimal-row-height="false" style:row-height="0.06in"/>
    </style:style>
    <style:style style:name="TBL_0_5_row_33" style:family="table-row">
      <style:table-row-properties style:use-optimal-row-height="false" style:row-height="0.2in"/>
    </style:style>
    <style:style style:name="TBL_0_5_row_34" style:family="table-row">
      <style:table-row-properties style:use-optimal-row-height="false" style:row-height="0.06in"/>
    </style:style>
    <style:style style:name="TBL_0_5_row_35" style:family="table-row">
      <style:table-row-properties style:use-optimal-row-height="false" style:row-height="0.2in"/>
    </style:style>
    <style:style style:name="TBL_0_5_row_36" style:family="table-row">
      <style:table-row-properties style:use-optimal-row-height="false" style:row-height="0.06in"/>
    </style:style>
    <style:style style:name="TBL_0_5_row_37" style:family="table-row">
      <style:table-row-properties style:use-optimal-row-height="false" style:row-height="0.2in"/>
    </style:style>
    <style:style style:name="TBL_0_5_row_38" style:family="table-row">
      <style:table-row-properties style:use-optimal-row-height="false" style:row-height="0.06in"/>
    </style:style>
    <style:style style:name="TBL_0_5_row_39" style:family="table-row">
      <style:table-row-properties style:use-optimal-row-height="false" style:row-height="0.2in"/>
    </style:style>
    <style:style style:name="TBL_0_5_row_40" style:family="table-row">
      <style:table-row-properties style:use-optimal-row-height="false" style:row-height="0.06in"/>
    </style:style>
    <style:style style:name="TBL_0_5_row_41" style:family="table-row">
      <style:table-row-properties style:use-optimal-row-height="false" style:row-height="0.2in"/>
    </style:style>
    <style:style style:name="TBL_0_5_row_42" style:family="table-row">
      <style:table-row-properties style:use-optimal-row-height="false" style:row-height="0.06in"/>
    </style:style>
    <style:style style:name="TBL_0_5_row_43" style:family="table-row">
      <style:table-row-properties style:use-optimal-row-height="false" style:row-height="0.2in"/>
    </style:style>
    <style:style style:name="TBL_0_5_row_44" style:family="table-row">
      <style:table-row-properties style:use-optimal-row-height="false" style:row-height="0.06in"/>
    </style:style>
    <style:style style:name="TBL_0_5_row_45" style:family="table-row">
      <style:table-row-properties style:use-optimal-row-height="false" style:row-height="0.2in"/>
    </style:style>
    <style:style style:name="TBL_0_5_row_46" style:family="table-row">
      <style:table-row-properties style:use-optimal-row-height="false" style:row-height="0.06in"/>
    </style:style>
    <style:style style:name="TBL_0_5_row_47" style:family="table-row">
      <style:table-row-properties style:use-optimal-row-height="false" style:row-height="0.2in"/>
    </style:style>
    <style:style style:name="TBL_0_5_row_48" style:family="table-row">
      <style:table-row-properties style:use-optimal-row-height="false" style:row-height="0.06in"/>
    </style:style>
    <style:style style:name="TBL_0_5_row_49" style:family="table-row">
      <style:table-row-properties style:use-optimal-row-height="false" style:row-height="0.2in"/>
    </style:style>
    <style:style style:name="TBL_0_5_row_50" style:family="table-row">
      <style:table-row-properties style:use-optimal-row-height="false" style:row-height="0.06in"/>
    </style:style>
    <style:style style:name="TBL_0_5_row_51" style:family="table-row">
      <style:table-row-properties style:use-optimal-row-height="false" style:row-height="0.2in"/>
    </style:style>
    <style:style style:name="TBL_0_5_row_52" style:family="table-row">
      <style:table-row-properties style:use-optimal-row-height="false" style:row-height="0.06in"/>
    </style:style>
    <style:style style:name="TBL_0_5_row_53" style:family="table-row">
      <style:table-row-properties style:use-optimal-row-height="false" style:row-height="0.2in"/>
    </style:style>
    <style:style style:name="TBL_0_6" style:master-page-name="master_0" style:family="table">
      <style:table-properties fo:break-before="page"/>
    </style:style>
    <style:style style:name="TBL_0_6_col_0" style:family="table-column">
      <style:table-column-properties style:column-width="5.15in"/>
    </style:style>
    <style:style style:name="TBL_0_6_col_1" style:family="table-column">
      <style:table-column-properties style:column-width="1.38in"/>
    </style:style>
    <style:style style:name="TBL_0_6_col_2" style:family="table-column">
      <style:table-column-properties style:column-width="5.15in"/>
    </style:style>
    <style:style style:name="TBL_0_6_row_0" style:family="table-row">
      <style:table-row-properties style:use-optimal-row-height="false" style:row-height="0.27in"/>
    </style:style>
    <style:style style:name="TBL_0_6_row_1" style:family="table-row">
      <style:table-row-properties style:use-optimal-row-height="false" style:row-height="0.2in"/>
    </style:style>
    <style:style style:name="TBL_0_6_row_2" style:family="table-row">
      <style:table-row-properties style:use-optimal-row-height="false" style:row-height="0.06in"/>
    </style:style>
    <style:style style:name="TBL_0_6_row_3" style:family="table-row">
      <style:table-row-properties style:use-optimal-row-height="false" style:row-height="0.2in"/>
    </style:style>
    <style:style style:name="TBL_0_6_row_4" style:family="table-row">
      <style:table-row-properties style:use-optimal-row-height="false" style:row-height="0.06in"/>
    </style:style>
    <style:style style:name="TBL_0_6_row_5" style:family="table-row">
      <style:table-row-properties style:use-optimal-row-height="false" style:row-height="0.2in"/>
    </style:style>
    <style:style style:name="TBL_0_6_row_6" style:family="table-row">
      <style:table-row-properties style:use-optimal-row-height="false" style:row-height="0.06in"/>
    </style:style>
    <style:style style:name="TBL_0_6_row_7" style:family="table-row">
      <style:table-row-properties style:use-optimal-row-height="false" style:row-height="0.2in"/>
    </style:style>
    <style:style style:name="TBL_0_6_row_8" style:family="table-row">
      <style:table-row-properties style:use-optimal-row-height="false" style:row-height="0.06in"/>
    </style:style>
    <style:style style:name="TBL_0_6_row_9" style:family="table-row">
      <style:table-row-properties style:use-optimal-row-height="false" style:row-height="0.2in"/>
    </style:style>
    <style:style style:name="TBL_0_6_row_10" style:family="table-row">
      <style:table-row-properties style:use-optimal-row-height="false" style:row-height="0.06in"/>
    </style:style>
    <style:style style:name="TBL_0_6_row_11" style:family="table-row">
      <style:table-row-properties style:use-optimal-row-height="false" style:row-height="0.2in"/>
    </style:style>
    <style:style style:name="TBL_0_6_row_12" style:family="table-row">
      <style:table-row-properties style:use-optimal-row-height="false" style:row-height="0.06in"/>
    </style:style>
    <style:style style:name="TBL_0_6_row_13" style:family="table-row">
      <style:table-row-properties style:use-optimal-row-height="false" style:row-height="0.2in"/>
    </style:style>
    <style:style style:name="TBL_0_6_row_14" style:family="table-row">
      <style:table-row-properties style:use-optimal-row-height="false" style:row-height="0.06in"/>
    </style:style>
    <style:style style:name="TBL_0_6_row_15" style:family="table-row">
      <style:table-row-properties style:use-optimal-row-height="false" style:row-height="0.2in"/>
    </style:style>
    <style:style style:name="TBL_0_6_row_16" style:family="table-row">
      <style:table-row-properties style:use-optimal-row-height="false" style:row-height="0.06in"/>
    </style:style>
    <style:style style:name="TBL_0_6_row_17" style:family="table-row">
      <style:table-row-properties style:use-optimal-row-height="false" style:row-height="0.2in"/>
    </style:style>
    <style:style style:name="TBL_0_6_row_18" style:family="table-row">
      <style:table-row-properties style:use-optimal-row-height="false" style:row-height="0.06in"/>
    </style:style>
    <style:style style:name="TBL_0_6_row_19" style:family="table-row">
      <style:table-row-properties style:use-optimal-row-height="false" style:row-height="0.2in"/>
    </style:style>
    <style:style style:name="TBL_0_6_row_20" style:family="table-row">
      <style:table-row-properties style:use-optimal-row-height="false" style:row-height="0.06in"/>
    </style:style>
    <style:style style:name="TBL_0_6_row_21" style:family="table-row">
      <style:table-row-properties style:use-optimal-row-height="false" style:row-height="0.2in"/>
    </style:style>
    <style:style style:name="TBL_0_6_row_22" style:family="table-row">
      <style:table-row-properties style:use-optimal-row-height="false" style:row-height="0.06in"/>
    </style:style>
    <style:style style:name="TBL_0_6_row_23" style:family="table-row">
      <style:table-row-properties style:use-optimal-row-height="false" style:row-height="0.2in"/>
    </style:style>
    <style:style style:name="TBL_0_6_row_24" style:family="table-row">
      <style:table-row-properties style:use-optimal-row-height="false" style:row-height="0.06in"/>
    </style:style>
    <style:style style:name="TBL_0_6_row_25" style:family="table-row">
      <style:table-row-properties style:use-optimal-row-height="false" style:row-height="0.2in"/>
    </style:style>
    <style:style style:name="TBL_0_6_row_26" style:family="table-row">
      <style:table-row-properties style:use-optimal-row-height="false" style:row-height="0.06in"/>
    </style:style>
    <style:style style:name="TBL_0_6_row_27" style:family="table-row">
      <style:table-row-properties style:use-optimal-row-height="false" style:row-height="0.2in"/>
    </style:style>
    <style:style style:name="TBL_0_6_row_28" style:family="table-row">
      <style:table-row-properties style:use-optimal-row-height="false" style:row-height="0.06in"/>
    </style:style>
    <style:style style:name="TBL_0_6_row_29" style:family="table-row">
      <style:table-row-properties style:use-optimal-row-height="false" style:row-height="0.2in"/>
    </style:style>
    <style:style style:name="TBL_0_6_row_30" style:family="table-row">
      <style:table-row-properties style:use-optimal-row-height="false" style:row-height="0.06in"/>
    </style:style>
    <style:style style:name="TBL_0_6_row_31" style:family="table-row">
      <style:table-row-properties style:use-optimal-row-height="false" style:row-height="0.2in"/>
    </style:style>
    <style:style style:name="TBL_0_6_row_32" style:family="table-row">
      <style:table-row-properties style:use-optimal-row-height="false" style:row-height="0.06in"/>
    </style:style>
    <style:style style:name="TBL_0_6_row_33" style:family="table-row">
      <style:table-row-properties style:use-optimal-row-height="false" style:row-height="0.2in"/>
    </style:style>
    <style:style style:name="TBL_0_6_row_34" style:family="table-row">
      <style:table-row-properties style:use-optimal-row-height="false" style:row-height="0.06in"/>
    </style:style>
    <style:style style:name="TBL_0_6_row_35" style:family="table-row">
      <style:table-row-properties style:use-optimal-row-height="false" style:row-height="0.2in"/>
    </style:style>
    <style:style style:name="TBL_0_6_row_36" style:family="table-row">
      <style:table-row-properties style:use-optimal-row-height="false" style:row-height="0.06in"/>
    </style:style>
    <style:style style:name="TBL_0_6_row_37" style:family="table-row">
      <style:table-row-properties style:use-optimal-row-height="false" style:row-height="0.2in"/>
    </style:style>
    <style:style style:name="TBL_0_6_row_38" style:family="table-row">
      <style:table-row-properties style:use-optimal-row-height="false" style:row-height="0.06in"/>
    </style:style>
    <style:style style:name="TBL_0_6_row_39" style:family="table-row">
      <style:table-row-properties style:use-optimal-row-height="false" style:row-height="0.2in"/>
    </style:style>
    <style:style style:name="TBL_0_6_row_40" style:family="table-row">
      <style:table-row-properties style:use-optimal-row-height="false" style:row-height="0.06in"/>
    </style:style>
    <style:style style:name="TBL_0_6_row_41" style:family="table-row">
      <style:table-row-properties style:use-optimal-row-height="false" style:row-height="0.2in"/>
    </style:style>
    <style:style style:name="TBL_0_6_row_42" style:family="table-row">
      <style:table-row-properties style:use-optimal-row-height="false" style:row-height="0.06in"/>
    </style:style>
    <style:style style:name="TBL_0_6_row_43" style:family="table-row">
      <style:table-row-properties style:use-optimal-row-height="false" style:row-height="0.2in"/>
    </style:style>
    <style:style style:name="TBL_0_6_row_44" style:family="table-row">
      <style:table-row-properties style:use-optimal-row-height="false" style:row-height="0.06in"/>
    </style:style>
    <style:style style:name="TBL_0_6_row_45" style:family="table-row">
      <style:table-row-properties style:use-optimal-row-height="false" style:row-height="0.2in"/>
    </style:style>
    <style:style style:name="TBL_0_6_row_46" style:family="table-row">
      <style:table-row-properties style:use-optimal-row-height="false" style:row-height="0.06in"/>
    </style:style>
    <style:style style:name="TBL_0_6_row_47" style:family="table-row">
      <style:table-row-properties style:use-optimal-row-height="false" style:row-height="0.2in"/>
    </style:style>
    <style:style style:name="TBL_0_6_row_48" style:family="table-row">
      <style:table-row-properties style:use-optimal-row-height="false" style:row-height="0.06in"/>
    </style:style>
    <style:style style:name="TBL_0_6_row_49" style:family="table-row">
      <style:table-row-properties style:use-optimal-row-height="false" style:row-height="0.2in"/>
    </style:style>
    <style:style style:name="TBL_0_6_row_50" style:family="table-row">
      <style:table-row-properties style:use-optimal-row-height="false" style:row-height="0.06in"/>
    </style:style>
    <style:style style:name="TBL_0_6_row_51" style:family="table-row">
      <style:table-row-properties style:use-optimal-row-height="false" style:row-height="0.2in"/>
    </style:style>
    <style:style style:name="TBL_0_6_row_52" style:family="table-row">
      <style:table-row-properties style:use-optimal-row-height="false" style:row-height="0.06in"/>
    </style:style>
    <style:style style:name="TBL_0_6_row_53" style:family="table-row">
      <style:table-row-properties style:use-optimal-row-height="false" style:row-height="0.2in"/>
    </style:style>
    <style:style style:name="TBL_0_7" style:master-page-name="master_0" style:family="table">
      <style:table-properties fo:break-before="page"/>
    </style:style>
    <style:style style:name="TBL_0_7_col_0" style:family="table-column">
      <style:table-column-properties style:column-width="5.15in"/>
    </style:style>
    <style:style style:name="TBL_0_7_col_1" style:family="table-column">
      <style:table-column-properties style:column-width="1.38in"/>
    </style:style>
    <style:style style:name="TBL_0_7_col_2" style:family="table-column">
      <style:table-column-properties style:column-width="5.15in"/>
    </style:style>
    <style:style style:name="TBL_0_7_row_0" style:family="table-row">
      <style:table-row-properties style:use-optimal-row-height="false" style:row-height="0.27in"/>
    </style:style>
    <style:style style:name="TBL_0_7_row_1" style:family="table-row">
      <style:table-row-properties style:use-optimal-row-height="false" style:row-height="0.2in"/>
    </style:style>
    <style:style style:name="TBL_0_7_row_2" style:family="table-row">
      <style:table-row-properties style:use-optimal-row-height="false" style:row-height="0.06in"/>
    </style:style>
    <style:style style:name="TBL_0_7_row_3" style:family="table-row">
      <style:table-row-properties style:use-optimal-row-height="false" style:row-height="0.2in"/>
    </style:style>
    <style:style style:name="TBL_0_7_row_4" style:family="table-row">
      <style:table-row-properties style:use-optimal-row-height="false" style:row-height="0.06in"/>
    </style:style>
    <style:style style:name="TBL_0_7_row_5" style:family="table-row">
      <style:table-row-properties style:use-optimal-row-height="false" style:row-height="0.2in"/>
    </style:style>
    <style:style style:name="TBL_0_7_row_6" style:family="table-row">
      <style:table-row-properties style:use-optimal-row-height="false" style:row-height="0.06in"/>
    </style:style>
    <style:style style:name="TBL_0_7_row_7" style:family="table-row">
      <style:table-row-properties style:use-optimal-row-height="false" style:row-height="0.2in"/>
    </style:style>
    <style:style style:name="TBL_0_7_row_8" style:family="table-row">
      <style:table-row-properties style:use-optimal-row-height="false" style:row-height="0.06in"/>
    </style:style>
    <style:style style:name="TBL_0_7_row_9" style:family="table-row">
      <style:table-row-properties style:use-optimal-row-height="false" style:row-height="0.2in"/>
    </style:style>
    <style:style style:name="TBL_0_7_row_10" style:family="table-row">
      <style:table-row-properties style:use-optimal-row-height="false" style:row-height="0.06in"/>
    </style:style>
    <style:style style:name="TBL_0_7_row_11" style:family="table-row">
      <style:table-row-properties style:use-optimal-row-height="false" style:row-height="0.2in"/>
    </style:style>
    <style:style style:name="TBL_0_7_row_12" style:family="table-row">
      <style:table-row-properties style:use-optimal-row-height="false" style:row-height="0.06in"/>
    </style:style>
    <style:style style:name="TBL_0_7_row_13" style:family="table-row">
      <style:table-row-properties style:use-optimal-row-height="false" style:row-height="0.2in"/>
    </style:style>
    <style:style style:name="TBL_0_7_row_14" style:family="table-row">
      <style:table-row-properties style:use-optimal-row-height="false" style:row-height="0.06in"/>
    </style:style>
    <style:style style:name="TBL_0_7_row_15" style:family="table-row">
      <style:table-row-properties style:use-optimal-row-height="false" style:row-height="0.2in"/>
    </style:style>
    <style:style style:name="TBL_0_7_row_16" style:family="table-row">
      <style:table-row-properties style:use-optimal-row-height="false" style:row-height="0.06in"/>
    </style:style>
    <style:style style:name="TBL_0_7_row_17" style:family="table-row">
      <style:table-row-properties style:use-optimal-row-height="false" style:row-height="0.2in"/>
    </style:style>
    <style:style style:name="TBL_0_7_row_18" style:family="table-row">
      <style:table-row-properties style:use-optimal-row-height="false" style:row-height="0.06in"/>
    </style:style>
    <style:style style:name="TBL_0_7_row_19" style:family="table-row">
      <style:table-row-properties style:use-optimal-row-height="false" style:row-height="0.2in"/>
    </style:style>
    <style:style style:name="TBL_0_7_row_20" style:family="table-row">
      <style:table-row-properties style:use-optimal-row-height="false" style:row-height="0.06in"/>
    </style:style>
    <style:style style:name="TBL_0_7_row_21" style:family="table-row">
      <style:table-row-properties style:use-optimal-row-height="false" style:row-height="0.2in"/>
    </style:style>
    <style:style style:name="TBL_0_7_row_22" style:family="table-row">
      <style:table-row-properties style:use-optimal-row-height="false" style:row-height="0.06in"/>
    </style:style>
    <style:style style:name="TBL_0_7_row_23" style:family="table-row">
      <style:table-row-properties style:use-optimal-row-height="false" style:row-height="0.2in"/>
    </style:style>
    <style:style style:name="TBL_0_7_row_24" style:family="table-row">
      <style:table-row-properties style:use-optimal-row-height="false" style:row-height="0.06in"/>
    </style:style>
    <style:style style:name="TBL_0_7_row_25" style:family="table-row">
      <style:table-row-properties style:use-optimal-row-height="false" style:row-height="0.2in"/>
    </style:style>
    <style:style style:name="TBL_0_7_row_26" style:family="table-row">
      <style:table-row-properties style:use-optimal-row-height="false" style:row-height="0.06in"/>
    </style:style>
    <style:style style:name="TBL_0_7_row_27" style:family="table-row">
      <style:table-row-properties style:use-optimal-row-height="false" style:row-height="0.2in"/>
    </style:style>
    <style:style style:name="TBL_0_7_row_28" style:family="table-row">
      <style:table-row-properties style:use-optimal-row-height="false" style:row-height="0.06in"/>
    </style:style>
    <style:style style:name="TBL_0_7_row_29" style:family="table-row">
      <style:table-row-properties style:use-optimal-row-height="false" style:row-height="0.2in"/>
    </style:style>
    <style:style style:name="TBL_0_7_row_30" style:family="table-row">
      <style:table-row-properties style:use-optimal-row-height="false" style:row-height="0.06in"/>
    </style:style>
    <style:style style:name="TBL_0_7_row_31" style:family="table-row">
      <style:table-row-properties style:use-optimal-row-height="false" style:row-height="0.2in"/>
    </style:style>
    <style:style style:name="TBL_0_7_row_32" style:family="table-row">
      <style:table-row-properties style:use-optimal-row-height="false" style:row-height="0.06in"/>
    </style:style>
    <style:style style:name="TBL_0_7_row_33" style:family="table-row">
      <style:table-row-properties style:use-optimal-row-height="false" style:row-height="0.2in"/>
    </style:style>
    <style:style style:name="TBL_0_7_row_34" style:family="table-row">
      <style:table-row-properties style:use-optimal-row-height="false" style:row-height="0.06in"/>
    </style:style>
    <style:style style:name="TBL_0_7_row_35" style:family="table-row">
      <style:table-row-properties style:use-optimal-row-height="false" style:row-height="0.2in"/>
    </style:style>
    <style:style style:name="TBL_0_7_row_36" style:family="table-row">
      <style:table-row-properties style:use-optimal-row-height="false" style:row-height="0.06in"/>
    </style:style>
    <style:style style:name="TBL_0_7_row_37" style:family="table-row">
      <style:table-row-properties style:use-optimal-row-height="false" style:row-height="0.2in"/>
    </style:style>
    <style:style style:name="TBL_0_7_row_38" style:family="table-row">
      <style:table-row-properties style:use-optimal-row-height="false" style:row-height="0.06in"/>
    </style:style>
    <style:style style:name="TBL_0_7_row_39" style:family="table-row">
      <style:table-row-properties style:use-optimal-row-height="false" style:row-height="0.2in"/>
    </style:style>
    <style:style style:name="TBL_0_7_row_40" style:family="table-row">
      <style:table-row-properties style:use-optimal-row-height="false" style:row-height="0.06in"/>
    </style:style>
    <style:style style:name="TBL_0_7_row_41" style:family="table-row">
      <style:table-row-properties style:use-optimal-row-height="false" style:row-height="0.2in"/>
    </style:style>
    <style:style style:name="TBL_0_7_row_42" style:family="table-row">
      <style:table-row-properties style:use-optimal-row-height="false" style:row-height="0.06in"/>
    </style:style>
    <style:style style:name="TBL_0_7_row_43" style:family="table-row">
      <style:table-row-properties style:use-optimal-row-height="false" style:row-height="0.2in"/>
    </style:style>
    <style:style style:name="TBL_0_7_row_44" style:family="table-row">
      <style:table-row-properties style:use-optimal-row-height="false" style:row-height="0.06in"/>
    </style:style>
    <style:style style:name="TBL_0_7_row_45" style:family="table-row">
      <style:table-row-properties style:use-optimal-row-height="false" style:row-height="0.2in"/>
    </style:style>
    <style:style style:name="TBL_0_7_row_46" style:family="table-row">
      <style:table-row-properties style:use-optimal-row-height="false" style:row-height="0.06in"/>
    </style:style>
    <style:style style:name="TBL_0_7_row_47" style:family="table-row">
      <style:table-row-properties style:use-optimal-row-height="false" style:row-height="0.2in"/>
    </style:style>
    <style:style style:name="TBL_0_7_row_48" style:family="table-row">
      <style:table-row-properties style:use-optimal-row-height="false" style:row-height="0.06in"/>
    </style:style>
    <style:style style:name="TBL_0_7_row_49" style:family="table-row">
      <style:table-row-properties style:use-optimal-row-height="false" style:row-height="0.2in"/>
    </style:style>
    <style:style style:name="TBL_0_7_row_50" style:family="table-row">
      <style:table-row-properties style:use-optimal-row-height="false" style:row-height="0.06in"/>
    </style:style>
    <style:style style:name="TBL_0_7_row_51" style:family="table-row">
      <style:table-row-properties style:use-optimal-row-height="false" style:row-height="0.2in"/>
    </style:style>
    <style:style style:name="TBL_0_7_row_52" style:family="table-row">
      <style:table-row-properties style:use-optimal-row-height="false" style:row-height="0.06in"/>
    </style:style>
    <style:style style:name="TBL_0_7_row_53" style:family="table-row">
      <style:table-row-properties style:use-optimal-row-height="false" style:row-height="0.2in"/>
    </style:style>
    <style:style style:name="TBL_0_8" style:master-page-name="master_0" style:family="table">
      <style:table-properties fo:break-before="page"/>
    </style:style>
    <style:style style:name="TBL_0_8_col_0" style:family="table-column">
      <style:table-column-properties style:column-width="5.15in"/>
    </style:style>
    <style:style style:name="TBL_0_8_col_1" style:family="table-column">
      <style:table-column-properties style:column-width="1.38in"/>
    </style:style>
    <style:style style:name="TBL_0_8_col_2" style:family="table-column">
      <style:table-column-properties style:column-width="5.15in"/>
    </style:style>
    <style:style style:name="TBL_0_8_row_0" style:family="table-row">
      <style:table-row-properties style:use-optimal-row-height="false" style:row-height="0.27in"/>
    </style:style>
    <style:style style:name="TBL_0_8_row_1" style:family="table-row">
      <style:table-row-properties style:use-optimal-row-height="false" style:row-height="0.2in"/>
    </style:style>
    <style:style style:name="TBL_0_8_row_2" style:family="table-row">
      <style:table-row-properties style:use-optimal-row-height="false" style:row-height="0.06in"/>
    </style:style>
    <style:style style:name="TBL_0_8_row_3" style:family="table-row">
      <style:table-row-properties style:use-optimal-row-height="false" style:row-height="0.2in"/>
    </style:style>
    <style:style style:name="TBL_0_8_row_4" style:family="table-row">
      <style:table-row-properties style:use-optimal-row-height="false" style:row-height="0.06in"/>
    </style:style>
    <style:style style:name="TBL_0_8_row_5" style:family="table-row">
      <style:table-row-properties style:use-optimal-row-height="false" style:row-height="0.2in"/>
    </style:style>
    <style:style style:name="TBL_0_8_row_6" style:family="table-row">
      <style:table-row-properties style:use-optimal-row-height="false" style:row-height="0.06in"/>
    </style:style>
    <style:style style:name="TBL_0_8_row_7" style:family="table-row">
      <style:table-row-properties style:use-optimal-row-height="false" style:row-height="0.2in"/>
    </style:style>
    <style:style style:name="TBL_0_8_row_8" style:family="table-row">
      <style:table-row-properties style:use-optimal-row-height="false" style:row-height="0.06in"/>
    </style:style>
    <style:style style:name="TBL_0_8_row_9" style:family="table-row">
      <style:table-row-properties style:use-optimal-row-height="false" style:row-height="0.2in"/>
    </style:style>
    <style:style style:name="TBL_0_8_row_10" style:family="table-row">
      <style:table-row-properties style:use-optimal-row-height="false" style:row-height="0.06in"/>
    </style:style>
    <style:style style:name="TBL_0_8_row_11" style:family="table-row">
      <style:table-row-properties style:use-optimal-row-height="false" style:row-height="0.2in"/>
    </style:style>
    <style:style style:name="TBL_0_8_row_12" style:family="table-row">
      <style:table-row-properties style:use-optimal-row-height="false" style:row-height="0.06in"/>
    </style:style>
    <style:style style:name="TBL_0_8_row_13" style:family="table-row">
      <style:table-row-properties style:use-optimal-row-height="false" style:row-height="0.2in"/>
    </style:style>
    <style:style style:name="TBL_0_8_row_14" style:family="table-row">
      <style:table-row-properties style:use-optimal-row-height="false" style:row-height="0.06in"/>
    </style:style>
    <style:style style:name="TBL_0_8_row_15" style:family="table-row">
      <style:table-row-properties style:use-optimal-row-height="false" style:row-height="0.2in"/>
    </style:style>
    <style:style style:name="TBL_0_8_row_16" style:family="table-row">
      <style:table-row-properties style:use-optimal-row-height="false" style:row-height="0.06in"/>
    </style:style>
    <style:style style:name="TBL_0_8_row_17" style:family="table-row">
      <style:table-row-properties style:use-optimal-row-height="false" style:row-height="0.2in"/>
    </style:style>
    <style:style style:name="TBL_0_8_row_18" style:family="table-row">
      <style:table-row-properties style:use-optimal-row-height="false" style:row-height="0.06in"/>
    </style:style>
    <style:style style:name="TBL_0_8_row_19" style:family="table-row">
      <style:table-row-properties style:use-optimal-row-height="false" style:row-height="0.2in"/>
    </style:style>
    <style:style style:name="TBL_0_8_row_20" style:family="table-row">
      <style:table-row-properties style:use-optimal-row-height="false" style:row-height="0.06in"/>
    </style:style>
    <style:style style:name="TBL_0_8_row_21" style:family="table-row">
      <style:table-row-properties style:use-optimal-row-height="false" style:row-height="0.2in"/>
    </style:style>
    <style:style style:name="TBL_0_8_row_22" style:family="table-row">
      <style:table-row-properties style:use-optimal-row-height="false" style:row-height="0.06in"/>
    </style:style>
    <style:style style:name="TBL_0_8_row_23" style:family="table-row">
      <style:table-row-properties style:use-optimal-row-height="false" style:row-height="0.2in"/>
    </style:style>
    <style:style style:name="TBL_0_8_row_24" style:family="table-row">
      <style:table-row-properties style:use-optimal-row-height="false" style:row-height="0.06in"/>
    </style:style>
    <style:style style:name="TBL_0_8_row_25" style:family="table-row">
      <style:table-row-properties style:use-optimal-row-height="false" style:row-height="0.2in"/>
    </style:style>
    <style:style style:name="TBL_0_8_row_26" style:family="table-row">
      <style:table-row-properties style:use-optimal-row-height="false" style:row-height="0.06in"/>
    </style:style>
    <style:style style:name="TBL_0_8_row_27" style:family="table-row">
      <style:table-row-properties style:use-optimal-row-height="false" style:row-height="0.2in"/>
    </style:style>
    <style:style style:name="TBL_0_8_row_28" style:family="table-row">
      <style:table-row-properties style:use-optimal-row-height="false" style:row-height="0.06in"/>
    </style:style>
    <style:style style:name="TBL_0_8_row_29" style:family="table-row">
      <style:table-row-properties style:use-optimal-row-height="false" style:row-height="0.2in"/>
    </style:style>
    <style:style style:name="TBL_0_8_row_30" style:family="table-row">
      <style:table-row-properties style:use-optimal-row-height="false" style:row-height="0.06in"/>
    </style:style>
    <style:style style:name="TBL_0_8_row_31" style:family="table-row">
      <style:table-row-properties style:use-optimal-row-height="false" style:row-height="0.2in"/>
    </style:style>
    <style:style style:name="TBL_0_8_row_32" style:family="table-row">
      <style:table-row-properties style:use-optimal-row-height="false" style:row-height="0.06in"/>
    </style:style>
    <style:style style:name="TBL_0_8_row_33" style:family="table-row">
      <style:table-row-properties style:use-optimal-row-height="false" style:row-height="0.2in"/>
    </style:style>
    <style:style style:name="TBL_0_8_row_34" style:family="table-row">
      <style:table-row-properties style:use-optimal-row-height="false" style:row-height="0.06in"/>
    </style:style>
    <style:style style:name="TBL_0_8_row_35" style:family="table-row">
      <style:table-row-properties style:use-optimal-row-height="false" style:row-height="0.2in"/>
    </style:style>
    <style:style style:name="TBL_0_8_row_36" style:family="table-row">
      <style:table-row-properties style:use-optimal-row-height="false" style:row-height="0.06in"/>
    </style:style>
    <style:style style:name="TBL_0_8_row_37" style:family="table-row">
      <style:table-row-properties style:use-optimal-row-height="false" style:row-height="0.2in"/>
    </style:style>
    <style:style style:name="TBL_0_8_row_38" style:family="table-row">
      <style:table-row-properties style:use-optimal-row-height="false" style:row-height="0.06in"/>
    </style:style>
    <style:style style:name="TBL_0_8_row_39" style:family="table-row">
      <style:table-row-properties style:use-optimal-row-height="false" style:row-height="0.2in"/>
    </style:style>
    <style:style style:name="TBL_0_8_row_40" style:family="table-row">
      <style:table-row-properties style:use-optimal-row-height="false" style:row-height="0.06in"/>
    </style:style>
    <style:style style:name="TBL_0_8_row_41" style:family="table-row">
      <style:table-row-properties style:use-optimal-row-height="false" style:row-height="0.2in"/>
    </style:style>
    <style:style style:name="TBL_0_8_row_42" style:family="table-row">
      <style:table-row-properties style:use-optimal-row-height="false" style:row-height="0.06in"/>
    </style:style>
    <style:style style:name="TBL_0_8_row_43" style:family="table-row">
      <style:table-row-properties style:use-optimal-row-height="false" style:row-height="0.2in"/>
    </style:style>
    <style:style style:name="TBL_0_8_row_44" style:family="table-row">
      <style:table-row-properties style:use-optimal-row-height="false" style:row-height="0.06in"/>
    </style:style>
    <style:style style:name="TBL_0_8_row_45" style:family="table-row">
      <style:table-row-properties style:use-optimal-row-height="false" style:row-height="0.2in"/>
    </style:style>
    <style:style style:name="TBL_0_8_row_46" style:family="table-row">
      <style:table-row-properties style:use-optimal-row-height="false" style:row-height="0.06in"/>
    </style:style>
    <style:style style:name="TBL_0_8_row_47" style:family="table-row">
      <style:table-row-properties style:use-optimal-row-height="false" style:row-height="0.2in"/>
    </style:style>
    <style:style style:name="TBL_0_8_row_48" style:family="table-row">
      <style:table-row-properties style:use-optimal-row-height="false" style:row-height="0.06in"/>
    </style:style>
    <style:style style:name="TBL_0_8_row_49" style:family="table-row">
      <style:table-row-properties style:use-optimal-row-height="false" style:row-height="0.2in"/>
    </style:style>
    <style:style style:name="TBL_0_8_row_50" style:family="table-row">
      <style:table-row-properties style:use-optimal-row-height="false" style:row-height="0.06in"/>
    </style:style>
    <style:style style:name="TBL_0_8_row_51" style:family="table-row">
      <style:table-row-properties style:use-optimal-row-height="false" style:row-height="0.2in"/>
    </style:style>
    <style:style style:name="TBL_0_8_row_52" style:family="table-row">
      <style:table-row-properties style:use-optimal-row-height="false" style:row-height="0.06in"/>
    </style:style>
    <style:style style:name="TBL_0_8_row_53" style:family="table-row">
      <style:table-row-properties style:use-optimal-row-height="false" style:row-height="0.2in"/>
    </style:style>
    <style:style style:name="TBL_0_9" style:master-page-name="master_0" style:family="table">
      <style:table-properties fo:break-before="page"/>
    </style:style>
    <style:style style:name="TBL_0_9_col_0" style:family="table-column">
      <style:table-column-properties style:column-width="5.15in"/>
    </style:style>
    <style:style style:name="TBL_0_9_col_1" style:family="table-column">
      <style:table-column-properties style:column-width="1.38in"/>
    </style:style>
    <style:style style:name="TBL_0_9_col_2" style:family="table-column">
      <style:table-column-properties style:column-width="5.15in"/>
    </style:style>
    <style:style style:name="TBL_0_9_row_0" style:family="table-row">
      <style:table-row-properties style:use-optimal-row-height="false" style:row-height="0.27in"/>
    </style:style>
    <style:style style:name="TBL_0_9_row_1" style:family="table-row">
      <style:table-row-properties style:use-optimal-row-height="false" style:row-height="0.2in"/>
    </style:style>
    <style:style style:name="TBL_0_9_row_2" style:family="table-row">
      <style:table-row-properties style:use-optimal-row-height="false" style:row-height="0.06in"/>
    </style:style>
    <style:style style:name="TBL_0_9_row_3" style:family="table-row">
      <style:table-row-properties style:use-optimal-row-height="false" style:row-height="0.2in"/>
    </style:style>
    <style:style style:name="TBL_0_9_row_4" style:family="table-row">
      <style:table-row-properties style:use-optimal-row-height="false" style:row-height="0.06in"/>
    </style:style>
    <style:style style:name="TBL_0_9_row_5" style:family="table-row">
      <style:table-row-properties style:use-optimal-row-height="false" style:row-height="0.2in"/>
    </style:style>
    <style:style style:name="TBL_0_9_row_6" style:family="table-row">
      <style:table-row-properties style:use-optimal-row-height="false" style:row-height="0.06in"/>
    </style:style>
    <style:style style:name="TBL_0_9_row_7" style:family="table-row">
      <style:table-row-properties style:use-optimal-row-height="false" style:row-height="0.2in"/>
    </style:style>
    <style:style style:name="TBL_0_9_row_8" style:family="table-row">
      <style:table-row-properties style:use-optimal-row-height="false" style:row-height="0.06in"/>
    </style:style>
    <style:style style:name="TBL_0_9_row_9" style:family="table-row">
      <style:table-row-properties style:use-optimal-row-height="false" style:row-height="0.2in"/>
    </style:style>
    <style:style style:name="TBL_0_9_row_10" style:family="table-row">
      <style:table-row-properties style:use-optimal-row-height="false" style:row-height="0.06in"/>
    </style:style>
    <style:style style:name="TBL_0_9_row_11" style:family="table-row">
      <style:table-row-properties style:use-optimal-row-height="false" style:row-height="0.2in"/>
    </style:style>
    <style:style style:name="TBL_0_9_row_12" style:family="table-row">
      <style:table-row-properties style:use-optimal-row-height="false" style:row-height="0.06in"/>
    </style:style>
    <style:style style:name="TBL_0_9_row_13" style:family="table-row">
      <style:table-row-properties style:use-optimal-row-height="false" style:row-height="0.2in"/>
    </style:style>
    <style:style style:name="TBL_0_9_row_14" style:family="table-row">
      <style:table-row-properties style:use-optimal-row-height="false" style:row-height="0.06in"/>
    </style:style>
    <style:style style:name="TBL_0_9_row_15" style:family="table-row">
      <style:table-row-properties style:use-optimal-row-height="false" style:row-height="0.2in"/>
    </style:style>
    <style:style style:name="TBL_0_9_row_16" style:family="table-row">
      <style:table-row-properties style:use-optimal-row-height="false" style:row-height="0.06in"/>
    </style:style>
    <style:style style:name="TBL_0_9_row_17" style:family="table-row">
      <style:table-row-properties style:use-optimal-row-height="false" style:row-height="0.2in"/>
    </style:style>
    <style:style style:name="TBL_0_9_row_18" style:family="table-row">
      <style:table-row-properties style:use-optimal-row-height="false" style:row-height="0.06in"/>
    </style:style>
    <style:style style:name="TBL_0_9_row_19" style:family="table-row">
      <style:table-row-properties style:use-optimal-row-height="false" style:row-height="0.2in"/>
    </style:style>
    <style:style style:name="TBL_0_9_row_20" style:family="table-row">
      <style:table-row-properties style:use-optimal-row-height="false" style:row-height="0.06in"/>
    </style:style>
    <style:style style:name="TBL_0_9_row_21" style:family="table-row">
      <style:table-row-properties style:use-optimal-row-height="false" style:row-height="0.2in"/>
    </style:style>
    <style:style style:name="TBL_0_9_row_22" style:family="table-row">
      <style:table-row-properties style:use-optimal-row-height="false" style:row-height="0.06in"/>
    </style:style>
    <style:style style:name="TBL_0_9_row_23" style:family="table-row">
      <style:table-row-properties style:use-optimal-row-height="false" style:row-height="0.2in"/>
    </style:style>
    <style:style style:name="TBL_0_9_row_24" style:family="table-row">
      <style:table-row-properties style:use-optimal-row-height="false" style:row-height="0.06in"/>
    </style:style>
    <style:style style:name="TBL_0_9_row_25" style:family="table-row">
      <style:table-row-properties style:use-optimal-row-height="false" style:row-height="0.2in"/>
    </style:style>
    <style:style style:name="TBL_0_9_row_26" style:family="table-row">
      <style:table-row-properties style:use-optimal-row-height="false" style:row-height="0.06in"/>
    </style:style>
    <style:style style:name="TBL_0_9_row_27" style:family="table-row">
      <style:table-row-properties style:use-optimal-row-height="false" style:row-height="0.2in"/>
    </style:style>
    <style:style style:name="TBL_0_9_row_28" style:family="table-row">
      <style:table-row-properties style:use-optimal-row-height="false" style:row-height="0.06in"/>
    </style:style>
    <style:style style:name="TBL_0_9_row_29" style:family="table-row">
      <style:table-row-properties style:use-optimal-row-height="false" style:row-height="0.2in"/>
    </style:style>
    <style:style style:name="TBL_0_9_row_30" style:family="table-row">
      <style:table-row-properties style:use-optimal-row-height="false" style:row-height="0.06in"/>
    </style:style>
    <style:style style:name="TBL_0_9_row_31" style:family="table-row">
      <style:table-row-properties style:use-optimal-row-height="false" style:row-height="0.2in"/>
    </style:style>
    <style:style style:name="TBL_0_9_row_32" style:family="table-row">
      <style:table-row-properties style:use-optimal-row-height="false" style:row-height="0.06in"/>
    </style:style>
    <style:style style:name="TBL_0_9_row_33" style:family="table-row">
      <style:table-row-properties style:use-optimal-row-height="false" style:row-height="0.2in"/>
    </style:style>
    <style:style style:name="TBL_0_9_row_34" style:family="table-row">
      <style:table-row-properties style:use-optimal-row-height="false" style:row-height="0.06in"/>
    </style:style>
    <style:style style:name="TBL_0_9_row_35" style:family="table-row">
      <style:table-row-properties style:use-optimal-row-height="false" style:row-height="0.2in"/>
    </style:style>
    <style:style style:name="TBL_0_9_row_36" style:family="table-row">
      <style:table-row-properties style:use-optimal-row-height="false" style:row-height="0.06in"/>
    </style:style>
    <style:style style:name="TBL_0_9_row_37" style:family="table-row">
      <style:table-row-properties style:use-optimal-row-height="false" style:row-height="0.2in"/>
    </style:style>
    <style:style style:name="TBL_0_9_row_38" style:family="table-row">
      <style:table-row-properties style:use-optimal-row-height="false" style:row-height="0.06in"/>
    </style:style>
    <style:style style:name="TBL_0_9_row_39" style:family="table-row">
      <style:table-row-properties style:use-optimal-row-height="false" style:row-height="0.2in"/>
    </style:style>
    <style:style style:name="TBL_0_9_row_40" style:family="table-row">
      <style:table-row-properties style:use-optimal-row-height="false" style:row-height="0.06in"/>
    </style:style>
    <style:style style:name="TBL_0_9_row_41" style:family="table-row">
      <style:table-row-properties style:use-optimal-row-height="false" style:row-height="0.2in"/>
    </style:style>
    <style:style style:name="TBL_0_9_row_42" style:family="table-row">
      <style:table-row-properties style:use-optimal-row-height="false" style:row-height="0.06in"/>
    </style:style>
    <style:style style:name="TBL_0_9_row_43" style:family="table-row">
      <style:table-row-properties style:use-optimal-row-height="false" style:row-height="0.2in"/>
    </style:style>
    <style:style style:name="TBL_0_9_row_44" style:family="table-row">
      <style:table-row-properties style:use-optimal-row-height="false" style:row-height="0.06in"/>
    </style:style>
    <style:style style:name="TBL_0_9_row_45" style:family="table-row">
      <style:table-row-properties style:use-optimal-row-height="false" style:row-height="0.2in"/>
    </style:style>
    <style:style style:name="TBL_0_9_row_46" style:family="table-row">
      <style:table-row-properties style:use-optimal-row-height="false" style:row-height="0.06in"/>
    </style:style>
    <style:style style:name="TBL_0_9_row_47" style:family="table-row">
      <style:table-row-properties style:use-optimal-row-height="false" style:row-height="0.2in"/>
    </style:style>
    <style:style style:name="TBL_0_9_row_48" style:family="table-row">
      <style:table-row-properties style:use-optimal-row-height="false" style:row-height="0.06in"/>
    </style:style>
    <style:style style:name="TBL_0_9_row_49" style:family="table-row">
      <style:table-row-properties style:use-optimal-row-height="false" style:row-height="0.2in"/>
    </style:style>
    <style:style style:name="TBL_0_9_row_50" style:family="table-row">
      <style:table-row-properties style:use-optimal-row-height="false" style:row-height="0.06in"/>
    </style:style>
    <style:style style:name="TBL_0_9_row_51" style:family="table-row">
      <style:table-row-properties style:use-optimal-row-height="false" style:row-height="0.2in"/>
    </style:style>
    <style:style style:name="TBL_0_9_row_52" style:family="table-row">
      <style:table-row-properties style:use-optimal-row-height="false" style:row-height="0.06in"/>
    </style:style>
    <style:style style:name="TBL_0_9_row_53" style:family="table-row">
      <style:table-row-properties style:use-optimal-row-height="false" style:row-height="0.2in"/>
    </style:style>
    <style:style style:name="TBL_0_10" style:master-page-name="master_0" style:family="table">
      <style:table-properties fo:break-before="page"/>
    </style:style>
    <style:style style:name="TBL_0_10_col_0" style:family="table-column">
      <style:table-column-properties style:column-width="5.15in"/>
    </style:style>
    <style:style style:name="TBL_0_10_col_1" style:family="table-column">
      <style:table-column-properties style:column-width="1.38in"/>
    </style:style>
    <style:style style:name="TBL_0_10_col_2" style:family="table-column">
      <style:table-column-properties style:column-width="5.15in"/>
    </style:style>
    <style:style style:name="TBL_0_10_row_0" style:family="table-row">
      <style:table-row-properties style:use-optimal-row-height="false" style:row-height="0.27in"/>
    </style:style>
    <style:style style:name="TBL_0_10_row_1" style:family="table-row">
      <style:table-row-properties style:use-optimal-row-height="false" style:row-height="0.2in"/>
    </style:style>
    <style:style style:name="TBL_0_10_row_2" style:family="table-row">
      <style:table-row-properties style:use-optimal-row-height="false" style:row-height="0.06in"/>
    </style:style>
    <style:style style:name="TBL_0_10_row_3" style:family="table-row">
      <style:table-row-properties style:use-optimal-row-height="false" style:row-height="0.2in"/>
    </style:style>
    <style:style style:name="TBL_0_10_row_4" style:family="table-row">
      <style:table-row-properties style:use-optimal-row-height="false" style:row-height="0.06in"/>
    </style:style>
    <style:style style:name="TBL_0_10_row_5" style:family="table-row">
      <style:table-row-properties style:use-optimal-row-height="false" style:row-height="0.2in"/>
    </style:style>
    <style:style style:name="TBL_0_10_row_6" style:family="table-row">
      <style:table-row-properties style:use-optimal-row-height="false" style:row-height="0.06in"/>
    </style:style>
    <style:style style:name="TBL_0_10_row_7" style:family="table-row">
      <style:table-row-properties style:use-optimal-row-height="false" style:row-height="0.2in"/>
    </style:style>
    <style:style style:name="TBL_0_10_row_8" style:family="table-row">
      <style:table-row-properties style:use-optimal-row-height="false" style:row-height="0.06in"/>
    </style:style>
    <style:style style:name="TBL_0_10_row_9" style:family="table-row">
      <style:table-row-properties style:use-optimal-row-height="false" style:row-height="0.2in"/>
    </style:style>
    <style:style style:name="TBL_0_10_row_10" style:family="table-row">
      <style:table-row-properties style:use-optimal-row-height="false" style:row-height="0.06in"/>
    </style:style>
    <style:style style:name="TBL_0_10_row_11" style:family="table-row">
      <style:table-row-properties style:use-optimal-row-height="false" style:row-height="0.2in"/>
    </style:style>
    <style:style style:name="TBL_0_10_row_12" style:family="table-row">
      <style:table-row-properties style:use-optimal-row-height="false" style:row-height="0.06in"/>
    </style:style>
    <style:style style:name="TBL_0_10_row_13" style:family="table-row">
      <style:table-row-properties style:use-optimal-row-height="false" style:row-height="0.2in"/>
    </style:style>
    <style:style style:name="TBL_0_10_row_14" style:family="table-row">
      <style:table-row-properties style:use-optimal-row-height="false" style:row-height="0.06in"/>
    </style:style>
    <style:style style:name="TBL_0_10_row_15" style:family="table-row">
      <style:table-row-properties style:use-optimal-row-height="false" style:row-height="0.2in"/>
    </style:style>
    <style:style style:name="TBL_0_10_row_16" style:family="table-row">
      <style:table-row-properties style:use-optimal-row-height="false" style:row-height="0.06in"/>
    </style:style>
    <style:style style:name="TBL_0_10_row_17" style:family="table-row">
      <style:table-row-properties style:use-optimal-row-height="false" style:row-height="0.2in"/>
    </style:style>
    <style:style style:name="TBL_0_10_row_18" style:family="table-row">
      <style:table-row-properties style:use-optimal-row-height="false" style:row-height="0.06in"/>
    </style:style>
    <style:style style:name="TBL_0_10_row_19" style:family="table-row">
      <style:table-row-properties style:use-optimal-row-height="false" style:row-height="0.2in"/>
    </style:style>
    <style:style style:name="TBL_0_10_row_20" style:family="table-row">
      <style:table-row-properties style:use-optimal-row-height="false" style:row-height="0.06in"/>
    </style:style>
    <style:style style:name="TBL_0_10_row_21" style:family="table-row">
      <style:table-row-properties style:use-optimal-row-height="false" style:row-height="0.2in"/>
    </style:style>
    <style:style style:name="TBL_0_10_row_22" style:family="table-row">
      <style:table-row-properties style:use-optimal-row-height="false" style:row-height="0.06in"/>
    </style:style>
    <style:style style:name="TBL_0_10_row_23" style:family="table-row">
      <style:table-row-properties style:use-optimal-row-height="false" style:row-height="0.2in"/>
    </style:style>
    <style:style style:name="TBL_0_10_row_24" style:family="table-row">
      <style:table-row-properties style:use-optimal-row-height="false" style:row-height="0.06in"/>
    </style:style>
    <style:style style:name="TBL_0_10_row_25" style:family="table-row">
      <style:table-row-properties style:use-optimal-row-height="false" style:row-height="0.2in"/>
    </style:style>
    <style:style style:name="TBL_0_10_row_26" style:family="table-row">
      <style:table-row-properties style:use-optimal-row-height="false" style:row-height="0.06in"/>
    </style:style>
    <style:style style:name="TBL_0_10_row_27" style:family="table-row">
      <style:table-row-properties style:use-optimal-row-height="false" style:row-height="0.2in"/>
    </style:style>
    <style:style style:name="TBL_0_10_row_28" style:family="table-row">
      <style:table-row-properties style:use-optimal-row-height="false" style:row-height="0.06in"/>
    </style:style>
    <style:style style:name="TBL_0_10_row_29" style:family="table-row">
      <style:table-row-properties style:use-optimal-row-height="false" style:row-height="0.2in"/>
    </style:style>
    <style:style style:name="TBL_0_10_row_30" style:family="table-row">
      <style:table-row-properties style:use-optimal-row-height="false" style:row-height="0.06in"/>
    </style:style>
    <style:style style:name="TBL_0_10_row_31" style:family="table-row">
      <style:table-row-properties style:use-optimal-row-height="false" style:row-height="0.2in"/>
    </style:style>
    <style:style style:name="TBL_0_10_row_32" style:family="table-row">
      <style:table-row-properties style:use-optimal-row-height="false" style:row-height="0.06in"/>
    </style:style>
    <style:style style:name="TBL_0_10_row_33" style:family="table-row">
      <style:table-row-properties style:use-optimal-row-height="false" style:row-height="0.2in"/>
    </style:style>
    <style:style style:name="TBL_0_10_row_34" style:family="table-row">
      <style:table-row-properties style:use-optimal-row-height="false" style:row-height="0.06in"/>
    </style:style>
    <style:style style:name="TBL_0_10_row_35" style:family="table-row">
      <style:table-row-properties style:use-optimal-row-height="false" style:row-height="0.2in"/>
    </style:style>
    <style:style style:name="TBL_0_10_row_36" style:family="table-row">
      <style:table-row-properties style:use-optimal-row-height="false" style:row-height="0.06in"/>
    </style:style>
    <style:style style:name="TBL_0_10_row_37" style:family="table-row">
      <style:table-row-properties style:use-optimal-row-height="false" style:row-height="0.2in"/>
    </style:style>
    <style:style style:name="TBL_0_10_row_38" style:family="table-row">
      <style:table-row-properties style:use-optimal-row-height="false" style:row-height="0.06in"/>
    </style:style>
    <style:style style:name="TBL_0_10_row_39" style:family="table-row">
      <style:table-row-properties style:use-optimal-row-height="false" style:row-height="0.2in"/>
    </style:style>
    <style:style style:name="TBL_0_10_row_40" style:family="table-row">
      <style:table-row-properties style:use-optimal-row-height="false" style:row-height="0.06in"/>
    </style:style>
    <style:style style:name="TBL_0_10_row_41" style:family="table-row">
      <style:table-row-properties style:use-optimal-row-height="false" style:row-height="0.2in"/>
    </style:style>
    <style:style style:name="TBL_0_10_row_42" style:family="table-row">
      <style:table-row-properties style:use-optimal-row-height="false" style:row-height="0.06in"/>
    </style:style>
    <style:style style:name="TBL_0_10_row_43" style:family="table-row">
      <style:table-row-properties style:use-optimal-row-height="false" style:row-height="0.2in"/>
    </style:style>
    <style:style style:name="TBL_0_10_row_44" style:family="table-row">
      <style:table-row-properties style:use-optimal-row-height="false" style:row-height="0.06in"/>
    </style:style>
    <style:style style:name="TBL_0_10_row_45" style:family="table-row">
      <style:table-row-properties style:use-optimal-row-height="false" style:row-height="0.2in"/>
    </style:style>
    <style:style style:name="TBL_0_10_row_46" style:family="table-row">
      <style:table-row-properties style:use-optimal-row-height="false" style:row-height="0.06in"/>
    </style:style>
    <style:style style:name="TBL_0_10_row_47" style:family="table-row">
      <style:table-row-properties style:use-optimal-row-height="false" style:row-height="0.2in"/>
    </style:style>
    <style:style style:name="TBL_0_10_row_48" style:family="table-row">
      <style:table-row-properties style:use-optimal-row-height="false" style:row-height="0.06in"/>
    </style:style>
    <style:style style:name="TBL_0_10_row_49" style:family="table-row">
      <style:table-row-properties style:use-optimal-row-height="false" style:row-height="0.2in"/>
    </style:style>
    <style:style style:name="TBL_0_10_row_50" style:family="table-row">
      <style:table-row-properties style:use-optimal-row-height="false" style:row-height="0.06in"/>
    </style:style>
    <style:style style:name="TBL_0_10_row_51" style:family="table-row">
      <style:table-row-properties style:use-optimal-row-height="false" style:row-height="0.2in"/>
    </style:style>
    <style:style style:name="TBL_0_10_row_52" style:family="table-row">
      <style:table-row-properties style:use-optimal-row-height="false" style:row-height="0.06in"/>
    </style:style>
    <style:style style:name="TBL_0_10_row_53" style:family="table-row">
      <style:table-row-properties style:use-optimal-row-height="false" style:row-height="0.2in"/>
    </style:style>
    <style:style style:name="TBL_0_11" style:master-page-name="master_0" style:family="table">
      <style:table-properties fo:break-before="page"/>
    </style:style>
    <style:style style:name="TBL_0_11_col_0" style:family="table-column">
      <style:table-column-properties style:column-width="5.15in"/>
    </style:style>
    <style:style style:name="TBL_0_11_col_1" style:family="table-column">
      <style:table-column-properties style:column-width="1.38in"/>
    </style:style>
    <style:style style:name="TBL_0_11_col_2" style:family="table-column">
      <style:table-column-properties style:column-width="5.15in"/>
    </style:style>
    <style:style style:name="TBL_0_11_row_0" style:family="table-row">
      <style:table-row-properties style:use-optimal-row-height="false" style:row-height="0.27in"/>
    </style:style>
    <style:style style:name="TBL_0_11_row_1" style:family="table-row">
      <style:table-row-properties style:use-optimal-row-height="false" style:row-height="0.2in"/>
    </style:style>
    <style:style style:name="TBL_0_11_row_2" style:family="table-row">
      <style:table-row-properties style:use-optimal-row-height="false" style:row-height="0.06in"/>
    </style:style>
    <style:style style:name="TBL_0_11_row_3" style:family="table-row">
      <style:table-row-properties style:use-optimal-row-height="false" style:row-height="0.2in"/>
    </style:style>
    <style:style style:name="TBL_0_11_row_4" style:family="table-row">
      <style:table-row-properties style:use-optimal-row-height="false" style:row-height="0.06in"/>
    </style:style>
    <style:style style:name="TBL_0_11_row_5" style:family="table-row">
      <style:table-row-properties style:use-optimal-row-height="false" style:row-height="0.2in"/>
    </style:style>
    <style:style style:name="TBL_0_11_row_6" style:family="table-row">
      <style:table-row-properties style:use-optimal-row-height="false" style:row-height="0.06in"/>
    </style:style>
    <style:style style:name="TBL_0_11_row_7" style:family="table-row">
      <style:table-row-properties style:use-optimal-row-height="false" style:row-height="0.2in"/>
    </style:style>
    <style:style style:name="TBL_0_11_row_8" style:family="table-row">
      <style:table-row-properties style:use-optimal-row-height="false" style:row-height="0.06in"/>
    </style:style>
    <style:style style:name="TBL_0_11_row_9" style:family="table-row">
      <style:table-row-properties style:use-optimal-row-height="false" style:row-height="0.2in"/>
    </style:style>
    <style:style style:name="TBL_0_11_row_10" style:family="table-row">
      <style:table-row-properties style:use-optimal-row-height="false" style:row-height="0.06in"/>
    </style:style>
    <style:style style:name="TBL_0_11_row_11" style:family="table-row">
      <style:table-row-properties style:use-optimal-row-height="false" style:row-height="0.2in"/>
    </style:style>
    <style:style style:name="TBL_0_11_row_12" style:family="table-row">
      <style:table-row-properties style:use-optimal-row-height="false" style:row-height="0.06in"/>
    </style:style>
    <style:style style:name="TBL_0_11_row_13" style:family="table-row">
      <style:table-row-properties style:use-optimal-row-height="false" style:row-height="0.2in"/>
    </style:style>
    <style:style style:name="TBL_0_11_row_14" style:family="table-row">
      <style:table-row-properties style:use-optimal-row-height="false" style:row-height="0.06in"/>
    </style:style>
    <style:style style:name="TBL_0_11_row_15" style:family="table-row">
      <style:table-row-properties style:use-optimal-row-height="false" style:row-height="0.2in"/>
    </style:style>
    <style:style style:name="TBL_0_11_row_16" style:family="table-row">
      <style:table-row-properties style:use-optimal-row-height="false" style:row-height="0.06in"/>
    </style:style>
    <style:style style:name="TBL_0_11_row_17" style:family="table-row">
      <style:table-row-properties style:use-optimal-row-height="false" style:row-height="0.2in"/>
    </style:style>
    <style:style style:name="TBL_0_11_row_18" style:family="table-row">
      <style:table-row-properties style:use-optimal-row-height="false" style:row-height="0.06in"/>
    </style:style>
    <style:style style:name="TBL_0_11_row_19" style:family="table-row">
      <style:table-row-properties style:use-optimal-row-height="false" style:row-height="0.2in"/>
    </style:style>
    <style:style style:name="TBL_0_11_row_20" style:family="table-row">
      <style:table-row-properties style:use-optimal-row-height="false" style:row-height="0.06in"/>
    </style:style>
    <style:style style:name="TBL_0_11_row_21" style:family="table-row">
      <style:table-row-properties style:use-optimal-row-height="false" style:row-height="0.2in"/>
    </style:style>
    <style:style style:name="TBL_0_11_row_22" style:family="table-row">
      <style:table-row-properties style:use-optimal-row-height="false" style:row-height="0.06in"/>
    </style:style>
    <style:style style:name="TBL_0_11_row_23" style:family="table-row">
      <style:table-row-properties style:use-optimal-row-height="false" style:row-height="0.2in"/>
    </style:style>
    <style:style style:name="TBL_0_11_row_24" style:family="table-row">
      <style:table-row-properties style:use-optimal-row-height="false" style:row-height="0.06in"/>
    </style:style>
    <style:style style:name="TBL_0_11_row_25" style:family="table-row">
      <style:table-row-properties style:use-optimal-row-height="false" style:row-height="0.2in"/>
    </style:style>
    <style:style style:name="TBL_0_11_row_26" style:family="table-row">
      <style:table-row-properties style:use-optimal-row-height="false" style:row-height="0.06in"/>
    </style:style>
    <style:style style:name="TBL_0_11_row_27" style:family="table-row">
      <style:table-row-properties style:use-optimal-row-height="false" style:row-height="0.2in"/>
    </style:style>
    <style:style style:name="TBL_0_11_row_28" style:family="table-row">
      <style:table-row-properties style:use-optimal-row-height="false" style:row-height="0.06in"/>
    </style:style>
    <style:style style:name="TBL_0_11_row_29" style:family="table-row">
      <style:table-row-properties style:use-optimal-row-height="false" style:row-height="0.2in"/>
    </style:style>
    <style:style style:name="TBL_0_11_row_30" style:family="table-row">
      <style:table-row-properties style:use-optimal-row-height="false" style:row-height="0.06in"/>
    </style:style>
    <style:style style:name="TBL_0_11_row_31" style:family="table-row">
      <style:table-row-properties style:use-optimal-row-height="false" style:row-height="0.2in"/>
    </style:style>
    <style:style style:name="TBL_0_11_row_32" style:family="table-row">
      <style:table-row-properties style:use-optimal-row-height="false" style:row-height="0.06in"/>
    </style:style>
    <style:style style:name="TBL_0_11_row_33" style:family="table-row">
      <style:table-row-properties style:use-optimal-row-height="false" style:row-height="0.2in"/>
    </style:style>
    <style:style style:name="TBL_0_11_row_34" style:family="table-row">
      <style:table-row-properties style:use-optimal-row-height="false" style:row-height="0.06in"/>
    </style:style>
    <style:style style:name="TBL_0_11_row_35" style:family="table-row">
      <style:table-row-properties style:use-optimal-row-height="false" style:row-height="0.2in"/>
    </style:style>
    <style:style style:name="TBL_0_11_row_36" style:family="table-row">
      <style:table-row-properties style:use-optimal-row-height="false" style:row-height="0.06in"/>
    </style:style>
    <style:style style:name="TBL_0_11_row_37" style:family="table-row">
      <style:table-row-properties style:use-optimal-row-height="false" style:row-height="0.2in"/>
    </style:style>
    <style:style style:name="TBL_0_11_row_38" style:family="table-row">
      <style:table-row-properties style:use-optimal-row-height="false" style:row-height="0.06in"/>
    </style:style>
    <style:style style:name="TBL_0_11_row_39" style:family="table-row">
      <style:table-row-properties style:use-optimal-row-height="false" style:row-height="0.2in"/>
    </style:style>
    <style:style style:name="TBL_0_11_row_40" style:family="table-row">
      <style:table-row-properties style:use-optimal-row-height="false" style:row-height="0.06in"/>
    </style:style>
    <style:style style:name="TBL_0_11_row_41" style:family="table-row">
      <style:table-row-properties style:use-optimal-row-height="false" style:row-height="0.2in"/>
    </style:style>
    <style:style style:name="TBL_0_11_row_42" style:family="table-row">
      <style:table-row-properties style:use-optimal-row-height="false" style:row-height="0.06in"/>
    </style:style>
    <style:style style:name="TBL_0_11_row_43" style:family="table-row">
      <style:table-row-properties style:use-optimal-row-height="false" style:row-height="0.2in"/>
    </style:style>
    <style:style style:name="TBL_0_11_row_44" style:family="table-row">
      <style:table-row-properties style:use-optimal-row-height="false" style:row-height="0.06in"/>
    </style:style>
    <style:style style:name="TBL_0_11_row_45" style:family="table-row">
      <style:table-row-properties style:use-optimal-row-height="false" style:row-height="0.2in"/>
    </style:style>
    <style:style style:name="TBL_0_11_row_46" style:family="table-row">
      <style:table-row-properties style:use-optimal-row-height="false" style:row-height="0.06in"/>
    </style:style>
    <style:style style:name="TBL_0_11_row_47" style:family="table-row">
      <style:table-row-properties style:use-optimal-row-height="false" style:row-height="0.2in"/>
    </style:style>
    <style:style style:name="TBL_0_11_row_48" style:family="table-row">
      <style:table-row-properties style:use-optimal-row-height="false" style:row-height="0.06in"/>
    </style:style>
    <style:style style:name="TBL_0_11_row_49" style:family="table-row">
      <style:table-row-properties style:use-optimal-row-height="false" style:row-height="0.2in"/>
    </style:style>
    <style:style style:name="TBL_0_11_row_50" style:family="table-row">
      <style:table-row-properties style:use-optimal-row-height="false" style:row-height="0.06in"/>
    </style:style>
    <style:style style:name="TBL_0_11_row_51" style:family="table-row">
      <style:table-row-properties style:use-optimal-row-height="false" style:row-height="0.2in"/>
    </style:style>
    <style:style style:name="TBL_0_11_row_52" style:family="table-row">
      <style:table-row-properties style:use-optimal-row-height="false" style:row-height="0.06in"/>
    </style:style>
    <style:style style:name="TBL_0_11_row_53" style:family="table-row">
      <style:table-row-properties style:use-optimal-row-height="false" style:row-height="0.2in"/>
    </style:style>
    <style:style style:name="TBL_0_12" style:master-page-name="master_0" style:family="table">
      <style:table-properties fo:break-before="page"/>
    </style:style>
    <style:style style:name="TBL_0_12_col_0" style:family="table-column">
      <style:table-column-properties style:column-width="5.15in"/>
    </style:style>
    <style:style style:name="TBL_0_12_col_1" style:family="table-column">
      <style:table-column-properties style:column-width="1.38in"/>
    </style:style>
    <style:style style:name="TBL_0_12_col_2" style:family="table-column">
      <style:table-column-properties style:column-width="5.15in"/>
    </style:style>
    <style:style style:name="TBL_0_12_row_0" style:family="table-row">
      <style:table-row-properties style:use-optimal-row-height="false" style:row-height="0.27in"/>
    </style:style>
    <style:style style:name="TBL_0_12_row_1" style:family="table-row">
      <style:table-row-properties style:use-optimal-row-height="false" style:row-height="0.2in"/>
    </style:style>
    <style:style style:name="TBL_0_12_row_2" style:family="table-row">
      <style:table-row-properties style:use-optimal-row-height="false" style:row-height="0.06in"/>
    </style:style>
    <style:style style:name="TBL_0_12_row_3" style:family="table-row">
      <style:table-row-properties style:use-optimal-row-height="false" style:row-height="0.2in"/>
    </style:style>
    <style:style style:name="TBL_0_12_row_4" style:family="table-row">
      <style:table-row-properties style:use-optimal-row-height="false" style:row-height="0.06in"/>
    </style:style>
    <style:style style:name="TBL_0_12_row_5" style:family="table-row">
      <style:table-row-properties style:use-optimal-row-height="false" style:row-height="0.2in"/>
    </style:style>
    <style:style style:name="TBL_0_12_row_6" style:family="table-row">
      <style:table-row-properties style:use-optimal-row-height="false" style:row-height="0.06in"/>
    </style:style>
    <style:style style:name="TBL_0_12_row_7" style:family="table-row">
      <style:table-row-properties style:use-optimal-row-height="false" style:row-height="0.2in"/>
    </style:style>
    <style:style style:name="TBL_0_12_row_8" style:family="table-row">
      <style:table-row-properties style:use-optimal-row-height="false" style:row-height="0.06in"/>
    </style:style>
    <style:style style:name="TBL_0_12_row_9" style:family="table-row">
      <style:table-row-properties style:use-optimal-row-height="false" style:row-height="0.2in"/>
    </style:style>
    <style:style style:name="TBL_0_12_row_10" style:family="table-row">
      <style:table-row-properties style:use-optimal-row-height="false" style:row-height="0.06in"/>
    </style:style>
    <style:style style:name="TBL_0_12_row_11" style:family="table-row">
      <style:table-row-properties style:use-optimal-row-height="false" style:row-height="0.2in"/>
    </style:style>
    <style:style style:name="TBL_0_12_row_12" style:family="table-row">
      <style:table-row-properties style:use-optimal-row-height="false" style:row-height="0.06in"/>
    </style:style>
    <style:style style:name="TBL_0_12_row_13" style:family="table-row">
      <style:table-row-properties style:use-optimal-row-height="false" style:row-height="0.2in"/>
    </style:style>
    <style:style style:name="TBL_0_12_row_14" style:family="table-row">
      <style:table-row-properties style:use-optimal-row-height="false" style:row-height="0.06in"/>
    </style:style>
    <style:style style:name="TBL_0_12_row_15" style:family="table-row">
      <style:table-row-properties style:use-optimal-row-height="false" style:row-height="0.2in"/>
    </style:style>
    <style:style style:name="TBL_0_12_row_16" style:family="table-row">
      <style:table-row-properties style:use-optimal-row-height="false" style:row-height="0.06in"/>
    </style:style>
    <style:style style:name="TBL_0_12_row_17" style:family="table-row">
      <style:table-row-properties style:use-optimal-row-height="false" style:row-height="0.2in"/>
    </style:style>
    <style:style style:name="TBL_0_12_row_18" style:family="table-row">
      <style:table-row-properties style:use-optimal-row-height="false" style:row-height="0.06in"/>
    </style:style>
    <style:style style:name="TBL_0_12_row_19" style:family="table-row">
      <style:table-row-properties style:use-optimal-row-height="false" style:row-height="0.2in"/>
    </style:style>
    <style:style style:name="TBL_0_12_row_20" style:family="table-row">
      <style:table-row-properties style:use-optimal-row-height="false" style:row-height="0.06in"/>
    </style:style>
    <style:style style:name="TBL_0_12_row_21" style:family="table-row">
      <style:table-row-properties style:use-optimal-row-height="false" style:row-height="0.2in"/>
    </style:style>
    <style:style style:name="TBL_0_12_row_22" style:family="table-row">
      <style:table-row-properties style:use-optimal-row-height="false" style:row-height="0.06in"/>
    </style:style>
    <style:style style:name="TBL_0_12_row_23" style:family="table-row">
      <style:table-row-properties style:use-optimal-row-height="false" style:row-height="0.2in"/>
    </style:style>
    <style:style style:name="TBL_0_12_row_24" style:family="table-row">
      <style:table-row-properties style:use-optimal-row-height="false" style:row-height="0.06in"/>
    </style:style>
    <style:style style:name="TBL_0_12_row_25" style:family="table-row">
      <style:table-row-properties style:use-optimal-row-height="false" style:row-height="0.2in"/>
    </style:style>
    <style:style style:name="TBL_0_12_row_26" style:family="table-row">
      <style:table-row-properties style:use-optimal-row-height="false" style:row-height="0.06in"/>
    </style:style>
    <style:style style:name="TBL_0_12_row_27" style:family="table-row">
      <style:table-row-properties style:use-optimal-row-height="false" style:row-height="0.2in"/>
    </style:style>
    <style:style style:name="TBL_0_12_row_28" style:family="table-row">
      <style:table-row-properties style:use-optimal-row-height="false" style:row-height="0.06in"/>
    </style:style>
    <style:style style:name="TBL_0_12_row_29" style:family="table-row">
      <style:table-row-properties style:use-optimal-row-height="false" style:row-height="0.2in"/>
    </style:style>
    <style:style style:name="TBL_0_12_row_30" style:family="table-row">
      <style:table-row-properties style:use-optimal-row-height="false" style:row-height="0.06in"/>
    </style:style>
    <style:style style:name="TBL_0_12_row_31" style:family="table-row">
      <style:table-row-properties style:use-optimal-row-height="false" style:row-height="0.2in"/>
    </style:style>
    <style:style style:name="TBL_0_12_row_32" style:family="table-row">
      <style:table-row-properties style:use-optimal-row-height="false" style:row-height="0.06in"/>
    </style:style>
    <style:style style:name="TBL_0_12_row_33" style:family="table-row">
      <style:table-row-properties style:use-optimal-row-height="false" style:row-height="0.2in"/>
    </style:style>
    <style:style style:name="TBL_0_12_row_34" style:family="table-row">
      <style:table-row-properties style:use-optimal-row-height="false" style:row-height="0.06in"/>
    </style:style>
    <style:style style:name="TBL_0_12_row_35" style:family="table-row">
      <style:table-row-properties style:use-optimal-row-height="false" style:row-height="0.2in"/>
    </style:style>
    <style:style style:name="TBL_0_12_row_36" style:family="table-row">
      <style:table-row-properties style:use-optimal-row-height="false" style:row-height="0.06in"/>
    </style:style>
    <style:style style:name="TBL_0_12_row_37" style:family="table-row">
      <style:table-row-properties style:use-optimal-row-height="false" style:row-height="0.2in"/>
    </style:style>
    <style:style style:name="TBL_0_12_row_38" style:family="table-row">
      <style:table-row-properties style:use-optimal-row-height="false" style:row-height="0.06in"/>
    </style:style>
    <style:style style:name="TBL_0_12_row_39" style:family="table-row">
      <style:table-row-properties style:use-optimal-row-height="false" style:row-height="0.2in"/>
    </style:style>
    <style:style style:name="TBL_0_12_row_40" style:family="table-row">
      <style:table-row-properties style:use-optimal-row-height="false" style:row-height="0.06in"/>
    </style:style>
    <style:style style:name="TBL_0_12_row_41" style:family="table-row">
      <style:table-row-properties style:use-optimal-row-height="false" style:row-height="0.2in"/>
    </style:style>
    <style:style style:name="TBL_0_12_row_42" style:family="table-row">
      <style:table-row-properties style:use-optimal-row-height="false" style:row-height="0.06in"/>
    </style:style>
    <style:style style:name="TBL_0_12_row_43" style:family="table-row">
      <style:table-row-properties style:use-optimal-row-height="false" style:row-height="0.2in"/>
    </style:style>
    <style:style style:name="TBL_0_12_row_44" style:family="table-row">
      <style:table-row-properties style:use-optimal-row-height="false" style:row-height="0.06in"/>
    </style:style>
    <style:style style:name="TBL_0_12_row_45" style:family="table-row">
      <style:table-row-properties style:use-optimal-row-height="false" style:row-height="0.2in"/>
    </style:style>
    <style:style style:name="TBL_0_12_row_46" style:family="table-row">
      <style:table-row-properties style:use-optimal-row-height="false" style:row-height="0.06in"/>
    </style:style>
    <style:style style:name="TBL_0_12_row_47" style:family="table-row">
      <style:table-row-properties style:use-optimal-row-height="false" style:row-height="0.2in"/>
    </style:style>
    <style:style style:name="TBL_0_12_row_48" style:family="table-row">
      <style:table-row-properties style:use-optimal-row-height="false" style:row-height="0.06in"/>
    </style:style>
    <style:style style:name="TBL_0_12_row_49" style:family="table-row">
      <style:table-row-properties style:use-optimal-row-height="false" style:row-height="0.2in"/>
    </style:style>
    <style:style style:name="TBL_0_12_row_50" style:family="table-row">
      <style:table-row-properties style:use-optimal-row-height="false" style:row-height="0.06in"/>
    </style:style>
    <style:style style:name="TBL_0_12_row_51" style:family="table-row">
      <style:table-row-properties style:use-optimal-row-height="false" style:row-height="0.2in"/>
    </style:style>
    <style:style style:name="TBL_0_12_row_52" style:family="table-row">
      <style:table-row-properties style:use-optimal-row-height="false" style:row-height="0.06in"/>
    </style:style>
    <style:style style:name="TBL_0_12_row_53" style:family="table-row">
      <style:table-row-properties style:use-optimal-row-height="false" style:row-height="0.2in"/>
    </style:style>
    <style:style style:name="TBL_0_13" style:master-page-name="master_0" style:family="table">
      <style:table-properties fo:break-before="page"/>
    </style:style>
    <style:style style:name="TBL_0_13_col_0" style:family="table-column">
      <style:table-column-properties style:column-width="5.15in"/>
    </style:style>
    <style:style style:name="TBL_0_13_col_1" style:family="table-column">
      <style:table-column-properties style:column-width="1.38in"/>
    </style:style>
    <style:style style:name="TBL_0_13_col_2" style:family="table-column">
      <style:table-column-properties style:column-width="5.15in"/>
    </style:style>
    <style:style style:name="TBL_0_13_row_0" style:family="table-row">
      <style:table-row-properties style:use-optimal-row-height="false" style:row-height="0.27in"/>
    </style:style>
    <style:style style:name="TBL_0_13_row_1" style:family="table-row">
      <style:table-row-properties style:use-optimal-row-height="false" style:row-height="0.2in"/>
    </style:style>
    <style:style style:name="TBL_0_13_row_2" style:family="table-row">
      <style:table-row-properties style:use-optimal-row-height="false" style:row-height="0.06in"/>
    </style:style>
    <style:style style:name="TBL_0_13_row_3" style:family="table-row">
      <style:table-row-properties style:use-optimal-row-height="false" style:row-height="0.2in"/>
    </style:style>
    <style:style style:name="TBL_0_13_row_4" style:family="table-row">
      <style:table-row-properties style:use-optimal-row-height="false" style:row-height="0.06in"/>
    </style:style>
    <style:style style:name="TBL_0_13_row_5" style:family="table-row">
      <style:table-row-properties style:use-optimal-row-height="false" style:row-height="0.2in"/>
    </style:style>
    <style:style style:name="TBL_0_13_row_6" style:family="table-row">
      <style:table-row-properties style:use-optimal-row-height="false" style:row-height="0.06in"/>
    </style:style>
    <style:style style:name="TBL_0_13_row_7" style:family="table-row">
      <style:table-row-properties style:use-optimal-row-height="false" style:row-height="0.2in"/>
    </style:style>
    <style:style style:name="TBL_0_13_row_8" style:family="table-row">
      <style:table-row-properties style:use-optimal-row-height="false" style:row-height="0.06in"/>
    </style:style>
    <style:style style:name="TBL_0_13_row_9" style:family="table-row">
      <style:table-row-properties style:use-optimal-row-height="false" style:row-height="0.2in"/>
    </style:style>
    <style:style style:name="TBL_0_13_row_10" style:family="table-row">
      <style:table-row-properties style:use-optimal-row-height="false" style:row-height="0.06in"/>
    </style:style>
    <style:style style:name="TBL_0_13_row_11" style:family="table-row">
      <style:table-row-properties style:use-optimal-row-height="false" style:row-height="0.2in"/>
    </style:style>
    <style:style style:name="TBL_0_13_row_12" style:family="table-row">
      <style:table-row-properties style:use-optimal-row-height="false" style:row-height="0.06in"/>
    </style:style>
    <style:style style:name="TBL_0_13_row_13" style:family="table-row">
      <style:table-row-properties style:use-optimal-row-height="false" style:row-height="0.2in"/>
    </style:style>
    <style:style style:name="TBL_0_13_row_14" style:family="table-row">
      <style:table-row-properties style:use-optimal-row-height="false" style:row-height="0.06in"/>
    </style:style>
    <style:style style:name="TBL_0_13_row_15" style:family="table-row">
      <style:table-row-properties style:use-optimal-row-height="false" style:row-height="0.2in"/>
    </style:style>
    <style:style style:name="TBL_0_13_row_16" style:family="table-row">
      <style:table-row-properties style:use-optimal-row-height="false" style:row-height="0.06in"/>
    </style:style>
    <style:style style:name="TBL_0_13_row_17" style:family="table-row">
      <style:table-row-properties style:use-optimal-row-height="false" style:row-height="0.2in"/>
    </style:style>
    <style:style style:name="TBL_0_13_row_18" style:family="table-row">
      <style:table-row-properties style:use-optimal-row-height="false" style:row-height="0.06in"/>
    </style:style>
    <style:style style:name="TBL_0_13_row_19" style:family="table-row">
      <style:table-row-properties style:use-optimal-row-height="false" style:row-height="0.2in"/>
    </style:style>
    <style:style style:name="TBL_0_13_row_20" style:family="table-row">
      <style:table-row-properties style:use-optimal-row-height="false" style:row-height="0.06in"/>
    </style:style>
    <style:style style:name="TBL_0_13_row_21" style:family="table-row">
      <style:table-row-properties style:use-optimal-row-height="false" style:row-height="0.2in"/>
    </style:style>
    <style:style style:name="TBL_0_13_row_22" style:family="table-row">
      <style:table-row-properties style:use-optimal-row-height="false" style:row-height="0.06in"/>
    </style:style>
    <style:style style:name="TBL_0_13_row_23" style:family="table-row">
      <style:table-row-properties style:use-optimal-row-height="false" style:row-height="0.2in"/>
    </style:style>
    <style:style style:name="TBL_0_13_row_24" style:family="table-row">
      <style:table-row-properties style:use-optimal-row-height="false" style:row-height="0.06in"/>
    </style:style>
    <style:style style:name="TBL_0_13_row_25" style:family="table-row">
      <style:table-row-properties style:use-optimal-row-height="false" style:row-height="0.2in"/>
    </style:style>
    <style:style style:name="TBL_0_13_row_26" style:family="table-row">
      <style:table-row-properties style:use-optimal-row-height="false" style:row-height="0.06in"/>
    </style:style>
    <style:style style:name="TBL_0_13_row_27" style:family="table-row">
      <style:table-row-properties style:use-optimal-row-height="false" style:row-height="0.2in"/>
    </style:style>
    <style:style style:name="TBL_0_13_row_28" style:family="table-row">
      <style:table-row-properties style:use-optimal-row-height="false" style:row-height="0.06in"/>
    </style:style>
    <style:style style:name="TBL_0_13_row_29" style:family="table-row">
      <style:table-row-properties style:use-optimal-row-height="false" style:row-height="0.2in"/>
    </style:style>
    <style:style style:name="TBL_0_13_row_30" style:family="table-row">
      <style:table-row-properties style:use-optimal-row-height="false" style:row-height="0.06in"/>
    </style:style>
    <style:style style:name="TBL_0_13_row_31" style:family="table-row">
      <style:table-row-properties style:use-optimal-row-height="false" style:row-height="0.2in"/>
    </style:style>
    <style:style style:name="TBL_0_13_row_32" style:family="table-row">
      <style:table-row-properties style:use-optimal-row-height="false" style:row-height="0.06in"/>
    </style:style>
    <style:style style:name="TBL_0_13_row_33" style:family="table-row">
      <style:table-row-properties style:use-optimal-row-height="false" style:row-height="0.2in"/>
    </style:style>
    <style:style style:name="TBL_0_13_row_34" style:family="table-row">
      <style:table-row-properties style:use-optimal-row-height="false" style:row-height="0.06in"/>
    </style:style>
    <style:style style:name="TBL_0_13_row_35" style:family="table-row">
      <style:table-row-properties style:use-optimal-row-height="false" style:row-height="0.2in"/>
    </style:style>
    <style:style style:name="TBL_0_13_row_36" style:family="table-row">
      <style:table-row-properties style:use-optimal-row-height="false" style:row-height="0.06in"/>
    </style:style>
    <style:style style:name="TBL_0_13_row_37" style:family="table-row">
      <style:table-row-properties style:use-optimal-row-height="false" style:row-height="0.2in"/>
    </style:style>
    <style:style style:name="TBL_0_13_row_38" style:family="table-row">
      <style:table-row-properties style:use-optimal-row-height="false" style:row-height="0.06in"/>
    </style:style>
    <style:style style:name="TBL_0_13_row_39" style:family="table-row">
      <style:table-row-properties style:use-optimal-row-height="false" style:row-height="0.2in"/>
    </style:style>
    <style:style style:name="TBL_0_13_row_40" style:family="table-row">
      <style:table-row-properties style:use-optimal-row-height="false" style:row-height="0.06in"/>
    </style:style>
    <style:style style:name="TBL_0_13_row_41" style:family="table-row">
      <style:table-row-properties style:use-optimal-row-height="false" style:row-height="0.2in"/>
    </style:style>
    <style:style style:name="TBL_0_13_row_42" style:family="table-row">
      <style:table-row-properties style:use-optimal-row-height="false" style:row-height="0.06in"/>
    </style:style>
    <style:style style:name="TBL_0_13_row_43" style:family="table-row">
      <style:table-row-properties style:use-optimal-row-height="false" style:row-height="0.2in"/>
    </style:style>
    <style:style style:name="TBL_0_13_row_44" style:family="table-row">
      <style:table-row-properties style:use-optimal-row-height="false" style:row-height="0.06in"/>
    </style:style>
    <style:style style:name="TBL_0_13_row_45" style:family="table-row">
      <style:table-row-properties style:use-optimal-row-height="false" style:row-height="0.2in"/>
    </style:style>
    <style:style style:name="TBL_0_13_row_46" style:family="table-row">
      <style:table-row-properties style:use-optimal-row-height="false" style:row-height="0.06in"/>
    </style:style>
    <style:style style:name="TBL_0_13_row_47" style:family="table-row">
      <style:table-row-properties style:use-optimal-row-height="false" style:row-height="0.2in"/>
    </style:style>
    <style:style style:name="TBL_0_13_row_48" style:family="table-row">
      <style:table-row-properties style:use-optimal-row-height="false" style:row-height="0.06in"/>
    </style:style>
    <style:style style:name="TBL_0_13_row_49" style:family="table-row">
      <style:table-row-properties style:use-optimal-row-height="false" style:row-height="0.2in"/>
    </style:style>
    <style:style style:name="TBL_0_13_row_50" style:family="table-row">
      <style:table-row-properties style:use-optimal-row-height="false" style:row-height="0.06in"/>
    </style:style>
    <style:style style:name="TBL_0_13_row_51" style:family="table-row">
      <style:table-row-properties style:use-optimal-row-height="false" style:row-height="0.2in"/>
    </style:style>
    <style:style style:name="TBL_0_13_row_52" style:family="table-row">
      <style:table-row-properties style:use-optimal-row-height="false" style:row-height="0.06in"/>
    </style:style>
    <style:style style:name="TBL_0_13_row_53" style:family="table-row">
      <style:table-row-properties style:use-optimal-row-height="false" style:row-height="0.2in"/>
    </style:style>
    <style:style style:name="TBL_0_14" style:master-page-name="master_0" style:family="table">
      <style:table-properties fo:break-before="page"/>
    </style:style>
    <style:style style:name="TBL_0_14_col_0" style:family="table-column">
      <style:table-column-properties style:column-width="5.15in"/>
    </style:style>
    <style:style style:name="TBL_0_14_col_1" style:family="table-column">
      <style:table-column-properties style:column-width="1.38in"/>
    </style:style>
    <style:style style:name="TBL_0_14_col_2" style:family="table-column">
      <style:table-column-properties style:column-width="5.15in"/>
    </style:style>
    <style:style style:name="TBL_0_14_row_0" style:family="table-row">
      <style:table-row-properties style:use-optimal-row-height="false" style:row-height="0.27in"/>
    </style:style>
    <style:style style:name="TBL_0_14_row_1" style:family="table-row">
      <style:table-row-properties style:use-optimal-row-height="false" style:row-height="0.2in"/>
    </style:style>
    <style:style style:name="TBL_0_14_row_2" style:family="table-row">
      <style:table-row-properties style:use-optimal-row-height="false" style:row-height="0.06in"/>
    </style:style>
    <style:style style:name="TBL_0_14_row_3" style:family="table-row">
      <style:table-row-properties style:use-optimal-row-height="false" style:row-height="0.2in"/>
    </style:style>
    <style:style style:name="TBL_0_14_row_4" style:family="table-row">
      <style:table-row-properties style:use-optimal-row-height="false" style:row-height="0.06in"/>
    </style:style>
    <style:style style:name="TBL_0_14_row_5" style:family="table-row">
      <style:table-row-properties style:use-optimal-row-height="false" style:row-height="0.2in"/>
    </style:style>
    <style:style style:name="TBL_0_14_row_6" style:family="table-row">
      <style:table-row-properties style:use-optimal-row-height="false" style:row-height="0.06in"/>
    </style:style>
    <style:style style:name="TBL_0_14_row_7" style:family="table-row">
      <style:table-row-properties style:use-optimal-row-height="false" style:row-height="0.2in"/>
    </style:style>
    <style:style style:name="TBL_0_14_row_8" style:family="table-row">
      <style:table-row-properties style:use-optimal-row-height="false" style:row-height="0.06in"/>
    </style:style>
    <style:style style:name="TBL_0_14_row_9" style:family="table-row">
      <style:table-row-properties style:use-optimal-row-height="false" style:row-height="0.2in"/>
    </style:style>
    <style:style style:name="TBL_0_14_row_10" style:family="table-row">
      <style:table-row-properties style:use-optimal-row-height="false" style:row-height="0.06in"/>
    </style:style>
    <style:style style:name="TBL_0_14_row_11" style:family="table-row">
      <style:table-row-properties style:use-optimal-row-height="false" style:row-height="0.2in"/>
    </style:style>
    <style:style style:name="TBL_0_14_row_12" style:family="table-row">
      <style:table-row-properties style:use-optimal-row-height="false" style:row-height="0.06in"/>
    </style:style>
    <style:style style:name="TBL_0_14_row_13" style:family="table-row">
      <style:table-row-properties style:use-optimal-row-height="false" style:row-height="0.2in"/>
    </style:style>
    <style:style style:name="TBL_0_14_row_14" style:family="table-row">
      <style:table-row-properties style:use-optimal-row-height="false" style:row-height="0.06in"/>
    </style:style>
    <style:style style:name="TBL_0_14_row_15" style:family="table-row">
      <style:table-row-properties style:use-optimal-row-height="false" style:row-height="0.2in"/>
    </style:style>
    <style:style style:name="TBL_0_14_row_16" style:family="table-row">
      <style:table-row-properties style:use-optimal-row-height="false" style:row-height="0.06in"/>
    </style:style>
    <style:style style:name="TBL_0_14_row_17" style:family="table-row">
      <style:table-row-properties style:use-optimal-row-height="false" style:row-height="0.2in"/>
    </style:style>
    <style:style style:name="TBL_0_14_row_18" style:family="table-row">
      <style:table-row-properties style:use-optimal-row-height="false" style:row-height="0.06in"/>
    </style:style>
    <style:style style:name="TBL_0_14_row_19" style:family="table-row">
      <style:table-row-properties style:use-optimal-row-height="false" style:row-height="0.2in"/>
    </style:style>
    <style:style style:name="TBL_0_14_row_20" style:family="table-row">
      <style:table-row-properties style:use-optimal-row-height="false" style:row-height="0.06in"/>
    </style:style>
    <style:style style:name="TBL_0_14_row_21" style:family="table-row">
      <style:table-row-properties style:use-optimal-row-height="false" style:row-height="0.2in"/>
    </style:style>
    <style:style style:name="TBL_0_14_row_22" style:family="table-row">
      <style:table-row-properties style:use-optimal-row-height="false" style:row-height="0.06in"/>
    </style:style>
    <style:style style:name="TBL_0_14_row_23" style:family="table-row">
      <style:table-row-properties style:use-optimal-row-height="false" style:row-height="0.2in"/>
    </style:style>
    <style:style style:name="TBL_0_14_row_24" style:family="table-row">
      <style:table-row-properties style:use-optimal-row-height="false" style:row-height="0.06in"/>
    </style:style>
    <style:style style:name="TBL_0_14_row_25" style:family="table-row">
      <style:table-row-properties style:use-optimal-row-height="false" style:row-height="0.2in"/>
    </style:style>
    <style:style style:name="TBL_0_14_row_26" style:family="table-row">
      <style:table-row-properties style:use-optimal-row-height="false" style:row-height="0.06in"/>
    </style:style>
    <style:style style:name="TBL_0_14_row_27" style:family="table-row">
      <style:table-row-properties style:use-optimal-row-height="false" style:row-height="0.2in"/>
    </style:style>
    <style:style style:name="TBL_0_14_row_28" style:family="table-row">
      <style:table-row-properties style:use-optimal-row-height="false" style:row-height="0.06in"/>
    </style:style>
    <style:style style:name="TBL_0_14_row_29" style:family="table-row">
      <style:table-row-properties style:use-optimal-row-height="false" style:row-height="0.2in"/>
    </style:style>
    <style:style style:name="TBL_0_14_row_30" style:family="table-row">
      <style:table-row-properties style:use-optimal-row-height="false" style:row-height="0.06in"/>
    </style:style>
    <style:style style:name="TBL_0_14_row_31" style:family="table-row">
      <style:table-row-properties style:use-optimal-row-height="false" style:row-height="0.2in"/>
    </style:style>
    <style:style style:name="TBL_0_14_row_32" style:family="table-row">
      <style:table-row-properties style:use-optimal-row-height="false" style:row-height="0.06in"/>
    </style:style>
    <style:style style:name="TBL_0_14_row_33" style:family="table-row">
      <style:table-row-properties style:use-optimal-row-height="false" style:row-height="0.2in"/>
    </style:style>
    <style:style style:name="TBL_0_14_row_34" style:family="table-row">
      <style:table-row-properties style:use-optimal-row-height="false" style:row-height="0.06in"/>
    </style:style>
    <style:style style:name="TBL_0_14_row_35" style:family="table-row">
      <style:table-row-properties style:use-optimal-row-height="false" style:row-height="0.2in"/>
    </style:style>
    <style:style style:name="TBL_0_14_row_36" style:family="table-row">
      <style:table-row-properties style:use-optimal-row-height="false" style:row-height="0.06in"/>
    </style:style>
    <style:style style:name="TBL_0_14_row_37" style:family="table-row">
      <style:table-row-properties style:use-optimal-row-height="false" style:row-height="0.2in"/>
    </style:style>
    <style:style style:name="TBL_0_14_row_38" style:family="table-row">
      <style:table-row-properties style:use-optimal-row-height="false" style:row-height="0.06in"/>
    </style:style>
    <style:style style:name="TBL_0_14_row_39" style:family="table-row">
      <style:table-row-properties style:use-optimal-row-height="false" style:row-height="0.2in"/>
    </style:style>
    <style:style style:name="TBL_0_14_row_40" style:family="table-row">
      <style:table-row-properties style:use-optimal-row-height="false" style:row-height="0.06in"/>
    </style:style>
    <style:style style:name="TBL_0_14_row_41" style:family="table-row">
      <style:table-row-properties style:use-optimal-row-height="false" style:row-height="0.2in"/>
    </style:style>
    <style:style style:name="TBL_0_14_row_42" style:family="table-row">
      <style:table-row-properties style:use-optimal-row-height="false" style:row-height="0.06in"/>
    </style:style>
    <style:style style:name="TBL_0_14_row_43" style:family="table-row">
      <style:table-row-properties style:use-optimal-row-height="false" style:row-height="0.2in"/>
    </style:style>
    <style:style style:name="TBL_0_14_row_44" style:family="table-row">
      <style:table-row-properties style:use-optimal-row-height="false" style:row-height="0.06in"/>
    </style:style>
    <style:style style:name="TBL_0_14_row_45" style:family="table-row">
      <style:table-row-properties style:use-optimal-row-height="false" style:row-height="0.2in"/>
    </style:style>
    <style:style style:name="TBL_0_14_row_46" style:family="table-row">
      <style:table-row-properties style:use-optimal-row-height="false" style:row-height="0.06in"/>
    </style:style>
    <style:style style:name="TBL_0_14_row_47" style:family="table-row">
      <style:table-row-properties style:use-optimal-row-height="false" style:row-height="0.2in"/>
    </style:style>
    <style:style style:name="TBL_0_14_row_48" style:family="table-row">
      <style:table-row-properties style:use-optimal-row-height="false" style:row-height="0.06in"/>
    </style:style>
    <style:style style:name="TBL_0_14_row_49" style:family="table-row">
      <style:table-row-properties style:use-optimal-row-height="false" style:row-height="0.2in"/>
    </style:style>
    <style:style style:name="TBL_0_14_row_50" style:family="table-row">
      <style:table-row-properties style:use-optimal-row-height="false" style:row-height="0.06in"/>
    </style:style>
    <style:style style:name="TBL_0_14_row_51" style:family="table-row">
      <style:table-row-properties style:use-optimal-row-height="false" style:row-height="0.2in"/>
    </style:style>
    <style:style style:name="TBL_0_14_row_52" style:family="table-row">
      <style:table-row-properties style:use-optimal-row-height="false" style:row-height="0.06in"/>
    </style:style>
    <style:style style:name="TBL_0_14_row_53" style:family="table-row">
      <style:table-row-properties style:use-optimal-row-height="false" style:row-height="0.2in"/>
    </style:style>
    <style:style style:name="TBL_0_15" style:master-page-name="master_0" style:family="table">
      <style:table-properties fo:break-before="page"/>
    </style:style>
    <style:style style:name="TBL_0_15_col_0" style:family="table-column">
      <style:table-column-properties style:column-width="5.15in"/>
    </style:style>
    <style:style style:name="TBL_0_15_col_1" style:family="table-column">
      <style:table-column-properties style:column-width="1.38in"/>
    </style:style>
    <style:style style:name="TBL_0_15_col_2" style:family="table-column">
      <style:table-column-properties style:column-width="5.15in"/>
    </style:style>
    <style:style style:name="TBL_0_15_row_0" style:family="table-row">
      <style:table-row-properties style:use-optimal-row-height="false" style:row-height="0.27in"/>
    </style:style>
    <style:style style:name="TBL_0_15_row_1" style:family="table-row">
      <style:table-row-properties style:use-optimal-row-height="false" style:row-height="0.2in"/>
    </style:style>
    <style:style style:name="TBL_0_15_row_2" style:family="table-row">
      <style:table-row-properties style:use-optimal-row-height="false" style:row-height="0.06in"/>
    </style:style>
    <style:style style:name="TBL_0_15_row_3" style:family="table-row">
      <style:table-row-properties style:use-optimal-row-height="false" style:row-height="0.2in"/>
    </style:style>
    <style:style style:name="TBL_0_15_row_4" style:family="table-row">
      <style:table-row-properties style:use-optimal-row-height="false" style:row-height="0.06in"/>
    </style:style>
    <style:style style:name="TBL_0_15_row_5" style:family="table-row">
      <style:table-row-properties style:use-optimal-row-height="false" style:row-height="0.2in"/>
    </style:style>
    <style:style style:name="TBL_0_15_row_6" style:family="table-row">
      <style:table-row-properties style:use-optimal-row-height="false" style:row-height="0.06in"/>
    </style:style>
    <style:style style:name="TBL_0_15_row_7" style:family="table-row">
      <style:table-row-properties style:use-optimal-row-height="false" style:row-height="0.2in"/>
    </style:style>
    <style:style style:name="TBL_0_15_row_8" style:family="table-row">
      <style:table-row-properties style:use-optimal-row-height="false" style:row-height="0.06in"/>
    </style:style>
    <style:style style:name="TBL_0_15_row_9" style:family="table-row">
      <style:table-row-properties style:use-optimal-row-height="false" style:row-height="0.2in"/>
    </style:style>
    <style:style style:name="TBL_0_15_row_10" style:family="table-row">
      <style:table-row-properties style:use-optimal-row-height="false" style:row-height="0.06in"/>
    </style:style>
    <style:style style:name="TBL_0_15_row_11" style:family="table-row">
      <style:table-row-properties style:use-optimal-row-height="false" style:row-height="0.2in"/>
    </style:style>
    <style:style style:name="TBL_0_15_row_12" style:family="table-row">
      <style:table-row-properties style:use-optimal-row-height="false" style:row-height="0.06in"/>
    </style:style>
    <style:style style:name="TBL_0_15_row_13" style:family="table-row">
      <style:table-row-properties style:use-optimal-row-height="false" style:row-height="0.2in"/>
    </style:style>
    <style:style style:name="TBL_0_15_row_14" style:family="table-row">
      <style:table-row-properties style:use-optimal-row-height="false" style:row-height="0.06in"/>
    </style:style>
    <style:style style:name="TBL_0_15_row_15" style:family="table-row">
      <style:table-row-properties style:use-optimal-row-height="false" style:row-height="0.2in"/>
    </style:style>
    <style:style style:name="TBL_0_15_row_16" style:family="table-row">
      <style:table-row-properties style:use-optimal-row-height="false" style:row-height="0.06in"/>
    </style:style>
    <style:style style:name="TBL_0_15_row_17" style:family="table-row">
      <style:table-row-properties style:use-optimal-row-height="false" style:row-height="0.2in"/>
    </style:style>
    <style:style style:name="TBL_0_15_row_18" style:family="table-row">
      <style:table-row-properties style:use-optimal-row-height="false" style:row-height="0.06in"/>
    </style:style>
    <style:style style:name="TBL_0_15_row_19" style:family="table-row">
      <style:table-row-properties style:use-optimal-row-height="false" style:row-height="0.2in"/>
    </style:style>
    <style:style style:name="TBL_0_15_row_20" style:family="table-row">
      <style:table-row-properties style:use-optimal-row-height="false" style:row-height="0.06in"/>
    </style:style>
    <style:style style:name="TBL_0_15_row_21" style:family="table-row">
      <style:table-row-properties style:use-optimal-row-height="false" style:row-height="0.2in"/>
    </style:style>
    <style:style style:name="TBL_0_15_row_22" style:family="table-row">
      <style:table-row-properties style:use-optimal-row-height="false" style:row-height="0.06in"/>
    </style:style>
    <style:style style:name="TBL_0_15_row_23" style:family="table-row">
      <style:table-row-properties style:use-optimal-row-height="false" style:row-height="0.2in"/>
    </style:style>
    <style:style style:name="TBL_0_15_row_24" style:family="table-row">
      <style:table-row-properties style:use-optimal-row-height="false" style:row-height="0.06in"/>
    </style:style>
    <style:style style:name="TBL_0_15_row_25" style:family="table-row">
      <style:table-row-properties style:use-optimal-row-height="false" style:row-height="0.2in"/>
    </style:style>
    <style:style style:name="TBL_0_15_row_26" style:family="table-row">
      <style:table-row-properties style:use-optimal-row-height="false" style:row-height="0.06in"/>
    </style:style>
    <style:style style:name="TBL_0_15_row_27" style:family="table-row">
      <style:table-row-properties style:use-optimal-row-height="false" style:row-height="0.2in"/>
    </style:style>
    <style:style style:name="TBL_0_15_row_28" style:family="table-row">
      <style:table-row-properties style:use-optimal-row-height="false" style:row-height="0.06in"/>
    </style:style>
    <style:style style:name="TBL_0_15_row_29" style:family="table-row">
      <style:table-row-properties style:use-optimal-row-height="false" style:row-height="0.2in"/>
    </style:style>
    <style:style style:name="TBL_0_15_row_30" style:family="table-row">
      <style:table-row-properties style:use-optimal-row-height="false" style:row-height="0.06in"/>
    </style:style>
    <style:style style:name="TBL_0_15_row_31" style:family="table-row">
      <style:table-row-properties style:use-optimal-row-height="false" style:row-height="0.2in"/>
    </style:style>
    <style:style style:name="TBL_0_15_row_32" style:family="table-row">
      <style:table-row-properties style:use-optimal-row-height="false" style:row-height="0.06in"/>
    </style:style>
    <style:style style:name="TBL_0_15_row_33" style:family="table-row">
      <style:table-row-properties style:use-optimal-row-height="false" style:row-height="0.2in"/>
    </style:style>
    <style:style style:name="TBL_0_15_row_34" style:family="table-row">
      <style:table-row-properties style:use-optimal-row-height="false" style:row-height="0.06in"/>
    </style:style>
    <style:style style:name="TBL_0_15_row_35" style:family="table-row">
      <style:table-row-properties style:use-optimal-row-height="false" style:row-height="0.2in"/>
    </style:style>
    <style:style style:name="TBL_0_15_row_36" style:family="table-row">
      <style:table-row-properties style:use-optimal-row-height="false" style:row-height="0.06in"/>
    </style:style>
    <style:style style:name="TBL_0_15_row_37" style:family="table-row">
      <style:table-row-properties style:use-optimal-row-height="false" style:row-height="0.2in"/>
    </style:style>
    <style:style style:name="TBL_0_15_row_38" style:family="table-row">
      <style:table-row-properties style:use-optimal-row-height="false" style:row-height="0.06in"/>
    </style:style>
    <style:style style:name="TBL_0_15_row_39" style:family="table-row">
      <style:table-row-properties style:use-optimal-row-height="false" style:row-height="0.2in"/>
    </style:style>
    <style:style style:name="TBL_0_15_row_40" style:family="table-row">
      <style:table-row-properties style:use-optimal-row-height="false" style:row-height="0.06in"/>
    </style:style>
    <style:style style:name="TBL_0_15_row_41" style:family="table-row">
      <style:table-row-properties style:use-optimal-row-height="false" style:row-height="0.2in"/>
    </style:style>
    <style:style style:name="TBL_0_15_row_42" style:family="table-row">
      <style:table-row-properties style:use-optimal-row-height="false" style:row-height="0.06in"/>
    </style:style>
    <style:style style:name="TBL_0_15_row_43" style:family="table-row">
      <style:table-row-properties style:use-optimal-row-height="false" style:row-height="0.2in"/>
    </style:style>
    <style:style style:name="TBL_0_15_row_44" style:family="table-row">
      <style:table-row-properties style:use-optimal-row-height="false" style:row-height="0.06in"/>
    </style:style>
    <style:style style:name="TBL_0_15_row_45" style:family="table-row">
      <style:table-row-properties style:use-optimal-row-height="false" style:row-height="0.2in"/>
    </style:style>
    <style:style style:name="TBL_0_15_row_46" style:family="table-row">
      <style:table-row-properties style:use-optimal-row-height="false" style:row-height="0.06in"/>
    </style:style>
    <style:style style:name="TBL_0_15_row_47" style:family="table-row">
      <style:table-row-properties style:use-optimal-row-height="false" style:row-height="0.2in"/>
    </style:style>
    <style:style style:name="TBL_0_15_row_48" style:family="table-row">
      <style:table-row-properties style:use-optimal-row-height="false" style:row-height="0.06in"/>
    </style:style>
    <style:style style:name="TBL_0_15_row_49" style:family="table-row">
      <style:table-row-properties style:use-optimal-row-height="false" style:row-height="0.2in"/>
    </style:style>
    <style:style style:name="TBL_0_15_row_50" style:family="table-row">
      <style:table-row-properties style:use-optimal-row-height="false" style:row-height="0.06in"/>
    </style:style>
    <style:style style:name="TBL_0_15_row_51" style:family="table-row">
      <style:table-row-properties style:use-optimal-row-height="false" style:row-height="0.2in"/>
    </style:style>
    <style:style style:name="TBL_0_15_row_52" style:family="table-row">
      <style:table-row-properties style:use-optimal-row-height="false" style:row-height="0.06in"/>
    </style:style>
    <style:style style:name="TBL_0_15_row_53" style:family="table-row">
      <style:table-row-properties style:use-optimal-row-height="false" style:row-height="0.2in"/>
    </style:style>
    <style:style style:name="TBL_0_16" style:master-page-name="master_0" style:family="table">
      <style:table-properties fo:break-before="page"/>
    </style:style>
    <style:style style:name="TBL_0_16_col_0" style:family="table-column">
      <style:table-column-properties style:column-width="5.15in"/>
    </style:style>
    <style:style style:name="TBL_0_16_col_1" style:family="table-column">
      <style:table-column-properties style:column-width="1.38in"/>
    </style:style>
    <style:style style:name="TBL_0_16_col_2" style:family="table-column">
      <style:table-column-properties style:column-width="5.15in"/>
    </style:style>
    <style:style style:name="TBL_0_16_row_0" style:family="table-row">
      <style:table-row-properties style:use-optimal-row-height="false" style:row-height="0.27in"/>
    </style:style>
    <style:style style:name="TBL_0_16_row_1" style:family="table-row">
      <style:table-row-properties style:use-optimal-row-height="false" style:row-height="0.2in"/>
    </style:style>
    <style:style style:name="TBL_0_16_row_2" style:family="table-row">
      <style:table-row-properties style:use-optimal-row-height="false" style:row-height="0.06in"/>
    </style:style>
    <style:style style:name="TBL_0_16_row_3" style:family="table-row">
      <style:table-row-properties style:use-optimal-row-height="false" style:row-height="0.2in"/>
    </style:style>
    <style:style style:name="TBL_0_16_row_4" style:family="table-row">
      <style:table-row-properties style:use-optimal-row-height="false" style:row-height="0.06in"/>
    </style:style>
    <style:style style:name="TBL_0_16_row_5" style:family="table-row">
      <style:table-row-properties style:use-optimal-row-height="false" style:row-height="0.2in"/>
    </style:style>
    <style:style style:name="TBL_0_16_row_6" style:family="table-row">
      <style:table-row-properties style:use-optimal-row-height="false" style:row-height="0.06in"/>
    </style:style>
    <style:style style:name="TBL_0_16_row_7" style:family="table-row">
      <style:table-row-properties style:use-optimal-row-height="false" style:row-height="0.2in"/>
    </style:style>
    <style:style style:name="TBL_0_16_row_8" style:family="table-row">
      <style:table-row-properties style:use-optimal-row-height="false" style:row-height="0.06in"/>
    </style:style>
    <style:style style:name="TBL_0_16_row_9" style:family="table-row">
      <style:table-row-properties style:use-optimal-row-height="false" style:row-height="0.2in"/>
    </style:style>
    <style:style style:name="TBL_0_16_row_10" style:family="table-row">
      <style:table-row-properties style:use-optimal-row-height="false" style:row-height="0.06in"/>
    </style:style>
    <style:style style:name="TBL_0_16_row_11" style:family="table-row">
      <style:table-row-properties style:use-optimal-row-height="false" style:row-height="0.2in"/>
    </style:style>
    <style:style style:name="TBL_0_16_row_12" style:family="table-row">
      <style:table-row-properties style:use-optimal-row-height="false" style:row-height="0.06in"/>
    </style:style>
    <style:style style:name="TBL_0_16_row_13" style:family="table-row">
      <style:table-row-properties style:use-optimal-row-height="false" style:row-height="0.2in"/>
    </style:style>
    <style:style style:name="TBL_0_16_row_14" style:family="table-row">
      <style:table-row-properties style:use-optimal-row-height="false" style:row-height="0.06in"/>
    </style:style>
    <style:style style:name="TBL_0_16_row_15" style:family="table-row">
      <style:table-row-properties style:use-optimal-row-height="false" style:row-height="0.2in"/>
    </style:style>
    <style:style style:name="TBL_0_16_row_16" style:family="table-row">
      <style:table-row-properties style:use-optimal-row-height="false" style:row-height="0.06in"/>
    </style:style>
    <style:style style:name="TBL_0_16_row_17" style:family="table-row">
      <style:table-row-properties style:use-optimal-row-height="false" style:row-height="0.2in"/>
    </style:style>
    <style:style style:name="TBL_0_16_row_18" style:family="table-row">
      <style:table-row-properties style:use-optimal-row-height="false" style:row-height="0.06in"/>
    </style:style>
    <style:style style:name="TBL_0_16_row_19" style:family="table-row">
      <style:table-row-properties style:use-optimal-row-height="false" style:row-height="0.2in"/>
    </style:style>
    <style:style style:name="TBL_0_16_row_20" style:family="table-row">
      <style:table-row-properties style:use-optimal-row-height="false" style:row-height="0.06in"/>
    </style:style>
    <style:style style:name="TBL_0_16_row_21" style:family="table-row">
      <style:table-row-properties style:use-optimal-row-height="false" style:row-height="0.2in"/>
    </style:style>
    <style:style style:name="TBL_0_16_row_22" style:family="table-row">
      <style:table-row-properties style:use-optimal-row-height="false" style:row-height="0.06in"/>
    </style:style>
    <style:style style:name="TBL_0_16_row_23" style:family="table-row">
      <style:table-row-properties style:use-optimal-row-height="false" style:row-height="0.2in"/>
    </style:style>
    <style:style style:name="TBL_0_16_row_24" style:family="table-row">
      <style:table-row-properties style:use-optimal-row-height="false" style:row-height="0.06in"/>
    </style:style>
    <style:style style:name="TBL_0_16_row_25" style:family="table-row">
      <style:table-row-properties style:use-optimal-row-height="false" style:row-height="0.2in"/>
    </style:style>
    <style:style style:name="TBL_0_16_row_26" style:family="table-row">
      <style:table-row-properties style:use-optimal-row-height="false" style:row-height="0.06in"/>
    </style:style>
    <style:style style:name="TBL_0_16_row_27" style:family="table-row">
      <style:table-row-properties style:use-optimal-row-height="false" style:row-height="0.2in"/>
    </style:style>
    <style:style style:name="TBL_0_16_row_28" style:family="table-row">
      <style:table-row-properties style:use-optimal-row-height="false" style:row-height="0.06in"/>
    </style:style>
    <style:style style:name="TBL_0_16_row_29" style:family="table-row">
      <style:table-row-properties style:use-optimal-row-height="false" style:row-height="0.2in"/>
    </style:style>
    <style:style style:name="TBL_0_16_row_30" style:family="table-row">
      <style:table-row-properties style:use-optimal-row-height="false" style:row-height="0.06in"/>
    </style:style>
    <style:style style:name="TBL_0_16_row_31" style:family="table-row">
      <style:table-row-properties style:use-optimal-row-height="false" style:row-height="0.2in"/>
    </style:style>
    <style:style style:name="TBL_0_16_row_32" style:family="table-row">
      <style:table-row-properties style:use-optimal-row-height="false" style:row-height="0.06in"/>
    </style:style>
    <style:style style:name="TBL_0_16_row_33" style:family="table-row">
      <style:table-row-properties style:use-optimal-row-height="false" style:row-height="0.2in"/>
    </style:style>
    <style:style style:name="TBL_0_16_row_34" style:family="table-row">
      <style:table-row-properties style:use-optimal-row-height="false" style:row-height="0.06in"/>
    </style:style>
    <style:style style:name="TBL_0_16_row_35" style:family="table-row">
      <style:table-row-properties style:use-optimal-row-height="false" style:row-height="0.2in"/>
    </style:style>
    <style:style style:name="TBL_0_16_row_36" style:family="table-row">
      <style:table-row-properties style:use-optimal-row-height="false" style:row-height="0.06in"/>
    </style:style>
    <style:style style:name="TBL_0_16_row_37" style:family="table-row">
      <style:table-row-properties style:use-optimal-row-height="false" style:row-height="0.2in"/>
    </style:style>
    <style:style style:name="TBL_0_16_row_38" style:family="table-row">
      <style:table-row-properties style:use-optimal-row-height="false" style:row-height="0.06in"/>
    </style:style>
    <style:style style:name="TBL_0_16_row_39" style:family="table-row">
      <style:table-row-properties style:use-optimal-row-height="false" style:row-height="0.2in"/>
    </style:style>
    <style:style style:name="TBL_0_16_row_40" style:family="table-row">
      <style:table-row-properties style:use-optimal-row-height="false" style:row-height="0.06in"/>
    </style:style>
    <style:style style:name="TBL_0_16_row_41" style:family="table-row">
      <style:table-row-properties style:use-optimal-row-height="false" style:row-height="0.2in"/>
    </style:style>
    <style:style style:name="TBL_0_16_row_42" style:family="table-row">
      <style:table-row-properties style:use-optimal-row-height="false" style:row-height="0.06in"/>
    </style:style>
    <style:style style:name="TBL_0_16_row_43" style:family="table-row">
      <style:table-row-properties style:use-optimal-row-height="false" style:row-height="0.2in"/>
    </style:style>
    <style:style style:name="TBL_0_16_row_44" style:family="table-row">
      <style:table-row-properties style:use-optimal-row-height="false" style:row-height="0.06in"/>
    </style:style>
    <style:style style:name="TBL_0_16_row_45" style:family="table-row">
      <style:table-row-properties style:use-optimal-row-height="false" style:row-height="0.2in"/>
    </style:style>
    <style:style style:name="TBL_0_16_row_46" style:family="table-row">
      <style:table-row-properties style:use-optimal-row-height="false" style:row-height="0.06in"/>
    </style:style>
    <style:style style:name="TBL_0_16_row_47" style:family="table-row">
      <style:table-row-properties style:use-optimal-row-height="false" style:row-height="0.2in"/>
    </style:style>
    <style:style style:name="TBL_0_16_row_48" style:family="table-row">
      <style:table-row-properties style:use-optimal-row-height="false" style:row-height="0.06in"/>
    </style:style>
    <style:style style:name="TBL_0_16_row_49" style:family="table-row">
      <style:table-row-properties style:use-optimal-row-height="false" style:row-height="0.2in"/>
    </style:style>
    <style:style style:name="TBL_0_16_row_50" style:family="table-row">
      <style:table-row-properties style:use-optimal-row-height="false" style:row-height="0.06in"/>
    </style:style>
    <style:style style:name="TBL_0_16_row_51" style:family="table-row">
      <style:table-row-properties style:use-optimal-row-height="false" style:row-height="0.2in"/>
    </style:style>
    <style:style style:name="TBL_0_16_row_52" style:family="table-row">
      <style:table-row-properties style:use-optimal-row-height="false" style:row-height="0.06in"/>
    </style:style>
    <style:style style:name="TBL_0_16_row_53" style:family="table-row">
      <style:table-row-properties style:use-optimal-row-height="false" style:row-height="0.2in"/>
    </style:style>
    <style:style style:name="TBL_0_17" style:master-page-name="master_0" style:family="table">
      <style:table-properties fo:break-before="page"/>
    </style:style>
    <style:style style:name="TBL_0_17_col_0" style:family="table-column">
      <style:table-column-properties style:column-width="5.15in"/>
    </style:style>
    <style:style style:name="TBL_0_17_col_1" style:family="table-column">
      <style:table-column-properties style:column-width="1.38in"/>
    </style:style>
    <style:style style:name="TBL_0_17_col_2" style:family="table-column">
      <style:table-column-properties style:column-width="5.15in"/>
    </style:style>
    <style:style style:name="TBL_0_17_row_0" style:family="table-row">
      <style:table-row-properties style:use-optimal-row-height="false" style:row-height="0.27in"/>
    </style:style>
    <style:style style:name="TBL_0_17_row_1" style:family="table-row">
      <style:table-row-properties style:use-optimal-row-height="false" style:row-height="0.2in"/>
    </style:style>
    <style:style style:name="TBL_0_17_row_2" style:family="table-row">
      <style:table-row-properties style:use-optimal-row-height="false" style:row-height="0.06in"/>
    </style:style>
    <style:style style:name="TBL_0_17_row_3" style:family="table-row">
      <style:table-row-properties style:use-optimal-row-height="false" style:row-height="0.2in"/>
    </style:style>
    <style:style style:name="TBL_0_17_row_4" style:family="table-row">
      <style:table-row-properties style:use-optimal-row-height="false" style:row-height="0.06in"/>
    </style:style>
    <style:style style:name="TBL_0_17_row_5" style:family="table-row">
      <style:table-row-properties style:use-optimal-row-height="false" style:row-height="0.2in"/>
    </style:style>
    <style:style style:name="TBL_0_17_row_6" style:family="table-row">
      <style:table-row-properties style:use-optimal-row-height="false" style:row-height="0.06in"/>
    </style:style>
    <style:style style:name="TBL_0_17_row_7" style:family="table-row">
      <style:table-row-properties style:use-optimal-row-height="false" style:row-height="0.2in"/>
    </style:style>
    <style:style style:name="TBL_0_17_row_8" style:family="table-row">
      <style:table-row-properties style:use-optimal-row-height="false" style:row-height="0.06in"/>
    </style:style>
    <style:style style:name="TBL_0_17_row_9" style:family="table-row">
      <style:table-row-properties style:use-optimal-row-height="false" style:row-height="0.2in"/>
    </style:style>
    <style:style style:name="TBL_0_17_row_10" style:family="table-row">
      <style:table-row-properties style:use-optimal-row-height="false" style:row-height="0.06in"/>
    </style:style>
    <style:style style:name="TBL_0_17_row_11" style:family="table-row">
      <style:table-row-properties style:use-optimal-row-height="false" style:row-height="0.2in"/>
    </style:style>
    <style:style style:name="TBL_0_17_row_12" style:family="table-row">
      <style:table-row-properties style:use-optimal-row-height="false" style:row-height="0.06in"/>
    </style:style>
    <style:style style:name="TBL_0_17_row_13" style:family="table-row">
      <style:table-row-properties style:use-optimal-row-height="false" style:row-height="0.2in"/>
    </style:style>
    <style:style style:name="TBL_0_17_row_14" style:family="table-row">
      <style:table-row-properties style:use-optimal-row-height="false" style:row-height="0.06in"/>
    </style:style>
    <style:style style:name="TBL_0_17_row_15" style:family="table-row">
      <style:table-row-properties style:use-optimal-row-height="false" style:row-height="0.2in"/>
    </style:style>
    <style:style style:name="TBL_0_17_row_16" style:family="table-row">
      <style:table-row-properties style:use-optimal-row-height="false" style:row-height="0.06in"/>
    </style:style>
    <style:style style:name="TBL_0_17_row_17" style:family="table-row">
      <style:table-row-properties style:use-optimal-row-height="false" style:row-height="0.2in"/>
    </style:style>
    <style:style style:name="TBL_0_17_row_18" style:family="table-row">
      <style:table-row-properties style:use-optimal-row-height="false" style:row-height="0.06in"/>
    </style:style>
    <style:style style:name="TBL_0_17_row_19" style:family="table-row">
      <style:table-row-properties style:use-optimal-row-height="false" style:row-height="0.2in"/>
    </style:style>
    <style:style style:name="TBL_0_17_row_20" style:family="table-row">
      <style:table-row-properties style:use-optimal-row-height="false" style:row-height="0.06in"/>
    </style:style>
    <style:style style:name="TBL_0_17_row_21" style:family="table-row">
      <style:table-row-properties style:use-optimal-row-height="false" style:row-height="0.2in"/>
    </style:style>
    <style:style style:name="TBL_0_17_row_22" style:family="table-row">
      <style:table-row-properties style:use-optimal-row-height="false" style:row-height="0.06in"/>
    </style:style>
    <style:style style:name="TBL_0_17_row_23" style:family="table-row">
      <style:table-row-properties style:use-optimal-row-height="false" style:row-height="0.2in"/>
    </style:style>
    <style:style style:name="TBL_0_17_row_24" style:family="table-row">
      <style:table-row-properties style:use-optimal-row-height="false" style:row-height="0.06in"/>
    </style:style>
    <style:style style:name="TBL_0_17_row_25" style:family="table-row">
      <style:table-row-properties style:use-optimal-row-height="false" style:row-height="0.2in"/>
    </style:style>
    <style:style style:name="TBL_0_17_row_26" style:family="table-row">
      <style:table-row-properties style:use-optimal-row-height="false" style:row-height="0.06in"/>
    </style:style>
    <style:style style:name="TBL_0_17_row_27" style:family="table-row">
      <style:table-row-properties style:use-optimal-row-height="false" style:row-height="0.2in"/>
    </style:style>
    <style:style style:name="TBL_0_17_row_28" style:family="table-row">
      <style:table-row-properties style:use-optimal-row-height="false" style:row-height="0.06in"/>
    </style:style>
    <style:style style:name="TBL_0_17_row_29" style:family="table-row">
      <style:table-row-properties style:use-optimal-row-height="false" style:row-height="0.2in"/>
    </style:style>
    <style:style style:name="TBL_0_17_row_30" style:family="table-row">
      <style:table-row-properties style:use-optimal-row-height="false" style:row-height="0.06in"/>
    </style:style>
    <style:style style:name="TBL_0_17_row_31" style:family="table-row">
      <style:table-row-properties style:use-optimal-row-height="false" style:row-height="0.2in"/>
    </style:style>
    <style:style style:name="TBL_0_17_row_32" style:family="table-row">
      <style:table-row-properties style:use-optimal-row-height="false" style:row-height="0.06in"/>
    </style:style>
    <style:style style:name="TBL_0_17_row_33" style:family="table-row">
      <style:table-row-properties style:use-optimal-row-height="false" style:row-height="0.2in"/>
    </style:style>
    <style:style style:name="TBL_0_17_row_34" style:family="table-row">
      <style:table-row-properties style:use-optimal-row-height="false" style:row-height="0.06in"/>
    </style:style>
    <style:style style:name="TBL_0_17_row_35" style:family="table-row">
      <style:table-row-properties style:use-optimal-row-height="false" style:row-height="0.2in"/>
    </style:style>
    <style:style style:name="TBL_0_17_row_36" style:family="table-row">
      <style:table-row-properties style:use-optimal-row-height="false" style:row-height="0.06in"/>
    </style:style>
    <style:style style:name="TBL_0_17_row_37" style:family="table-row">
      <style:table-row-properties style:use-optimal-row-height="false" style:row-height="0.2in"/>
    </style:style>
    <style:style style:name="TBL_0_17_row_38" style:family="table-row">
      <style:table-row-properties style:use-optimal-row-height="false" style:row-height="0.06in"/>
    </style:style>
    <style:style style:name="TBL_0_17_row_39" style:family="table-row">
      <style:table-row-properties style:use-optimal-row-height="false" style:row-height="0.2in"/>
    </style:style>
    <style:style style:name="TBL_0_17_row_40" style:family="table-row">
      <style:table-row-properties style:use-optimal-row-height="false" style:row-height="0.06in"/>
    </style:style>
    <style:style style:name="TBL_0_17_row_41" style:family="table-row">
      <style:table-row-properties style:use-optimal-row-height="false" style:row-height="0.2in"/>
    </style:style>
    <style:style style:name="TBL_0_17_row_42" style:family="table-row">
      <style:table-row-properties style:use-optimal-row-height="false" style:row-height="0.06in"/>
    </style:style>
    <style:style style:name="TBL_0_17_row_43" style:family="table-row">
      <style:table-row-properties style:use-optimal-row-height="false" style:row-height="0.2in"/>
    </style:style>
    <style:style style:name="TBL_0_17_row_44" style:family="table-row">
      <style:table-row-properties style:use-optimal-row-height="false" style:row-height="0.06in"/>
    </style:style>
    <style:style style:name="TBL_0_17_row_45" style:family="table-row">
      <style:table-row-properties style:use-optimal-row-height="false" style:row-height="0.2in"/>
    </style:style>
    <style:style style:name="TBL_0_17_row_46" style:family="table-row">
      <style:table-row-properties style:use-optimal-row-height="false" style:row-height="0.06in"/>
    </style:style>
    <style:style style:name="TBL_0_17_row_47" style:family="table-row">
      <style:table-row-properties style:use-optimal-row-height="false" style:row-height="0.2in"/>
    </style:style>
    <style:style style:name="TBL_0_17_row_48" style:family="table-row">
      <style:table-row-properties style:use-optimal-row-height="false" style:row-height="0.06in"/>
    </style:style>
    <style:style style:name="TBL_0_17_row_49" style:family="table-row">
      <style:table-row-properties style:use-optimal-row-height="false" style:row-height="0.2in"/>
    </style:style>
    <style:style style:name="TBL_0_17_row_50" style:family="table-row">
      <style:table-row-properties style:use-optimal-row-height="false" style:row-height="0.06in"/>
    </style:style>
    <style:style style:name="TBL_0_17_row_51" style:family="table-row">
      <style:table-row-properties style:use-optimal-row-height="false" style:row-height="0.2in"/>
    </style:style>
    <style:style style:name="TBL_0_17_row_52" style:family="table-row">
      <style:table-row-properties style:use-optimal-row-height="false" style:row-height="0.06in"/>
    </style:style>
    <style:style style:name="TBL_0_17_row_53" style:family="table-row">
      <style:table-row-properties style:use-optimal-row-height="false" style:row-height="0.2in"/>
    </style:style>
    <style:style style:name="TBL_0_18" style:master-page-name="master_0" style:family="table">
      <style:table-properties fo:break-before="page"/>
    </style:style>
    <style:style style:name="TBL_0_18_col_0" style:family="table-column">
      <style:table-column-properties style:column-width="5.15in"/>
    </style:style>
    <style:style style:name="TBL_0_18_col_1" style:family="table-column">
      <style:table-column-properties style:column-width="1.38in"/>
    </style:style>
    <style:style style:name="TBL_0_18_col_2" style:family="table-column">
      <style:table-column-properties style:column-width="5.15in"/>
    </style:style>
    <style:style style:name="TBL_0_18_row_0" style:family="table-row">
      <style:table-row-properties style:use-optimal-row-height="false" style:row-height="0.27in"/>
    </style:style>
    <style:style style:name="TBL_0_18_row_1" style:family="table-row">
      <style:table-row-properties style:use-optimal-row-height="false" style:row-height="0.2in"/>
    </style:style>
    <style:style style:name="TBL_0_18_row_2" style:family="table-row">
      <style:table-row-properties style:use-optimal-row-height="false" style:row-height="0.06in"/>
    </style:style>
    <style:style style:name="TBL_0_18_row_3" style:family="table-row">
      <style:table-row-properties style:use-optimal-row-height="false" style:row-height="0.2in"/>
    </style:style>
    <style:style style:name="TBL_0_18_row_4" style:family="table-row">
      <style:table-row-properties style:use-optimal-row-height="false" style:row-height="0.06in"/>
    </style:style>
    <style:style style:name="TBL_0_18_row_5" style:family="table-row">
      <style:table-row-properties style:use-optimal-row-height="false" style:row-height="0.2in"/>
    </style:style>
    <style:style style:name="TBL_0_18_row_6" style:family="table-row">
      <style:table-row-properties style:use-optimal-row-height="false" style:row-height="0.06in"/>
    </style:style>
    <style:style style:name="TBL_0_18_row_7" style:family="table-row">
      <style:table-row-properties style:use-optimal-row-height="false" style:row-height="0.2in"/>
    </style:style>
    <style:style style:name="TBL_0_18_row_8" style:family="table-row">
      <style:table-row-properties style:use-optimal-row-height="false" style:row-height="0.06in"/>
    </style:style>
    <style:style style:name="TBL_0_18_row_9" style:family="table-row">
      <style:table-row-properties style:use-optimal-row-height="false" style:row-height="0.2in"/>
    </style:style>
    <style:style style:name="TBL_0_18_row_10" style:family="table-row">
      <style:table-row-properties style:use-optimal-row-height="false" style:row-height="0.06in"/>
    </style:style>
    <style:style style:name="TBL_0_18_row_11" style:family="table-row">
      <style:table-row-properties style:use-optimal-row-height="false" style:row-height="0.2in"/>
    </style:style>
    <style:style style:name="TBL_0_18_row_12" style:family="table-row">
      <style:table-row-properties style:use-optimal-row-height="false" style:row-height="0.06in"/>
    </style:style>
    <style:style style:name="TBL_0_18_row_13" style:family="table-row">
      <style:table-row-properties style:use-optimal-row-height="false" style:row-height="0.2in"/>
    </style:style>
    <style:style style:name="TBL_0_18_row_14" style:family="table-row">
      <style:table-row-properties style:use-optimal-row-height="false" style:row-height="0.06in"/>
    </style:style>
    <style:style style:name="TBL_0_18_row_15" style:family="table-row">
      <style:table-row-properties style:use-optimal-row-height="false" style:row-height="0.2in"/>
    </style:style>
    <style:style style:name="TBL_0_18_row_16" style:family="table-row">
      <style:table-row-properties style:use-optimal-row-height="false" style:row-height="0.06in"/>
    </style:style>
    <style:style style:name="TBL_0_18_row_17" style:family="table-row">
      <style:table-row-properties style:use-optimal-row-height="false" style:row-height="0.2in"/>
    </style:style>
    <style:style style:name="TBL_0_18_row_18" style:family="table-row">
      <style:table-row-properties style:use-optimal-row-height="false" style:row-height="0.06in"/>
    </style:style>
    <style:style style:name="TBL_0_18_row_19" style:family="table-row">
      <style:table-row-properties style:use-optimal-row-height="false" style:row-height="0.2in"/>
    </style:style>
    <style:style style:name="TBL_0_18_row_20" style:family="table-row">
      <style:table-row-properties style:use-optimal-row-height="false" style:row-height="0.06in"/>
    </style:style>
    <style:style style:name="TBL_0_18_row_21" style:family="table-row">
      <style:table-row-properties style:use-optimal-row-height="false" style:row-height="0.2in"/>
    </style:style>
    <style:style style:name="TBL_0_18_row_22" style:family="table-row">
      <style:table-row-properties style:use-optimal-row-height="false" style:row-height="0.06in"/>
    </style:style>
    <style:style style:name="TBL_0_18_row_23" style:family="table-row">
      <style:table-row-properties style:use-optimal-row-height="false" style:row-height="0.2in"/>
    </style:style>
    <style:style style:name="TBL_0_18_row_24" style:family="table-row">
      <style:table-row-properties style:use-optimal-row-height="false" style:row-height="0.06in"/>
    </style:style>
    <style:style style:name="TBL_0_18_row_25" style:family="table-row">
      <style:table-row-properties style:use-optimal-row-height="false" style:row-height="0.2in"/>
    </style:style>
    <style:style style:name="TBL_0_18_row_26" style:family="table-row">
      <style:table-row-properties style:use-optimal-row-height="false" style:row-height="0.06in"/>
    </style:style>
    <style:style style:name="TBL_0_18_row_27" style:family="table-row">
      <style:table-row-properties style:use-optimal-row-height="false" style:row-height="0.2in"/>
    </style:style>
    <style:style style:name="TBL_0_18_row_28" style:family="table-row">
      <style:table-row-properties style:use-optimal-row-height="false" style:row-height="0.06in"/>
    </style:style>
    <style:style style:name="TBL_0_18_row_29" style:family="table-row">
      <style:table-row-properties style:use-optimal-row-height="false" style:row-height="0.2in"/>
    </style:style>
    <style:style style:name="TBL_0_18_row_30" style:family="table-row">
      <style:table-row-properties style:use-optimal-row-height="false" style:row-height="0.06in"/>
    </style:style>
    <style:style style:name="TBL_0_18_row_31" style:family="table-row">
      <style:table-row-properties style:use-optimal-row-height="false" style:row-height="0.2in"/>
    </style:style>
    <style:style style:name="TBL_0_18_row_32" style:family="table-row">
      <style:table-row-properties style:use-optimal-row-height="false" style:row-height="0.06in"/>
    </style:style>
    <style:style style:name="TBL_0_18_row_33" style:family="table-row">
      <style:table-row-properties style:use-optimal-row-height="false" style:row-height="0.2in"/>
    </style:style>
    <style:style style:name="TBL_0_18_row_34" style:family="table-row">
      <style:table-row-properties style:use-optimal-row-height="false" style:row-height="0.06in"/>
    </style:style>
    <style:style style:name="TBL_0_18_row_35" style:family="table-row">
      <style:table-row-properties style:use-optimal-row-height="false" style:row-height="0.2in"/>
    </style:style>
    <style:style style:name="TBL_0_18_row_36" style:family="table-row">
      <style:table-row-properties style:use-optimal-row-height="false" style:row-height="0.06in"/>
    </style:style>
    <style:style style:name="TBL_0_18_row_37" style:family="table-row">
      <style:table-row-properties style:use-optimal-row-height="false" style:row-height="0.2in"/>
    </style:style>
    <style:style style:name="TBL_0_18_row_38" style:family="table-row">
      <style:table-row-properties style:use-optimal-row-height="false" style:row-height="0.06in"/>
    </style:style>
    <style:style style:name="TBL_0_18_row_39" style:family="table-row">
      <style:table-row-properties style:use-optimal-row-height="false" style:row-height="0.2in"/>
    </style:style>
    <style:style style:name="TBL_0_18_row_40" style:family="table-row">
      <style:table-row-properties style:use-optimal-row-height="false" style:row-height="0.06in"/>
    </style:style>
    <style:style style:name="TBL_0_18_row_41" style:family="table-row">
      <style:table-row-properties style:use-optimal-row-height="false" style:row-height="0.2in"/>
    </style:style>
    <style:style style:name="TBL_0_18_row_42" style:family="table-row">
      <style:table-row-properties style:use-optimal-row-height="false" style:row-height="0.06in"/>
    </style:style>
    <style:style style:name="TBL_0_18_row_43" style:family="table-row">
      <style:table-row-properties style:use-optimal-row-height="false" style:row-height="0.2in"/>
    </style:style>
    <style:style style:name="TBL_0_18_row_44" style:family="table-row">
      <style:table-row-properties style:use-optimal-row-height="false" style:row-height="0.06in"/>
    </style:style>
    <style:style style:name="TBL_0_18_row_45" style:family="table-row">
      <style:table-row-properties style:use-optimal-row-height="false" style:row-height="0.2in"/>
    </style:style>
    <style:style style:name="TBL_0_18_row_46" style:family="table-row">
      <style:table-row-properties style:use-optimal-row-height="false" style:row-height="0.06in"/>
    </style:style>
    <style:style style:name="TBL_0_18_row_47" style:family="table-row">
      <style:table-row-properties style:use-optimal-row-height="false" style:row-height="0.2in"/>
    </style:style>
    <style:style style:name="TBL_0_18_row_48" style:family="table-row">
      <style:table-row-properties style:use-optimal-row-height="false" style:row-height="0.06in"/>
    </style:style>
    <style:style style:name="TBL_0_18_row_49" style:family="table-row">
      <style:table-row-properties style:use-optimal-row-height="false" style:row-height="0.2in"/>
    </style:style>
    <style:style style:name="TBL_0_18_row_50" style:family="table-row">
      <style:table-row-properties style:use-optimal-row-height="false" style:row-height="0.06in"/>
    </style:style>
    <style:style style:name="TBL_0_18_row_51" style:family="table-row">
      <style:table-row-properties style:use-optimal-row-height="false" style:row-height="0.2in"/>
    </style:style>
    <style:style style:name="TBL_0_18_row_52" style:family="table-row">
      <style:table-row-properties style:use-optimal-row-height="false" style:row-height="0.06in"/>
    </style:style>
    <style:style style:name="TBL_0_18_row_53" style:family="table-row">
      <style:table-row-properties style:use-optimal-row-height="false" style:row-height="0.2in"/>
    </style:style>
    <style:style style:name="TBL_0_19" style:master-page-name="master_0" style:family="table">
      <style:table-properties fo:break-before="page"/>
    </style:style>
    <style:style style:name="TBL_0_19_col_0" style:family="table-column">
      <style:table-column-properties style:column-width="5.15in"/>
    </style:style>
    <style:style style:name="TBL_0_19_col_1" style:family="table-column">
      <style:table-column-properties style:column-width="1.38in"/>
    </style:style>
    <style:style style:name="TBL_0_19_col_2" style:family="table-column">
      <style:table-column-properties style:column-width="5.15in"/>
    </style:style>
    <style:style style:name="TBL_0_19_row_0" style:family="table-row">
      <style:table-row-properties style:use-optimal-row-height="false" style:row-height="0.27in"/>
    </style:style>
    <style:style style:name="TBL_0_19_row_1" style:family="table-row">
      <style:table-row-properties style:use-optimal-row-height="false" style:row-height="0.2in"/>
    </style:style>
    <style:style style:name="TBL_0_19_row_2" style:family="table-row">
      <style:table-row-properties style:use-optimal-row-height="false" style:row-height="0.06in"/>
    </style:style>
    <style:style style:name="TBL_0_19_row_3" style:family="table-row">
      <style:table-row-properties style:use-optimal-row-height="false" style:row-height="0.2in"/>
    </style:style>
    <style:style style:name="TBL_0_19_row_4" style:family="table-row">
      <style:table-row-properties style:use-optimal-row-height="false" style:row-height="0.06in"/>
    </style:style>
    <style:style style:name="TBL_0_19_row_5" style:family="table-row">
      <style:table-row-properties style:use-optimal-row-height="false" style:row-height="0.2in"/>
    </style:style>
    <style:style style:name="TBL_0_19_row_6" style:family="table-row">
      <style:table-row-properties style:use-optimal-row-height="false" style:row-height="0.06in"/>
    </style:style>
    <style:style style:name="TBL_0_19_row_7" style:family="table-row">
      <style:table-row-properties style:use-optimal-row-height="false" style:row-height="0.2in"/>
    </style:style>
    <style:style style:name="TBL_0_19_row_8" style:family="table-row">
      <style:table-row-properties style:use-optimal-row-height="false" style:row-height="0.06in"/>
    </style:style>
    <style:style style:name="TBL_0_19_row_9" style:family="table-row">
      <style:table-row-properties style:use-optimal-row-height="false" style:row-height="0.2in"/>
    </style:style>
    <style:style style:name="TBL_0_19_row_10" style:family="table-row">
      <style:table-row-properties style:use-optimal-row-height="false" style:row-height="0.06in"/>
    </style:style>
    <style:style style:name="TBL_0_19_row_11" style:family="table-row">
      <style:table-row-properties style:use-optimal-row-height="false" style:row-height="0.2in"/>
    </style:style>
    <style:style style:name="TBL_0_19_row_12" style:family="table-row">
      <style:table-row-properties style:use-optimal-row-height="false" style:row-height="0.06in"/>
    </style:style>
    <style:style style:name="TBL_0_19_row_13" style:family="table-row">
      <style:table-row-properties style:use-optimal-row-height="false" style:row-height="0.2in"/>
    </style:style>
    <style:style style:name="TBL_0_19_row_14" style:family="table-row">
      <style:table-row-properties style:use-optimal-row-height="false" style:row-height="0.06in"/>
    </style:style>
    <style:style style:name="TBL_0_19_row_15" style:family="table-row">
      <style:table-row-properties style:use-optimal-row-height="false" style:row-height="0.2in"/>
    </style:style>
    <style:style style:name="TBL_0_19_row_16" style:family="table-row">
      <style:table-row-properties style:use-optimal-row-height="false" style:row-height="0.06in"/>
    </style:style>
    <style:style style:name="TBL_0_19_row_17" style:family="table-row">
      <style:table-row-properties style:use-optimal-row-height="false" style:row-height="0.2in"/>
    </style:style>
    <style:style style:name="TBL_0_19_row_18" style:family="table-row">
      <style:table-row-properties style:use-optimal-row-height="false" style:row-height="0.06in"/>
    </style:style>
    <style:style style:name="TBL_0_19_row_19" style:family="table-row">
      <style:table-row-properties style:use-optimal-row-height="false" style:row-height="0.2in"/>
    </style:style>
    <style:style style:name="TBL_0_19_row_20" style:family="table-row">
      <style:table-row-properties style:use-optimal-row-height="false" style:row-height="0.06in"/>
    </style:style>
    <style:style style:name="TBL_0_19_row_21" style:family="table-row">
      <style:table-row-properties style:use-optimal-row-height="false" style:row-height="0.2in"/>
    </style:style>
    <style:style style:name="TBL_0_19_row_22" style:family="table-row">
      <style:table-row-properties style:use-optimal-row-height="false" style:row-height="0.06in"/>
    </style:style>
    <style:style style:name="TBL_0_19_row_23" style:family="table-row">
      <style:table-row-properties style:use-optimal-row-height="false" style:row-height="0.2in"/>
    </style:style>
    <style:style style:name="TBL_0_19_row_24" style:family="table-row">
      <style:table-row-properties style:use-optimal-row-height="false" style:row-height="0.06in"/>
    </style:style>
    <style:style style:name="TBL_0_19_row_25" style:family="table-row">
      <style:table-row-properties style:use-optimal-row-height="false" style:row-height="0.2in"/>
    </style:style>
    <style:style style:name="TBL_0_19_row_26" style:family="table-row">
      <style:table-row-properties style:use-optimal-row-height="false" style:row-height="0.06in"/>
    </style:style>
    <style:style style:name="TBL_0_19_row_27" style:family="table-row">
      <style:table-row-properties style:use-optimal-row-height="false" style:row-height="0.2in"/>
    </style:style>
    <style:style style:name="TBL_0_19_row_28" style:family="table-row">
      <style:table-row-properties style:use-optimal-row-height="false" style:row-height="0.06in"/>
    </style:style>
    <style:style style:name="TBL_0_19_row_29" style:family="table-row">
      <style:table-row-properties style:use-optimal-row-height="false" style:row-height="0.2in"/>
    </style:style>
    <style:style style:name="TBL_0_19_row_30" style:family="table-row">
      <style:table-row-properties style:use-optimal-row-height="false" style:row-height="0.06in"/>
    </style:style>
    <style:style style:name="TBL_0_19_row_31" style:family="table-row">
      <style:table-row-properties style:use-optimal-row-height="false" style:row-height="0.2in"/>
    </style:style>
    <style:style style:name="TBL_0_19_row_32" style:family="table-row">
      <style:table-row-properties style:use-optimal-row-height="false" style:row-height="0.06in"/>
    </style:style>
    <style:style style:name="TBL_0_19_row_33" style:family="table-row">
      <style:table-row-properties style:use-optimal-row-height="false" style:row-height="0.2in"/>
    </style:style>
    <style:style style:name="TBL_0_19_row_34" style:family="table-row">
      <style:table-row-properties style:use-optimal-row-height="false" style:row-height="0.06in"/>
    </style:style>
    <style:style style:name="TBL_0_19_row_35" style:family="table-row">
      <style:table-row-properties style:use-optimal-row-height="false" style:row-height="0.2in"/>
    </style:style>
    <style:style style:name="TBL_0_19_row_36" style:family="table-row">
      <style:table-row-properties style:use-optimal-row-height="false" style:row-height="0.06in"/>
    </style:style>
    <style:style style:name="TBL_0_19_row_37" style:family="table-row">
      <style:table-row-properties style:use-optimal-row-height="false" style:row-height="0.2in"/>
    </style:style>
    <style:style style:name="TBL_0_19_row_38" style:family="table-row">
      <style:table-row-properties style:use-optimal-row-height="false" style:row-height="0.06in"/>
    </style:style>
    <style:style style:name="TBL_0_19_row_39" style:family="table-row">
      <style:table-row-properties style:use-optimal-row-height="false" style:row-height="0.2in"/>
    </style:style>
    <style:style style:name="TBL_0_19_row_40" style:family="table-row">
      <style:table-row-properties style:use-optimal-row-height="false" style:row-height="0.06in"/>
    </style:style>
    <style:style style:name="TBL_0_19_row_41" style:family="table-row">
      <style:table-row-properties style:use-optimal-row-height="false" style:row-height="0.2in"/>
    </style:style>
    <style:style style:name="TBL_0_19_row_42" style:family="table-row">
      <style:table-row-properties style:use-optimal-row-height="false" style:row-height="0.06in"/>
    </style:style>
    <style:style style:name="TBL_0_19_row_43" style:family="table-row">
      <style:table-row-properties style:use-optimal-row-height="false" style:row-height="0.2in"/>
    </style:style>
    <style:style style:name="TBL_0_19_row_44" style:family="table-row">
      <style:table-row-properties style:use-optimal-row-height="false" style:row-height="0.06in"/>
    </style:style>
    <style:style style:name="TBL_0_19_row_45" style:family="table-row">
      <style:table-row-properties style:use-optimal-row-height="false" style:row-height="0.2in"/>
    </style:style>
    <style:style style:name="TBL_0_19_row_46" style:family="table-row">
      <style:table-row-properties style:use-optimal-row-height="false" style:row-height="0.06in"/>
    </style:style>
    <style:style style:name="TBL_0_19_row_47" style:family="table-row">
      <style:table-row-properties style:use-optimal-row-height="false" style:row-height="0.2in"/>
    </style:style>
    <style:style style:name="TBL_0_19_row_48" style:family="table-row">
      <style:table-row-properties style:use-optimal-row-height="false" style:row-height="0.06in"/>
    </style:style>
    <style:style style:name="TBL_0_19_row_49" style:family="table-row">
      <style:table-row-properties style:use-optimal-row-height="false" style:row-height="0.2in"/>
    </style:style>
    <style:style style:name="TBL_0_19_row_50" style:family="table-row">
      <style:table-row-properties style:use-optimal-row-height="false" style:row-height="0.06in"/>
    </style:style>
    <style:style style:name="TBL_0_19_row_51" style:family="table-row">
      <style:table-row-properties style:use-optimal-row-height="false" style:row-height="0.2in"/>
    </style:style>
    <style:style style:name="TBL_0_19_row_52" style:family="table-row">
      <style:table-row-properties style:use-optimal-row-height="false" style:row-height="0.06in"/>
    </style:style>
    <style:style style:name="TBL_0_19_row_53" style:family="table-row">
      <style:table-row-properties style:use-optimal-row-height="false" style:row-height="0.2in"/>
    </style:style>
    <style:style style:name="TBL_0_20" style:master-page-name="master_0" style:family="table">
      <style:table-properties fo:break-before="page"/>
    </style:style>
    <style:style style:name="TBL_0_20_col_0" style:family="table-column">
      <style:table-column-properties style:column-width="5.15in"/>
    </style:style>
    <style:style style:name="TBL_0_20_col_1" style:family="table-column">
      <style:table-column-properties style:column-width="1.38in"/>
    </style:style>
    <style:style style:name="TBL_0_20_col_2" style:family="table-column">
      <style:table-column-properties style:column-width="5.15in"/>
    </style:style>
    <style:style style:name="TBL_0_20_row_0" style:family="table-row">
      <style:table-row-properties style:use-optimal-row-height="false" style:row-height="0.27in"/>
    </style:style>
    <style:style style:name="TBL_0_20_row_1" style:family="table-row">
      <style:table-row-properties style:use-optimal-row-height="false" style:row-height="0.2in"/>
    </style:style>
    <style:style style:name="TBL_0_20_row_2" style:family="table-row">
      <style:table-row-properties style:use-optimal-row-height="false" style:row-height="0.06in"/>
    </style:style>
    <style:style style:name="TBL_0_20_row_3" style:family="table-row">
      <style:table-row-properties style:use-optimal-row-height="false" style:row-height="0.2in"/>
    </style:style>
    <style:style style:name="TBL_0_20_row_4" style:family="table-row">
      <style:table-row-properties style:use-optimal-row-height="false" style:row-height="0.06in"/>
    </style:style>
    <style:style style:name="TBL_0_20_row_5" style:family="table-row">
      <style:table-row-properties style:use-optimal-row-height="false" style:row-height="0.2in"/>
    </style:style>
    <style:style style:name="TBL_0_20_row_6" style:family="table-row">
      <style:table-row-properties style:use-optimal-row-height="false" style:row-height="0.06in"/>
    </style:style>
    <style:style style:name="TBL_0_20_row_7" style:family="table-row">
      <style:table-row-properties style:use-optimal-row-height="false" style:row-height="0.2in"/>
    </style:style>
    <style:style style:name="TBL_0_20_row_8" style:family="table-row">
      <style:table-row-properties style:use-optimal-row-height="false" style:row-height="0.06in"/>
    </style:style>
    <style:style style:name="TBL_0_20_row_9" style:family="table-row">
      <style:table-row-properties style:use-optimal-row-height="false" style:row-height="0.2in"/>
    </style:style>
    <style:style style:name="TBL_0_20_row_10" style:family="table-row">
      <style:table-row-properties style:use-optimal-row-height="false" style:row-height="0.06in"/>
    </style:style>
    <style:style style:name="TBL_0_20_row_11" style:family="table-row">
      <style:table-row-properties style:use-optimal-row-height="false" style:row-height="0.2in"/>
    </style:style>
    <style:style style:name="TBL_0_20_row_12" style:family="table-row">
      <style:table-row-properties style:use-optimal-row-height="false" style:row-height="0.06in"/>
    </style:style>
    <style:style style:name="TBL_0_20_row_13" style:family="table-row">
      <style:table-row-properties style:use-optimal-row-height="false" style:row-height="0.2in"/>
    </style:style>
    <style:style style:name="TBL_0_20_row_14" style:family="table-row">
      <style:table-row-properties style:use-optimal-row-height="false" style:row-height="0.06in"/>
    </style:style>
    <style:style style:name="TBL_0_20_row_15" style:family="table-row">
      <style:table-row-properties style:use-optimal-row-height="false" style:row-height="0.2in"/>
    </style:style>
    <style:style style:name="TBL_0_20_row_16" style:family="table-row">
      <style:table-row-properties style:use-optimal-row-height="false" style:row-height="0.06in"/>
    </style:style>
    <style:style style:name="TBL_0_20_row_17" style:family="table-row">
      <style:table-row-properties style:use-optimal-row-height="false" style:row-height="0.2in"/>
    </style:style>
    <style:style style:name="TBL_0_20_row_18" style:family="table-row">
      <style:table-row-properties style:use-optimal-row-height="false" style:row-height="0.06in"/>
    </style:style>
    <style:style style:name="TBL_0_20_row_19" style:family="table-row">
      <style:table-row-properties style:use-optimal-row-height="false" style:row-height="0.2in"/>
    </style:style>
    <style:style style:name="TBL_0_20_row_20" style:family="table-row">
      <style:table-row-properties style:use-optimal-row-height="false" style:row-height="0.06in"/>
    </style:style>
    <style:style style:name="TBL_0_20_row_21" style:family="table-row">
      <style:table-row-properties style:use-optimal-row-height="false" style:row-height="0.2in"/>
    </style:style>
    <style:style style:name="TBL_0_20_row_22" style:family="table-row">
      <style:table-row-properties style:use-optimal-row-height="false" style:row-height="0.06in"/>
    </style:style>
    <style:style style:name="TBL_0_20_row_23" style:family="table-row">
      <style:table-row-properties style:use-optimal-row-height="false" style:row-height="0.2in"/>
    </style:style>
    <style:style style:name="TBL_0_20_row_24" style:family="table-row">
      <style:table-row-properties style:use-optimal-row-height="false" style:row-height="0.06in"/>
    </style:style>
    <style:style style:name="TBL_0_20_row_25" style:family="table-row">
      <style:table-row-properties style:use-optimal-row-height="false" style:row-height="0.2in"/>
    </style:style>
    <style:style style:name="TBL_0_20_row_26" style:family="table-row">
      <style:table-row-properties style:use-optimal-row-height="false" style:row-height="0.06in"/>
    </style:style>
    <style:style style:name="TBL_0_20_row_27" style:family="table-row">
      <style:table-row-properties style:use-optimal-row-height="false" style:row-height="0.2in"/>
    </style:style>
    <style:style style:name="TBL_0_20_row_28" style:family="table-row">
      <style:table-row-properties style:use-optimal-row-height="false" style:row-height="0.06in"/>
    </style:style>
    <style:style style:name="TBL_0_20_row_29" style:family="table-row">
      <style:table-row-properties style:use-optimal-row-height="false" style:row-height="0.2in"/>
    </style:style>
    <style:style style:name="TBL_0_20_row_30" style:family="table-row">
      <style:table-row-properties style:use-optimal-row-height="false" style:row-height="0.06in"/>
    </style:style>
    <style:style style:name="TBL_0_20_row_31" style:family="table-row">
      <style:table-row-properties style:use-optimal-row-height="false" style:row-height="0.2in"/>
    </style:style>
    <style:style style:name="TBL_0_20_row_32" style:family="table-row">
      <style:table-row-properties style:use-optimal-row-height="false" style:row-height="0.06in"/>
    </style:style>
    <style:style style:name="TBL_0_20_row_33" style:family="table-row">
      <style:table-row-properties style:use-optimal-row-height="false" style:row-height="0.2in"/>
    </style:style>
    <style:style style:name="TBL_0_20_row_34" style:family="table-row">
      <style:table-row-properties style:use-optimal-row-height="false" style:row-height="0.06in"/>
    </style:style>
    <style:style style:name="TBL_0_20_row_35" style:family="table-row">
      <style:table-row-properties style:use-optimal-row-height="false" style:row-height="0.2in"/>
    </style:style>
    <style:style style:name="TBL_0_20_row_36" style:family="table-row">
      <style:table-row-properties style:use-optimal-row-height="false" style:row-height="0.06in"/>
    </style:style>
    <style:style style:name="TBL_0_20_row_37" style:family="table-row">
      <style:table-row-properties style:use-optimal-row-height="false" style:row-height="0.2in"/>
    </style:style>
    <style:style style:name="TBL_0_20_row_38" style:family="table-row">
      <style:table-row-properties style:use-optimal-row-height="false" style:row-height="0.06in"/>
    </style:style>
    <style:style style:name="TBL_0_20_row_39" style:family="table-row">
      <style:table-row-properties style:use-optimal-row-height="false" style:row-height="0.2in"/>
    </style:style>
    <style:style style:name="TBL_0_20_row_40" style:family="table-row">
      <style:table-row-properties style:use-optimal-row-height="false" style:row-height="0.06in"/>
    </style:style>
    <style:style style:name="TBL_0_20_row_41" style:family="table-row">
      <style:table-row-properties style:use-optimal-row-height="false" style:row-height="0.2in"/>
    </style:style>
    <style:style style:name="TBL_0_20_row_42" style:family="table-row">
      <style:table-row-properties style:use-optimal-row-height="false" style:row-height="0.06in"/>
    </style:style>
    <style:style style:name="TBL_0_20_row_43" style:family="table-row">
      <style:table-row-properties style:use-optimal-row-height="false" style:row-height="0.2in"/>
    </style:style>
    <style:style style:name="TBL_0_20_row_44" style:family="table-row">
      <style:table-row-properties style:use-optimal-row-height="false" style:row-height="0.06in"/>
    </style:style>
    <style:style style:name="TBL_0_20_row_45" style:family="table-row">
      <style:table-row-properties style:use-optimal-row-height="false" style:row-height="0.2in"/>
    </style:style>
    <style:style style:name="TBL_0_20_row_46" style:family="table-row">
      <style:table-row-properties style:use-optimal-row-height="false" style:row-height="0.06in"/>
    </style:style>
    <style:style style:name="TBL_0_20_row_47" style:family="table-row">
      <style:table-row-properties style:use-optimal-row-height="false" style:row-height="0.2in"/>
    </style:style>
    <style:style style:name="TBL_0_20_row_48" style:family="table-row">
      <style:table-row-properties style:use-optimal-row-height="false" style:row-height="0.06in"/>
    </style:style>
    <style:style style:name="TBL_0_20_row_49" style:family="table-row">
      <style:table-row-properties style:use-optimal-row-height="false" style:row-height="0.2in"/>
    </style:style>
    <style:style style:name="TBL_0_20_row_50" style:family="table-row">
      <style:table-row-properties style:use-optimal-row-height="false" style:row-height="0.06in"/>
    </style:style>
    <style:style style:name="TBL_0_20_row_51" style:family="table-row">
      <style:table-row-properties style:use-optimal-row-height="false" style:row-height="0.2in"/>
    </style:style>
    <style:style style:name="TBL_0_20_row_52" style:family="table-row">
      <style:table-row-properties style:use-optimal-row-height="false" style:row-height="0.06in"/>
    </style:style>
    <style:style style:name="TBL_0_20_row_53" style:family="table-row">
      <style:table-row-properties style:use-optimal-row-height="false" style:row-height="0.2in"/>
    </style:style>
    <style:style style:name="TBL_0_21" style:master-page-name="master_0" style:family="table">
      <style:table-properties fo:break-before="page"/>
    </style:style>
    <style:style style:name="TBL_0_21_col_0" style:family="table-column">
      <style:table-column-properties style:column-width="5.15in"/>
    </style:style>
    <style:style style:name="TBL_0_21_col_1" style:family="table-column">
      <style:table-column-properties style:column-width="1.38in"/>
    </style:style>
    <style:style style:name="TBL_0_21_col_2" style:family="table-column">
      <style:table-column-properties style:column-width="5.15in"/>
    </style:style>
    <style:style style:name="TBL_0_21_row_0" style:family="table-row">
      <style:table-row-properties style:use-optimal-row-height="false" style:row-height="0.27in"/>
    </style:style>
    <style:style style:name="TBL_0_21_row_1" style:family="table-row">
      <style:table-row-properties style:use-optimal-row-height="false" style:row-height="0.2in"/>
    </style:style>
    <style:style style:name="TBL_0_21_row_2" style:family="table-row">
      <style:table-row-properties style:use-optimal-row-height="false" style:row-height="0.06in"/>
    </style:style>
    <style:style style:name="TBL_0_21_row_3" style:family="table-row">
      <style:table-row-properties style:use-optimal-row-height="false" style:row-height="0.2in"/>
    </style:style>
    <style:style style:name="TBL_0_21_row_4" style:family="table-row">
      <style:table-row-properties style:use-optimal-row-height="false" style:row-height="0.06in"/>
    </style:style>
    <style:style style:name="TBL_0_21_row_5" style:family="table-row">
      <style:table-row-properties style:use-optimal-row-height="false" style:row-height="0.2in"/>
    </style:style>
    <style:style style:name="TBL_0_21_row_6" style:family="table-row">
      <style:table-row-properties style:use-optimal-row-height="false" style:row-height="0.06in"/>
    </style:style>
    <style:style style:name="TBL_0_21_row_7" style:family="table-row">
      <style:table-row-properties style:use-optimal-row-height="false" style:row-height="0.2in"/>
    </style:style>
    <style:style style:name="TBL_0_21_row_8" style:family="table-row">
      <style:table-row-properties style:use-optimal-row-height="false" style:row-height="0.06in"/>
    </style:style>
    <style:style style:name="TBL_0_21_row_9" style:family="table-row">
      <style:table-row-properties style:use-optimal-row-height="false" style:row-height="0.2in"/>
    </style:style>
    <style:style style:name="TBL_0_21_row_10" style:family="table-row">
      <style:table-row-properties style:use-optimal-row-height="false" style:row-height="0.06in"/>
    </style:style>
    <style:style style:name="TBL_0_21_row_11" style:family="table-row">
      <style:table-row-properties style:use-optimal-row-height="false" style:row-height="0.2in"/>
    </style:style>
    <style:style style:name="TBL_0_21_row_12" style:family="table-row">
      <style:table-row-properties style:use-optimal-row-height="false" style:row-height="0.06in"/>
    </style:style>
    <style:style style:name="TBL_0_21_row_13" style:family="table-row">
      <style:table-row-properties style:use-optimal-row-height="false" style:row-height="0.2in"/>
    </style:style>
    <style:style style:name="TBL_0_21_row_14" style:family="table-row">
      <style:table-row-properties style:use-optimal-row-height="false" style:row-height="0.06in"/>
    </style:style>
    <style:style style:name="TBL_0_21_row_15" style:family="table-row">
      <style:table-row-properties style:use-optimal-row-height="false" style:row-height="0.2in"/>
    </style:style>
    <style:style style:name="TBL_0_21_row_16" style:family="table-row">
      <style:table-row-properties style:use-optimal-row-height="false" style:row-height="0.06in"/>
    </style:style>
    <style:style style:name="TBL_0_21_row_17" style:family="table-row">
      <style:table-row-properties style:use-optimal-row-height="false" style:row-height="0.2in"/>
    </style:style>
    <style:style style:name="TBL_0_21_row_18" style:family="table-row">
      <style:table-row-properties style:use-optimal-row-height="false" style:row-height="0.06in"/>
    </style:style>
    <style:style style:name="TBL_0_21_row_19" style:family="table-row">
      <style:table-row-properties style:use-optimal-row-height="false" style:row-height="0.2in"/>
    </style:style>
    <style:style style:name="TBL_0_21_row_20" style:family="table-row">
      <style:table-row-properties style:use-optimal-row-height="false" style:row-height="0.06in"/>
    </style:style>
    <style:style style:name="TBL_0_21_row_21" style:family="table-row">
      <style:table-row-properties style:use-optimal-row-height="false" style:row-height="0.2in"/>
    </style:style>
    <style:style style:name="TBL_0_21_row_22" style:family="table-row">
      <style:table-row-properties style:use-optimal-row-height="false" style:row-height="0.06in"/>
    </style:style>
    <style:style style:name="TBL_0_21_row_23" style:family="table-row">
      <style:table-row-properties style:use-optimal-row-height="false" style:row-height="0.2in"/>
    </style:style>
    <style:style style:name="TBL_0_21_row_24" style:family="table-row">
      <style:table-row-properties style:use-optimal-row-height="false" style:row-height="0.06in"/>
    </style:style>
    <style:style style:name="TBL_0_21_row_25" style:family="table-row">
      <style:table-row-properties style:use-optimal-row-height="false" style:row-height="0.2in"/>
    </style:style>
    <style:style style:name="TBL_0_21_row_26" style:family="table-row">
      <style:table-row-properties style:use-optimal-row-height="false" style:row-height="0.06in"/>
    </style:style>
    <style:style style:name="TBL_0_21_row_27" style:family="table-row">
      <style:table-row-properties style:use-optimal-row-height="false" style:row-height="0.2in"/>
    </style:style>
    <style:style style:name="TBL_0_21_row_28" style:family="table-row">
      <style:table-row-properties style:use-optimal-row-height="false" style:row-height="0.06in"/>
    </style:style>
    <style:style style:name="TBL_0_21_row_29" style:family="table-row">
      <style:table-row-properties style:use-optimal-row-height="false" style:row-height="0.2in"/>
    </style:style>
    <style:style style:name="TBL_0_21_row_30" style:family="table-row">
      <style:table-row-properties style:use-optimal-row-height="false" style:row-height="0.06in"/>
    </style:style>
    <style:style style:name="TBL_0_21_row_31" style:family="table-row">
      <style:table-row-properties style:use-optimal-row-height="false" style:row-height="0.2in"/>
    </style:style>
    <style:style style:name="TBL_0_21_row_32" style:family="table-row">
      <style:table-row-properties style:use-optimal-row-height="false" style:row-height="0.06in"/>
    </style:style>
    <style:style style:name="TBL_0_21_row_33" style:family="table-row">
      <style:table-row-properties style:use-optimal-row-height="false" style:row-height="0.2in"/>
    </style:style>
    <style:style style:name="TBL_0_21_row_34" style:family="table-row">
      <style:table-row-properties style:use-optimal-row-height="false" style:row-height="0.06in"/>
    </style:style>
    <style:style style:name="TBL_0_21_row_35" style:family="table-row">
      <style:table-row-properties style:use-optimal-row-height="false" style:row-height="0.2in"/>
    </style:style>
    <style:style style:name="TBL_0_21_row_36" style:family="table-row">
      <style:table-row-properties style:use-optimal-row-height="false" style:row-height="0.06in"/>
    </style:style>
    <style:style style:name="TBL_0_21_row_37" style:family="table-row">
      <style:table-row-properties style:use-optimal-row-height="false" style:row-height="0.2in"/>
    </style:style>
    <style:style style:name="TBL_0_21_row_38" style:family="table-row">
      <style:table-row-properties style:use-optimal-row-height="false" style:row-height="0.06in"/>
    </style:style>
    <style:style style:name="TBL_0_21_row_39" style:family="table-row">
      <style:table-row-properties style:use-optimal-row-height="false" style:row-height="0.2in"/>
    </style:style>
    <style:style style:name="TBL_0_21_row_40" style:family="table-row">
      <style:table-row-properties style:use-optimal-row-height="false" style:row-height="0.06in"/>
    </style:style>
    <style:style style:name="TBL_0_21_row_41" style:family="table-row">
      <style:table-row-properties style:use-optimal-row-height="false" style:row-height="0.2in"/>
    </style:style>
    <style:style style:name="TBL_0_21_row_42" style:family="table-row">
      <style:table-row-properties style:use-optimal-row-height="false" style:row-height="0.06in"/>
    </style:style>
    <style:style style:name="TBL_0_21_row_43" style:family="table-row">
      <style:table-row-properties style:use-optimal-row-height="false" style:row-height="0.2in"/>
    </style:style>
    <style:style style:name="TBL_0_21_row_44" style:family="table-row">
      <style:table-row-properties style:use-optimal-row-height="false" style:row-height="0.06in"/>
    </style:style>
    <style:style style:name="TBL_0_21_row_45" style:family="table-row">
      <style:table-row-properties style:use-optimal-row-height="false" style:row-height="0.2in"/>
    </style:style>
    <style:style style:name="TBL_0_21_row_46" style:family="table-row">
      <style:table-row-properties style:use-optimal-row-height="false" style:row-height="0.06in"/>
    </style:style>
    <style:style style:name="TBL_0_21_row_47" style:family="table-row">
      <style:table-row-properties style:use-optimal-row-height="false" style:row-height="0.2in"/>
    </style:style>
    <style:style style:name="TBL_0_21_row_48" style:family="table-row">
      <style:table-row-properties style:use-optimal-row-height="false" style:row-height="0.06in"/>
    </style:style>
    <style:style style:name="TBL_0_21_row_49" style:family="table-row">
      <style:table-row-properties style:use-optimal-row-height="false" style:row-height="0.2in"/>
    </style:style>
    <style:style style:name="TBL_0_21_row_50" style:family="table-row">
      <style:table-row-properties style:use-optimal-row-height="false" style:row-height="0.06in"/>
    </style:style>
    <style:style style:name="TBL_0_21_row_51" style:family="table-row">
      <style:table-row-properties style:use-optimal-row-height="false" style:row-height="0.2in"/>
    </style:style>
    <style:style style:name="TBL_0_21_row_52" style:family="table-row">
      <style:table-row-properties style:use-optimal-row-height="false" style:row-height="0.06in"/>
    </style:style>
    <style:style style:name="TBL_0_21_row_53" style:family="table-row">
      <style:table-row-properties style:use-optimal-row-height="false" style:row-height="0.2in"/>
    </style:style>
    <style:style style:name="TBL_0_22" style:master-page-name="master_0" style:family="table">
      <style:table-properties fo:break-before="page"/>
    </style:style>
    <style:style style:name="TBL_0_22_col_0" style:family="table-column">
      <style:table-column-properties style:column-width="5.15in"/>
    </style:style>
    <style:style style:name="TBL_0_22_col_1" style:family="table-column">
      <style:table-column-properties style:column-width="1.38in"/>
    </style:style>
    <style:style style:name="TBL_0_22_col_2" style:family="table-column">
      <style:table-column-properties style:column-width="5.15in"/>
    </style:style>
    <style:style style:name="TBL_0_22_row_0" style:family="table-row">
      <style:table-row-properties style:use-optimal-row-height="false" style:row-height="0.27in"/>
    </style:style>
    <style:style style:name="TBL_0_22_row_1" style:family="table-row">
      <style:table-row-properties style:use-optimal-row-height="false" style:row-height="0.2in"/>
    </style:style>
    <style:style style:name="TBL_0_22_row_2" style:family="table-row">
      <style:table-row-properties style:use-optimal-row-height="false" style:row-height="0.06in"/>
    </style:style>
    <style:style style:name="TBL_0_22_row_3" style:family="table-row">
      <style:table-row-properties style:use-optimal-row-height="false" style:row-height="0.2in"/>
    </style:style>
    <style:style style:name="TBL_0_22_row_4" style:family="table-row">
      <style:table-row-properties style:use-optimal-row-height="false" style:row-height="0.06in"/>
    </style:style>
    <style:style style:name="TBL_0_22_row_5" style:family="table-row">
      <style:table-row-properties style:use-optimal-row-height="false" style:row-height="0.2in"/>
    </style:style>
    <style:style style:name="TBL_0_22_row_6" style:family="table-row">
      <style:table-row-properties style:use-optimal-row-height="false" style:row-height="0.06in"/>
    </style:style>
    <style:style style:name="TBL_0_22_row_7" style:family="table-row">
      <style:table-row-properties style:use-optimal-row-height="false" style:row-height="0.2in"/>
    </style:style>
    <style:style style:name="TBL_0_22_row_8" style:family="table-row">
      <style:table-row-properties style:use-optimal-row-height="false" style:row-height="0.06in"/>
    </style:style>
    <style:style style:name="TBL_0_22_row_9" style:family="table-row">
      <style:table-row-properties style:use-optimal-row-height="false" style:row-height="0.2in"/>
    </style:style>
    <style:style style:name="TBL_0_22_row_10" style:family="table-row">
      <style:table-row-properties style:use-optimal-row-height="false" style:row-height="0.06in"/>
    </style:style>
    <style:style style:name="TBL_0_22_row_11" style:family="table-row">
      <style:table-row-properties style:use-optimal-row-height="false" style:row-height="0.2in"/>
    </style:style>
    <style:style style:name="TBL_0_22_row_12" style:family="table-row">
      <style:table-row-properties style:use-optimal-row-height="false" style:row-height="0.06in"/>
    </style:style>
    <style:style style:name="TBL_0_22_row_13" style:family="table-row">
      <style:table-row-properties style:use-optimal-row-height="false" style:row-height="0.2in"/>
    </style:style>
    <style:style style:name="TBL_0_22_row_14" style:family="table-row">
      <style:table-row-properties style:use-optimal-row-height="false" style:row-height="0.06in"/>
    </style:style>
    <style:style style:name="TBL_0_22_row_15" style:family="table-row">
      <style:table-row-properties style:use-optimal-row-height="false" style:row-height="0.2in"/>
    </style:style>
    <style:style style:name="TBL_0_22_row_16" style:family="table-row">
      <style:table-row-properties style:use-optimal-row-height="false" style:row-height="0.06in"/>
    </style:style>
    <style:style style:name="TBL_0_22_row_17" style:family="table-row">
      <style:table-row-properties style:use-optimal-row-height="false" style:row-height="0.2in"/>
    </style:style>
    <style:style style:name="TBL_0_22_row_18" style:family="table-row">
      <style:table-row-properties style:use-optimal-row-height="false" style:row-height="0.06in"/>
    </style:style>
    <style:style style:name="TBL_0_22_row_19" style:family="table-row">
      <style:table-row-properties style:use-optimal-row-height="false" style:row-height="0.2in"/>
    </style:style>
    <style:style style:name="TBL_0_22_row_20" style:family="table-row">
      <style:table-row-properties style:use-optimal-row-height="false" style:row-height="0.06in"/>
    </style:style>
    <style:style style:name="TBL_0_22_row_21" style:family="table-row">
      <style:table-row-properties style:use-optimal-row-height="false" style:row-height="0.2in"/>
    </style:style>
    <style:style style:name="TBL_0_22_row_22" style:family="table-row">
      <style:table-row-properties style:use-optimal-row-height="false" style:row-height="0.06in"/>
    </style:style>
    <style:style style:name="TBL_0_22_row_23" style:family="table-row">
      <style:table-row-properties style:use-optimal-row-height="false" style:row-height="0.2in"/>
    </style:style>
    <style:style style:name="TBL_0_22_row_24" style:family="table-row">
      <style:table-row-properties style:use-optimal-row-height="false" style:row-height="0.06in"/>
    </style:style>
    <style:style style:name="TBL_0_22_row_25" style:family="table-row">
      <style:table-row-properties style:use-optimal-row-height="false" style:row-height="0.2in"/>
    </style:style>
    <style:style style:name="TBL_0_22_row_26" style:family="table-row">
      <style:table-row-properties style:use-optimal-row-height="false" style:row-height="0.06in"/>
    </style:style>
    <style:style style:name="TBL_0_22_row_27" style:family="table-row">
      <style:table-row-properties style:use-optimal-row-height="false" style:row-height="0.2in"/>
    </style:style>
    <style:style style:name="TBL_0_22_row_28" style:family="table-row">
      <style:table-row-properties style:use-optimal-row-height="false" style:row-height="0.06in"/>
    </style:style>
    <style:style style:name="TBL_0_22_row_29" style:family="table-row">
      <style:table-row-properties style:use-optimal-row-height="false" style:row-height="0.2in"/>
    </style:style>
    <style:style style:name="TBL_0_22_row_30" style:family="table-row">
      <style:table-row-properties style:use-optimal-row-height="false" style:row-height="0.06in"/>
    </style:style>
    <style:style style:name="TBL_0_22_row_31" style:family="table-row">
      <style:table-row-properties style:use-optimal-row-height="false" style:row-height="0.2in"/>
    </style:style>
    <style:style style:name="TBL_0_22_row_32" style:family="table-row">
      <style:table-row-properties style:use-optimal-row-height="false" style:row-height="0.06in"/>
    </style:style>
    <style:style style:name="TBL_0_22_row_33" style:family="table-row">
      <style:table-row-properties style:use-optimal-row-height="false" style:row-height="0.2in"/>
    </style:style>
    <style:style style:name="TBL_0_22_row_34" style:family="table-row">
      <style:table-row-properties style:use-optimal-row-height="false" style:row-height="0.06in"/>
    </style:style>
    <style:style style:name="TBL_0_22_row_35" style:family="table-row">
      <style:table-row-properties style:use-optimal-row-height="false" style:row-height="0.2in"/>
    </style:style>
    <style:style style:name="TBL_0_22_row_36" style:family="table-row">
      <style:table-row-properties style:use-optimal-row-height="false" style:row-height="0.06in"/>
    </style:style>
    <style:style style:name="TBL_0_22_row_37" style:family="table-row">
      <style:table-row-properties style:use-optimal-row-height="false" style:row-height="0.2in"/>
    </style:style>
    <style:style style:name="TBL_0_22_row_38" style:family="table-row">
      <style:table-row-properties style:use-optimal-row-height="false" style:row-height="0.06in"/>
    </style:style>
    <style:style style:name="TBL_0_22_row_39" style:family="table-row">
      <style:table-row-properties style:use-optimal-row-height="false" style:row-height="0.2in"/>
    </style:style>
    <style:style style:name="TBL_0_22_row_40" style:family="table-row">
      <style:table-row-properties style:use-optimal-row-height="false" style:row-height="0.06in"/>
    </style:style>
    <style:style style:name="TBL_0_22_row_41" style:family="table-row">
      <style:table-row-properties style:use-optimal-row-height="false" style:row-height="0.2in"/>
    </style:style>
    <style:style style:name="TBL_0_22_row_42" style:family="table-row">
      <style:table-row-properties style:use-optimal-row-height="false" style:row-height="0.06in"/>
    </style:style>
    <style:style style:name="TBL_0_22_row_43" style:family="table-row">
      <style:table-row-properties style:use-optimal-row-height="false" style:row-height="0.2in"/>
    </style:style>
    <style:style style:name="TBL_0_22_row_44" style:family="table-row">
      <style:table-row-properties style:use-optimal-row-height="false" style:row-height="0.06in"/>
    </style:style>
    <style:style style:name="TBL_0_22_row_45" style:family="table-row">
      <style:table-row-properties style:use-optimal-row-height="false" style:row-height="0.2in"/>
    </style:style>
    <style:style style:name="TBL_0_22_row_46" style:family="table-row">
      <style:table-row-properties style:use-optimal-row-height="false" style:row-height="0.06in"/>
    </style:style>
    <style:style style:name="TBL_0_22_row_47" style:family="table-row">
      <style:table-row-properties style:use-optimal-row-height="false" style:row-height="0.2in"/>
    </style:style>
    <style:style style:name="TBL_0_22_row_48" style:family="table-row">
      <style:table-row-properties style:use-optimal-row-height="false" style:row-height="0.06in"/>
    </style:style>
    <style:style style:name="TBL_0_22_row_49" style:family="table-row">
      <style:table-row-properties style:use-optimal-row-height="false" style:row-height="0.2in"/>
    </style:style>
    <style:style style:name="TBL_0_22_row_50" style:family="table-row">
      <style:table-row-properties style:use-optimal-row-height="false" style:row-height="0.06in"/>
    </style:style>
    <style:style style:name="TBL_0_22_row_51" style:family="table-row">
      <style:table-row-properties style:use-optimal-row-height="false" style:row-height="0.2in"/>
    </style:style>
    <style:style style:name="TBL_0_22_row_52" style:family="table-row">
      <style:table-row-properties style:use-optimal-row-height="false" style:row-height="0.06in"/>
    </style:style>
    <style:style style:name="TBL_0_22_row_53" style:family="table-row">
      <style:table-row-properties style:use-optimal-row-height="false" style:row-height="0.2in"/>
    </style:style>
    <style:style style:name="TBL_0_23" style:master-page-name="master_0" style:family="table">
      <style:table-properties fo:break-before="page"/>
    </style:style>
    <style:style style:name="TBL_0_23_col_0" style:family="table-column">
      <style:table-column-properties style:column-width="5.15in"/>
    </style:style>
    <style:style style:name="TBL_0_23_col_1" style:family="table-column">
      <style:table-column-properties style:column-width="1.38in"/>
    </style:style>
    <style:style style:name="TBL_0_23_col_2" style:family="table-column">
      <style:table-column-properties style:column-width="5.15in"/>
    </style:style>
    <style:style style:name="TBL_0_23_row_0" style:family="table-row">
      <style:table-row-properties style:use-optimal-row-height="false" style:row-height="0.27in"/>
    </style:style>
    <style:style style:name="TBL_0_23_row_1" style:family="table-row">
      <style:table-row-properties style:use-optimal-row-height="false" style:row-height="0.2in"/>
    </style:style>
    <style:style style:name="TBL_0_23_row_2" style:family="table-row">
      <style:table-row-properties style:use-optimal-row-height="false" style:row-height="0.06in"/>
    </style:style>
    <style:style style:name="TBL_0_23_row_3" style:family="table-row">
      <style:table-row-properties style:use-optimal-row-height="false" style:row-height="0.2in"/>
    </style:style>
    <style:style style:name="TBL_0_23_row_4" style:family="table-row">
      <style:table-row-properties style:use-optimal-row-height="false" style:row-height="0.06in"/>
    </style:style>
    <style:style style:name="TBL_0_23_row_5" style:family="table-row">
      <style:table-row-properties style:use-optimal-row-height="false" style:row-height="0.2in"/>
    </style:style>
    <style:style style:name="TBL_0_23_row_6" style:family="table-row">
      <style:table-row-properties style:use-optimal-row-height="false" style:row-height="0.06in"/>
    </style:style>
    <style:style style:name="TBL_0_23_row_7" style:family="table-row">
      <style:table-row-properties style:use-optimal-row-height="false" style:row-height="0.2in"/>
    </style:style>
    <style:style style:name="TBL_0_23_row_8" style:family="table-row">
      <style:table-row-properties style:use-optimal-row-height="false" style:row-height="0.06in"/>
    </style:style>
    <style:style style:name="TBL_0_23_row_9" style:family="table-row">
      <style:table-row-properties style:use-optimal-row-height="false" style:row-height="0.2in"/>
    </style:style>
    <style:style style:name="TBL_0_23_row_10" style:family="table-row">
      <style:table-row-properties style:use-optimal-row-height="false" style:row-height="0.06in"/>
    </style:style>
    <style:style style:name="TBL_0_23_row_11" style:family="table-row">
      <style:table-row-properties style:use-optimal-row-height="false" style:row-height="0.2in"/>
    </style:style>
    <style:style style:name="TBL_0_23_row_12" style:family="table-row">
      <style:table-row-properties style:use-optimal-row-height="false" style:row-height="0.06in"/>
    </style:style>
    <style:style style:name="TBL_0_23_row_13" style:family="table-row">
      <style:table-row-properties style:use-optimal-row-height="false" style:row-height="0.2in"/>
    </style:style>
    <style:style style:name="TBL_0_23_row_14" style:family="table-row">
      <style:table-row-properties style:use-optimal-row-height="false" style:row-height="0.06in"/>
    </style:style>
    <style:style style:name="TBL_0_23_row_15" style:family="table-row">
      <style:table-row-properties style:use-optimal-row-height="false" style:row-height="0.2in"/>
    </style:style>
    <style:style style:name="TBL_0_23_row_16" style:family="table-row">
      <style:table-row-properties style:use-optimal-row-height="false" style:row-height="0.06in"/>
    </style:style>
    <style:style style:name="TBL_0_23_row_17" style:family="table-row">
      <style:table-row-properties style:use-optimal-row-height="false" style:row-height="0.2in"/>
    </style:style>
    <style:style style:name="TBL_0_23_row_18" style:family="table-row">
      <style:table-row-properties style:use-optimal-row-height="false" style:row-height="0.06in"/>
    </style:style>
    <style:style style:name="TBL_0_23_row_19" style:family="table-row">
      <style:table-row-properties style:use-optimal-row-height="false" style:row-height="0.2in"/>
    </style:style>
    <style:style style:name="TBL_0_23_row_20" style:family="table-row">
      <style:table-row-properties style:use-optimal-row-height="false" style:row-height="0.06in"/>
    </style:style>
    <style:style style:name="TBL_0_23_row_21" style:family="table-row">
      <style:table-row-properties style:use-optimal-row-height="false" style:row-height="0.2in"/>
    </style:style>
    <style:style style:name="TBL_0_23_row_22" style:family="table-row">
      <style:table-row-properties style:use-optimal-row-height="false" style:row-height="0.06in"/>
    </style:style>
    <style:style style:name="TBL_0_23_row_23" style:family="table-row">
      <style:table-row-properties style:use-optimal-row-height="false" style:row-height="0.2in"/>
    </style:style>
    <style:style style:name="TBL_0_23_row_24" style:family="table-row">
      <style:table-row-properties style:use-optimal-row-height="false" style:row-height="0.06in"/>
    </style:style>
    <style:style style:name="TBL_0_23_row_25" style:family="table-row">
      <style:table-row-properties style:use-optimal-row-height="false" style:row-height="0.2in"/>
    </style:style>
    <style:style style:name="TBL_0_23_row_26" style:family="table-row">
      <style:table-row-properties style:use-optimal-row-height="false" style:row-height="0.06in"/>
    </style:style>
    <style:style style:name="TBL_0_23_row_27" style:family="table-row">
      <style:table-row-properties style:use-optimal-row-height="false" style:row-height="0.2in"/>
    </style:style>
    <style:style style:name="TBL_0_23_row_28" style:family="table-row">
      <style:table-row-properties style:use-optimal-row-height="false" style:row-height="0.06in"/>
    </style:style>
    <style:style style:name="TBL_0_23_row_29" style:family="table-row">
      <style:table-row-properties style:use-optimal-row-height="false" style:row-height="0.2in"/>
    </style:style>
    <style:style style:name="TBL_0_23_row_30" style:family="table-row">
      <style:table-row-properties style:use-optimal-row-height="false" style:row-height="0.06in"/>
    </style:style>
    <style:style style:name="TBL_0_23_row_31" style:family="table-row">
      <style:table-row-properties style:use-optimal-row-height="false" style:row-height="0.2in"/>
    </style:style>
    <style:style style:name="TBL_0_23_row_32" style:family="table-row">
      <style:table-row-properties style:use-optimal-row-height="false" style:row-height="0.06in"/>
    </style:style>
    <style:style style:name="TBL_0_23_row_33" style:family="table-row">
      <style:table-row-properties style:use-optimal-row-height="false" style:row-height="0.2in"/>
    </style:style>
    <style:style style:name="TBL_0_23_row_34" style:family="table-row">
      <style:table-row-properties style:use-optimal-row-height="false" style:row-height="0.06in"/>
    </style:style>
    <style:style style:name="TBL_0_23_row_35" style:family="table-row">
      <style:table-row-properties style:use-optimal-row-height="false" style:row-height="0.2in"/>
    </style:style>
    <style:style style:name="TBL_0_23_row_36" style:family="table-row">
      <style:table-row-properties style:use-optimal-row-height="false" style:row-height="0.06in"/>
    </style:style>
    <style:style style:name="TBL_0_23_row_37" style:family="table-row">
      <style:table-row-properties style:use-optimal-row-height="false" style:row-height="0.2in"/>
    </style:style>
    <style:style style:name="TBL_0_23_row_38" style:family="table-row">
      <style:table-row-properties style:use-optimal-row-height="false" style:row-height="0.06in"/>
    </style:style>
    <style:style style:name="TBL_0_23_row_39" style:family="table-row">
      <style:table-row-properties style:use-optimal-row-height="false" style:row-height="0.2in"/>
    </style:style>
    <style:style style:name="TBL_0_23_row_40" style:family="table-row">
      <style:table-row-properties style:use-optimal-row-height="false" style:row-height="0.06in"/>
    </style:style>
    <style:style style:name="TBL_0_23_row_41" style:family="table-row">
      <style:table-row-properties style:use-optimal-row-height="false" style:row-height="0.2in"/>
    </style:style>
    <style:style style:name="TBL_0_23_row_42" style:family="table-row">
      <style:table-row-properties style:use-optimal-row-height="false" style:row-height="0.06in"/>
    </style:style>
    <style:style style:name="TBL_0_23_row_43" style:family="table-row">
      <style:table-row-properties style:use-optimal-row-height="false" style:row-height="0.2in"/>
    </style:style>
    <style:style style:name="TBL_0_23_row_44" style:family="table-row">
      <style:table-row-properties style:use-optimal-row-height="false" style:row-height="0.06in"/>
    </style:style>
    <style:style style:name="TBL_0_23_row_45" style:family="table-row">
      <style:table-row-properties style:use-optimal-row-height="false" style:row-height="0.2in"/>
    </style:style>
    <style:style style:name="TBL_0_23_row_46" style:family="table-row">
      <style:table-row-properties style:use-optimal-row-height="false" style:row-height="0.06in"/>
    </style:style>
    <style:style style:name="TBL_0_23_row_47" style:family="table-row">
      <style:table-row-properties style:use-optimal-row-height="false" style:row-height="0.2in"/>
    </style:style>
    <style:style style:name="TBL_0_23_row_48" style:family="table-row">
      <style:table-row-properties style:use-optimal-row-height="false" style:row-height="0.06in"/>
    </style:style>
    <style:style style:name="TBL_0_23_row_49" style:family="table-row">
      <style:table-row-properties style:use-optimal-row-height="false" style:row-height="0.2in"/>
    </style:style>
    <style:style style:name="TBL_0_23_row_50" style:family="table-row">
      <style:table-row-properties style:use-optimal-row-height="false" style:row-height="0.06in"/>
    </style:style>
    <style:style style:name="TBL_0_23_row_51" style:family="table-row">
      <style:table-row-properties style:use-optimal-row-height="false" style:row-height="0.2in"/>
    </style:style>
    <style:style style:name="TBL_0_23_row_52" style:family="table-row">
      <style:table-row-properties style:use-optimal-row-height="false" style:row-height="0.06in"/>
    </style:style>
    <style:style style:name="TBL_0_23_row_53" style:family="table-row">
      <style:table-row-properties style:use-optimal-row-height="false" style:row-height="0.2in"/>
    </style:style>
    <style:style style:name="TBL_0_24" style:master-page-name="master_0" style:family="table">
      <style:table-properties fo:break-before="page"/>
    </style:style>
    <style:style style:name="TBL_0_24_col_0" style:family="table-column">
      <style:table-column-properties style:column-width="5.15in"/>
    </style:style>
    <style:style style:name="TBL_0_24_col_1" style:family="table-column">
      <style:table-column-properties style:column-width="1.38in"/>
    </style:style>
    <style:style style:name="TBL_0_24_col_2" style:family="table-column">
      <style:table-column-properties style:column-width="5.15in"/>
    </style:style>
    <style:style style:name="TBL_0_24_row_0" style:family="table-row">
      <style:table-row-properties style:use-optimal-row-height="false" style:row-height="0.27in"/>
    </style:style>
    <style:style style:name="TBL_0_24_row_1" style:family="table-row">
      <style:table-row-properties style:use-optimal-row-height="false" style:row-height="0.2in"/>
    </style:style>
    <style:style style:name="TBL_0_24_row_2" style:family="table-row">
      <style:table-row-properties style:use-optimal-row-height="false" style:row-height="0.06in"/>
    </style:style>
    <style:style style:name="TBL_0_24_row_3" style:family="table-row">
      <style:table-row-properties style:use-optimal-row-height="false" style:row-height="0.2in"/>
    </style:style>
    <style:style style:name="TBL_0_24_row_4" style:family="table-row">
      <style:table-row-properties style:use-optimal-row-height="false" style:row-height="0.06in"/>
    </style:style>
    <style:style style:name="TBL_0_24_row_5" style:family="table-row">
      <style:table-row-properties style:use-optimal-row-height="false" style:row-height="0.2in"/>
    </style:style>
    <style:style style:name="TBL_0_24_row_6" style:family="table-row">
      <style:table-row-properties style:use-optimal-row-height="false" style:row-height="0.06in"/>
    </style:style>
    <style:style style:name="TBL_0_24_row_7" style:family="table-row">
      <style:table-row-properties style:use-optimal-row-height="false" style:row-height="0.2in"/>
    </style:style>
    <style:style style:name="TBL_0_24_row_8" style:family="table-row">
      <style:table-row-properties style:use-optimal-row-height="false" style:row-height="0.06in"/>
    </style:style>
    <style:style style:name="TBL_0_24_row_9" style:family="table-row">
      <style:table-row-properties style:use-optimal-row-height="false" style:row-height="0.2in"/>
    </style:style>
    <style:style style:name="TBL_0_24_row_10" style:family="table-row">
      <style:table-row-properties style:use-optimal-row-height="false" style:row-height="0.06in"/>
    </style:style>
    <style:style style:name="TBL_0_24_row_11" style:family="table-row">
      <style:table-row-properties style:use-optimal-row-height="false" style:row-height="0.2in"/>
    </style:style>
    <style:style style:name="TBL_0_24_row_12" style:family="table-row">
      <style:table-row-properties style:use-optimal-row-height="false" style:row-height="0.06in"/>
    </style:style>
    <style:style style:name="TBL_0_24_row_13" style:family="table-row">
      <style:table-row-properties style:use-optimal-row-height="false" style:row-height="0.2in"/>
    </style:style>
    <style:style style:name="TBL_0_24_row_14" style:family="table-row">
      <style:table-row-properties style:use-optimal-row-height="false" style:row-height="0.06in"/>
    </style:style>
    <style:style style:name="TBL_0_24_row_15" style:family="table-row">
      <style:table-row-properties style:use-optimal-row-height="false" style:row-height="0.2in"/>
    </style:style>
    <style:style style:name="TBL_0_24_row_16" style:family="table-row">
      <style:table-row-properties style:use-optimal-row-height="false" style:row-height="0.06in"/>
    </style:style>
    <style:style style:name="TBL_0_24_row_17" style:family="table-row">
      <style:table-row-properties style:use-optimal-row-height="false" style:row-height="0.2in"/>
    </style:style>
    <style:style style:name="TBL_0_24_row_18" style:family="table-row">
      <style:table-row-properties style:use-optimal-row-height="false" style:row-height="0.06in"/>
    </style:style>
    <style:style style:name="TBL_0_24_row_19" style:family="table-row">
      <style:table-row-properties style:use-optimal-row-height="false" style:row-height="0.2in"/>
    </style:style>
    <style:style style:name="TBL_0_24_row_20" style:family="table-row">
      <style:table-row-properties style:use-optimal-row-height="false" style:row-height="0.06in"/>
    </style:style>
    <style:style style:name="TBL_0_24_row_21" style:family="table-row">
      <style:table-row-properties style:use-optimal-row-height="false" style:row-height="0.2in"/>
    </style:style>
    <style:style style:name="TBL_0_24_row_22" style:family="table-row">
      <style:table-row-properties style:use-optimal-row-height="false" style:row-height="0.06in"/>
    </style:style>
    <style:style style:name="TBL_0_24_row_23" style:family="table-row">
      <style:table-row-properties style:use-optimal-row-height="false" style:row-height="0.2in"/>
    </style:style>
    <style:style style:name="TBL_0_24_row_24" style:family="table-row">
      <style:table-row-properties style:use-optimal-row-height="false" style:row-height="0.06in"/>
    </style:style>
    <style:style style:name="TBL_0_24_row_25" style:family="table-row">
      <style:table-row-properties style:use-optimal-row-height="false" style:row-height="0.2in"/>
    </style:style>
    <style:style style:name="TBL_0_24_row_26" style:family="table-row">
      <style:table-row-properties style:use-optimal-row-height="false" style:row-height="0.06in"/>
    </style:style>
    <style:style style:name="TBL_0_24_row_27" style:family="table-row">
      <style:table-row-properties style:use-optimal-row-height="false" style:row-height="0.2in"/>
    </style:style>
    <style:style style:name="TBL_0_24_row_28" style:family="table-row">
      <style:table-row-properties style:use-optimal-row-height="false" style:row-height="0.06in"/>
    </style:style>
    <style:style style:name="TBL_0_24_row_29" style:family="table-row">
      <style:table-row-properties style:use-optimal-row-height="false" style:row-height="0.2in"/>
    </style:style>
    <style:style style:name="TBL_0_24_row_30" style:family="table-row">
      <style:table-row-properties style:use-optimal-row-height="false" style:row-height="0.06in"/>
    </style:style>
    <style:style style:name="TBL_0_24_row_31" style:family="table-row">
      <style:table-row-properties style:use-optimal-row-height="false" style:row-height="0.2in"/>
    </style:style>
    <style:style style:name="TBL_0_24_row_32" style:family="table-row">
      <style:table-row-properties style:use-optimal-row-height="false" style:row-height="0.06in"/>
    </style:style>
    <style:style style:name="TBL_0_24_row_33" style:family="table-row">
      <style:table-row-properties style:use-optimal-row-height="false" style:row-height="0.2in"/>
    </style:style>
    <style:style style:name="TBL_0_24_row_34" style:family="table-row">
      <style:table-row-properties style:use-optimal-row-height="false" style:row-height="0.06in"/>
    </style:style>
    <style:style style:name="TBL_0_24_row_35" style:family="table-row">
      <style:table-row-properties style:use-optimal-row-height="false" style:row-height="0.2in"/>
    </style:style>
    <style:style style:name="TBL_0_24_row_36" style:family="table-row">
      <style:table-row-properties style:use-optimal-row-height="false" style:row-height="0.06in"/>
    </style:style>
    <style:style style:name="TBL_0_24_row_37" style:family="table-row">
      <style:table-row-properties style:use-optimal-row-height="false" style:row-height="0.2in"/>
    </style:style>
    <style:style style:name="TBL_0_24_row_38" style:family="table-row">
      <style:table-row-properties style:use-optimal-row-height="false" style:row-height="0.06in"/>
    </style:style>
    <style:style style:name="TBL_0_24_row_39" style:family="table-row">
      <style:table-row-properties style:use-optimal-row-height="false" style:row-height="0.2in"/>
    </style:style>
    <style:style style:name="TBL_0_24_row_40" style:family="table-row">
      <style:table-row-properties style:use-optimal-row-height="false" style:row-height="0.06in"/>
    </style:style>
    <style:style style:name="TBL_0_24_row_41" style:family="table-row">
      <style:table-row-properties style:use-optimal-row-height="false" style:row-height="0.2in"/>
    </style:style>
    <style:style style:name="TBL_0_24_row_42" style:family="table-row">
      <style:table-row-properties style:use-optimal-row-height="false" style:row-height="0.06in"/>
    </style:style>
    <style:style style:name="TBL_0_24_row_43" style:family="table-row">
      <style:table-row-properties style:use-optimal-row-height="false" style:row-height="0.2in"/>
    </style:style>
    <style:style style:name="TBL_0_24_row_44" style:family="table-row">
      <style:table-row-properties style:use-optimal-row-height="false" style:row-height="0.06in"/>
    </style:style>
    <style:style style:name="TBL_0_24_row_45" style:family="table-row">
      <style:table-row-properties style:use-optimal-row-height="false" style:row-height="0.2in"/>
    </style:style>
    <style:style style:name="TBL_0_24_row_46" style:family="table-row">
      <style:table-row-properties style:use-optimal-row-height="false" style:row-height="0.06in"/>
    </style:style>
    <style:style style:name="TBL_0_24_row_47" style:family="table-row">
      <style:table-row-properties style:use-optimal-row-height="false" style:row-height="0.2in"/>
    </style:style>
    <style:style style:name="TBL_0_24_row_48" style:family="table-row">
      <style:table-row-properties style:use-optimal-row-height="false" style:row-height="0.06in"/>
    </style:style>
    <style:style style:name="TBL_0_24_row_49" style:family="table-row">
      <style:table-row-properties style:use-optimal-row-height="false" style:row-height="0.2in"/>
    </style:style>
    <style:style style:name="TBL_0_24_row_50" style:family="table-row">
      <style:table-row-properties style:use-optimal-row-height="false" style:row-height="0.06in"/>
    </style:style>
    <style:style style:name="TBL_0_24_row_51" style:family="table-row">
      <style:table-row-properties style:use-optimal-row-height="false" style:row-height="0.2in"/>
    </style:style>
    <style:style style:name="TBL_0_24_row_52" style:family="table-row">
      <style:table-row-properties style:use-optimal-row-height="false" style:row-height="0.06in"/>
    </style:style>
    <style:style style:name="TBL_0_24_row_53" style:family="table-row">
      <style:table-row-properties style:use-optimal-row-height="false" style:row-height="0.2in"/>
    </style:style>
    <style:style style:name="TBL_0_25" style:master-page-name="master_0" style:family="table">
      <style:table-properties fo:break-before="page"/>
    </style:style>
    <style:style style:name="TBL_0_25_col_0" style:family="table-column">
      <style:table-column-properties style:column-width="5.15in"/>
    </style:style>
    <style:style style:name="TBL_0_25_col_1" style:family="table-column">
      <style:table-column-properties style:column-width="1.38in"/>
    </style:style>
    <style:style style:name="TBL_0_25_col_2" style:family="table-column">
      <style:table-column-properties style:column-width="5.15in"/>
    </style:style>
    <style:style style:name="TBL_0_25_row_0" style:family="table-row">
      <style:table-row-properties style:use-optimal-row-height="false" style:row-height="0.27in"/>
    </style:style>
    <style:style style:name="TBL_0_25_row_1" style:family="table-row">
      <style:table-row-properties style:use-optimal-row-height="false" style:row-height="0.2in"/>
    </style:style>
    <style:style style:name="TBL_0_25_row_2" style:family="table-row">
      <style:table-row-properties style:use-optimal-row-height="false" style:row-height="0.06in"/>
    </style:style>
    <style:style style:name="TBL_0_25_row_3" style:family="table-row">
      <style:table-row-properties style:use-optimal-row-height="false" style:row-height="0.2in"/>
    </style:style>
    <style:style style:name="TBL_0_25_row_4" style:family="table-row">
      <style:table-row-properties style:use-optimal-row-height="false" style:row-height="0.06in"/>
    </style:style>
    <style:style style:name="TBL_0_25_row_5" style:family="table-row">
      <style:table-row-properties style:use-optimal-row-height="false" style:row-height="0.2in"/>
    </style:style>
    <style:style style:name="TBL_0_25_row_6" style:family="table-row">
      <style:table-row-properties style:use-optimal-row-height="false" style:row-height="0.06in"/>
    </style:style>
    <style:style style:name="TBL_0_25_row_7" style:family="table-row">
      <style:table-row-properties style:use-optimal-row-height="false" style:row-height="0.2in"/>
    </style:style>
    <style:style style:name="TBL_0_25_row_8" style:family="table-row">
      <style:table-row-properties style:use-optimal-row-height="false" style:row-height="0.06in"/>
    </style:style>
    <style:style style:name="TBL_0_25_row_9" style:family="table-row">
      <style:table-row-properties style:use-optimal-row-height="false" style:row-height="0.2in"/>
    </style:style>
    <style:style style:name="TBL_0_25_row_10" style:family="table-row">
      <style:table-row-properties style:use-optimal-row-height="false" style:row-height="0.06in"/>
    </style:style>
    <style:style style:name="TBL_0_25_row_11" style:family="table-row">
      <style:table-row-properties style:use-optimal-row-height="false" style:row-height="0.2in"/>
    </style:style>
    <style:style style:name="TBL_0_25_row_12" style:family="table-row">
      <style:table-row-properties style:use-optimal-row-height="false" style:row-height="0.06in"/>
    </style:style>
    <style:style style:name="TBL_0_25_row_13" style:family="table-row">
      <style:table-row-properties style:use-optimal-row-height="false" style:row-height="0.2in"/>
    </style:style>
    <style:style style:name="TBL_0_25_row_14" style:family="table-row">
      <style:table-row-properties style:use-optimal-row-height="false" style:row-height="0.06in"/>
    </style:style>
    <style:style style:name="TBL_0_25_row_15" style:family="table-row">
      <style:table-row-properties style:use-optimal-row-height="false" style:row-height="0.2in"/>
    </style:style>
    <style:style style:name="TBL_0_25_row_16" style:family="table-row">
      <style:table-row-properties style:use-optimal-row-height="false" style:row-height="0.06in"/>
    </style:style>
    <style:style style:name="TBL_0_25_row_17" style:family="table-row">
      <style:table-row-properties style:use-optimal-row-height="false" style:row-height="0.2in"/>
    </style:style>
    <style:style style:name="TBL_0_25_row_18" style:family="table-row">
      <style:table-row-properties style:use-optimal-row-height="false" style:row-height="0.06in"/>
    </style:style>
    <style:style style:name="TBL_0_25_row_19" style:family="table-row">
      <style:table-row-properties style:use-optimal-row-height="false" style:row-height="0.2in"/>
    </style:style>
    <style:style style:name="TBL_0_25_row_20" style:family="table-row">
      <style:table-row-properties style:use-optimal-row-height="false" style:row-height="0.06in"/>
    </style:style>
    <style:style style:name="TBL_0_25_row_21" style:family="table-row">
      <style:table-row-properties style:use-optimal-row-height="false" style:row-height="0.2in"/>
    </style:style>
    <style:style style:name="TBL_0_25_row_22" style:family="table-row">
      <style:table-row-properties style:use-optimal-row-height="false" style:row-height="0.06in"/>
    </style:style>
    <style:style style:name="TBL_0_25_row_23" style:family="table-row">
      <style:table-row-properties style:use-optimal-row-height="false" style:row-height="0.2in"/>
    </style:style>
    <style:style style:name="TBL_0_25_row_24" style:family="table-row">
      <style:table-row-properties style:use-optimal-row-height="false" style:row-height="0.06in"/>
    </style:style>
    <style:style style:name="TBL_0_25_row_25" style:family="table-row">
      <style:table-row-properties style:use-optimal-row-height="false" style:row-height="0.2in"/>
    </style:style>
    <style:style style:name="TBL_0_25_row_26" style:family="table-row">
      <style:table-row-properties style:use-optimal-row-height="false" style:row-height="0.06in"/>
    </style:style>
    <style:style style:name="TBL_0_25_row_27" style:family="table-row">
      <style:table-row-properties style:use-optimal-row-height="false" style:row-height="0.2in"/>
    </style:style>
    <style:style style:name="TBL_0_25_row_28" style:family="table-row">
      <style:table-row-properties style:use-optimal-row-height="false" style:row-height="0.06in"/>
    </style:style>
    <style:style style:name="TBL_0_25_row_29" style:family="table-row">
      <style:table-row-properties style:use-optimal-row-height="false" style:row-height="0.2in"/>
    </style:style>
    <style:style style:name="TBL_0_25_row_30" style:family="table-row">
      <style:table-row-properties style:use-optimal-row-height="false" style:row-height="0.06in"/>
    </style:style>
    <style:style style:name="TBL_0_25_row_31" style:family="table-row">
      <style:table-row-properties style:use-optimal-row-height="false" style:row-height="0.2in"/>
    </style:style>
    <style:style style:name="TBL_0_25_row_32" style:family="table-row">
      <style:table-row-properties style:use-optimal-row-height="false" style:row-height="0.06in"/>
    </style:style>
    <style:style style:name="TBL_0_25_row_33" style:family="table-row">
      <style:table-row-properties style:use-optimal-row-height="false" style:row-height="0.2in"/>
    </style:style>
    <style:style style:name="TBL_0_25_row_34" style:family="table-row">
      <style:table-row-properties style:use-optimal-row-height="false" style:row-height="0.06in"/>
    </style:style>
    <style:style style:name="TBL_0_25_row_35" style:family="table-row">
      <style:table-row-properties style:use-optimal-row-height="false" style:row-height="0.2in"/>
    </style:style>
    <style:style style:name="TBL_0_25_row_36" style:family="table-row">
      <style:table-row-properties style:use-optimal-row-height="false" style:row-height="0.06in"/>
    </style:style>
    <style:style style:name="TBL_0_25_row_37" style:family="table-row">
      <style:table-row-properties style:use-optimal-row-height="false" style:row-height="0.2in"/>
    </style:style>
    <style:style style:name="TBL_0_25_row_38" style:family="table-row">
      <style:table-row-properties style:use-optimal-row-height="false" style:row-height="0.06in"/>
    </style:style>
    <style:style style:name="TBL_0_25_row_39" style:family="table-row">
      <style:table-row-properties style:use-optimal-row-height="false" style:row-height="0.2in"/>
    </style:style>
    <style:style style:name="TBL_0_25_row_40" style:family="table-row">
      <style:table-row-properties style:use-optimal-row-height="false" style:row-height="0.06in"/>
    </style:style>
    <style:style style:name="TBL_0_25_row_41" style:family="table-row">
      <style:table-row-properties style:use-optimal-row-height="false" style:row-height="0.2in"/>
    </style:style>
    <style:style style:name="TBL_0_25_row_42" style:family="table-row">
      <style:table-row-properties style:use-optimal-row-height="false" style:row-height="0.06in"/>
    </style:style>
    <style:style style:name="TBL_0_25_row_43" style:family="table-row">
      <style:table-row-properties style:use-optimal-row-height="false" style:row-height="0.2in"/>
    </style:style>
    <style:style style:name="TBL_0_25_row_44" style:family="table-row">
      <style:table-row-properties style:use-optimal-row-height="false" style:row-height="0.06in"/>
    </style:style>
    <style:style style:name="TBL_0_25_row_45" style:family="table-row">
      <style:table-row-properties style:use-optimal-row-height="false" style:row-height="0.2in"/>
    </style:style>
    <style:style style:name="TBL_0_25_row_46" style:family="table-row">
      <style:table-row-properties style:use-optimal-row-height="false" style:row-height="0.06in"/>
    </style:style>
    <style:style style:name="TBL_0_25_row_47" style:family="table-row">
      <style:table-row-properties style:use-optimal-row-height="false" style:row-height="0.2in"/>
    </style:style>
    <style:style style:name="TBL_0_25_row_48" style:family="table-row">
      <style:table-row-properties style:use-optimal-row-height="false" style:row-height="0.06in"/>
    </style:style>
    <style:style style:name="TBL_0_25_row_49" style:family="table-row">
      <style:table-row-properties style:use-optimal-row-height="false" style:row-height="0.2in"/>
    </style:style>
    <style:style style:name="TBL_0_25_row_50" style:family="table-row">
      <style:table-row-properties style:use-optimal-row-height="false" style:row-height="0.06in"/>
    </style:style>
    <style:style style:name="TBL_0_25_row_51" style:family="table-row">
      <style:table-row-properties style:use-optimal-row-height="false" style:row-height="0.2in"/>
    </style:style>
    <style:style style:name="TBL_0_25_row_52" style:family="table-row">
      <style:table-row-properties style:use-optimal-row-height="false" style:row-height="0.06in"/>
    </style:style>
    <style:style style:name="TBL_0_25_row_53" style:family="table-row">
      <style:table-row-properties style:use-optimal-row-height="false" style:row-height="0.2in"/>
    </style:style>
    <style:style style:name="TBL_0_26" style:master-page-name="master_0" style:family="table">
      <style:table-properties fo:break-before="page"/>
    </style:style>
    <style:style style:name="TBL_0_26_col_0" style:family="table-column">
      <style:table-column-properties style:column-width="5.15in"/>
    </style:style>
    <style:style style:name="TBL_0_26_col_1" style:family="table-column">
      <style:table-column-properties style:column-width="1.38in"/>
    </style:style>
    <style:style style:name="TBL_0_26_col_2" style:family="table-column">
      <style:table-column-properties style:column-width="5.15in"/>
    </style:style>
    <style:style style:name="TBL_0_26_row_0" style:family="table-row">
      <style:table-row-properties style:use-optimal-row-height="false" style:row-height="0.27in"/>
    </style:style>
    <style:style style:name="TBL_0_26_row_1" style:family="table-row">
      <style:table-row-properties style:use-optimal-row-height="false" style:row-height="0.2in"/>
    </style:style>
    <style:style style:name="TBL_0_26_row_2" style:family="table-row">
      <style:table-row-properties style:use-optimal-row-height="false" style:row-height="0.06in"/>
    </style:style>
    <style:style style:name="TBL_0_26_row_3" style:family="table-row">
      <style:table-row-properties style:use-optimal-row-height="false" style:row-height="0.2in"/>
    </style:style>
    <style:style style:name="TBL_0_26_row_4" style:family="table-row">
      <style:table-row-properties style:use-optimal-row-height="false" style:row-height="0.06in"/>
    </style:style>
    <style:style style:name="TBL_0_26_row_5" style:family="table-row">
      <style:table-row-properties style:use-optimal-row-height="false" style:row-height="0.2in"/>
    </style:style>
    <style:style style:name="TBL_0_26_row_6" style:family="table-row">
      <style:table-row-properties style:use-optimal-row-height="false" style:row-height="0.06in"/>
    </style:style>
    <style:style style:name="TBL_0_26_row_7" style:family="table-row">
      <style:table-row-properties style:use-optimal-row-height="false" style:row-height="0.2in"/>
    </style:style>
    <style:style style:name="TBL_0_26_row_8" style:family="table-row">
      <style:table-row-properties style:use-optimal-row-height="false" style:row-height="0.06in"/>
    </style:style>
    <style:style style:name="TBL_0_26_row_9" style:family="table-row">
      <style:table-row-properties style:use-optimal-row-height="false" style:row-height="0.2in"/>
    </style:style>
    <style:style style:name="TBL_0_26_row_10" style:family="table-row">
      <style:table-row-properties style:use-optimal-row-height="false" style:row-height="0.06in"/>
    </style:style>
    <style:style style:name="TBL_0_26_row_11" style:family="table-row">
      <style:table-row-properties style:use-optimal-row-height="false" style:row-height="0.2in"/>
    </style:style>
    <style:style style:name="TBL_0_26_row_12" style:family="table-row">
      <style:table-row-properties style:use-optimal-row-height="false" style:row-height="0.06in"/>
    </style:style>
    <style:style style:name="TBL_0_26_row_13" style:family="table-row">
      <style:table-row-properties style:use-optimal-row-height="false" style:row-height="0.2in"/>
    </style:style>
    <style:style style:name="TBL_0_26_row_14" style:family="table-row">
      <style:table-row-properties style:use-optimal-row-height="false" style:row-height="0.06in"/>
    </style:style>
    <style:style style:name="TBL_0_26_row_15" style:family="table-row">
      <style:table-row-properties style:use-optimal-row-height="false" style:row-height="0.2in"/>
    </style:style>
    <style:style style:name="TBL_0_26_row_16" style:family="table-row">
      <style:table-row-properties style:use-optimal-row-height="false" style:row-height="0.06in"/>
    </style:style>
    <style:style style:name="TBL_0_26_row_17" style:family="table-row">
      <style:table-row-properties style:use-optimal-row-height="false" style:row-height="0.2in"/>
    </style:style>
    <style:style style:name="TBL_0_26_row_18" style:family="table-row">
      <style:table-row-properties style:use-optimal-row-height="false" style:row-height="0.06in"/>
    </style:style>
    <style:style style:name="TBL_0_26_row_19" style:family="table-row">
      <style:table-row-properties style:use-optimal-row-height="false" style:row-height="0.2in"/>
    </style:style>
    <style:style style:name="TBL_0_26_row_20" style:family="table-row">
      <style:table-row-properties style:use-optimal-row-height="false" style:row-height="0.06in"/>
    </style:style>
    <style:style style:name="TBL_0_26_row_21" style:family="table-row">
      <style:table-row-properties style:use-optimal-row-height="false" style:row-height="0.2in"/>
    </style:style>
    <style:style style:name="TBL_0_26_row_22" style:family="table-row">
      <style:table-row-properties style:use-optimal-row-height="false" style:row-height="0.06in"/>
    </style:style>
    <style:style style:name="TBL_0_26_row_23" style:family="table-row">
      <style:table-row-properties style:use-optimal-row-height="false" style:row-height="0.2in"/>
    </style:style>
    <style:style style:name="TBL_0_26_row_24" style:family="table-row">
      <style:table-row-properties style:use-optimal-row-height="false" style:row-height="0.06in"/>
    </style:style>
    <style:style style:name="TBL_0_26_row_25" style:family="table-row">
      <style:table-row-properties style:use-optimal-row-height="false" style:row-height="0.2in"/>
    </style:style>
    <style:style style:name="TBL_0_26_row_26" style:family="table-row">
      <style:table-row-properties style:use-optimal-row-height="false" style:row-height="0.06in"/>
    </style:style>
    <style:style style:name="TBL_0_26_row_27" style:family="table-row">
      <style:table-row-properties style:use-optimal-row-height="false" style:row-height="0.2in"/>
    </style:style>
    <style:style style:name="TBL_0_26_row_28" style:family="table-row">
      <style:table-row-properties style:use-optimal-row-height="false" style:row-height="0.06in"/>
    </style:style>
    <style:style style:name="TBL_0_26_row_29" style:family="table-row">
      <style:table-row-properties style:use-optimal-row-height="false" style:row-height="0.2in"/>
    </style:style>
    <style:style style:name="TBL_0_26_row_30" style:family="table-row">
      <style:table-row-properties style:use-optimal-row-height="false" style:row-height="0.06in"/>
    </style:style>
    <style:style style:name="TBL_0_26_row_31" style:family="table-row">
      <style:table-row-properties style:use-optimal-row-height="false" style:row-height="0.2in"/>
    </style:style>
    <style:style style:name="TBL_0_26_row_32" style:family="table-row">
      <style:table-row-properties style:use-optimal-row-height="false" style:row-height="0.06in"/>
    </style:style>
    <style:style style:name="TBL_0_26_row_33" style:family="table-row">
      <style:table-row-properties style:use-optimal-row-height="false" style:row-height="0.2in"/>
    </style:style>
    <style:style style:name="TBL_0_26_row_34" style:family="table-row">
      <style:table-row-properties style:use-optimal-row-height="false" style:row-height="0.06in"/>
    </style:style>
    <style:style style:name="TBL_0_26_row_35" style:family="table-row">
      <style:table-row-properties style:use-optimal-row-height="false" style:row-height="0.2in"/>
    </style:style>
    <style:style style:name="TBL_0_26_row_36" style:family="table-row">
      <style:table-row-properties style:use-optimal-row-height="false" style:row-height="0.06in"/>
    </style:style>
    <style:style style:name="TBL_0_26_row_37" style:family="table-row">
      <style:table-row-properties style:use-optimal-row-height="false" style:row-height="0.2in"/>
    </style:style>
    <style:style style:name="TBL_0_26_row_38" style:family="table-row">
      <style:table-row-properties style:use-optimal-row-height="false" style:row-height="0.06in"/>
    </style:style>
    <style:style style:name="TBL_0_26_row_39" style:family="table-row">
      <style:table-row-properties style:use-optimal-row-height="false" style:row-height="0.2in"/>
    </style:style>
    <style:style style:name="TBL_0_26_row_40" style:family="table-row">
      <style:table-row-properties style:use-optimal-row-height="false" style:row-height="0.06in"/>
    </style:style>
    <style:style style:name="TBL_0_26_row_41" style:family="table-row">
      <style:table-row-properties style:use-optimal-row-height="false" style:row-height="0.2in"/>
    </style:style>
    <style:style style:name="TBL_0_26_row_42" style:family="table-row">
      <style:table-row-properties style:use-optimal-row-height="false" style:row-height="0.06in"/>
    </style:style>
    <style:style style:name="TBL_0_26_row_43" style:family="table-row">
      <style:table-row-properties style:use-optimal-row-height="false" style:row-height="0.2in"/>
    </style:style>
    <style:style style:name="TBL_0_26_row_44" style:family="table-row">
      <style:table-row-properties style:use-optimal-row-height="false" style:row-height="0.06in"/>
    </style:style>
    <style:style style:name="TBL_0_26_row_45" style:family="table-row">
      <style:table-row-properties style:use-optimal-row-height="false" style:row-height="0.2in"/>
    </style:style>
    <style:style style:name="TBL_0_26_row_46" style:family="table-row">
      <style:table-row-properties style:use-optimal-row-height="false" style:row-height="0.06in"/>
    </style:style>
    <style:style style:name="TBL_0_26_row_47" style:family="table-row">
      <style:table-row-properties style:use-optimal-row-height="false" style:row-height="0.2in"/>
    </style:style>
    <style:style style:name="TBL_0_26_row_48" style:family="table-row">
      <style:table-row-properties style:use-optimal-row-height="false" style:row-height="0.06in"/>
    </style:style>
    <style:style style:name="TBL_0_26_row_49" style:family="table-row">
      <style:table-row-properties style:use-optimal-row-height="false" style:row-height="0.2in"/>
    </style:style>
    <style:style style:name="TBL_0_26_row_50" style:family="table-row">
      <style:table-row-properties style:use-optimal-row-height="false" style:row-height="0.06in"/>
    </style:style>
    <style:style style:name="TBL_0_26_row_51" style:family="table-row">
      <style:table-row-properties style:use-optimal-row-height="false" style:row-height="0.2in"/>
    </style:style>
    <style:style style:name="TBL_0_26_row_52" style:family="table-row">
      <style:table-row-properties style:use-optimal-row-height="false" style:row-height="0.06in"/>
    </style:style>
    <style:style style:name="TBL_0_26_row_53" style:family="table-row">
      <style:table-row-properties style:use-optimal-row-height="false" style:row-height="0.2in"/>
    </style:style>
    <style:style style:name="TBL_0_27" style:master-page-name="master_0" style:family="table">
      <style:table-properties fo:break-before="page"/>
    </style:style>
    <style:style style:name="TBL_0_27_col_0" style:family="table-column">
      <style:table-column-properties style:column-width="5.15in"/>
    </style:style>
    <style:style style:name="TBL_0_27_col_1" style:family="table-column">
      <style:table-column-properties style:column-width="1.38in"/>
    </style:style>
    <style:style style:name="TBL_0_27_col_2" style:family="table-column">
      <style:table-column-properties style:column-width="5.15in"/>
    </style:style>
    <style:style style:name="TBL_0_27_row_0" style:family="table-row">
      <style:table-row-properties style:use-optimal-row-height="false" style:row-height="0.27in"/>
    </style:style>
    <style:style style:name="TBL_0_27_row_1" style:family="table-row">
      <style:table-row-properties style:use-optimal-row-height="false" style:row-height="0.2in"/>
    </style:style>
    <style:style style:name="TBL_0_27_row_2" style:family="table-row">
      <style:table-row-properties style:use-optimal-row-height="false" style:row-height="0.06in"/>
    </style:style>
    <style:style style:name="TBL_0_27_row_3" style:family="table-row">
      <style:table-row-properties style:use-optimal-row-height="false" style:row-height="0.2in"/>
    </style:style>
    <style:style style:name="TBL_0_27_row_4" style:family="table-row">
      <style:table-row-properties style:use-optimal-row-height="false" style:row-height="0.06in"/>
    </style:style>
    <style:style style:name="TBL_0_27_row_5" style:family="table-row">
      <style:table-row-properties style:use-optimal-row-height="false" style:row-height="0.2in"/>
    </style:style>
    <style:style style:name="TBL_0_27_row_6" style:family="table-row">
      <style:table-row-properties style:use-optimal-row-height="false" style:row-height="0.06in"/>
    </style:style>
    <style:style style:name="TBL_0_27_row_7" style:family="table-row">
      <style:table-row-properties style:use-optimal-row-height="false" style:row-height="0.2in"/>
    </style:style>
    <style:style style:name="TBL_0_27_row_8" style:family="table-row">
      <style:table-row-properties style:use-optimal-row-height="false" style:row-height="0.06in"/>
    </style:style>
    <style:style style:name="TBL_0_27_row_9" style:family="table-row">
      <style:table-row-properties style:use-optimal-row-height="false" style:row-height="0.2in"/>
    </style:style>
    <style:style style:name="TBL_0_27_row_10" style:family="table-row">
      <style:table-row-properties style:use-optimal-row-height="false" style:row-height="0.06in"/>
    </style:style>
    <style:style style:name="TBL_0_27_row_11" style:family="table-row">
      <style:table-row-properties style:use-optimal-row-height="false" style:row-height="0.2in"/>
    </style:style>
    <style:style style:name="TBL_0_27_row_12" style:family="table-row">
      <style:table-row-properties style:use-optimal-row-height="false" style:row-height="0.06in"/>
    </style:style>
    <style:style style:name="TBL_0_27_row_13" style:family="table-row">
      <style:table-row-properties style:use-optimal-row-height="false" style:row-height="0.2in"/>
    </style:style>
    <style:style style:name="TBL_0_27_row_14" style:family="table-row">
      <style:table-row-properties style:use-optimal-row-height="false" style:row-height="0.06in"/>
    </style:style>
    <style:style style:name="TBL_0_27_row_15" style:family="table-row">
      <style:table-row-properties style:use-optimal-row-height="false" style:row-height="0.2in"/>
    </style:style>
    <style:style style:name="TBL_0_27_row_16" style:family="table-row">
      <style:table-row-properties style:use-optimal-row-height="false" style:row-height="0.06in"/>
    </style:style>
    <style:style style:name="TBL_0_27_row_17" style:family="table-row">
      <style:table-row-properties style:use-optimal-row-height="false" style:row-height="0.2in"/>
    </style:style>
    <style:style style:name="TBL_0_27_row_18" style:family="table-row">
      <style:table-row-properties style:use-optimal-row-height="false" style:row-height="0.06in"/>
    </style:style>
    <style:style style:name="TBL_0_27_row_19" style:family="table-row">
      <style:table-row-properties style:use-optimal-row-height="false" style:row-height="0.2in"/>
    </style:style>
    <style:style style:name="TBL_0_27_row_20" style:family="table-row">
      <style:table-row-properties style:use-optimal-row-height="false" style:row-height="0.06in"/>
    </style:style>
    <style:style style:name="TBL_0_27_row_21" style:family="table-row">
      <style:table-row-properties style:use-optimal-row-height="false" style:row-height="0.2in"/>
    </style:style>
    <style:style style:name="TBL_0_27_row_22" style:family="table-row">
      <style:table-row-properties style:use-optimal-row-height="false" style:row-height="0.06in"/>
    </style:style>
    <style:style style:name="TBL_0_27_row_23" style:family="table-row">
      <style:table-row-properties style:use-optimal-row-height="false" style:row-height="0.2in"/>
    </style:style>
    <style:style style:name="TBL_0_27_row_24" style:family="table-row">
      <style:table-row-properties style:use-optimal-row-height="false" style:row-height="0.06in"/>
    </style:style>
    <style:style style:name="TBL_0_27_row_25" style:family="table-row">
      <style:table-row-properties style:use-optimal-row-height="false" style:row-height="0.2in"/>
    </style:style>
    <style:style style:name="TBL_0_27_row_26" style:family="table-row">
      <style:table-row-properties style:use-optimal-row-height="false" style:row-height="0.06in"/>
    </style:style>
    <style:style style:name="TBL_0_27_row_27" style:family="table-row">
      <style:table-row-properties style:use-optimal-row-height="false" style:row-height="0.2in"/>
    </style:style>
    <style:style style:name="TBL_0_27_row_28" style:family="table-row">
      <style:table-row-properties style:use-optimal-row-height="false" style:row-height="0.06in"/>
    </style:style>
    <style:style style:name="TBL_0_27_row_29" style:family="table-row">
      <style:table-row-properties style:use-optimal-row-height="false" style:row-height="0.2in"/>
    </style:style>
    <style:style style:name="TBL_0_27_row_30" style:family="table-row">
      <style:table-row-properties style:use-optimal-row-height="false" style:row-height="0.06in"/>
    </style:style>
    <style:style style:name="TBL_0_27_row_31" style:family="table-row">
      <style:table-row-properties style:use-optimal-row-height="false" style:row-height="0.2in"/>
    </style:style>
    <style:style style:name="TBL_0_27_row_32" style:family="table-row">
      <style:table-row-properties style:use-optimal-row-height="false" style:row-height="0.06in"/>
    </style:style>
    <style:style style:name="TBL_0_27_row_33" style:family="table-row">
      <style:table-row-properties style:use-optimal-row-height="false" style:row-height="0.2in"/>
    </style:style>
    <style:style style:name="TBL_0_27_row_34" style:family="table-row">
      <style:table-row-properties style:use-optimal-row-height="false" style:row-height="0.06in"/>
    </style:style>
    <style:style style:name="TBL_0_27_row_35" style:family="table-row">
      <style:table-row-properties style:use-optimal-row-height="false" style:row-height="0.2in"/>
    </style:style>
    <style:style style:name="TBL_0_27_row_36" style:family="table-row">
      <style:table-row-properties style:use-optimal-row-height="false" style:row-height="0.06in"/>
    </style:style>
    <style:style style:name="TBL_0_27_row_37" style:family="table-row">
      <style:table-row-properties style:use-optimal-row-height="false" style:row-height="0.2in"/>
    </style:style>
    <style:style style:name="TBL_0_27_row_38" style:family="table-row">
      <style:table-row-properties style:use-optimal-row-height="false" style:row-height="0.06in"/>
    </style:style>
    <style:style style:name="TBL_0_27_row_39" style:family="table-row">
      <style:table-row-properties style:use-optimal-row-height="false" style:row-height="0.2in"/>
    </style:style>
    <style:style style:name="TBL_0_27_row_40" style:family="table-row">
      <style:table-row-properties style:use-optimal-row-height="false" style:row-height="0.06in"/>
    </style:style>
    <style:style style:name="TBL_0_27_row_41" style:family="table-row">
      <style:table-row-properties style:use-optimal-row-height="false" style:row-height="0.2in"/>
    </style:style>
    <style:style style:name="TBL_0_27_row_42" style:family="table-row">
      <style:table-row-properties style:use-optimal-row-height="false" style:row-height="0.06in"/>
    </style:style>
    <style:style style:name="TBL_0_27_row_43" style:family="table-row">
      <style:table-row-properties style:use-optimal-row-height="false" style:row-height="0.2in"/>
    </style:style>
    <style:style style:name="TBL_0_27_row_44" style:family="table-row">
      <style:table-row-properties style:use-optimal-row-height="false" style:row-height="0.06in"/>
    </style:style>
    <style:style style:name="TBL_0_27_row_45" style:family="table-row">
      <style:table-row-properties style:use-optimal-row-height="false" style:row-height="0.2in"/>
    </style:style>
    <style:style style:name="TBL_0_27_row_46" style:family="table-row">
      <style:table-row-properties style:use-optimal-row-height="false" style:row-height="0.06in"/>
    </style:style>
    <style:style style:name="TBL_0_27_row_47" style:family="table-row">
      <style:table-row-properties style:use-optimal-row-height="false" style:row-height="0.2in"/>
    </style:style>
    <style:style style:name="TBL_0_27_row_48" style:family="table-row">
      <style:table-row-properties style:use-optimal-row-height="false" style:row-height="0.06in"/>
    </style:style>
    <style:style style:name="TBL_0_27_row_49" style:family="table-row">
      <style:table-row-properties style:use-optimal-row-height="false" style:row-height="0.2in"/>
    </style:style>
    <style:style style:name="TBL_0_27_row_50" style:family="table-row">
      <style:table-row-properties style:use-optimal-row-height="false" style:row-height="0.06in"/>
    </style:style>
    <style:style style:name="TBL_0_27_row_51" style:family="table-row">
      <style:table-row-properties style:use-optimal-row-height="false" style:row-height="0.2in"/>
    </style:style>
    <style:style style:name="TBL_0_27_row_52" style:family="table-row">
      <style:table-row-properties style:use-optimal-row-height="false" style:row-height="0.06in"/>
    </style:style>
    <style:style style:name="TBL_0_27_row_53" style:family="table-row">
      <style:table-row-properties style:use-optimal-row-height="false" style:row-height="0.2in"/>
    </style:style>
    <style:style style:name="TBL_0_28" style:master-page-name="master_0" style:family="table">
      <style:table-properties fo:break-before="page"/>
    </style:style>
    <style:style style:name="TBL_0_28_col_0" style:family="table-column">
      <style:table-column-properties style:column-width="5.15in"/>
    </style:style>
    <style:style style:name="TBL_0_28_col_1" style:family="table-column">
      <style:table-column-properties style:column-width="1.38in"/>
    </style:style>
    <style:style style:name="TBL_0_28_col_2" style:family="table-column">
      <style:table-column-properties style:column-width="5.15in"/>
    </style:style>
    <style:style style:name="TBL_0_28_row_0" style:family="table-row">
      <style:table-row-properties style:use-optimal-row-height="false" style:row-height="0.27in"/>
    </style:style>
    <style:style style:name="TBL_0_28_row_1" style:family="table-row">
      <style:table-row-properties style:use-optimal-row-height="false" style:row-height="0.2in"/>
    </style:style>
    <style:style style:name="TBL_0_28_row_2" style:family="table-row">
      <style:table-row-properties style:use-optimal-row-height="false" style:row-height="0.06in"/>
    </style:style>
    <style:style style:name="TBL_0_28_row_3" style:family="table-row">
      <style:table-row-properties style:use-optimal-row-height="false" style:row-height="0.2in"/>
    </style:style>
    <style:style style:name="TBL_0_28_row_4" style:family="table-row">
      <style:table-row-properties style:use-optimal-row-height="false" style:row-height="0.06in"/>
    </style:style>
    <style:style style:name="TBL_0_28_row_5" style:family="table-row">
      <style:table-row-properties style:use-optimal-row-height="false" style:row-height="0.2in"/>
    </style:style>
    <style:style style:name="TBL_0_28_row_6" style:family="table-row">
      <style:table-row-properties style:use-optimal-row-height="false" style:row-height="0.06in"/>
    </style:style>
    <style:style style:name="TBL_0_28_row_7" style:family="table-row">
      <style:table-row-properties style:use-optimal-row-height="false" style:row-height="0.2in"/>
    </style:style>
    <style:style style:name="TBL_0_28_row_8" style:family="table-row">
      <style:table-row-properties style:use-optimal-row-height="false" style:row-height="0.06in"/>
    </style:style>
    <style:style style:name="TBL_0_28_row_9" style:family="table-row">
      <style:table-row-properties style:use-optimal-row-height="false" style:row-height="0.2in"/>
    </style:style>
    <style:style style:name="TBL_0_28_row_10" style:family="table-row">
      <style:table-row-properties style:use-optimal-row-height="false" style:row-height="0.06in"/>
    </style:style>
    <style:style style:name="TBL_0_28_row_11" style:family="table-row">
      <style:table-row-properties style:use-optimal-row-height="false" style:row-height="0.2in"/>
    </style:style>
    <style:style style:name="TBL_0_28_row_12" style:family="table-row">
      <style:table-row-properties style:use-optimal-row-height="false" style:row-height="0.06in"/>
    </style:style>
    <style:style style:name="TBL_0_28_row_13" style:family="table-row">
      <style:table-row-properties style:use-optimal-row-height="false" style:row-height="0.2in"/>
    </style:style>
    <style:style style:name="TBL_0_28_row_14" style:family="table-row">
      <style:table-row-properties style:use-optimal-row-height="false" style:row-height="0.06in"/>
    </style:style>
    <style:style style:name="TBL_0_28_row_15" style:family="table-row">
      <style:table-row-properties style:use-optimal-row-height="false" style:row-height="0.2in"/>
    </style:style>
    <style:style style:name="TBL_0_28_row_16" style:family="table-row">
      <style:table-row-properties style:use-optimal-row-height="false" style:row-height="0.06in"/>
    </style:style>
    <style:style style:name="TBL_0_28_row_17" style:family="table-row">
      <style:table-row-properties style:use-optimal-row-height="false" style:row-height="0.2in"/>
    </style:style>
    <style:style style:name="TBL_0_28_row_18" style:family="table-row">
      <style:table-row-properties style:use-optimal-row-height="false" style:row-height="0.06in"/>
    </style:style>
    <style:style style:name="TBL_0_28_row_19" style:family="table-row">
      <style:table-row-properties style:use-optimal-row-height="false" style:row-height="0.2in"/>
    </style:style>
    <style:style style:name="TBL_0_28_row_20" style:family="table-row">
      <style:table-row-properties style:use-optimal-row-height="false" style:row-height="0.06in"/>
    </style:style>
    <style:style style:name="TBL_0_28_row_21" style:family="table-row">
      <style:table-row-properties style:use-optimal-row-height="false" style:row-height="0.2in"/>
    </style:style>
    <style:style style:name="TBL_0_28_row_22" style:family="table-row">
      <style:table-row-properties style:use-optimal-row-height="false" style:row-height="0.06in"/>
    </style:style>
    <style:style style:name="TBL_0_28_row_23" style:family="table-row">
      <style:table-row-properties style:use-optimal-row-height="false" style:row-height="0.2in"/>
    </style:style>
    <style:style style:name="TBL_0_28_row_24" style:family="table-row">
      <style:table-row-properties style:use-optimal-row-height="false" style:row-height="0.06in"/>
    </style:style>
    <style:style style:name="TBL_0_28_row_25" style:family="table-row">
      <style:table-row-properties style:use-optimal-row-height="false" style:row-height="0.2in"/>
    </style:style>
    <style:style style:name="TBL_0_28_row_26" style:family="table-row">
      <style:table-row-properties style:use-optimal-row-height="false" style:row-height="0.06in"/>
    </style:style>
    <style:style style:name="TBL_0_28_row_27" style:family="table-row">
      <style:table-row-properties style:use-optimal-row-height="false" style:row-height="0.2in"/>
    </style:style>
    <style:style style:name="TBL_0_28_row_28" style:family="table-row">
      <style:table-row-properties style:use-optimal-row-height="false" style:row-height="0.06in"/>
    </style:style>
    <style:style style:name="TBL_0_28_row_29" style:family="table-row">
      <style:table-row-properties style:use-optimal-row-height="false" style:row-height="0.2in"/>
    </style:style>
    <style:style style:name="TBL_0_28_row_30" style:family="table-row">
      <style:table-row-properties style:use-optimal-row-height="false" style:row-height="0.06in"/>
    </style:style>
    <style:style style:name="TBL_0_28_row_31" style:family="table-row">
      <style:table-row-properties style:use-optimal-row-height="false" style:row-height="0.2in"/>
    </style:style>
    <style:style style:name="TBL_0_28_row_32" style:family="table-row">
      <style:table-row-properties style:use-optimal-row-height="false" style:row-height="0.06in"/>
    </style:style>
    <style:style style:name="TBL_0_28_row_33" style:family="table-row">
      <style:table-row-properties style:use-optimal-row-height="false" style:row-height="0.2in"/>
    </style:style>
    <style:style style:name="TBL_0_28_row_34" style:family="table-row">
      <style:table-row-properties style:use-optimal-row-height="false" style:row-height="0.06in"/>
    </style:style>
    <style:style style:name="TBL_0_28_row_35" style:family="table-row">
      <style:table-row-properties style:use-optimal-row-height="false" style:row-height="0.2in"/>
    </style:style>
    <style:style style:name="TBL_0_28_row_36" style:family="table-row">
      <style:table-row-properties style:use-optimal-row-height="false" style:row-height="0.06in"/>
    </style:style>
    <style:style style:name="TBL_0_28_row_37" style:family="table-row">
      <style:table-row-properties style:use-optimal-row-height="false" style:row-height="0.2in"/>
    </style:style>
    <style:style style:name="TBL_0_28_row_38" style:family="table-row">
      <style:table-row-properties style:use-optimal-row-height="false" style:row-height="0.06in"/>
    </style:style>
    <style:style style:name="TBL_0_28_row_39" style:family="table-row">
      <style:table-row-properties style:use-optimal-row-height="false" style:row-height="0.2in"/>
    </style:style>
    <style:style style:name="TBL_0_28_row_40" style:family="table-row">
      <style:table-row-properties style:use-optimal-row-height="false" style:row-height="0.06in"/>
    </style:style>
    <style:style style:name="TBL_0_28_row_41" style:family="table-row">
      <style:table-row-properties style:use-optimal-row-height="false" style:row-height="0.2in"/>
    </style:style>
    <style:style style:name="TBL_0_28_row_42" style:family="table-row">
      <style:table-row-properties style:use-optimal-row-height="false" style:row-height="0.06in"/>
    </style:style>
    <style:style style:name="TBL_0_28_row_43" style:family="table-row">
      <style:table-row-properties style:use-optimal-row-height="false" style:row-height="0.2in"/>
    </style:style>
    <style:style style:name="TBL_0_28_row_44" style:family="table-row">
      <style:table-row-properties style:use-optimal-row-height="false" style:row-height="0.06in"/>
    </style:style>
    <style:style style:name="TBL_0_28_row_45" style:family="table-row">
      <style:table-row-properties style:use-optimal-row-height="false" style:row-height="0.2in"/>
    </style:style>
    <style:style style:name="TBL_0_28_row_46" style:family="table-row">
      <style:table-row-properties style:use-optimal-row-height="false" style:row-height="0.06in"/>
    </style:style>
    <style:style style:name="TBL_0_28_row_47" style:family="table-row">
      <style:table-row-properties style:use-optimal-row-height="false" style:row-height="0.2in"/>
    </style:style>
    <style:style style:name="TBL_0_28_row_48" style:family="table-row">
      <style:table-row-properties style:use-optimal-row-height="false" style:row-height="0.06in"/>
    </style:style>
    <style:style style:name="TBL_0_28_row_49" style:family="table-row">
      <style:table-row-properties style:use-optimal-row-height="false" style:row-height="0.2in"/>
    </style:style>
    <style:style style:name="TBL_0_28_row_50" style:family="table-row">
      <style:table-row-properties style:use-optimal-row-height="false" style:row-height="0.06in"/>
    </style:style>
    <style:style style:name="TBL_0_28_row_51" style:family="table-row">
      <style:table-row-properties style:use-optimal-row-height="false" style:row-height="0.2in"/>
    </style:style>
    <style:style style:name="TBL_0_28_row_52" style:family="table-row">
      <style:table-row-properties style:use-optimal-row-height="false" style:row-height="0.06in"/>
    </style:style>
    <style:style style:name="TBL_0_28_row_53" style:family="table-row">
      <style:table-row-properties style:use-optimal-row-height="false" style:row-height="0.2in"/>
    </style:style>
    <style:style style:name="TBL_0_29" style:master-page-name="master_0" style:family="table">
      <style:table-properties fo:break-before="page"/>
    </style:style>
    <style:style style:name="TBL_0_29_col_0" style:family="table-column">
      <style:table-column-properties style:column-width="5.15in"/>
    </style:style>
    <style:style style:name="TBL_0_29_col_1" style:family="table-column">
      <style:table-column-properties style:column-width="1.38in"/>
    </style:style>
    <style:style style:name="TBL_0_29_col_2" style:family="table-column">
      <style:table-column-properties style:column-width="5.15in"/>
    </style:style>
    <style:style style:name="TBL_0_29_row_0" style:family="table-row">
      <style:table-row-properties style:use-optimal-row-height="false" style:row-height="0.27in"/>
    </style:style>
    <style:style style:name="TBL_0_29_row_1" style:family="table-row">
      <style:table-row-properties style:use-optimal-row-height="false" style:row-height="0.2in"/>
    </style:style>
    <style:style style:name="TBL_0_29_row_2" style:family="table-row">
      <style:table-row-properties style:use-optimal-row-height="false" style:row-height="0.06in"/>
    </style:style>
    <style:style style:name="TBL_0_29_row_3" style:family="table-row">
      <style:table-row-properties style:use-optimal-row-height="false" style:row-height="0.2in"/>
    </style:style>
    <style:style style:name="TBL_0_29_row_4" style:family="table-row">
      <style:table-row-properties style:use-optimal-row-height="false" style:row-height="0.06in"/>
    </style:style>
    <style:style style:name="TBL_0_29_row_5" style:family="table-row">
      <style:table-row-properties style:use-optimal-row-height="false" style:row-height="0.2in"/>
    </style:style>
    <style:style style:name="TBL_0_29_row_6" style:family="table-row">
      <style:table-row-properties style:use-optimal-row-height="false" style:row-height="0.06in"/>
    </style:style>
    <style:style style:name="TBL_0_29_row_7" style:family="table-row">
      <style:table-row-properties style:use-optimal-row-height="false" style:row-height="0.2in"/>
    </style:style>
    <style:style style:name="TBL_0_29_row_8" style:family="table-row">
      <style:table-row-properties style:use-optimal-row-height="false" style:row-height="0.06in"/>
    </style:style>
    <style:style style:name="TBL_0_29_row_9" style:family="table-row">
      <style:table-row-properties style:use-optimal-row-height="false" style:row-height="0.2in"/>
    </style:style>
    <style:style style:name="TBL_0_29_row_10" style:family="table-row">
      <style:table-row-properties style:use-optimal-row-height="false" style:row-height="0.06in"/>
    </style:style>
    <style:style style:name="TBL_0_29_row_11" style:family="table-row">
      <style:table-row-properties style:use-optimal-row-height="false" style:row-height="0.2in"/>
    </style:style>
    <style:style style:name="TBL_0_29_row_12" style:family="table-row">
      <style:table-row-properties style:use-optimal-row-height="false" style:row-height="0.06in"/>
    </style:style>
    <style:style style:name="TBL_0_29_row_13" style:family="table-row">
      <style:table-row-properties style:use-optimal-row-height="false" style:row-height="0.2in"/>
    </style:style>
    <style:style style:name="TBL_0_29_row_14" style:family="table-row">
      <style:table-row-properties style:use-optimal-row-height="false" style:row-height="0.06in"/>
    </style:style>
    <style:style style:name="TBL_0_29_row_15" style:family="table-row">
      <style:table-row-properties style:use-optimal-row-height="false" style:row-height="0.2in"/>
    </style:style>
    <style:style style:name="TBL_0_29_row_16" style:family="table-row">
      <style:table-row-properties style:use-optimal-row-height="false" style:row-height="0.06in"/>
    </style:style>
    <style:style style:name="TBL_0_29_row_17" style:family="table-row">
      <style:table-row-properties style:use-optimal-row-height="false" style:row-height="0.2in"/>
    </style:style>
    <style:style style:name="TBL_0_29_row_18" style:family="table-row">
      <style:table-row-properties style:use-optimal-row-height="false" style:row-height="0.06in"/>
    </style:style>
    <style:style style:name="TBL_0_29_row_19" style:family="table-row">
      <style:table-row-properties style:use-optimal-row-height="false" style:row-height="0.2in"/>
    </style:style>
    <style:style style:name="TBL_0_29_row_20" style:family="table-row">
      <style:table-row-properties style:use-optimal-row-height="false" style:row-height="0.06in"/>
    </style:style>
    <style:style style:name="TBL_0_29_row_21" style:family="table-row">
      <style:table-row-properties style:use-optimal-row-height="false" style:row-height="0.2in"/>
    </style:style>
    <style:style style:name="TBL_0_29_row_22" style:family="table-row">
      <style:table-row-properties style:use-optimal-row-height="false" style:row-height="0.06in"/>
    </style:style>
    <style:style style:name="TBL_0_29_row_23" style:family="table-row">
      <style:table-row-properties style:use-optimal-row-height="false" style:row-height="0.2in"/>
    </style:style>
    <style:style style:name="TBL_0_29_row_24" style:family="table-row">
      <style:table-row-properties style:use-optimal-row-height="false" style:row-height="0.06in"/>
    </style:style>
    <style:style style:name="TBL_0_29_row_25" style:family="table-row">
      <style:table-row-properties style:use-optimal-row-height="false" style:row-height="0.2in"/>
    </style:style>
    <style:style style:name="TBL_0_29_row_26" style:family="table-row">
      <style:table-row-properties style:use-optimal-row-height="false" style:row-height="0.06in"/>
    </style:style>
    <style:style style:name="TBL_0_29_row_27" style:family="table-row">
      <style:table-row-properties style:use-optimal-row-height="false" style:row-height="0.2in"/>
    </style:style>
    <style:style style:name="TBL_0_29_row_28" style:family="table-row">
      <style:table-row-properties style:use-optimal-row-height="false" style:row-height="0.06in"/>
    </style:style>
    <style:style style:name="TBL_0_29_row_29" style:family="table-row">
      <style:table-row-properties style:use-optimal-row-height="false" style:row-height="0.2in"/>
    </style:style>
    <style:style style:name="TBL_0_29_row_30" style:family="table-row">
      <style:table-row-properties style:use-optimal-row-height="false" style:row-height="0.06in"/>
    </style:style>
    <style:style style:name="TBL_0_29_row_31" style:family="table-row">
      <style:table-row-properties style:use-optimal-row-height="false" style:row-height="0.2in"/>
    </style:style>
    <style:style style:name="TBL_0_29_row_32" style:family="table-row">
      <style:table-row-properties style:use-optimal-row-height="false" style:row-height="0.06in"/>
    </style:style>
    <style:style style:name="TBL_0_29_row_33" style:family="table-row">
      <style:table-row-properties style:use-optimal-row-height="false" style:row-height="0.2in"/>
    </style:style>
    <style:style style:name="TBL_0_29_row_34" style:family="table-row">
      <style:table-row-properties style:use-optimal-row-height="false" style:row-height="0.06in"/>
    </style:style>
    <style:style style:name="TBL_0_29_row_35" style:family="table-row">
      <style:table-row-properties style:use-optimal-row-height="false" style:row-height="0.2in"/>
    </style:style>
    <style:style style:name="TBL_0_29_row_36" style:family="table-row">
      <style:table-row-properties style:use-optimal-row-height="false" style:row-height="0.06in"/>
    </style:style>
    <style:style style:name="TBL_0_29_row_37" style:family="table-row">
      <style:table-row-properties style:use-optimal-row-height="false" style:row-height="0.2in"/>
    </style:style>
    <style:style style:name="TBL_0_29_row_38" style:family="table-row">
      <style:table-row-properties style:use-optimal-row-height="false" style:row-height="0.06in"/>
    </style:style>
    <style:style style:name="TBL_0_29_row_39" style:family="table-row">
      <style:table-row-properties style:use-optimal-row-height="false" style:row-height="0.2in"/>
    </style:style>
    <style:style style:name="TBL_0_29_row_40" style:family="table-row">
      <style:table-row-properties style:use-optimal-row-height="false" style:row-height="0.06in"/>
    </style:style>
    <style:style style:name="TBL_0_29_row_41" style:family="table-row">
      <style:table-row-properties style:use-optimal-row-height="false" style:row-height="0.2in"/>
    </style:style>
    <style:style style:name="TBL_0_29_row_42" style:family="table-row">
      <style:table-row-properties style:use-optimal-row-height="false" style:row-height="0.06in"/>
    </style:style>
    <style:style style:name="TBL_0_29_row_43" style:family="table-row">
      <style:table-row-properties style:use-optimal-row-height="false" style:row-height="0.2in"/>
    </style:style>
    <style:style style:name="TBL_0_29_row_44" style:family="table-row">
      <style:table-row-properties style:use-optimal-row-height="false" style:row-height="0.06in"/>
    </style:style>
    <style:style style:name="TBL_0_29_row_45" style:family="table-row">
      <style:table-row-properties style:use-optimal-row-height="false" style:row-height="0.2in"/>
    </style:style>
    <style:style style:name="TBL_0_29_row_46" style:family="table-row">
      <style:table-row-properties style:use-optimal-row-height="false" style:row-height="0.06in"/>
    </style:style>
    <style:style style:name="TBL_0_29_row_47" style:family="table-row">
      <style:table-row-properties style:use-optimal-row-height="false" style:row-height="0.2in"/>
    </style:style>
    <style:style style:name="TBL_0_29_row_48" style:family="table-row">
      <style:table-row-properties style:use-optimal-row-height="false" style:row-height="0.06in"/>
    </style:style>
    <style:style style:name="TBL_0_29_row_49" style:family="table-row">
      <style:table-row-properties style:use-optimal-row-height="false" style:row-height="0.2in"/>
    </style:style>
    <style:style style:name="TBL_0_29_row_50" style:family="table-row">
      <style:table-row-properties style:use-optimal-row-height="false" style:row-height="0.06in"/>
    </style:style>
    <style:style style:name="TBL_0_29_row_51" style:family="table-row">
      <style:table-row-properties style:use-optimal-row-height="false" style:row-height="0.2in"/>
    </style:style>
    <style:style style:name="TBL_0_29_row_52" style:family="table-row">
      <style:table-row-properties style:use-optimal-row-height="false" style:row-height="0.06in"/>
    </style:style>
    <style:style style:name="TBL_0_29_row_53" style:family="table-row">
      <style:table-row-properties style:use-optimal-row-height="false" style:row-height="0.2in"/>
    </style:style>
    <style:style style:name="TBL_0_30" style:master-page-name="master_0" style:family="table">
      <style:table-properties fo:break-before="page"/>
    </style:style>
    <style:style style:name="TBL_0_30_col_0" style:family="table-column">
      <style:table-column-properties style:column-width="5.15in"/>
    </style:style>
    <style:style style:name="TBL_0_30_col_1" style:family="table-column">
      <style:table-column-properties style:column-width="1.38in"/>
    </style:style>
    <style:style style:name="TBL_0_30_col_2" style:family="table-column">
      <style:table-column-properties style:column-width="5.15in"/>
    </style:style>
    <style:style style:name="TBL_0_30_row_0" style:family="table-row">
      <style:table-row-properties style:use-optimal-row-height="false" style:row-height="0.27in"/>
    </style:style>
    <style:style style:name="TBL_0_30_row_1" style:family="table-row">
      <style:table-row-properties style:use-optimal-row-height="false" style:row-height="0.2in"/>
    </style:style>
    <style:style style:name="TBL_0_30_row_2" style:family="table-row">
      <style:table-row-properties style:use-optimal-row-height="false" style:row-height="0.06in"/>
    </style:style>
    <style:style style:name="TBL_0_30_row_3" style:family="table-row">
      <style:table-row-properties style:use-optimal-row-height="false" style:row-height="0.2in"/>
    </style:style>
    <style:style style:name="TBL_0_30_row_4" style:family="table-row">
      <style:table-row-properties style:use-optimal-row-height="false" style:row-height="0.06in"/>
    </style:style>
    <style:style style:name="TBL_0_30_row_5" style:family="table-row">
      <style:table-row-properties style:use-optimal-row-height="false" style:row-height="0.2in"/>
    </style:style>
    <style:style style:name="TBL_0_30_row_6" style:family="table-row">
      <style:table-row-properties style:use-optimal-row-height="false" style:row-height="0.06in"/>
    </style:style>
    <style:style style:name="TBL_0_30_row_7" style:family="table-row">
      <style:table-row-properties style:use-optimal-row-height="false" style:row-height="0.2in"/>
    </style:style>
    <style:style style:name="TBL_0_30_row_8" style:family="table-row">
      <style:table-row-properties style:use-optimal-row-height="false" style:row-height="0.06in"/>
    </style:style>
    <style:style style:name="TBL_0_30_row_9" style:family="table-row">
      <style:table-row-properties style:use-optimal-row-height="false" style:row-height="0.2in"/>
    </style:style>
    <style:style style:name="TBL_0_30_row_10" style:family="table-row">
      <style:table-row-properties style:use-optimal-row-height="false" style:row-height="0.06in"/>
    </style:style>
    <style:style style:name="TBL_0_30_row_11" style:family="table-row">
      <style:table-row-properties style:use-optimal-row-height="false" style:row-height="0.2in"/>
    </style:style>
    <style:style style:name="TBL_0_30_row_12" style:family="table-row">
      <style:table-row-properties style:use-optimal-row-height="false" style:row-height="0.06in"/>
    </style:style>
    <style:style style:name="TBL_0_30_row_13" style:family="table-row">
      <style:table-row-properties style:use-optimal-row-height="false" style:row-height="0.2in"/>
    </style:style>
    <style:style style:name="TBL_0_30_row_14" style:family="table-row">
      <style:table-row-properties style:use-optimal-row-height="false" style:row-height="0.06in"/>
    </style:style>
    <style:style style:name="TBL_0_30_row_15" style:family="table-row">
      <style:table-row-properties style:use-optimal-row-height="false" style:row-height="0.2in"/>
    </style:style>
    <style:style style:name="TBL_0_30_row_16" style:family="table-row">
      <style:table-row-properties style:use-optimal-row-height="false" style:row-height="0.06in"/>
    </style:style>
    <style:style style:name="TBL_0_30_row_17" style:family="table-row">
      <style:table-row-properties style:use-optimal-row-height="false" style:row-height="0.2in"/>
    </style:style>
    <style:style style:name="TBL_0_30_row_18" style:family="table-row">
      <style:table-row-properties style:use-optimal-row-height="false" style:row-height="0.06in"/>
    </style:style>
    <style:style style:name="TBL_0_30_row_19" style:family="table-row">
      <style:table-row-properties style:use-optimal-row-height="false" style:row-height="0.2in"/>
    </style:style>
    <style:style style:name="TBL_0_30_row_20" style:family="table-row">
      <style:table-row-properties style:use-optimal-row-height="false" style:row-height="0.06in"/>
    </style:style>
    <style:style style:name="TBL_0_30_row_21" style:family="table-row">
      <style:table-row-properties style:use-optimal-row-height="false" style:row-height="0.2in"/>
    </style:style>
    <style:style style:name="TBL_0_30_row_22" style:family="table-row">
      <style:table-row-properties style:use-optimal-row-height="false" style:row-height="0.06in"/>
    </style:style>
    <style:style style:name="TBL_0_30_row_23" style:family="table-row">
      <style:table-row-properties style:use-optimal-row-height="false" style:row-height="0.2in"/>
    </style:style>
    <style:style style:name="TBL_0_30_row_24" style:family="table-row">
      <style:table-row-properties style:use-optimal-row-height="false" style:row-height="0.06in"/>
    </style:style>
    <style:style style:name="TBL_0_30_row_25" style:family="table-row">
      <style:table-row-properties style:use-optimal-row-height="false" style:row-height="0.2in"/>
    </style:style>
    <style:style style:name="TBL_0_30_row_26" style:family="table-row">
      <style:table-row-properties style:use-optimal-row-height="false" style:row-height="0.06in"/>
    </style:style>
    <style:style style:name="TBL_0_30_row_27" style:family="table-row">
      <style:table-row-properties style:use-optimal-row-height="false" style:row-height="0.2in"/>
    </style:style>
    <style:style style:name="TBL_0_30_row_28" style:family="table-row">
      <style:table-row-properties style:use-optimal-row-height="false" style:row-height="0.06in"/>
    </style:style>
    <style:style style:name="TBL_0_30_row_29" style:family="table-row">
      <style:table-row-properties style:use-optimal-row-height="false" style:row-height="0.2in"/>
    </style:style>
    <style:style style:name="TBL_0_30_row_30" style:family="table-row">
      <style:table-row-properties style:use-optimal-row-height="false" style:row-height="0.06in"/>
    </style:style>
    <style:style style:name="TBL_0_30_row_31" style:family="table-row">
      <style:table-row-properties style:use-optimal-row-height="false" style:row-height="0.2in"/>
    </style:style>
    <style:style style:name="TBL_0_30_row_32" style:family="table-row">
      <style:table-row-properties style:use-optimal-row-height="false" style:row-height="0.06in"/>
    </style:style>
    <style:style style:name="TBL_0_30_row_33" style:family="table-row">
      <style:table-row-properties style:use-optimal-row-height="false" style:row-height="0.2in"/>
    </style:style>
    <style:style style:name="TBL_0_30_row_34" style:family="table-row">
      <style:table-row-properties style:use-optimal-row-height="false" style:row-height="0.06in"/>
    </style:style>
    <style:style style:name="TBL_0_30_row_35" style:family="table-row">
      <style:table-row-properties style:use-optimal-row-height="false" style:row-height="0.2in"/>
    </style:style>
    <style:style style:name="TBL_0_30_row_36" style:family="table-row">
      <style:table-row-properties style:use-optimal-row-height="false" style:row-height="0.06in"/>
    </style:style>
    <style:style style:name="TBL_0_30_row_37" style:family="table-row">
      <style:table-row-properties style:use-optimal-row-height="false" style:row-height="0.2in"/>
    </style:style>
    <style:style style:name="TBL_0_30_row_38" style:family="table-row">
      <style:table-row-properties style:use-optimal-row-height="false" style:row-height="0.06in"/>
    </style:style>
    <style:style style:name="TBL_0_30_row_39" style:family="table-row">
      <style:table-row-properties style:use-optimal-row-height="false" style:row-height="0.2in"/>
    </style:style>
    <style:style style:name="TBL_0_30_row_40" style:family="table-row">
      <style:table-row-properties style:use-optimal-row-height="false" style:row-height="0.06in"/>
    </style:style>
    <style:style style:name="TBL_0_30_row_41" style:family="table-row">
      <style:table-row-properties style:use-optimal-row-height="false" style:row-height="0.2in"/>
    </style:style>
    <style:style style:name="TBL_0_30_row_42" style:family="table-row">
      <style:table-row-properties style:use-optimal-row-height="false" style:row-height="0.06in"/>
    </style:style>
    <style:style style:name="TBL_0_30_row_43" style:family="table-row">
      <style:table-row-properties style:use-optimal-row-height="false" style:row-height="0.2in"/>
    </style:style>
    <style:style style:name="TBL_0_30_row_44" style:family="table-row">
      <style:table-row-properties style:use-optimal-row-height="false" style:row-height="0.06in"/>
    </style:style>
    <style:style style:name="TBL_0_30_row_45" style:family="table-row">
      <style:table-row-properties style:use-optimal-row-height="false" style:row-height="0.2in"/>
    </style:style>
    <style:style style:name="TBL_0_30_row_46" style:family="table-row">
      <style:table-row-properties style:use-optimal-row-height="false" style:row-height="0.06in"/>
    </style:style>
    <style:style style:name="TBL_0_30_row_47" style:family="table-row">
      <style:table-row-properties style:use-optimal-row-height="false" style:row-height="0.2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row table:style-name="TBL_0_0_row_0">
          <table:table-cell table:style-name="empty-cell" table:number-columns-spanned="3"/>
          <table:covered-table-cell/>
          <table:covered-table-cell/>
        </table:table-row>
        <table:table-row table:style-name="TBL_0_0_row_1">
          <table:table-cell table:style-name="empty-cell"/>
          <table:table-cell table:style-name="C0">
            <text:p text:style-name="P0"><text:bookmark text:name="JR_PAGE_ANCHOR_0_1"/>
<text:span text:style-name="T0">Reims</text:span></text:p>
          </table:table-cell>
          <table:table-cell table:style-name="empty-cell"/>
        </table:table-row>
        <table:table-row table:style-name="TBL_0_0_row_2">
          <table:table-cell table:style-name="empty-cell" table:number-columns-spanned="3"/>
          <table:covered-table-cell/>
          <table:covered-table-cell/>
        </table:table-row>
        <table:table-row table:style-name="TBL_0_0_row_3">
          <table:table-cell table:style-name="empty-cell"/>
          <table:table-cell table:style-name="C0">
            <text:p text:style-name="P0"><text:span text:style-name="T0">Münster</text:span></text:p>
          </table:table-cell>
          <table:table-cell table:style-name="empty-cell"/>
        </table:table-row>
        <table:table-row table:style-name="TBL_0_0_row_4">
          <table:table-cell table:style-name="empty-cell" table:number-columns-spanned="3"/>
          <table:covered-table-cell/>
          <table:covered-table-cell/>
        </table:table-row>
        <table:table-row table:style-name="TBL_0_0_row_5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0_row_6">
          <table:table-cell table:style-name="empty-cell" table:number-columns-spanned="3"/>
          <table:covered-table-cell/>
          <table:covered-table-cell/>
        </table:table-row>
        <table:table-row table:style-name="TBL_0_0_row_7">
          <table:table-cell table:style-name="empty-cell"/>
          <table:table-cell table:style-name="C0">
            <text:p text:style-name="P0"><text:span text:style-name="T0">Lyon</text:span></text:p>
          </table:table-cell>
          <table:table-cell table:style-name="empty-cell"/>
        </table:table-row>
        <table:table-row table:style-name="TBL_0_0_row_8">
          <table:table-cell table:style-name="empty-cell" table:number-columns-spanned="3"/>
          <table:covered-table-cell/>
          <table:covered-table-cell/>
        </table:table-row>
        <table:table-row table:style-name="TBL_0_0_row_9">
          <table:table-cell table:style-name="empty-cell"/>
          <table:table-cell table:style-name="C0">
            <text:p text:style-name="P0"><text:span text:style-name="T0">Charleroi</text:span></text:p>
          </table:table-cell>
          <table:table-cell table:style-name="empty-cell"/>
        </table:table-row>
        <table:table-row table:style-name="TBL_0_0_row_10">
          <table:table-cell table:style-name="empty-cell" table:number-columns-spanned="3"/>
          <table:covered-table-cell/>
          <table:covered-table-cell/>
        </table:table-row>
        <table:table-row table:style-name="TBL_0_0_row_11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0_row_12">
          <table:table-cell table:style-name="empty-cell" table:number-columns-spanned="3"/>
          <table:covered-table-cell/>
          <table:covered-table-cell/>
        </table:table-row>
        <table:table-row table:style-name="TBL_0_0_row_13">
          <table:table-cell table:style-name="empty-cell"/>
          <table:table-cell table:style-name="C0">
            <text:p text:style-name="P0"><text:span text:style-name="T0">Bern</text:span></text:p>
          </table:table-cell>
          <table:table-cell table:style-name="empty-cell"/>
        </table:table-row>
        <table:table-row table:style-name="TBL_0_0_row_14">
          <table:table-cell table:style-name="empty-cell" table:number-columns-spanned="3"/>
          <table:covered-table-cell/>
          <table:covered-table-cell/>
        </table:table-row>
        <table:table-row table:style-name="TBL_0_0_row_15">
          <table:table-cell table:style-name="empty-cell"/>
          <table:table-cell table:style-name="C0">
            <text:p text:style-name="P0"><text:span text:style-name="T0">Genève</text:span></text:p>
          </table:table-cell>
          <table:table-cell table:style-name="empty-cell"/>
        </table:table-row>
        <table:table-row table:style-name="TBL_0_0_row_16">
          <table:table-cell table:style-name="empty-cell" table:number-columns-spanned="3"/>
          <table:covered-table-cell/>
          <table:covered-table-cell/>
        </table:table-row>
        <table:table-row table:style-name="TBL_0_0_row_17">
          <table:table-cell table:style-name="empty-cell"/>
          <table:table-cell table:style-name="C0">
            <text:p text:style-name="P0"><text:span text:style-name="T0">Resende</text:span></text:p>
          </table:table-cell>
          <table:table-cell table:style-name="empty-cell"/>
        </table:table-row>
        <table:table-row table:style-name="TBL_0_0_row_18">
          <table:table-cell table:style-name="empty-cell" table:number-columns-spanned="3"/>
          <table:covered-table-cell/>
          <table:covered-table-cell/>
        </table:table-row>
        <table:table-row table:style-name="TBL_0_0_row_19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  <table:table-row table:style-name="TBL_0_0_row_20">
          <table:table-cell table:style-name="empty-cell" table:number-columns-spanned="3"/>
          <table:covered-table-cell/>
          <table:covered-table-cell/>
        </table:table-row>
        <table:table-row table:style-name="TBL_0_0_row_21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0_row_22">
          <table:table-cell table:style-name="empty-cell" table:number-columns-spanned="3"/>
          <table:covered-table-cell/>
          <table:covered-table-cell/>
        </table:table-row>
        <table:table-row table:style-name="TBL_0_0_row_23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0_row_24">
          <table:table-cell table:style-name="empty-cell" table:number-columns-spanned="3"/>
          <table:covered-table-cell/>
          <table:covered-table-cell/>
        </table:table-row>
        <table:table-row table:style-name="TBL_0_0_row_25">
          <table:table-cell table:style-name="empty-cell"/>
          <table:table-cell table:style-name="C0">
            <text:p text:style-name="P0"><text:span text:style-name="T0">Köln</text:span></text:p>
          </table:table-cell>
          <table:table-cell table:style-name="empty-cell"/>
        </table:table-row>
        <table:table-row table:style-name="TBL_0_0_row_26">
          <table:table-cell table:style-name="empty-cell" table:number-columns-spanned="3"/>
          <table:covered-table-cell/>
          <table:covered-table-cell/>
        </table:table-row>
        <table:table-row table:style-name="TBL_0_0_row_27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0_row_28">
          <table:table-cell table:style-name="empty-cell" table:number-columns-spanned="3"/>
          <table:covered-table-cell/>
          <table:covered-table-cell/>
        </table:table-row>
        <table:table-row table:style-name="TBL_0_0_row_29">
          <table:table-cell table:style-name="empty-cell"/>
          <table:table-cell table:style-name="C0">
            <text:p text:style-name="P0"><text:span text:style-name="T0">Albuquerque</text:span></text:p>
          </table:table-cell>
          <table:table-cell table:style-name="empty-cell"/>
        </table:table-row>
        <table:table-row table:style-name="TBL_0_0_row_30">
          <table:table-cell table:style-name="empty-cell" table:number-columns-spanned="3"/>
          <table:covered-table-cell/>
          <table:covered-table-cell/>
        </table:table-row>
        <table:table-row table:style-name="TBL_0_0_row_31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0_row_32">
          <table:table-cell table:style-name="empty-cell" table:number-columns-spanned="3"/>
          <table:covered-table-cell/>
          <table:covered-table-cell/>
        </table:table-row>
        <table:table-row table:style-name="TBL_0_0_row_33">
          <table:table-cell table:style-name="empty-cell"/>
          <table:table-cell table:style-name="C0">
            <text:p text:style-name="P0"><text:span text:style-name="T0">Bräcke</text:span></text:p>
          </table:table-cell>
          <table:table-cell table:style-name="empty-cell"/>
        </table:table-row>
        <table:table-row table:style-name="TBL_0_0_row_34">
          <table:table-cell table:style-name="empty-cell" table:number-columns-spanned="3"/>
          <table:covered-table-cell/>
          <table:covered-table-cell/>
        </table:table-row>
        <table:table-row table:style-name="TBL_0_0_row_35">
          <table:table-cell table:style-name="empty-cell"/>
          <table:table-cell table:style-name="C0">
            <text:p text:style-name="P0"><text:span text:style-name="T0">Strasbourg</text:span></text:p>
          </table:table-cell>
          <table:table-cell table:style-name="empty-cell"/>
        </table:table-row>
        <table:table-row table:style-name="TBL_0_0_row_36">
          <table:table-cell table:style-name="empty-cell" table:number-columns-spanned="3"/>
          <table:covered-table-cell/>
          <table:covered-table-cell/>
        </table:table-row>
        <table:table-row table:style-name="TBL_0_0_row_37">
          <table:table-cell table:style-name="empty-cell"/>
          <table:table-cell table:style-name="C0">
            <text:p text:style-name="P0"><text:span text:style-name="T0">Oulu</text:span></text:p>
          </table:table-cell>
          <table:table-cell table:style-name="empty-cell"/>
        </table:table-row>
        <table:table-row table:style-name="TBL_0_0_row_38">
          <table:table-cell table:style-name="empty-cell" table:number-columns-spanned="3"/>
          <table:covered-table-cell/>
          <table:covered-table-cell/>
        </table:table-row>
        <table:table-row table:style-name="TBL_0_0_row_39">
          <table:table-cell table:style-name="empty-cell"/>
          <table:table-cell table:style-name="C0">
            <text:p text:style-name="P0"><text:span text:style-name="T0">München</text:span></text:p>
          </table:table-cell>
          <table:table-cell table:style-name="empty-cell"/>
        </table:table-row>
        <table:table-row table:style-name="TBL_0_0_row_40">
          <table:table-cell table:style-name="empty-cell" table:number-columns-spanned="3"/>
          <table:covered-table-cell/>
          <table:covered-table-cell/>
        </table:table-row>
        <table:table-row table:style-name="TBL_0_0_row_41">
          <table:table-cell table:style-name="empty-cell"/>
          <table:table-cell table:style-name="C0">
            <text:p text:style-name="P0"><text:span text:style-name="T0">Caracas</text:span></text:p>
          </table:table-cell>
          <table:table-cell table:style-name="empty-cell"/>
        </table:table-row>
        <table:table-row table:style-name="TBL_0_0_row_42">
          <table:table-cell table:style-name="empty-cell" table:number-columns-spanned="3"/>
          <table:covered-table-cell/>
          <table:covered-table-cell/>
        </table:table-row>
        <table:table-row table:style-name="TBL_0_0_row_43">
          <table:table-cell table:style-name="empty-cell"/>
          <table:table-cell table:style-name="C0">
            <text:p text:style-name="P0"><text:span text:style-name="T0">Seattle</text:span></text:p>
          </table:table-cell>
          <table:table-cell table:style-name="empty-cell"/>
        </table:table-row>
        <table:table-row table:style-name="TBL_0_0_row_44">
          <table:table-cell table:style-name="empty-cell" table:number-columns-spanned="3"/>
          <table:covered-table-cell/>
          <table:covered-table-cell/>
        </table:table-row>
        <table:table-row table:style-name="TBL_0_0_row_45">
          <table:table-cell table:style-name="empty-cell"/>
          <table:table-cell table:style-name="C0">
            <text:p text:style-name="P0"><text:span text:style-name="T0">Oulu</text:span></text:p>
          </table:table-cell>
          <table:table-cell table:style-name="empty-cell"/>
        </table:table-row>
      </table:table>
      <table:table table:name="TBL_0_1" table:style-name="TBL_0_1">
        <table:table-column table:style-name="TBL_0_1_col_0">
</table:table-column>
        <table:table-column table:style-name="TBL_0_1_col_1">
</table:table-column>
        <table:table-column table:style-name="TBL_0_1_col_2">
</table:table-column>
        <table:table-row table:style-name="TBL_0_1_row_0">
          <table:table-cell table:style-name="empty-cell" table:number-columns-spanned="3"/>
          <table:covered-table-cell/>
          <table:covered-table-cell/>
        </table:table-row>
        <table:table-row table:style-name="TBL_0_1_row_1">
          <table:table-cell table:style-name="empty-cell"/>
          <table:table-cell table:style-name="C0">
            <text:p text:style-name="P0"><text:bookmark text:name="JR_PAGE_ANCHOR_0_2"/>
<text:span text:style-name="T0">Lander</text:span></text:p>
          </table:table-cell>
          <table:table-cell table:style-name="empty-cell"/>
        </table:table-row>
        <table:table-row table:style-name="TBL_0_1_row_2">
          <table:table-cell table:style-name="empty-cell" table:number-columns-spanned="3"/>
          <table:covered-table-cell/>
          <table:covered-table-cell/>
        </table:table-row>
        <table:table-row table:style-name="TBL_0_1_row_3">
          <table:table-cell table:style-name="empty-cell"/>
          <table:table-cell table:style-name="C0">
            <text:p text:style-name="P0"><text:span text:style-name="T0">Albuquerque</text:span></text:p>
          </table:table-cell>
          <table:table-cell table:style-name="empty-cell"/>
        </table:table-row>
        <table:table-row table:style-name="TBL_0_1_row_4">
          <table:table-cell table:style-name="empty-cell" table:number-columns-spanned="3"/>
          <table:covered-table-cell/>
          <table:covered-table-cell/>
        </table:table-row>
        <table:table-row table:style-name="TBL_0_1_row_5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1_row_6">
          <table:table-cell table:style-name="empty-cell" table:number-columns-spanned="3"/>
          <table:covered-table-cell/>
          <table:covered-table-cell/>
        </table:table-row>
        <table:table-row table:style-name="TBL_0_1_row_7">
          <table:table-cell table:style-name="empty-cell"/>
          <table:table-cell table:style-name="C0">
            <text:p text:style-name="P0"><text:span text:style-name="T0">Reims</text:span></text:p>
          </table:table-cell>
          <table:table-cell table:style-name="empty-cell"/>
        </table:table-row>
        <table:table-row table:style-name="TBL_0_1_row_8">
          <table:table-cell table:style-name="empty-cell" table:number-columns-spanned="3"/>
          <table:covered-table-cell/>
          <table:covered-table-cell/>
        </table:table-row>
        <table:table-row table:style-name="TBL_0_1_row_9">
          <table:table-cell table:style-name="empty-cell"/>
          <table:table-cell table:style-name="C0">
            <text:p text:style-name="P0"><text:span text:style-name="T0">Bergamo</text:span></text:p>
          </table:table-cell>
          <table:table-cell table:style-name="empty-cell"/>
        </table:table-row>
        <table:table-row table:style-name="TBL_0_1_row_10">
          <table:table-cell table:style-name="empty-cell" table:number-columns-spanned="3"/>
          <table:covered-table-cell/>
          <table:covered-table-cell/>
        </table:table-row>
        <table:table-row table:style-name="TBL_0_1_row_11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1_row_12">
          <table:table-cell table:style-name="empty-cell" table:number-columns-spanned="3"/>
          <table:covered-table-cell/>
          <table:covered-table-cell/>
        </table:table-row>
        <table:table-row table:style-name="TBL_0_1_row_13">
          <table:table-cell table:style-name="empty-cell"/>
          <table:table-cell table:style-name="C0">
            <text:p text:style-name="P0"><text:span text:style-name="T0">Leipzig</text:span></text:p>
          </table:table-cell>
          <table:table-cell table:style-name="empty-cell"/>
        </table:table-row>
        <table:table-row table:style-name="TBL_0_1_row_14">
          <table:table-cell table:style-name="empty-cell" table:number-columns-spanned="3"/>
          <table:covered-table-cell/>
          <table:covered-table-cell/>
        </table:table-row>
        <table:table-row table:style-name="TBL_0_1_row_15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  <table:table-row table:style-name="TBL_0_1_row_16">
          <table:table-cell table:style-name="empty-cell" table:number-columns-spanned="3"/>
          <table:covered-table-cell/>
          <table:covered-table-cell/>
        </table:table-row>
        <table:table-row table:style-name="TBL_0_1_row_17">
          <table:table-cell table:style-name="empty-cell"/>
          <table:table-cell table:style-name="C0">
            <text:p text:style-name="P0"><text:span text:style-name="T0">Frankfurt a.M.</text:span></text:p>
          </table:table-cell>
          <table:table-cell table:style-name="empty-cell"/>
        </table:table-row>
        <table:table-row table:style-name="TBL_0_1_row_18">
          <table:table-cell table:style-name="empty-cell" table:number-columns-spanned="3"/>
          <table:covered-table-cell/>
          <table:covered-table-cell/>
        </table:table-row>
        <table:table-row table:style-name="TBL_0_1_row_19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  <table:table-row table:style-name="TBL_0_1_row_20">
          <table:table-cell table:style-name="empty-cell" table:number-columns-spanned="3"/>
          <table:covered-table-cell/>
          <table:covered-table-cell/>
        </table:table-row>
        <table:table-row table:style-name="TBL_0_1_row_21">
          <table:table-cell table:style-name="empty-cell"/>
          <table:table-cell table:style-name="C0">
            <text:p text:style-name="P0"><text:span text:style-name="T0">Madrid</text:span></text:p>
          </table:table-cell>
          <table:table-cell table:style-name="empty-cell"/>
        </table:table-row>
        <table:table-row table:style-name="TBL_0_1_row_22">
          <table:table-cell table:style-name="empty-cell" table:number-columns-spanned="3"/>
          <table:covered-table-cell/>
          <table:covered-table-cell/>
        </table:table-row>
        <table:table-row table:style-name="TBL_0_1_row_23">
          <table:table-cell table:style-name="empty-cell"/>
          <table:table-cell table:style-name="C0">
            <text:p text:style-name="P0"><text:span text:style-name="T0">Madrid</text:span></text:p>
          </table:table-cell>
          <table:table-cell table:style-name="empty-cell"/>
        </table:table-row>
        <table:table-row table:style-name="TBL_0_1_row_24">
          <table:table-cell table:style-name="empty-cell" table:number-columns-spanned="3"/>
          <table:covered-table-cell/>
          <table:covered-table-cell/>
        </table:table-row>
        <table:table-row table:style-name="TBL_0_1_row_25">
          <table:table-cell table:style-name="empty-cell"/>
          <table:table-cell table:style-name="C0">
            <text:p text:style-name="P0"><text:span text:style-name="T0">Barquisimeto</text:span></text:p>
          </table:table-cell>
          <table:table-cell table:style-name="empty-cell"/>
        </table:table-row>
        <table:table-row table:style-name="TBL_0_1_row_26">
          <table:table-cell table:style-name="empty-cell" table:number-columns-spanned="3"/>
          <table:covered-table-cell/>
          <table:covered-table-cell/>
        </table:table-row>
        <table:table-row table:style-name="TBL_0_1_row_27">
          <table:table-cell table:style-name="empty-cell"/>
          <table:table-cell table:style-name="C0">
            <text:p text:style-name="P0"><text:span text:style-name="T0">Frankfurt a.M.</text:span></text:p>
          </table:table-cell>
          <table:table-cell table:style-name="empty-cell"/>
        </table:table-row>
        <table:table-row table:style-name="TBL_0_1_row_28">
          <table:table-cell table:style-name="empty-cell" table:number-columns-spanned="3"/>
          <table:covered-table-cell/>
          <table:covered-table-cell/>
        </table:table-row>
        <table:table-row table:style-name="TBL_0_1_row_29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1_row_30">
          <table:table-cell table:style-name="empty-cell" table:number-columns-spanned="3"/>
          <table:covered-table-cell/>
          <table:covered-table-cell/>
        </table:table-row>
        <table:table-row table:style-name="TBL_0_1_row_31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1_row_32">
          <table:table-cell table:style-name="empty-cell" table:number-columns-spanned="3"/>
          <table:covered-table-cell/>
          <table:covered-table-cell/>
        </table:table-row>
        <table:table-row table:style-name="TBL_0_1_row_33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1_row_34">
          <table:table-cell table:style-name="empty-cell" table:number-columns-spanned="3"/>
          <table:covered-table-cell/>
          <table:covered-table-cell/>
        </table:table-row>
        <table:table-row table:style-name="TBL_0_1_row_35">
          <table:table-cell table:style-name="empty-cell"/>
          <table:table-cell table:style-name="C0">
            <text:p text:style-name="P0"><text:span text:style-name="T0">Reggio Emilia</text:span></text:p>
          </table:table-cell>
          <table:table-cell table:style-name="empty-cell"/>
        </table:table-row>
        <table:table-row table:style-name="TBL_0_1_row_36">
          <table:table-cell table:style-name="empty-cell" table:number-columns-spanned="3"/>
          <table:covered-table-cell/>
          <table:covered-table-cell/>
        </table:table-row>
        <table:table-row table:style-name="TBL_0_1_row_37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1_row_38">
          <table:table-cell table:style-name="empty-cell" table:number-columns-spanned="3"/>
          <table:covered-table-cell/>
          <table:covered-table-cell/>
        </table:table-row>
        <table:table-row table:style-name="TBL_0_1_row_39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1_row_40">
          <table:table-cell table:style-name="empty-cell" table:number-columns-spanned="3"/>
          <table:covered-table-cell/>
          <table:covered-table-cell/>
        </table:table-row>
        <table:table-row table:style-name="TBL_0_1_row_41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1_row_42">
          <table:table-cell table:style-name="empty-cell" table:number-columns-spanned="3"/>
          <table:covered-table-cell/>
          <table:covered-table-cell/>
        </table:table-row>
        <table:table-row table:style-name="TBL_0_1_row_43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1_row_44">
          <table:table-cell table:style-name="empty-cell" table:number-columns-spanned="3"/>
          <table:covered-table-cell/>
          <table:covered-table-cell/>
        </table:table-row>
        <table:table-row table:style-name="TBL_0_1_row_45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1_row_46">
          <table:table-cell table:style-name="empty-cell" table:number-columns-spanned="3"/>
          <table:covered-table-cell/>
          <table:covered-table-cell/>
        </table:table-row>
        <table:table-row table:style-name="TBL_0_1_row_47">
          <table:table-cell table:style-name="empty-cell"/>
          <table:table-cell table:style-name="C0">
            <text:p text:style-name="P0"><text:span text:style-name="T0">Albuquerque</text:span></text:p>
          </table:table-cell>
          <table:table-cell table:style-name="empty-cell"/>
        </table:table-row>
        <table:table-row table:style-name="TBL_0_1_row_48">
          <table:table-cell table:style-name="empty-cell" table:number-columns-spanned="3"/>
          <table:covered-table-cell/>
          <table:covered-table-cell/>
        </table:table-row>
        <table:table-row table:style-name="TBL_0_1_row_49">
          <table:table-cell table:style-name="empty-cell"/>
          <table:table-cell table:style-name="C0">
            <text:p text:style-name="P0"><text:span text:style-name="T0">Reims</text:span></text:p>
          </table:table-cell>
          <table:table-cell table:style-name="empty-cell"/>
        </table:table-row>
        <table:table-row table:style-name="TBL_0_1_row_50">
          <table:table-cell table:style-name="empty-cell" table:number-columns-spanned="3"/>
          <table:covered-table-cell/>
          <table:covered-table-cell/>
        </table:table-row>
        <table:table-row table:style-name="TBL_0_1_row_51">
          <table:table-cell table:style-name="empty-cell"/>
          <table:table-cell table:style-name="C0">
            <text:p text:style-name="P0"><text:span text:style-name="T0">Barquisimeto</text:span></text:p>
          </table:table-cell>
          <table:table-cell table:style-name="empty-cell"/>
        </table:table-row>
        <table:table-row table:style-name="TBL_0_1_row_52">
          <table:table-cell table:style-name="empty-cell" table:number-columns-spanned="3"/>
          <table:covered-table-cell/>
          <table:covered-table-cell/>
        </table:table-row>
        <table:table-row table:style-name="TBL_0_1_row_53">
          <table:table-cell table:style-name="empty-cell"/>
          <table:table-cell table:style-name="C0">
            <text:p text:style-name="P0"><text:span text:style-name="T0">Strasbourg</text:span></text:p>
          </table:table-cell>
          <table:table-cell table:style-name="empty-cell"/>
        </table:table-row>
      </table:table>
      <table:table table:name="TBL_0_2" table:style-name="TBL_0_2">
        <table:table-column table:style-name="TBL_0_2_col_0">
</table:table-column>
        <table:table-column table:style-name="TBL_0_2_col_1">
</table:table-column>
        <table:table-column table:style-name="TBL_0_2_col_2">
</table:table-column>
        <table:table-row table:style-name="TBL_0_2_row_0">
          <table:table-cell table:style-name="empty-cell" table:number-columns-spanned="3"/>
          <table:covered-table-cell/>
          <table:covered-table-cell/>
        </table:table-row>
        <table:table-row table:style-name="TBL_0_2_row_1">
          <table:table-cell table:style-name="empty-cell"/>
          <table:table-cell table:style-name="C0">
            <text:p text:style-name="P0"><text:bookmark text:name="JR_PAGE_ANCHOR_0_3"/>
<text:span text:style-name="T0">Cork</text:span></text:p>
          </table:table-cell>
          <table:table-cell table:style-name="empty-cell"/>
        </table:table-row>
        <table:table-row table:style-name="TBL_0_2_row_2">
          <table:table-cell table:style-name="empty-cell" table:number-columns-spanned="3"/>
          <table:covered-table-cell/>
          <table:covered-table-cell/>
        </table:table-row>
        <table:table-row table:style-name="TBL_0_2_row_3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2_row_4">
          <table:table-cell table:style-name="empty-cell" table:number-columns-spanned="3"/>
          <table:covered-table-cell/>
          <table:covered-table-cell/>
        </table:table-row>
        <table:table-row table:style-name="TBL_0_2_row_5">
          <table:table-cell table:style-name="empty-cell"/>
          <table:table-cell table:style-name="C0">
            <text:p text:style-name="P0"><text:span text:style-name="T0">Bergamo</text:span></text:p>
          </table:table-cell>
          <table:table-cell table:style-name="empty-cell"/>
        </table:table-row>
        <table:table-row table:style-name="TBL_0_2_row_6">
          <table:table-cell table:style-name="empty-cell" table:number-columns-spanned="3"/>
          <table:covered-table-cell/>
          <table:covered-table-cell/>
        </table:table-row>
        <table:table-row table:style-name="TBL_0_2_row_7">
          <table:table-cell table:style-name="empty-cell"/>
          <table:table-cell table:style-name="C0">
            <text:p text:style-name="P0"><text:span text:style-name="T0">Stuttgart</text:span></text:p>
          </table:table-cell>
          <table:table-cell table:style-name="empty-cell"/>
        </table:table-row>
        <table:table-row table:style-name="TBL_0_2_row_8">
          <table:table-cell table:style-name="empty-cell" table:number-columns-spanned="3"/>
          <table:covered-table-cell/>
          <table:covered-table-cell/>
        </table:table-row>
        <table:table-row table:style-name="TBL_0_2_row_9">
          <table:table-cell table:style-name="empty-cell"/>
          <table:table-cell table:style-name="C0">
            <text:p text:style-name="P0"><text:span text:style-name="T0">Charleroi</text:span></text:p>
          </table:table-cell>
          <table:table-cell table:style-name="empty-cell"/>
        </table:table-row>
        <table:table-row table:style-name="TBL_0_2_row_10">
          <table:table-cell table:style-name="empty-cell" table:number-columns-spanned="3"/>
          <table:covered-table-cell/>
          <table:covered-table-cell/>
        </table:table-row>
        <table:table-row table:style-name="TBL_0_2_row_11">
          <table:table-cell table:style-name="empty-cell"/>
          <table:table-cell table:style-name="C0">
            <text:p text:style-name="P0"><text:span text:style-name="T0">Sevilla</text:span></text:p>
          </table:table-cell>
          <table:table-cell table:style-name="empty-cell"/>
        </table:table-row>
        <table:table-row table:style-name="TBL_0_2_row_12">
          <table:table-cell table:style-name="empty-cell" table:number-columns-spanned="3"/>
          <table:covered-table-cell/>
          <table:covered-table-cell/>
        </table:table-row>
        <table:table-row table:style-name="TBL_0_2_row_13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2_row_14">
          <table:table-cell table:style-name="empty-cell" table:number-columns-spanned="3"/>
          <table:covered-table-cell/>
          <table:covered-table-cell/>
        </table:table-row>
        <table:table-row table:style-name="TBL_0_2_row_15">
          <table:table-cell table:style-name="empty-cell"/>
          <table:table-cell table:style-name="C0">
            <text:p text:style-name="P0"><text:span text:style-name="T0">Anchorage</text:span></text:p>
          </table:table-cell>
          <table:table-cell table:style-name="empty-cell"/>
        </table:table-row>
        <table:table-row table:style-name="TBL_0_2_row_16">
          <table:table-cell table:style-name="empty-cell" table:number-columns-spanned="3"/>
          <table:covered-table-cell/>
          <table:covered-table-cell/>
        </table:table-row>
        <table:table-row table:style-name="TBL_0_2_row_17">
          <table:table-cell table:style-name="empty-cell"/>
          <table:table-cell table:style-name="C0">
            <text:p text:style-name="P0"><text:span text:style-name="T0">Madrid</text:span></text:p>
          </table:table-cell>
          <table:table-cell table:style-name="empty-cell"/>
        </table:table-row>
        <table:table-row table:style-name="TBL_0_2_row_18">
          <table:table-cell table:style-name="empty-cell" table:number-columns-spanned="3"/>
          <table:covered-table-cell/>
          <table:covered-table-cell/>
        </table:table-row>
        <table:table-row table:style-name="TBL_0_2_row_19">
          <table:table-cell table:style-name="empty-cell"/>
          <table:table-cell table:style-name="C0">
            <text:p text:style-name="P0"><text:span text:style-name="T0">Portland</text:span></text:p>
          </table:table-cell>
          <table:table-cell table:style-name="empty-cell"/>
        </table:table-row>
        <table:table-row table:style-name="TBL_0_2_row_20">
          <table:table-cell table:style-name="empty-cell" table:number-columns-spanned="3"/>
          <table:covered-table-cell/>
          <table:covered-table-cell/>
        </table:table-row>
        <table:table-row table:style-name="TBL_0_2_row_21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2_row_22">
          <table:table-cell table:style-name="empty-cell" table:number-columns-spanned="3"/>
          <table:covered-table-cell/>
          <table:covered-table-cell/>
        </table:table-row>
        <table:table-row table:style-name="TBL_0_2_row_23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  <table:table-row table:style-name="TBL_0_2_row_24">
          <table:table-cell table:style-name="empty-cell" table:number-columns-spanned="3"/>
          <table:covered-table-cell/>
          <table:covered-table-cell/>
        </table:table-row>
        <table:table-row table:style-name="TBL_0_2_row_25">
          <table:table-cell table:style-name="empty-cell"/>
          <table:table-cell table:style-name="C0">
            <text:p text:style-name="P0"><text:span text:style-name="T0">Portland</text:span></text:p>
          </table:table-cell>
          <table:table-cell table:style-name="empty-cell"/>
        </table:table-row>
        <table:table-row table:style-name="TBL_0_2_row_26">
          <table:table-cell table:style-name="empty-cell" table:number-columns-spanned="3"/>
          <table:covered-table-cell/>
          <table:covered-table-cell/>
        </table:table-row>
        <table:table-row table:style-name="TBL_0_2_row_27">
          <table:table-cell table:style-name="empty-cell"/>
          <table:table-cell table:style-name="C0">
            <text:p text:style-name="P0"><text:span text:style-name="T0">Nantes</text:span></text:p>
          </table:table-cell>
          <table:table-cell table:style-name="empty-cell"/>
        </table:table-row>
        <table:table-row table:style-name="TBL_0_2_row_28">
          <table:table-cell table:style-name="empty-cell" table:number-columns-spanned="3"/>
          <table:covered-table-cell/>
          <table:covered-table-cell/>
        </table:table-row>
        <table:table-row table:style-name="TBL_0_2_row_29">
          <table:table-cell table:style-name="empty-cell"/>
          <table:table-cell table:style-name="C0">
            <text:p text:style-name="P0"><text:span text:style-name="T0">Stuttgart</text:span></text:p>
          </table:table-cell>
          <table:table-cell table:style-name="empty-cell"/>
        </table:table-row>
        <table:table-row table:style-name="TBL_0_2_row_30">
          <table:table-cell table:style-name="empty-cell" table:number-columns-spanned="3"/>
          <table:covered-table-cell/>
          <table:covered-table-cell/>
        </table:table-row>
        <table:table-row table:style-name="TBL_0_2_row_31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2_row_32">
          <table:table-cell table:style-name="empty-cell" table:number-columns-spanned="3"/>
          <table:covered-table-cell/>
          <table:covered-table-cell/>
        </table:table-row>
        <table:table-row table:style-name="TBL_0_2_row_33">
          <table:table-cell table:style-name="empty-cell"/>
          <table:table-cell table:style-name="C0">
            <text:p text:style-name="P0"><text:span text:style-name="T0">Albuquerque</text:span></text:p>
          </table:table-cell>
          <table:table-cell table:style-name="empty-cell"/>
        </table:table-row>
        <table:table-row table:style-name="TBL_0_2_row_34">
          <table:table-cell table:style-name="empty-cell" table:number-columns-spanned="3"/>
          <table:covered-table-cell/>
          <table:covered-table-cell/>
        </table:table-row>
        <table:table-row table:style-name="TBL_0_2_row_35">
          <table:table-cell table:style-name="empty-cell"/>
          <table:table-cell table:style-name="C0">
            <text:p text:style-name="P0"><text:span text:style-name="T0">Cowes</text:span></text:p>
          </table:table-cell>
          <table:table-cell table:style-name="empty-cell"/>
        </table:table-row>
        <table:table-row table:style-name="TBL_0_2_row_36">
          <table:table-cell table:style-name="empty-cell" table:number-columns-spanned="3"/>
          <table:covered-table-cell/>
          <table:covered-table-cell/>
        </table:table-row>
        <table:table-row table:style-name="TBL_0_2_row_37">
          <table:table-cell table:style-name="empty-cell"/>
          <table:table-cell table:style-name="C0">
            <text:p text:style-name="P0"><text:span text:style-name="T0">Albuquerque</text:span></text:p>
          </table:table-cell>
          <table:table-cell table:style-name="empty-cell"/>
        </table:table-row>
        <table:table-row table:style-name="TBL_0_2_row_38">
          <table:table-cell table:style-name="empty-cell" table:number-columns-spanned="3"/>
          <table:covered-table-cell/>
          <table:covered-table-cell/>
        </table:table-row>
        <table:table-row table:style-name="TBL_0_2_row_39">
          <table:table-cell table:style-name="empty-cell"/>
          <table:table-cell table:style-name="C0">
            <text:p text:style-name="P0"><text:span text:style-name="T0">Portland</text:span></text:p>
          </table:table-cell>
          <table:table-cell table:style-name="empty-cell"/>
        </table:table-row>
        <table:table-row table:style-name="TBL_0_2_row_40">
          <table:table-cell table:style-name="empty-cell" table:number-columns-spanned="3"/>
          <table:covered-table-cell/>
          <table:covered-table-cell/>
        </table:table-row>
        <table:table-row table:style-name="TBL_0_2_row_41">
          <table:table-cell table:style-name="empty-cell"/>
          <table:table-cell table:style-name="C0">
            <text:p text:style-name="P0"><text:span text:style-name="T0">Cowes</text:span></text:p>
          </table:table-cell>
          <table:table-cell table:style-name="empty-cell"/>
        </table:table-row>
        <table:table-row table:style-name="TBL_0_2_row_42">
          <table:table-cell table:style-name="empty-cell" table:number-columns-spanned="3"/>
          <table:covered-table-cell/>
          <table:covered-table-cell/>
        </table:table-row>
        <table:table-row table:style-name="TBL_0_2_row_43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2_row_44">
          <table:table-cell table:style-name="empty-cell" table:number-columns-spanned="3"/>
          <table:covered-table-cell/>
          <table:covered-table-cell/>
        </table:table-row>
        <table:table-row table:style-name="TBL_0_2_row_45">
          <table:table-cell table:style-name="empty-cell"/>
          <table:table-cell table:style-name="C0">
            <text:p text:style-name="P0"><text:span text:style-name="T0">Oulu</text:span></text:p>
          </table:table-cell>
          <table:table-cell table:style-name="empty-cell"/>
        </table:table-row>
        <table:table-row table:style-name="TBL_0_2_row_46">
          <table:table-cell table:style-name="empty-cell" table:number-columns-spanned="3"/>
          <table:covered-table-cell/>
          <table:covered-table-cell/>
        </table:table-row>
        <table:table-row table:style-name="TBL_0_2_row_47">
          <table:table-cell table:style-name="empty-cell"/>
          <table:table-cell table:style-name="C0">
            <text:p text:style-name="P0"><text:span text:style-name="T0">Cowes</text:span></text:p>
          </table:table-cell>
          <table:table-cell table:style-name="empty-cell"/>
        </table:table-row>
        <table:table-row table:style-name="TBL_0_2_row_48">
          <table:table-cell table:style-name="empty-cell" table:number-columns-spanned="3"/>
          <table:covered-table-cell/>
          <table:covered-table-cell/>
        </table:table-row>
        <table:table-row table:style-name="TBL_0_2_row_49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2_row_50">
          <table:table-cell table:style-name="empty-cell" table:number-columns-spanned="3"/>
          <table:covered-table-cell/>
          <table:covered-table-cell/>
        </table:table-row>
        <table:table-row table:style-name="TBL_0_2_row_51">
          <table:table-cell table:style-name="empty-cell"/>
          <table:table-cell table:style-name="C0">
            <text:p text:style-name="P0"><text:span text:style-name="T0">Brandenburg</text:span></text:p>
          </table:table-cell>
          <table:table-cell table:style-name="empty-cell"/>
        </table:table-row>
        <table:table-row table:style-name="TBL_0_2_row_52">
          <table:table-cell table:style-name="empty-cell" table:number-columns-spanned="3"/>
          <table:covered-table-cell/>
          <table:covered-table-cell/>
        </table:table-row>
        <table:table-row table:style-name="TBL_0_2_row_53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</table:table>
      <table:table table:name="TBL_0_3" table:style-name="TBL_0_3">
        <table:table-column table:style-name="TBL_0_3_col_0">
</table:table-column>
        <table:table-column table:style-name="TBL_0_3_col_1">
</table:table-column>
        <table:table-column table:style-name="TBL_0_3_col_2">
</table:table-column>
        <table:table-row table:style-name="TBL_0_3_row_0">
          <table:table-cell table:style-name="empty-cell" table:number-columns-spanned="3"/>
          <table:covered-table-cell/>
          <table:covered-table-cell/>
        </table:table-row>
        <table:table-row table:style-name="TBL_0_3_row_1">
          <table:table-cell table:style-name="empty-cell"/>
          <table:table-cell table:style-name="C0">
            <text:p text:style-name="P0"><text:bookmark text:name="JR_PAGE_ANCHOR_0_4"/>
<text:span text:style-name="T0">Brandenburg</text:span></text:p>
          </table:table-cell>
          <table:table-cell table:style-name="empty-cell"/>
        </table:table-row>
        <table:table-row table:style-name="TBL_0_3_row_2">
          <table:table-cell table:style-name="empty-cell" table:number-columns-spanned="3"/>
          <table:covered-table-cell/>
          <table:covered-table-cell/>
        </table:table-row>
        <table:table-row table:style-name="TBL_0_3_row_3">
          <table:table-cell table:style-name="empty-cell"/>
          <table:table-cell table:style-name="C0">
            <text:p text:style-name="P0"><text:span text:style-name="T0">Madrid</text:span></text:p>
          </table:table-cell>
          <table:table-cell table:style-name="empty-cell"/>
        </table:table-row>
        <table:table-row table:style-name="TBL_0_3_row_4">
          <table:table-cell table:style-name="empty-cell" table:number-columns-spanned="3"/>
          <table:covered-table-cell/>
          <table:covered-table-cell/>
        </table:table-row>
        <table:table-row table:style-name="TBL_0_3_row_5">
          <table:table-cell table:style-name="empty-cell"/>
          <table:table-cell table:style-name="C0">
            <text:p text:style-name="P0"><text:span text:style-name="T0">Bräcke</text:span></text:p>
          </table:table-cell>
          <table:table-cell table:style-name="empty-cell"/>
        </table:table-row>
        <table:table-row table:style-name="TBL_0_3_row_6">
          <table:table-cell table:style-name="empty-cell" table:number-columns-spanned="3"/>
          <table:covered-table-cell/>
          <table:covered-table-cell/>
        </table:table-row>
        <table:table-row table:style-name="TBL_0_3_row_7">
          <table:table-cell table:style-name="empty-cell"/>
          <table:table-cell table:style-name="C0">
            <text:p text:style-name="P0"><text:span text:style-name="T0">Lisboa</text:span></text:p>
          </table:table-cell>
          <table:table-cell table:style-name="empty-cell"/>
        </table:table-row>
        <table:table-row table:style-name="TBL_0_3_row_8">
          <table:table-cell table:style-name="empty-cell" table:number-columns-spanned="3"/>
          <table:covered-table-cell/>
          <table:covered-table-cell/>
        </table:table-row>
        <table:table-row table:style-name="TBL_0_3_row_9">
          <table:table-cell table:style-name="empty-cell"/>
          <table:table-cell table:style-name="C0">
            <text:p text:style-name="P0"><text:span text:style-name="T0">Lander</text:span></text:p>
          </table:table-cell>
          <table:table-cell table:style-name="empty-cell"/>
        </table:table-row>
        <table:table-row table:style-name="TBL_0_3_row_10">
          <table:table-cell table:style-name="empty-cell" table:number-columns-spanned="3"/>
          <table:covered-table-cell/>
          <table:covered-table-cell/>
        </table:table-row>
        <table:table-row table:style-name="TBL_0_3_row_11">
          <table:table-cell table:style-name="empty-cell"/>
          <table:table-cell table:style-name="C0">
            <text:p text:style-name="P0"><text:span text:style-name="T0">Barquisimeto</text:span></text:p>
          </table:table-cell>
          <table:table-cell table:style-name="empty-cell"/>
        </table:table-row>
        <table:table-row table:style-name="TBL_0_3_row_12">
          <table:table-cell table:style-name="empty-cell" table:number-columns-spanned="3"/>
          <table:covered-table-cell/>
          <table:covered-table-cell/>
        </table:table-row>
        <table:table-row table:style-name="TBL_0_3_row_13">
          <table:table-cell table:style-name="empty-cell"/>
          <table:table-cell table:style-name="C0">
            <text:p text:style-name="P0"><text:span text:style-name="T0">Marseille</text:span></text:p>
          </table:table-cell>
          <table:table-cell table:style-name="empty-cell"/>
        </table:table-row>
        <table:table-row table:style-name="TBL_0_3_row_14">
          <table:table-cell table:style-name="empty-cell" table:number-columns-spanned="3"/>
          <table:covered-table-cell/>
          <table:covered-table-cell/>
        </table:table-row>
        <table:table-row table:style-name="TBL_0_3_row_15">
          <table:table-cell table:style-name="empty-cell"/>
          <table:table-cell table:style-name="C0">
            <text:p text:style-name="P0"><text:span text:style-name="T0">Montréal</text:span></text:p>
          </table:table-cell>
          <table:table-cell table:style-name="empty-cell"/>
        </table:table-row>
        <table:table-row table:style-name="TBL_0_3_row_16">
          <table:table-cell table:style-name="empty-cell" table:number-columns-spanned="3"/>
          <table:covered-table-cell/>
          <table:covered-table-cell/>
        </table:table-row>
        <table:table-row table:style-name="TBL_0_3_row_17">
          <table:table-cell table:style-name="empty-cell"/>
          <table:table-cell table:style-name="C0">
            <text:p text:style-name="P0"><text:span text:style-name="T0">Oulu</text:span></text:p>
          </table:table-cell>
          <table:table-cell table:style-name="empty-cell"/>
        </table:table-row>
        <table:table-row table:style-name="TBL_0_3_row_18">
          <table:table-cell table:style-name="empty-cell" table:number-columns-spanned="3"/>
          <table:covered-table-cell/>
          <table:covered-table-cell/>
        </table:table-row>
        <table:table-row table:style-name="TBL_0_3_row_19">
          <table:table-cell table:style-name="empty-cell"/>
          <table:table-cell table:style-name="C0">
            <text:p text:style-name="P0"><text:span text:style-name="T0">Lyon</text:span></text:p>
          </table:table-cell>
          <table:table-cell table:style-name="empty-cell"/>
        </table:table-row>
        <table:table-row table:style-name="TBL_0_3_row_20">
          <table:table-cell table:style-name="empty-cell" table:number-columns-spanned="3"/>
          <table:covered-table-cell/>
          <table:covered-table-cell/>
        </table:table-row>
        <table:table-row table:style-name="TBL_0_3_row_21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  <table:table-row table:style-name="TBL_0_3_row_22">
          <table:table-cell table:style-name="empty-cell" table:number-columns-spanned="3"/>
          <table:covered-table-cell/>
          <table:covered-table-cell/>
        </table:table-row>
        <table:table-row table:style-name="TBL_0_3_row_23">
          <table:table-cell table:style-name="empty-cell"/>
          <table:table-cell table:style-name="C0">
            <text:p text:style-name="P0"><text:span text:style-name="T0">Lisboa</text:span></text:p>
          </table:table-cell>
          <table:table-cell table:style-name="empty-cell"/>
        </table:table-row>
        <table:table-row table:style-name="TBL_0_3_row_24">
          <table:table-cell table:style-name="empty-cell" table:number-columns-spanned="3"/>
          <table:covered-table-cell/>
          <table:covered-table-cell/>
        </table:table-row>
        <table:table-row table:style-name="TBL_0_3_row_25">
          <table:table-cell table:style-name="empty-cell"/>
          <table:table-cell table:style-name="C0">
            <text:p text:style-name="P0"><text:span text:style-name="T0">München</text:span></text:p>
          </table:table-cell>
          <table:table-cell table:style-name="empty-cell"/>
        </table:table-row>
        <table:table-row table:style-name="TBL_0_3_row_26">
          <table:table-cell table:style-name="empty-cell" table:number-columns-spanned="3"/>
          <table:covered-table-cell/>
          <table:covered-table-cell/>
        </table:table-row>
        <table:table-row table:style-name="TBL_0_3_row_27">
          <table:table-cell table:style-name="empty-cell"/>
          <table:table-cell table:style-name="C0">
            <text:p text:style-name="P0"><text:span text:style-name="T0">Anchorage</text:span></text:p>
          </table:table-cell>
          <table:table-cell table:style-name="empty-cell"/>
        </table:table-row>
        <table:table-row table:style-name="TBL_0_3_row_28">
          <table:table-cell table:style-name="empty-cell" table:number-columns-spanned="3"/>
          <table:covered-table-cell/>
          <table:covered-table-cell/>
        </table:table-row>
        <table:table-row table:style-name="TBL_0_3_row_29">
          <table:table-cell table:style-name="empty-cell"/>
          <table:table-cell table:style-name="C0">
            <text:p text:style-name="P0"><text:span text:style-name="T0">Montréal</text:span></text:p>
          </table:table-cell>
          <table:table-cell table:style-name="empty-cell"/>
        </table:table-row>
        <table:table-row table:style-name="TBL_0_3_row_30">
          <table:table-cell table:style-name="empty-cell" table:number-columns-spanned="3"/>
          <table:covered-table-cell/>
          <table:covered-table-cell/>
        </table:table-row>
        <table:table-row table:style-name="TBL_0_3_row_31">
          <table:table-cell table:style-name="empty-cell"/>
          <table:table-cell table:style-name="C0">
            <text:p text:style-name="P0"><text:span text:style-name="T0">Marseille</text:span></text:p>
          </table:table-cell>
          <table:table-cell table:style-name="empty-cell"/>
        </table:table-row>
        <table:table-row table:style-name="TBL_0_3_row_32">
          <table:table-cell table:style-name="empty-cell" table:number-columns-spanned="3"/>
          <table:covered-table-cell/>
          <table:covered-table-cell/>
        </table:table-row>
        <table:table-row table:style-name="TBL_0_3_row_33">
          <table:table-cell table:style-name="empty-cell"/>
          <table:table-cell table:style-name="C0">
            <text:p text:style-name="P0"><text:span text:style-name="T0">Kobenhavn</text:span></text:p>
          </table:table-cell>
          <table:table-cell table:style-name="empty-cell"/>
        </table:table-row>
        <table:table-row table:style-name="TBL_0_3_row_34">
          <table:table-cell table:style-name="empty-cell" table:number-columns-spanned="3"/>
          <table:covered-table-cell/>
          <table:covered-table-cell/>
        </table:table-row>
        <table:table-row table:style-name="TBL_0_3_row_35">
          <table:table-cell table:style-name="empty-cell"/>
          <table:table-cell table:style-name="C0">
            <text:p text:style-name="P0"><text:span text:style-name="T0">München</text:span></text:p>
          </table:table-cell>
          <table:table-cell table:style-name="empty-cell"/>
        </table:table-row>
        <table:table-row table:style-name="TBL_0_3_row_36">
          <table:table-cell table:style-name="empty-cell" table:number-columns-spanned="3"/>
          <table:covered-table-cell/>
          <table:covered-table-cell/>
        </table:table-row>
        <table:table-row table:style-name="TBL_0_3_row_37">
          <table:table-cell table:style-name="empty-cell"/>
          <table:table-cell table:style-name="C0">
            <text:p text:style-name="P0"><text:span text:style-name="T0">Frankfurt a.M.</text:span></text:p>
          </table:table-cell>
          <table:table-cell table:style-name="empty-cell"/>
        </table:table-row>
        <table:table-row table:style-name="TBL_0_3_row_38">
          <table:table-cell table:style-name="empty-cell" table:number-columns-spanned="3"/>
          <table:covered-table-cell/>
          <table:covered-table-cell/>
        </table:table-row>
        <table:table-row table:style-name="TBL_0_3_row_39">
          <table:table-cell table:style-name="empty-cell"/>
          <table:table-cell table:style-name="C0">
            <text:p text:style-name="P0"><text:span text:style-name="T0">Seattle</text:span></text:p>
          </table:table-cell>
          <table:table-cell table:style-name="empty-cell"/>
        </table:table-row>
        <table:table-row table:style-name="TBL_0_3_row_40">
          <table:table-cell table:style-name="empty-cell" table:number-columns-spanned="3"/>
          <table:covered-table-cell/>
          <table:covered-table-cell/>
        </table:table-row>
        <table:table-row table:style-name="TBL_0_3_row_41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3_row_42">
          <table:table-cell table:style-name="empty-cell" table:number-columns-spanned="3"/>
          <table:covered-table-cell/>
          <table:covered-table-cell/>
        </table:table-row>
        <table:table-row table:style-name="TBL_0_3_row_43">
          <table:table-cell table:style-name="empty-cell"/>
          <table:table-cell table:style-name="C0">
            <text:p text:style-name="P0"><text:span text:style-name="T0">Albuquerque</text:span></text:p>
          </table:table-cell>
          <table:table-cell table:style-name="empty-cell"/>
        </table:table-row>
        <table:table-row table:style-name="TBL_0_3_row_44">
          <table:table-cell table:style-name="empty-cell" table:number-columns-spanned="3"/>
          <table:covered-table-cell/>
          <table:covered-table-cell/>
        </table:table-row>
        <table:table-row table:style-name="TBL_0_3_row_45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3_row_46">
          <table:table-cell table:style-name="empty-cell" table:number-columns-spanned="3"/>
          <table:covered-table-cell/>
          <table:covered-table-cell/>
        </table:table-row>
        <table:table-row table:style-name="TBL_0_3_row_47">
          <table:table-cell table:style-name="empty-cell"/>
          <table:table-cell table:style-name="C0">
            <text:p text:style-name="P0"><text:span text:style-name="T0">Stuttgart</text:span></text:p>
          </table:table-cell>
          <table:table-cell table:style-name="empty-cell"/>
        </table:table-row>
        <table:table-row table:style-name="TBL_0_3_row_48">
          <table:table-cell table:style-name="empty-cell" table:number-columns-spanned="3"/>
          <table:covered-table-cell/>
          <table:covered-table-cell/>
        </table:table-row>
        <table:table-row table:style-name="TBL_0_3_row_49">
          <table:table-cell table:style-name="empty-cell"/>
          <table:table-cell table:style-name="C0">
            <text:p text:style-name="P0"><text:span text:style-name="T0">Lander</text:span></text:p>
          </table:table-cell>
          <table:table-cell table:style-name="empty-cell"/>
        </table:table-row>
        <table:table-row table:style-name="TBL_0_3_row_50">
          <table:table-cell table:style-name="empty-cell" table:number-columns-spanned="3"/>
          <table:covered-table-cell/>
          <table:covered-table-cell/>
        </table:table-row>
        <table:table-row table:style-name="TBL_0_3_row_51">
          <table:table-cell table:style-name="empty-cell"/>
          <table:table-cell table:style-name="C0">
            <text:p text:style-name="P0"><text:span text:style-name="T0">Toulouse</text:span></text:p>
          </table:table-cell>
          <table:table-cell table:style-name="empty-cell"/>
        </table:table-row>
        <table:table-row table:style-name="TBL_0_3_row_52">
          <table:table-cell table:style-name="empty-cell" table:number-columns-spanned="3"/>
          <table:covered-table-cell/>
          <table:covered-table-cell/>
        </table:table-row>
        <table:table-row table:style-name="TBL_0_3_row_53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</table:table>
      <table:table table:name="TBL_0_4" table:style-name="TBL_0_4">
        <table:table-column table:style-name="TBL_0_4_col_0">
</table:table-column>
        <table:table-column table:style-name="TBL_0_4_col_1">
</table:table-column>
        <table:table-column table:style-name="TBL_0_4_col_2">
</table:table-column>
        <table:table-row table:style-name="TBL_0_4_row_0">
          <table:table-cell table:style-name="empty-cell" table:number-columns-spanned="3"/>
          <table:covered-table-cell/>
          <table:covered-table-cell/>
        </table:table-row>
        <table:table-row table:style-name="TBL_0_4_row_1">
          <table:table-cell table:style-name="empty-cell"/>
          <table:table-cell table:style-name="C0">
            <text:p text:style-name="P0"><text:bookmark text:name="JR_PAGE_ANCHOR_0_5"/>
<text:span text:style-name="T0">Lisboa</text:span></text:p>
          </table:table-cell>
          <table:table-cell table:style-name="empty-cell"/>
        </table:table-row>
        <table:table-row table:style-name="TBL_0_4_row_2">
          <table:table-cell table:style-name="empty-cell" table:number-columns-spanned="3"/>
          <table:covered-table-cell/>
          <table:covered-table-cell/>
        </table:table-row>
        <table:table-row table:style-name="TBL_0_4_row_3">
          <table:table-cell table:style-name="empty-cell"/>
          <table:table-cell table:style-name="C0">
            <text:p text:style-name="P0"><text:span text:style-name="T0">Salzburg</text:span></text:p>
          </table:table-cell>
          <table:table-cell table:style-name="empty-cell"/>
        </table:table-row>
        <table:table-row table:style-name="TBL_0_4_row_4">
          <table:table-cell table:style-name="empty-cell" table:number-columns-spanned="3"/>
          <table:covered-table-cell/>
          <table:covered-table-cell/>
        </table:table-row>
        <table:table-row table:style-name="TBL_0_4_row_5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4_row_6">
          <table:table-cell table:style-name="empty-cell" table:number-columns-spanned="3"/>
          <table:covered-table-cell/>
          <table:covered-table-cell/>
        </table:table-row>
        <table:table-row table:style-name="TBL_0_4_row_7">
          <table:table-cell table:style-name="empty-cell"/>
          <table:table-cell table:style-name="C0">
            <text:p text:style-name="P0"><text:span text:style-name="T0">Colchester</text:span></text:p>
          </table:table-cell>
          <table:table-cell table:style-name="empty-cell"/>
        </table:table-row>
        <table:table-row table:style-name="TBL_0_4_row_8">
          <table:table-cell table:style-name="empty-cell" table:number-columns-spanned="3"/>
          <table:covered-table-cell/>
          <table:covered-table-cell/>
        </table:table-row>
        <table:table-row table:style-name="TBL_0_4_row_9">
          <table:table-cell table:style-name="empty-cell"/>
          <table:table-cell table:style-name="C0">
            <text:p text:style-name="P0"><text:span text:style-name="T0">Stuttgart</text:span></text:p>
          </table:table-cell>
          <table:table-cell table:style-name="empty-cell"/>
        </table:table-row>
        <table:table-row table:style-name="TBL_0_4_row_10">
          <table:table-cell table:style-name="empty-cell" table:number-columns-spanned="3"/>
          <table:covered-table-cell/>
          <table:covered-table-cell/>
        </table:table-row>
        <table:table-row table:style-name="TBL_0_4_row_11">
          <table:table-cell table:style-name="empty-cell"/>
          <table:table-cell table:style-name="C0">
            <text:p text:style-name="P0"><text:span text:style-name="T0">Barquisimeto</text:span></text:p>
          </table:table-cell>
          <table:table-cell table:style-name="empty-cell"/>
        </table:table-row>
        <table:table-row table:style-name="TBL_0_4_row_12">
          <table:table-cell table:style-name="empty-cell" table:number-columns-spanned="3"/>
          <table:covered-table-cell/>
          <table:covered-table-cell/>
        </table:table-row>
        <table:table-row table:style-name="TBL_0_4_row_13">
          <table:table-cell table:style-name="empty-cell"/>
          <table:table-cell table:style-name="C0">
            <text:p text:style-name="P0"><text:span text:style-name="T0">Toulouse</text:span></text:p>
          </table:table-cell>
          <table:table-cell table:style-name="empty-cell"/>
        </table:table-row>
        <table:table-row table:style-name="TBL_0_4_row_14">
          <table:table-cell table:style-name="empty-cell" table:number-columns-spanned="3"/>
          <table:covered-table-cell/>
          <table:covered-table-cell/>
        </table:table-row>
        <table:table-row table:style-name="TBL_0_4_row_15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4_row_16">
          <table:table-cell table:style-name="empty-cell" table:number-columns-spanned="3"/>
          <table:covered-table-cell/>
          <table:covered-table-cell/>
        </table:table-row>
        <table:table-row table:style-name="TBL_0_4_row_17">
          <table:table-cell table:style-name="empty-cell"/>
          <table:table-cell table:style-name="C0">
            <text:p text:style-name="P0"><text:span text:style-name="T0">Strasbourg</text:span></text:p>
          </table:table-cell>
          <table:table-cell table:style-name="empty-cell"/>
        </table:table-row>
        <table:table-row table:style-name="TBL_0_4_row_18">
          <table:table-cell table:style-name="empty-cell" table:number-columns-spanned="3"/>
          <table:covered-table-cell/>
          <table:covered-table-cell/>
        </table:table-row>
        <table:table-row table:style-name="TBL_0_4_row_19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4_row_20">
          <table:table-cell table:style-name="empty-cell" table:number-columns-spanned="3"/>
          <table:covered-table-cell/>
          <table:covered-table-cell/>
        </table:table-row>
        <table:table-row table:style-name="TBL_0_4_row_21">
          <table:table-cell table:style-name="empty-cell"/>
          <table:table-cell table:style-name="C0">
            <text:p text:style-name="P0"><text:span text:style-name="T0">Marseille</text:span></text:p>
          </table:table-cell>
          <table:table-cell table:style-name="empty-cell"/>
        </table:table-row>
        <table:table-row table:style-name="TBL_0_4_row_22">
          <table:table-cell table:style-name="empty-cell" table:number-columns-spanned="3"/>
          <table:covered-table-cell/>
          <table:covered-table-cell/>
        </table:table-row>
        <table:table-row table:style-name="TBL_0_4_row_23">
          <table:table-cell table:style-name="empty-cell"/>
          <table:table-cell table:style-name="C0">
            <text:p text:style-name="P0"><text:span text:style-name="T0">Aachen</text:span></text:p>
          </table:table-cell>
          <table:table-cell table:style-name="empty-cell"/>
        </table:table-row>
        <table:table-row table:style-name="TBL_0_4_row_24">
          <table:table-cell table:style-name="empty-cell" table:number-columns-spanned="3"/>
          <table:covered-table-cell/>
          <table:covered-table-cell/>
        </table:table-row>
        <table:table-row table:style-name="TBL_0_4_row_25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4_row_26">
          <table:table-cell table:style-name="empty-cell" table:number-columns-spanned="3"/>
          <table:covered-table-cell/>
          <table:covered-table-cell/>
        </table:table-row>
        <table:table-row table:style-name="TBL_0_4_row_27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4_row_28">
          <table:table-cell table:style-name="empty-cell" table:number-columns-spanned="3"/>
          <table:covered-table-cell/>
          <table:covered-table-cell/>
        </table:table-row>
        <table:table-row table:style-name="TBL_0_4_row_29">
          <table:table-cell table:style-name="empty-cell"/>
          <table:table-cell table:style-name="C0">
            <text:p text:style-name="P0"><text:span text:style-name="T0">Barcelona</text:span></text:p>
          </table:table-cell>
          <table:table-cell table:style-name="empty-cell"/>
        </table:table-row>
        <table:table-row table:style-name="TBL_0_4_row_30">
          <table:table-cell table:style-name="empty-cell" table:number-columns-spanned="3"/>
          <table:covered-table-cell/>
          <table:covered-table-cell/>
        </table:table-row>
        <table:table-row table:style-name="TBL_0_4_row_31">
          <table:table-cell table:style-name="empty-cell"/>
          <table:table-cell table:style-name="C0">
            <text:p text:style-name="P0"><text:span text:style-name="T0">Århus</text:span></text:p>
          </table:table-cell>
          <table:table-cell table:style-name="empty-cell"/>
        </table:table-row>
        <table:table-row table:style-name="TBL_0_4_row_32">
          <table:table-cell table:style-name="empty-cell" table:number-columns-spanned="3"/>
          <table:covered-table-cell/>
          <table:covered-table-cell/>
        </table:table-row>
        <table:table-row table:style-name="TBL_0_4_row_33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4_row_34">
          <table:table-cell table:style-name="empty-cell" table:number-columns-spanned="3"/>
          <table:covered-table-cell/>
          <table:covered-table-cell/>
        </table:table-row>
        <table:table-row table:style-name="TBL_0_4_row_35">
          <table:table-cell table:style-name="empty-cell"/>
          <table:table-cell table:style-name="C0">
            <text:p text:style-name="P0"><text:span text:style-name="T0">Lander</text:span></text:p>
          </table:table-cell>
          <table:table-cell table:style-name="empty-cell"/>
        </table:table-row>
        <table:table-row table:style-name="TBL_0_4_row_36">
          <table:table-cell table:style-name="empty-cell" table:number-columns-spanned="3"/>
          <table:covered-table-cell/>
          <table:covered-table-cell/>
        </table:table-row>
        <table:table-row table:style-name="TBL_0_4_row_37">
          <table:table-cell table:style-name="empty-cell"/>
          <table:table-cell table:style-name="C0">
            <text:p text:style-name="P0"><text:span text:style-name="T0">Bern</text:span></text:p>
          </table:table-cell>
          <table:table-cell table:style-name="empty-cell"/>
        </table:table-row>
        <table:table-row table:style-name="TBL_0_4_row_38">
          <table:table-cell table:style-name="empty-cell" table:number-columns-spanned="3"/>
          <table:covered-table-cell/>
          <table:covered-table-cell/>
        </table:table-row>
        <table:table-row table:style-name="TBL_0_4_row_39">
          <table:table-cell table:style-name="empty-cell"/>
          <table:table-cell table:style-name="C0">
            <text:p text:style-name="P0"><text:span text:style-name="T0">Toulouse</text:span></text:p>
          </table:table-cell>
          <table:table-cell table:style-name="empty-cell"/>
        </table:table-row>
        <table:table-row table:style-name="TBL_0_4_row_40">
          <table:table-cell table:style-name="empty-cell" table:number-columns-spanned="3"/>
          <table:covered-table-cell/>
          <table:covered-table-cell/>
        </table:table-row>
        <table:table-row table:style-name="TBL_0_4_row_41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4_row_42">
          <table:table-cell table:style-name="empty-cell" table:number-columns-spanned="3"/>
          <table:covered-table-cell/>
          <table:covered-table-cell/>
        </table:table-row>
        <table:table-row table:style-name="TBL_0_4_row_43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  <table:table-row table:style-name="TBL_0_4_row_44">
          <table:table-cell table:style-name="empty-cell" table:number-columns-spanned="3"/>
          <table:covered-table-cell/>
          <table:covered-table-cell/>
        </table:table-row>
        <table:table-row table:style-name="TBL_0_4_row_45">
          <table:table-cell table:style-name="empty-cell"/>
          <table:table-cell table:style-name="C0">
            <text:p text:style-name="P0"><text:span text:style-name="T0">Warszawa</text:span></text:p>
          </table:table-cell>
          <table:table-cell table:style-name="empty-cell"/>
        </table:table-row>
        <table:table-row table:style-name="TBL_0_4_row_46">
          <table:table-cell table:style-name="empty-cell" table:number-columns-spanned="3"/>
          <table:covered-table-cell/>
          <table:covered-table-cell/>
        </table:table-row>
        <table:table-row table:style-name="TBL_0_4_row_47">
          <table:table-cell table:style-name="empty-cell"/>
          <table:table-cell table:style-name="C0">
            <text:p text:style-name="P0"><text:span text:style-name="T0">Elgin</text:span></text:p>
          </table:table-cell>
          <table:table-cell table:style-name="empty-cell"/>
        </table:table-row>
        <table:table-row table:style-name="TBL_0_4_row_48">
          <table:table-cell table:style-name="empty-cell" table:number-columns-spanned="3"/>
          <table:covered-table-cell/>
          <table:covered-table-cell/>
        </table:table-row>
        <table:table-row table:style-name="TBL_0_4_row_49">
          <table:table-cell table:style-name="empty-cell"/>
          <table:table-cell table:style-name="C0">
            <text:p text:style-name="P0"><text:span text:style-name="T0">Montréal</text:span></text:p>
          </table:table-cell>
          <table:table-cell table:style-name="empty-cell"/>
        </table:table-row>
        <table:table-row table:style-name="TBL_0_4_row_50">
          <table:table-cell table:style-name="empty-cell" table:number-columns-spanned="3"/>
          <table:covered-table-cell/>
          <table:covered-table-cell/>
        </table:table-row>
        <table:table-row table:style-name="TBL_0_4_row_51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4_row_52">
          <table:table-cell table:style-name="empty-cell" table:number-columns-spanned="3"/>
          <table:covered-table-cell/>
          <table:covered-table-cell/>
        </table:table-row>
        <table:table-row table:style-name="TBL_0_4_row_53">
          <table:table-cell table:style-name="empty-cell"/>
          <table:table-cell table:style-name="C0">
            <text:p text:style-name="P0"><text:span text:style-name="T0">Bräcke</text:span></text:p>
          </table:table-cell>
          <table:table-cell table:style-name="empty-cell"/>
        </table:table-row>
      </table:table>
      <table:table table:name="TBL_0_5" table:style-name="TBL_0_5">
        <table:table-column table:style-name="TBL_0_5_col_0">
</table:table-column>
        <table:table-column table:style-name="TBL_0_5_col_1">
</table:table-column>
        <table:table-column table:style-name="TBL_0_5_col_2">
</table:table-column>
        <table:table-row table:style-name="TBL_0_5_row_0">
          <table:table-cell table:style-name="empty-cell" table:number-columns-spanned="3"/>
          <table:covered-table-cell/>
          <table:covered-table-cell/>
        </table:table-row>
        <table:table-row table:style-name="TBL_0_5_row_1">
          <table:table-cell table:style-name="empty-cell"/>
          <table:table-cell table:style-name="C0">
            <text:p text:style-name="P0"><text:bookmark text:name="JR_PAGE_ANCHOR_0_6"/>
<text:span text:style-name="T0">Rio de Janeiro</text:span></text:p>
          </table:table-cell>
          <table:table-cell table:style-name="empty-cell"/>
        </table:table-row>
        <table:table-row table:style-name="TBL_0_5_row_2">
          <table:table-cell table:style-name="empty-cell" table:number-columns-spanned="3"/>
          <table:covered-table-cell/>
          <table:covered-table-cell/>
        </table:table-row>
        <table:table-row table:style-name="TBL_0_5_row_3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  <table:table-row table:style-name="TBL_0_5_row_4">
          <table:table-cell table:style-name="empty-cell" table:number-columns-spanned="3"/>
          <table:covered-table-cell/>
          <table:covered-table-cell/>
        </table:table-row>
        <table:table-row table:style-name="TBL_0_5_row_5">
          <table:table-cell table:style-name="empty-cell"/>
          <table:table-cell table:style-name="C0">
            <text:p text:style-name="P0"><text:span text:style-name="T0">Barquisimeto</text:span></text:p>
          </table:table-cell>
          <table:table-cell table:style-name="empty-cell"/>
        </table:table-row>
        <table:table-row table:style-name="TBL_0_5_row_6">
          <table:table-cell table:style-name="empty-cell" table:number-columns-spanned="3"/>
          <table:covered-table-cell/>
          <table:covered-table-cell/>
        </table:table-row>
        <table:table-row table:style-name="TBL_0_5_row_7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5_row_8">
          <table:table-cell table:style-name="empty-cell" table:number-columns-spanned="3"/>
          <table:covered-table-cell/>
          <table:covered-table-cell/>
        </table:table-row>
        <table:table-row table:style-name="TBL_0_5_row_9">
          <table:table-cell table:style-name="empty-cell"/>
          <table:table-cell table:style-name="C0">
            <text:p text:style-name="P0"><text:span text:style-name="T0">Colchester</text:span></text:p>
          </table:table-cell>
          <table:table-cell table:style-name="empty-cell"/>
        </table:table-row>
        <table:table-row table:style-name="TBL_0_5_row_10">
          <table:table-cell table:style-name="empty-cell" table:number-columns-spanned="3"/>
          <table:covered-table-cell/>
          <table:covered-table-cell/>
        </table:table-row>
        <table:table-row table:style-name="TBL_0_5_row_11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  <table:table-row table:style-name="TBL_0_5_row_12">
          <table:table-cell table:style-name="empty-cell" table:number-columns-spanned="3"/>
          <table:covered-table-cell/>
          <table:covered-table-cell/>
        </table:table-row>
        <table:table-row table:style-name="TBL_0_5_row_13">
          <table:table-cell table:style-name="empty-cell"/>
          <table:table-cell table:style-name="C0">
            <text:p text:style-name="P0"><text:span text:style-name="T0">Lander</text:span></text:p>
          </table:table-cell>
          <table:table-cell table:style-name="empty-cell"/>
        </table:table-row>
        <table:table-row table:style-name="TBL_0_5_row_14">
          <table:table-cell table:style-name="empty-cell" table:number-columns-spanned="3"/>
          <table:covered-table-cell/>
          <table:covered-table-cell/>
        </table:table-row>
        <table:table-row table:style-name="TBL_0_5_row_15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5_row_16">
          <table:table-cell table:style-name="empty-cell" table:number-columns-spanned="3"/>
          <table:covered-table-cell/>
          <table:covered-table-cell/>
        </table:table-row>
        <table:table-row table:style-name="TBL_0_5_row_17">
          <table:table-cell table:style-name="empty-cell"/>
          <table:table-cell table:style-name="C0">
            <text:p text:style-name="P0"><text:span text:style-name="T0">Stavern</text:span></text:p>
          </table:table-cell>
          <table:table-cell table:style-name="empty-cell"/>
        </table:table-row>
        <table:table-row table:style-name="TBL_0_5_row_18">
          <table:table-cell table:style-name="empty-cell" table:number-columns-spanned="3"/>
          <table:covered-table-cell/>
          <table:covered-table-cell/>
        </table:table-row>
        <table:table-row table:style-name="TBL_0_5_row_19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5_row_20">
          <table:table-cell table:style-name="empty-cell" table:number-columns-spanned="3"/>
          <table:covered-table-cell/>
          <table:covered-table-cell/>
        </table:table-row>
        <table:table-row table:style-name="TBL_0_5_row_21">
          <table:table-cell table:style-name="empty-cell"/>
          <table:table-cell table:style-name="C0">
            <text:p text:style-name="P0"><text:span text:style-name="T0">Tsawassen</text:span></text:p>
          </table:table-cell>
          <table:table-cell table:style-name="empty-cell"/>
        </table:table-row>
        <table:table-row table:style-name="TBL_0_5_row_22">
          <table:table-cell table:style-name="empty-cell" table:number-columns-spanned="3"/>
          <table:covered-table-cell/>
          <table:covered-table-cell/>
        </table:table-row>
        <table:table-row table:style-name="TBL_0_5_row_23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5_row_24">
          <table:table-cell table:style-name="empty-cell" table:number-columns-spanned="3"/>
          <table:covered-table-cell/>
          <table:covered-table-cell/>
        </table:table-row>
        <table:table-row table:style-name="TBL_0_5_row_25">
          <table:table-cell table:style-name="empty-cell"/>
          <table:table-cell table:style-name="C0">
            <text:p text:style-name="P0"><text:span text:style-name="T0">Aachen</text:span></text:p>
          </table:table-cell>
          <table:table-cell table:style-name="empty-cell"/>
        </table:table-row>
        <table:table-row table:style-name="TBL_0_5_row_26">
          <table:table-cell table:style-name="empty-cell" table:number-columns-spanned="3"/>
          <table:covered-table-cell/>
          <table:covered-table-cell/>
        </table:table-row>
        <table:table-row table:style-name="TBL_0_5_row_27">
          <table:table-cell table:style-name="empty-cell"/>
          <table:table-cell table:style-name="C0">
            <text:p text:style-name="P0"><text:span text:style-name="T0">Salzburg</text:span></text:p>
          </table:table-cell>
          <table:table-cell table:style-name="empty-cell"/>
        </table:table-row>
        <table:table-row table:style-name="TBL_0_5_row_28">
          <table:table-cell table:style-name="empty-cell" table:number-columns-spanned="3"/>
          <table:covered-table-cell/>
          <table:covered-table-cell/>
        </table:table-row>
        <table:table-row table:style-name="TBL_0_5_row_29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5_row_30">
          <table:table-cell table:style-name="empty-cell" table:number-columns-spanned="3"/>
          <table:covered-table-cell/>
          <table:covered-table-cell/>
        </table:table-row>
        <table:table-row table:style-name="TBL_0_5_row_31">
          <table:table-cell table:style-name="empty-cell"/>
          <table:table-cell table:style-name="C0">
            <text:p text:style-name="P0"><text:span text:style-name="T0">Elgin</text:span></text:p>
          </table:table-cell>
          <table:table-cell table:style-name="empty-cell"/>
        </table:table-row>
        <table:table-row table:style-name="TBL_0_5_row_32">
          <table:table-cell table:style-name="empty-cell" table:number-columns-spanned="3"/>
          <table:covered-table-cell/>
          <table:covered-table-cell/>
        </table:table-row>
        <table:table-row table:style-name="TBL_0_5_row_33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  <table:table-row table:style-name="TBL_0_5_row_34">
          <table:table-cell table:style-name="empty-cell" table:number-columns-spanned="3"/>
          <table:covered-table-cell/>
          <table:covered-table-cell/>
        </table:table-row>
        <table:table-row table:style-name="TBL_0_5_row_35">
          <table:table-cell table:style-name="empty-cell"/>
          <table:table-cell table:style-name="C0">
            <text:p text:style-name="P0"><text:span text:style-name="T0">München</text:span></text:p>
          </table:table-cell>
          <table:table-cell table:style-name="empty-cell"/>
        </table:table-row>
        <table:table-row table:style-name="TBL_0_5_row_36">
          <table:table-cell table:style-name="empty-cell" table:number-columns-spanned="3"/>
          <table:covered-table-cell/>
          <table:covered-table-cell/>
        </table:table-row>
        <table:table-row table:style-name="TBL_0_5_row_37">
          <table:table-cell table:style-name="empty-cell"/>
          <table:table-cell table:style-name="C0">
            <text:p text:style-name="P0"><text:span text:style-name="T0">Lisboa</text:span></text:p>
          </table:table-cell>
          <table:table-cell table:style-name="empty-cell"/>
        </table:table-row>
        <table:table-row table:style-name="TBL_0_5_row_38">
          <table:table-cell table:style-name="empty-cell" table:number-columns-spanned="3"/>
          <table:covered-table-cell/>
          <table:covered-table-cell/>
        </table:table-row>
        <table:table-row table:style-name="TBL_0_5_row_39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5_row_40">
          <table:table-cell table:style-name="empty-cell" table:number-columns-spanned="3"/>
          <table:covered-table-cell/>
          <table:covered-table-cell/>
        </table:table-row>
        <table:table-row table:style-name="TBL_0_5_row_41">
          <table:table-cell table:style-name="empty-cell"/>
          <table:table-cell table:style-name="C0">
            <text:p text:style-name="P0"><text:span text:style-name="T0">Århus</text:span></text:p>
          </table:table-cell>
          <table:table-cell table:style-name="empty-cell"/>
        </table:table-row>
        <table:table-row table:style-name="TBL_0_5_row_42">
          <table:table-cell table:style-name="empty-cell" table:number-columns-spanned="3"/>
          <table:covered-table-cell/>
          <table:covered-table-cell/>
        </table:table-row>
        <table:table-row table:style-name="TBL_0_5_row_43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5_row_44">
          <table:table-cell table:style-name="empty-cell" table:number-columns-spanned="3"/>
          <table:covered-table-cell/>
          <table:covered-table-cell/>
        </table:table-row>
        <table:table-row table:style-name="TBL_0_5_row_45">
          <table:table-cell table:style-name="empty-cell"/>
          <table:table-cell table:style-name="C0">
            <text:p text:style-name="P0"><text:span text:style-name="T0">Albuquerque</text:span></text:p>
          </table:table-cell>
          <table:table-cell table:style-name="empty-cell"/>
        </table:table-row>
        <table:table-row table:style-name="TBL_0_5_row_46">
          <table:table-cell table:style-name="empty-cell" table:number-columns-spanned="3"/>
          <table:covered-table-cell/>
          <table:covered-table-cell/>
        </table:table-row>
        <table:table-row table:style-name="TBL_0_5_row_47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5_row_48">
          <table:table-cell table:style-name="empty-cell" table:number-columns-spanned="3"/>
          <table:covered-table-cell/>
          <table:covered-table-cell/>
        </table:table-row>
        <table:table-row table:style-name="TBL_0_5_row_49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5_row_50">
          <table:table-cell table:style-name="empty-cell" table:number-columns-spanned="3"/>
          <table:covered-table-cell/>
          <table:covered-table-cell/>
        </table:table-row>
        <table:table-row table:style-name="TBL_0_5_row_51">
          <table:table-cell table:style-name="empty-cell"/>
          <table:table-cell table:style-name="C0">
            <text:p text:style-name="P0"><text:span text:style-name="T0">Bergamo</text:span></text:p>
          </table:table-cell>
          <table:table-cell table:style-name="empty-cell"/>
        </table:table-row>
        <table:table-row table:style-name="TBL_0_5_row_52">
          <table:table-cell table:style-name="empty-cell" table:number-columns-spanned="3"/>
          <table:covered-table-cell/>
          <table:covered-table-cell/>
        </table:table-row>
        <table:table-row table:style-name="TBL_0_5_row_53">
          <table:table-cell table:style-name="empty-cell"/>
          <table:table-cell table:style-name="C0">
            <text:p text:style-name="P0"><text:span text:style-name="T0">I. de Margarita</text:span></text:p>
          </table:table-cell>
          <table:table-cell table:style-name="empty-cell"/>
        </table:table-row>
      </table:table>
      <table:table table:name="TBL_0_6" table:style-name="TBL_0_6">
        <table:table-column table:style-name="TBL_0_6_col_0">
</table:table-column>
        <table:table-column table:style-name="TBL_0_6_col_1">
</table:table-column>
        <table:table-column table:style-name="TBL_0_6_col_2">
</table:table-column>
        <table:table-row table:style-name="TBL_0_6_row_0">
          <table:table-cell table:style-name="empty-cell" table:number-columns-spanned="3"/>
          <table:covered-table-cell/>
          <table:covered-table-cell/>
        </table:table-row>
        <table:table-row table:style-name="TBL_0_6_row_1">
          <table:table-cell table:style-name="empty-cell"/>
          <table:table-cell table:style-name="C0">
            <text:p text:style-name="P0"><text:bookmark text:name="JR_PAGE_ANCHOR_0_7"/>
<text:span text:style-name="T0">Sao Paulo</text:span></text:p>
          </table:table-cell>
          <table:table-cell table:style-name="empty-cell"/>
        </table:table-row>
        <table:table-row table:style-name="TBL_0_6_row_2">
          <table:table-cell table:style-name="empty-cell" table:number-columns-spanned="3"/>
          <table:covered-table-cell/>
          <table:covered-table-cell/>
        </table:table-row>
        <table:table-row table:style-name="TBL_0_6_row_3">
          <table:table-cell table:style-name="empty-cell"/>
          <table:table-cell table:style-name="C0">
            <text:p text:style-name="P0"><text:span text:style-name="T0">Köln</text:span></text:p>
          </table:table-cell>
          <table:table-cell table:style-name="empty-cell"/>
        </table:table-row>
        <table:table-row table:style-name="TBL_0_6_row_4">
          <table:table-cell table:style-name="empty-cell" table:number-columns-spanned="3"/>
          <table:covered-table-cell/>
          <table:covered-table-cell/>
        </table:table-row>
        <table:table-row table:style-name="TBL_0_6_row_5">
          <table:table-cell table:style-name="empty-cell"/>
          <table:table-cell table:style-name="C0">
            <text:p text:style-name="P0"><text:span text:style-name="T0">Lille</text:span></text:p>
          </table:table-cell>
          <table:table-cell table:style-name="empty-cell"/>
        </table:table-row>
        <table:table-row table:style-name="TBL_0_6_row_6">
          <table:table-cell table:style-name="empty-cell" table:number-columns-spanned="3"/>
          <table:covered-table-cell/>
          <table:covered-table-cell/>
        </table:table-row>
        <table:table-row table:style-name="TBL_0_6_row_7">
          <table:table-cell table:style-name="empty-cell"/>
          <table:table-cell table:style-name="C0">
            <text:p text:style-name="P0"><text:span text:style-name="T0">Buenos Aires</text:span></text:p>
          </table:table-cell>
          <table:table-cell table:style-name="empty-cell"/>
        </table:table-row>
        <table:table-row table:style-name="TBL_0_6_row_8">
          <table:table-cell table:style-name="empty-cell" table:number-columns-spanned="3"/>
          <table:covered-table-cell/>
          <table:covered-table-cell/>
        </table:table-row>
        <table:table-row table:style-name="TBL_0_6_row_9">
          <table:table-cell table:style-name="empty-cell"/>
          <table:table-cell table:style-name="C0">
            <text:p text:style-name="P0"><text:span text:style-name="T0">Tsawassen</text:span></text:p>
          </table:table-cell>
          <table:table-cell table:style-name="empty-cell"/>
        </table:table-row>
        <table:table-row table:style-name="TBL_0_6_row_10">
          <table:table-cell table:style-name="empty-cell" table:number-columns-spanned="3"/>
          <table:covered-table-cell/>
          <table:covered-table-cell/>
        </table:table-row>
        <table:table-row table:style-name="TBL_0_6_row_11">
          <table:table-cell table:style-name="empty-cell"/>
          <table:table-cell table:style-name="C0">
            <text:p text:style-name="P0"><text:span text:style-name="T0">Tsawassen</text:span></text:p>
          </table:table-cell>
          <table:table-cell table:style-name="empty-cell"/>
        </table:table-row>
        <table:table-row table:style-name="TBL_0_6_row_12">
          <table:table-cell table:style-name="empty-cell" table:number-columns-spanned="3"/>
          <table:covered-table-cell/>
          <table:covered-table-cell/>
        </table:table-row>
        <table:table-row table:style-name="TBL_0_6_row_13">
          <table:table-cell table:style-name="empty-cell"/>
          <table:table-cell table:style-name="C0">
            <text:p text:style-name="P0"><text:span text:style-name="T0">Oulu</text:span></text:p>
          </table:table-cell>
          <table:table-cell table:style-name="empty-cell"/>
        </table:table-row>
        <table:table-row table:style-name="TBL_0_6_row_14">
          <table:table-cell table:style-name="empty-cell" table:number-columns-spanned="3"/>
          <table:covered-table-cell/>
          <table:covered-table-cell/>
        </table:table-row>
        <table:table-row table:style-name="TBL_0_6_row_15">
          <table:table-cell table:style-name="empty-cell"/>
          <table:table-cell table:style-name="C0">
            <text:p text:style-name="P0"><text:span text:style-name="T0">Toulouse</text:span></text:p>
          </table:table-cell>
          <table:table-cell table:style-name="empty-cell"/>
        </table:table-row>
        <table:table-row table:style-name="TBL_0_6_row_16">
          <table:table-cell table:style-name="empty-cell" table:number-columns-spanned="3"/>
          <table:covered-table-cell/>
          <table:covered-table-cell/>
        </table:table-row>
        <table:table-row table:style-name="TBL_0_6_row_17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6_row_18">
          <table:table-cell table:style-name="empty-cell" table:number-columns-spanned="3"/>
          <table:covered-table-cell/>
          <table:covered-table-cell/>
        </table:table-row>
        <table:table-row table:style-name="TBL_0_6_row_19">
          <table:table-cell table:style-name="empty-cell"/>
          <table:table-cell table:style-name="C0">
            <text:p text:style-name="P0"><text:span text:style-name="T0">Elgin</text:span></text:p>
          </table:table-cell>
          <table:table-cell table:style-name="empty-cell"/>
        </table:table-row>
        <table:table-row table:style-name="TBL_0_6_row_20">
          <table:table-cell table:style-name="empty-cell" table:number-columns-spanned="3"/>
          <table:covered-table-cell/>
          <table:covered-table-cell/>
        </table:table-row>
        <table:table-row table:style-name="TBL_0_6_row_21">
          <table:table-cell table:style-name="empty-cell"/>
          <table:table-cell table:style-name="C0">
            <text:p text:style-name="P0"><text:span text:style-name="T0">Oulu</text:span></text:p>
          </table:table-cell>
          <table:table-cell table:style-name="empty-cell"/>
        </table:table-row>
        <table:table-row table:style-name="TBL_0_6_row_22">
          <table:table-cell table:style-name="empty-cell" table:number-columns-spanned="3"/>
          <table:covered-table-cell/>
          <table:covered-table-cell/>
        </table:table-row>
        <table:table-row table:style-name="TBL_0_6_row_23">
          <table:table-cell table:style-name="empty-cell"/>
          <table:table-cell table:style-name="C0">
            <text:p text:style-name="P0"><text:span text:style-name="T0">Kobenhavn</text:span></text:p>
          </table:table-cell>
          <table:table-cell table:style-name="empty-cell"/>
        </table:table-row>
        <table:table-row table:style-name="TBL_0_6_row_24">
          <table:table-cell table:style-name="empty-cell" table:number-columns-spanned="3"/>
          <table:covered-table-cell/>
          <table:covered-table-cell/>
        </table:table-row>
        <table:table-row table:style-name="TBL_0_6_row_25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6_row_26">
          <table:table-cell table:style-name="empty-cell" table:number-columns-spanned="3"/>
          <table:covered-table-cell/>
          <table:covered-table-cell/>
        </table:table-row>
        <table:table-row table:style-name="TBL_0_6_row_27">
          <table:table-cell table:style-name="empty-cell"/>
          <table:table-cell table:style-name="C0">
            <text:p text:style-name="P0"><text:span text:style-name="T0">Genève</text:span></text:p>
          </table:table-cell>
          <table:table-cell table:style-name="empty-cell"/>
        </table:table-row>
        <table:table-row table:style-name="TBL_0_6_row_28">
          <table:table-cell table:style-name="empty-cell" table:number-columns-spanned="3"/>
          <table:covered-table-cell/>
          <table:covered-table-cell/>
        </table:table-row>
        <table:table-row table:style-name="TBL_0_6_row_29">
          <table:table-cell table:style-name="empty-cell"/>
          <table:table-cell table:style-name="C0">
            <text:p text:style-name="P0"><text:span text:style-name="T0">Resende</text:span></text:p>
          </table:table-cell>
          <table:table-cell table:style-name="empty-cell"/>
        </table:table-row>
        <table:table-row table:style-name="TBL_0_6_row_30">
          <table:table-cell table:style-name="empty-cell" table:number-columns-spanned="3"/>
          <table:covered-table-cell/>
          <table:covered-table-cell/>
        </table:table-row>
        <table:table-row table:style-name="TBL_0_6_row_31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6_row_32">
          <table:table-cell table:style-name="empty-cell" table:number-columns-spanned="3"/>
          <table:covered-table-cell/>
          <table:covered-table-cell/>
        </table:table-row>
        <table:table-row table:style-name="TBL_0_6_row_33">
          <table:table-cell table:style-name="empty-cell"/>
          <table:table-cell table:style-name="C0">
            <text:p text:style-name="P0"><text:span text:style-name="T0">Torino</text:span></text:p>
          </table:table-cell>
          <table:table-cell table:style-name="empty-cell"/>
        </table:table-row>
        <table:table-row table:style-name="TBL_0_6_row_34">
          <table:table-cell table:style-name="empty-cell" table:number-columns-spanned="3"/>
          <table:covered-table-cell/>
          <table:covered-table-cell/>
        </table:table-row>
        <table:table-row table:style-name="TBL_0_6_row_35">
          <table:table-cell table:style-name="empty-cell"/>
          <table:table-cell table:style-name="C0">
            <text:p text:style-name="P0"><text:span text:style-name="T0">Campinas</text:span></text:p>
          </table:table-cell>
          <table:table-cell table:style-name="empty-cell"/>
        </table:table-row>
        <table:table-row table:style-name="TBL_0_6_row_36">
          <table:table-cell table:style-name="empty-cell" table:number-columns-spanned="3"/>
          <table:covered-table-cell/>
          <table:covered-table-cell/>
        </table:table-row>
        <table:table-row table:style-name="TBL_0_6_row_37">
          <table:table-cell table:style-name="empty-cell"/>
          <table:table-cell table:style-name="C0">
            <text:p text:style-name="P0"><text:span text:style-name="T0">Montréal</text:span></text:p>
          </table:table-cell>
          <table:table-cell table:style-name="empty-cell"/>
        </table:table-row>
        <table:table-row table:style-name="TBL_0_6_row_38">
          <table:table-cell table:style-name="empty-cell" table:number-columns-spanned="3"/>
          <table:covered-table-cell/>
          <table:covered-table-cell/>
        </table:table-row>
        <table:table-row table:style-name="TBL_0_6_row_39">
          <table:table-cell table:style-name="empty-cell"/>
          <table:table-cell table:style-name="C0">
            <text:p text:style-name="P0"><text:span text:style-name="T0">Toulouse</text:span></text:p>
          </table:table-cell>
          <table:table-cell table:style-name="empty-cell"/>
        </table:table-row>
        <table:table-row table:style-name="TBL_0_6_row_40">
          <table:table-cell table:style-name="empty-cell" table:number-columns-spanned="3"/>
          <table:covered-table-cell/>
          <table:covered-table-cell/>
        </table:table-row>
        <table:table-row table:style-name="TBL_0_6_row_41">
          <table:table-cell table:style-name="empty-cell"/>
          <table:table-cell table:style-name="C0">
            <text:p text:style-name="P0"><text:span text:style-name="T0">Barcelona</text:span></text:p>
          </table:table-cell>
          <table:table-cell table:style-name="empty-cell"/>
        </table:table-row>
        <table:table-row table:style-name="TBL_0_6_row_42">
          <table:table-cell table:style-name="empty-cell" table:number-columns-spanned="3"/>
          <table:covered-table-cell/>
          <table:covered-table-cell/>
        </table:table-row>
        <table:table-row table:style-name="TBL_0_6_row_43">
          <table:table-cell table:style-name="empty-cell"/>
          <table:table-cell table:style-name="C0">
            <text:p text:style-name="P0"><text:span text:style-name="T0">Salzburg</text:span></text:p>
          </table:table-cell>
          <table:table-cell table:style-name="empty-cell"/>
        </table:table-row>
        <table:table-row table:style-name="TBL_0_6_row_44">
          <table:table-cell table:style-name="empty-cell" table:number-columns-spanned="3"/>
          <table:covered-table-cell/>
          <table:covered-table-cell/>
        </table:table-row>
        <table:table-row table:style-name="TBL_0_6_row_45">
          <table:table-cell table:style-name="empty-cell"/>
          <table:table-cell table:style-name="C0">
            <text:p text:style-name="P0"><text:span text:style-name="T0">Reggio Emilia</text:span></text:p>
          </table:table-cell>
          <table:table-cell table:style-name="empty-cell"/>
        </table:table-row>
        <table:table-row table:style-name="TBL_0_6_row_46">
          <table:table-cell table:style-name="empty-cell" table:number-columns-spanned="3"/>
          <table:covered-table-cell/>
          <table:covered-table-cell/>
        </table:table-row>
        <table:table-row table:style-name="TBL_0_6_row_47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  <table:table-row table:style-name="TBL_0_6_row_48">
          <table:table-cell table:style-name="empty-cell" table:number-columns-spanned="3"/>
          <table:covered-table-cell/>
          <table:covered-table-cell/>
        </table:table-row>
        <table:table-row table:style-name="TBL_0_6_row_49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6_row_50">
          <table:table-cell table:style-name="empty-cell" table:number-columns-spanned="3"/>
          <table:covered-table-cell/>
          <table:covered-table-cell/>
        </table:table-row>
        <table:table-row table:style-name="TBL_0_6_row_51">
          <table:table-cell table:style-name="empty-cell"/>
          <table:table-cell table:style-name="C0">
            <text:p text:style-name="P0"><text:span text:style-name="T0">Tsawassen</text:span></text:p>
          </table:table-cell>
          <table:table-cell table:style-name="empty-cell"/>
        </table:table-row>
        <table:table-row table:style-name="TBL_0_6_row_52">
          <table:table-cell table:style-name="empty-cell" table:number-columns-spanned="3"/>
          <table:covered-table-cell/>
          <table:covered-table-cell/>
        </table:table-row>
        <table:table-row table:style-name="TBL_0_6_row_53">
          <table:table-cell table:style-name="empty-cell"/>
          <table:table-cell table:style-name="C0">
            <text:p text:style-name="P0"><text:span text:style-name="T0">Lander</text:span></text:p>
          </table:table-cell>
          <table:table-cell table:style-name="empty-cell"/>
        </table:table-row>
      </table:table>
      <table:table table:name="TBL_0_7" table:style-name="TBL_0_7">
        <table:table-column table:style-name="TBL_0_7_col_0">
</table:table-column>
        <table:table-column table:style-name="TBL_0_7_col_1">
</table:table-column>
        <table:table-column table:style-name="TBL_0_7_col_2">
</table:table-column>
        <table:table-row table:style-name="TBL_0_7_row_0">
          <table:table-cell table:style-name="empty-cell" table:number-columns-spanned="3"/>
          <table:covered-table-cell/>
          <table:covered-table-cell/>
        </table:table-row>
        <table:table-row table:style-name="TBL_0_7_row_1">
          <table:table-cell table:style-name="empty-cell"/>
          <table:table-cell table:style-name="C0">
            <text:p text:style-name="P0"><text:bookmark text:name="JR_PAGE_ANCHOR_0_8"/>
<text:span text:style-name="T0">Lisboa</text:span></text:p>
          </table:table-cell>
          <table:table-cell table:style-name="empty-cell"/>
        </table:table-row>
        <table:table-row table:style-name="TBL_0_7_row_2">
          <table:table-cell table:style-name="empty-cell" table:number-columns-spanned="3"/>
          <table:covered-table-cell/>
          <table:covered-table-cell/>
        </table:table-row>
        <table:table-row table:style-name="TBL_0_7_row_3">
          <table:table-cell table:style-name="empty-cell"/>
          <table:table-cell table:style-name="C0">
            <text:p text:style-name="P0"><text:span text:style-name="T0">Bräcke</text:span></text:p>
          </table:table-cell>
          <table:table-cell table:style-name="empty-cell"/>
        </table:table-row>
        <table:table-row table:style-name="TBL_0_7_row_4">
          <table:table-cell table:style-name="empty-cell" table:number-columns-spanned="3"/>
          <table:covered-table-cell/>
          <table:covered-table-cell/>
        </table:table-row>
        <table:table-row table:style-name="TBL_0_7_row_5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7_row_6">
          <table:table-cell table:style-name="empty-cell" table:number-columns-spanned="3"/>
          <table:covered-table-cell/>
          <table:covered-table-cell/>
        </table:table-row>
        <table:table-row table:style-name="TBL_0_7_row_7">
          <table:table-cell table:style-name="empty-cell"/>
          <table:table-cell table:style-name="C0">
            <text:p text:style-name="P0"><text:span text:style-name="T0">Strasbourg</text:span></text:p>
          </table:table-cell>
          <table:table-cell table:style-name="empty-cell"/>
        </table:table-row>
        <table:table-row table:style-name="TBL_0_7_row_8">
          <table:table-cell table:style-name="empty-cell" table:number-columns-spanned="3"/>
          <table:covered-table-cell/>
          <table:covered-table-cell/>
        </table:table-row>
        <table:table-row table:style-name="TBL_0_7_row_9">
          <table:table-cell table:style-name="empty-cell"/>
          <table:table-cell table:style-name="C0">
            <text:p text:style-name="P0"><text:span text:style-name="T0">Oulu</text:span></text:p>
          </table:table-cell>
          <table:table-cell table:style-name="empty-cell"/>
        </table:table-row>
        <table:table-row table:style-name="TBL_0_7_row_10">
          <table:table-cell table:style-name="empty-cell" table:number-columns-spanned="3"/>
          <table:covered-table-cell/>
          <table:covered-table-cell/>
        </table:table-row>
        <table:table-row table:style-name="TBL_0_7_row_11">
          <table:table-cell table:style-name="empty-cell"/>
          <table:table-cell table:style-name="C0">
            <text:p text:style-name="P0"><text:span text:style-name="T0">Münster</text:span></text:p>
          </table:table-cell>
          <table:table-cell table:style-name="empty-cell"/>
        </table:table-row>
        <table:table-row table:style-name="TBL_0_7_row_12">
          <table:table-cell table:style-name="empty-cell" table:number-columns-spanned="3"/>
          <table:covered-table-cell/>
          <table:covered-table-cell/>
        </table:table-row>
        <table:table-row table:style-name="TBL_0_7_row_13">
          <table:table-cell table:style-name="empty-cell"/>
          <table:table-cell table:style-name="C0">
            <text:p text:style-name="P0"><text:span text:style-name="T0">Montréal</text:span></text:p>
          </table:table-cell>
          <table:table-cell table:style-name="empty-cell"/>
        </table:table-row>
        <table:table-row table:style-name="TBL_0_7_row_14">
          <table:table-cell table:style-name="empty-cell" table:number-columns-spanned="3"/>
          <table:covered-table-cell/>
          <table:covered-table-cell/>
        </table:table-row>
        <table:table-row table:style-name="TBL_0_7_row_15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7_row_16">
          <table:table-cell table:style-name="empty-cell" table:number-columns-spanned="3"/>
          <table:covered-table-cell/>
          <table:covered-table-cell/>
        </table:table-row>
        <table:table-row table:style-name="TBL_0_7_row_17">
          <table:table-cell table:style-name="empty-cell"/>
          <table:table-cell table:style-name="C0">
            <text:p text:style-name="P0"><text:span text:style-name="T0">Anchorage</text:span></text:p>
          </table:table-cell>
          <table:table-cell table:style-name="empty-cell"/>
        </table:table-row>
        <table:table-row table:style-name="TBL_0_7_row_18">
          <table:table-cell table:style-name="empty-cell" table:number-columns-spanned="3"/>
          <table:covered-table-cell/>
          <table:covered-table-cell/>
        </table:table-row>
        <table:table-row table:style-name="TBL_0_7_row_19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7_row_20">
          <table:table-cell table:style-name="empty-cell" table:number-columns-spanned="3"/>
          <table:covered-table-cell/>
          <table:covered-table-cell/>
        </table:table-row>
        <table:table-row table:style-name="TBL_0_7_row_21">
          <table:table-cell table:style-name="empty-cell"/>
          <table:table-cell table:style-name="C0">
            <text:p text:style-name="P0"><text:span text:style-name="T0">Reggio Emilia</text:span></text:p>
          </table:table-cell>
          <table:table-cell table:style-name="empty-cell"/>
        </table:table-row>
        <table:table-row table:style-name="TBL_0_7_row_22">
          <table:table-cell table:style-name="empty-cell" table:number-columns-spanned="3"/>
          <table:covered-table-cell/>
          <table:covered-table-cell/>
        </table:table-row>
        <table:table-row table:style-name="TBL_0_7_row_23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  <table:table-row table:style-name="TBL_0_7_row_24">
          <table:table-cell table:style-name="empty-cell" table:number-columns-spanned="3"/>
          <table:covered-table-cell/>
          <table:covered-table-cell/>
        </table:table-row>
        <table:table-row table:style-name="TBL_0_7_row_25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  <table:table-row table:style-name="TBL_0_7_row_26">
          <table:table-cell table:style-name="empty-cell" table:number-columns-spanned="3"/>
          <table:covered-table-cell/>
          <table:covered-table-cell/>
        </table:table-row>
        <table:table-row table:style-name="TBL_0_7_row_27">
          <table:table-cell table:style-name="empty-cell"/>
          <table:table-cell table:style-name="C0">
            <text:p text:style-name="P0"><text:span text:style-name="T0">Münster</text:span></text:p>
          </table:table-cell>
          <table:table-cell table:style-name="empty-cell"/>
        </table:table-row>
        <table:table-row table:style-name="TBL_0_7_row_28">
          <table:table-cell table:style-name="empty-cell" table:number-columns-spanned="3"/>
          <table:covered-table-cell/>
          <table:covered-table-cell/>
        </table:table-row>
        <table:table-row table:style-name="TBL_0_7_row_29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7_row_30">
          <table:table-cell table:style-name="empty-cell" table:number-columns-spanned="3"/>
          <table:covered-table-cell/>
          <table:covered-table-cell/>
        </table:table-row>
        <table:table-row table:style-name="TBL_0_7_row_31">
          <table:table-cell table:style-name="empty-cell"/>
          <table:table-cell table:style-name="C0">
            <text:p text:style-name="P0"><text:span text:style-name="T0">Buenos Aires</text:span></text:p>
          </table:table-cell>
          <table:table-cell table:style-name="empty-cell"/>
        </table:table-row>
        <table:table-row table:style-name="TBL_0_7_row_32">
          <table:table-cell table:style-name="empty-cell" table:number-columns-spanned="3"/>
          <table:covered-table-cell/>
          <table:covered-table-cell/>
        </table:table-row>
        <table:table-row table:style-name="TBL_0_7_row_33">
          <table:table-cell table:style-name="empty-cell"/>
          <table:table-cell table:style-name="C0">
            <text:p text:style-name="P0"><text:span text:style-name="T0">Strasbourg</text:span></text:p>
          </table:table-cell>
          <table:table-cell table:style-name="empty-cell"/>
        </table:table-row>
        <table:table-row table:style-name="TBL_0_7_row_34">
          <table:table-cell table:style-name="empty-cell" table:number-columns-spanned="3"/>
          <table:covered-table-cell/>
          <table:covered-table-cell/>
        </table:table-row>
        <table:table-row table:style-name="TBL_0_7_row_35">
          <table:table-cell table:style-name="empty-cell"/>
          <table:table-cell table:style-name="C0">
            <text:p text:style-name="P0"><text:span text:style-name="T0">Lyon</text:span></text:p>
          </table:table-cell>
          <table:table-cell table:style-name="empty-cell"/>
        </table:table-row>
        <table:table-row table:style-name="TBL_0_7_row_36">
          <table:table-cell table:style-name="empty-cell" table:number-columns-spanned="3"/>
          <table:covered-table-cell/>
          <table:covered-table-cell/>
        </table:table-row>
        <table:table-row table:style-name="TBL_0_7_row_37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7_row_38">
          <table:table-cell table:style-name="empty-cell" table:number-columns-spanned="3"/>
          <table:covered-table-cell/>
          <table:covered-table-cell/>
        </table:table-row>
        <table:table-row table:style-name="TBL_0_7_row_39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7_row_40">
          <table:table-cell table:style-name="empty-cell" table:number-columns-spanned="3"/>
          <table:covered-table-cell/>
          <table:covered-table-cell/>
        </table:table-row>
        <table:table-row table:style-name="TBL_0_7_row_41">
          <table:table-cell table:style-name="empty-cell"/>
          <table:table-cell table:style-name="C0">
            <text:p text:style-name="P0"><text:span text:style-name="T0">Colchester</text:span></text:p>
          </table:table-cell>
          <table:table-cell table:style-name="empty-cell"/>
        </table:table-row>
        <table:table-row table:style-name="TBL_0_7_row_42">
          <table:table-cell table:style-name="empty-cell" table:number-columns-spanned="3"/>
          <table:covered-table-cell/>
          <table:covered-table-cell/>
        </table:table-row>
        <table:table-row table:style-name="TBL_0_7_row_43">
          <table:table-cell table:style-name="empty-cell"/>
          <table:table-cell table:style-name="C0">
            <text:p text:style-name="P0"><text:span text:style-name="T0">Toulouse</text:span></text:p>
          </table:table-cell>
          <table:table-cell table:style-name="empty-cell"/>
        </table:table-row>
        <table:table-row table:style-name="TBL_0_7_row_44">
          <table:table-cell table:style-name="empty-cell" table:number-columns-spanned="3"/>
          <table:covered-table-cell/>
          <table:covered-table-cell/>
        </table:table-row>
        <table:table-row table:style-name="TBL_0_7_row_45">
          <table:table-cell table:style-name="empty-cell"/>
          <table:table-cell table:style-name="C0">
            <text:p text:style-name="P0"><text:span text:style-name="T0">Oulu</text:span></text:p>
          </table:table-cell>
          <table:table-cell table:style-name="empty-cell"/>
        </table:table-row>
        <table:table-row table:style-name="TBL_0_7_row_46">
          <table:table-cell table:style-name="empty-cell" table:number-columns-spanned="3"/>
          <table:covered-table-cell/>
          <table:covered-table-cell/>
        </table:table-row>
        <table:table-row table:style-name="TBL_0_7_row_47">
          <table:table-cell table:style-name="empty-cell"/>
          <table:table-cell table:style-name="C0">
            <text:p text:style-name="P0"><text:span text:style-name="T0">Brandenburg</text:span></text:p>
          </table:table-cell>
          <table:table-cell table:style-name="empty-cell"/>
        </table:table-row>
        <table:table-row table:style-name="TBL_0_7_row_48">
          <table:table-cell table:style-name="empty-cell" table:number-columns-spanned="3"/>
          <table:covered-table-cell/>
          <table:covered-table-cell/>
        </table:table-row>
        <table:table-row table:style-name="TBL_0_7_row_49">
          <table:table-cell table:style-name="empty-cell"/>
          <table:table-cell table:style-name="C0">
            <text:p text:style-name="P0"><text:span text:style-name="T0">Brandenburg</text:span></text:p>
          </table:table-cell>
          <table:table-cell table:style-name="empty-cell"/>
        </table:table-row>
        <table:table-row table:style-name="TBL_0_7_row_50">
          <table:table-cell table:style-name="empty-cell" table:number-columns-spanned="3"/>
          <table:covered-table-cell/>
          <table:covered-table-cell/>
        </table:table-row>
        <table:table-row table:style-name="TBL_0_7_row_51">
          <table:table-cell table:style-name="empty-cell"/>
          <table:table-cell table:style-name="C0">
            <text:p text:style-name="P0"><text:span text:style-name="T0">Charleroi</text:span></text:p>
          </table:table-cell>
          <table:table-cell table:style-name="empty-cell"/>
        </table:table-row>
        <table:table-row table:style-name="TBL_0_7_row_52">
          <table:table-cell table:style-name="empty-cell" table:number-columns-spanned="3"/>
          <table:covered-table-cell/>
          <table:covered-table-cell/>
        </table:table-row>
        <table:table-row table:style-name="TBL_0_7_row_53">
          <table:table-cell table:style-name="empty-cell"/>
          <table:table-cell table:style-name="C0">
            <text:p text:style-name="P0"><text:span text:style-name="T0">Lyon</text:span></text:p>
          </table:table-cell>
          <table:table-cell table:style-name="empty-cell"/>
        </table:table-row>
      </table:table>
      <table:table table:name="TBL_0_8" table:style-name="TBL_0_8">
        <table:table-column table:style-name="TBL_0_8_col_0">
</table:table-column>
        <table:table-column table:style-name="TBL_0_8_col_1">
</table:table-column>
        <table:table-column table:style-name="TBL_0_8_col_2">
</table:table-column>
        <table:table-row table:style-name="TBL_0_8_row_0">
          <table:table-cell table:style-name="empty-cell" table:number-columns-spanned="3"/>
          <table:covered-table-cell/>
          <table:covered-table-cell/>
        </table:table-row>
        <table:table-row table:style-name="TBL_0_8_row_1">
          <table:table-cell table:style-name="empty-cell"/>
          <table:table-cell table:style-name="C0">
            <text:p text:style-name="P0"><text:bookmark text:name="JR_PAGE_ANCHOR_0_9"/>
<text:span text:style-name="T0">Bräcke</text:span></text:p>
          </table:table-cell>
          <table:table-cell table:style-name="empty-cell"/>
        </table:table-row>
        <table:table-row table:style-name="TBL_0_8_row_2">
          <table:table-cell table:style-name="empty-cell" table:number-columns-spanned="3"/>
          <table:covered-table-cell/>
          <table:covered-table-cell/>
        </table:table-row>
        <table:table-row table:style-name="TBL_0_8_row_3">
          <table:table-cell table:style-name="empty-cell"/>
          <table:table-cell table:style-name="C0">
            <text:p text:style-name="P0"><text:span text:style-name="T0">Barquisimeto</text:span></text:p>
          </table:table-cell>
          <table:table-cell table:style-name="empty-cell"/>
        </table:table-row>
        <table:table-row table:style-name="TBL_0_8_row_4">
          <table:table-cell table:style-name="empty-cell" table:number-columns-spanned="3"/>
          <table:covered-table-cell/>
          <table:covered-table-cell/>
        </table:table-row>
        <table:table-row table:style-name="TBL_0_8_row_5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8_row_6">
          <table:table-cell table:style-name="empty-cell" table:number-columns-spanned="3"/>
          <table:covered-table-cell/>
          <table:covered-table-cell/>
        </table:table-row>
        <table:table-row table:style-name="TBL_0_8_row_7">
          <table:table-cell table:style-name="empty-cell"/>
          <table:table-cell table:style-name="C0">
            <text:p text:style-name="P0"><text:span text:style-name="T0">Charleroi</text:span></text:p>
          </table:table-cell>
          <table:table-cell table:style-name="empty-cell"/>
        </table:table-row>
        <table:table-row table:style-name="TBL_0_8_row_8">
          <table:table-cell table:style-name="empty-cell" table:number-columns-spanned="3"/>
          <table:covered-table-cell/>
          <table:covered-table-cell/>
        </table:table-row>
        <table:table-row table:style-name="TBL_0_8_row_9">
          <table:table-cell table:style-name="empty-cell"/>
          <table:table-cell table:style-name="C0">
            <text:p text:style-name="P0"><text:span text:style-name="T0">Lisboa</text:span></text:p>
          </table:table-cell>
          <table:table-cell table:style-name="empty-cell"/>
        </table:table-row>
        <table:table-row table:style-name="TBL_0_8_row_10">
          <table:table-cell table:style-name="empty-cell" table:number-columns-spanned="3"/>
          <table:covered-table-cell/>
          <table:covered-table-cell/>
        </table:table-row>
        <table:table-row table:style-name="TBL_0_8_row_11">
          <table:table-cell table:style-name="empty-cell"/>
          <table:table-cell table:style-name="C0">
            <text:p text:style-name="P0"><text:span text:style-name="T0">Århus</text:span></text:p>
          </table:table-cell>
          <table:table-cell table:style-name="empty-cell"/>
        </table:table-row>
        <table:table-row table:style-name="TBL_0_8_row_12">
          <table:table-cell table:style-name="empty-cell" table:number-columns-spanned="3"/>
          <table:covered-table-cell/>
          <table:covered-table-cell/>
        </table:table-row>
        <table:table-row table:style-name="TBL_0_8_row_13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8_row_14">
          <table:table-cell table:style-name="empty-cell" table:number-columns-spanned="3"/>
          <table:covered-table-cell/>
          <table:covered-table-cell/>
        </table:table-row>
        <table:table-row table:style-name="TBL_0_8_row_15">
          <table:table-cell table:style-name="empty-cell"/>
          <table:table-cell table:style-name="C0">
            <text:p text:style-name="P0"><text:span text:style-name="T0">Bergamo</text:span></text:p>
          </table:table-cell>
          <table:table-cell table:style-name="empty-cell"/>
        </table:table-row>
        <table:table-row table:style-name="TBL_0_8_row_16">
          <table:table-cell table:style-name="empty-cell" table:number-columns-spanned="3"/>
          <table:covered-table-cell/>
          <table:covered-table-cell/>
        </table:table-row>
        <table:table-row table:style-name="TBL_0_8_row_17">
          <table:table-cell table:style-name="empty-cell"/>
          <table:table-cell table:style-name="C0">
            <text:p text:style-name="P0"><text:span text:style-name="T0">Brandenburg</text:span></text:p>
          </table:table-cell>
          <table:table-cell table:style-name="empty-cell"/>
        </table:table-row>
        <table:table-row table:style-name="TBL_0_8_row_18">
          <table:table-cell table:style-name="empty-cell" table:number-columns-spanned="3"/>
          <table:covered-table-cell/>
          <table:covered-table-cell/>
        </table:table-row>
        <table:table-row table:style-name="TBL_0_8_row_19">
          <table:table-cell table:style-name="empty-cell"/>
          <table:table-cell table:style-name="C0">
            <text:p text:style-name="P0"><text:span text:style-name="T0">Seattle</text:span></text:p>
          </table:table-cell>
          <table:table-cell table:style-name="empty-cell"/>
        </table:table-row>
        <table:table-row table:style-name="TBL_0_8_row_20">
          <table:table-cell table:style-name="empty-cell" table:number-columns-spanned="3"/>
          <table:covered-table-cell/>
          <table:covered-table-cell/>
        </table:table-row>
        <table:table-row table:style-name="TBL_0_8_row_21">
          <table:table-cell table:style-name="empty-cell"/>
          <table:table-cell table:style-name="C0">
            <text:p text:style-name="P0"><text:span text:style-name="T0">Marseille</text:span></text:p>
          </table:table-cell>
          <table:table-cell table:style-name="empty-cell"/>
        </table:table-row>
        <table:table-row table:style-name="TBL_0_8_row_22">
          <table:table-cell table:style-name="empty-cell" table:number-columns-spanned="3"/>
          <table:covered-table-cell/>
          <table:covered-table-cell/>
        </table:table-row>
        <table:table-row table:style-name="TBL_0_8_row_23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8_row_24">
          <table:table-cell table:style-name="empty-cell" table:number-columns-spanned="3"/>
          <table:covered-table-cell/>
          <table:covered-table-cell/>
        </table:table-row>
        <table:table-row table:style-name="TBL_0_8_row_25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8_row_26">
          <table:table-cell table:style-name="empty-cell" table:number-columns-spanned="3"/>
          <table:covered-table-cell/>
          <table:covered-table-cell/>
        </table:table-row>
        <table:table-row table:style-name="TBL_0_8_row_27">
          <table:table-cell table:style-name="empty-cell"/>
          <table:table-cell table:style-name="C0">
            <text:p text:style-name="P0"><text:span text:style-name="T0">Cowes</text:span></text:p>
          </table:table-cell>
          <table:table-cell table:style-name="empty-cell"/>
        </table:table-row>
        <table:table-row table:style-name="TBL_0_8_row_28">
          <table:table-cell table:style-name="empty-cell" table:number-columns-spanned="3"/>
          <table:covered-table-cell/>
          <table:covered-table-cell/>
        </table:table-row>
        <table:table-row table:style-name="TBL_0_8_row_29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8_row_30">
          <table:table-cell table:style-name="empty-cell" table:number-columns-spanned="3"/>
          <table:covered-table-cell/>
          <table:covered-table-cell/>
        </table:table-row>
        <table:table-row table:style-name="TBL_0_8_row_31">
          <table:table-cell table:style-name="empty-cell"/>
          <table:table-cell table:style-name="C0">
            <text:p text:style-name="P0"><text:span text:style-name="T0">Charleroi</text:span></text:p>
          </table:table-cell>
          <table:table-cell table:style-name="empty-cell"/>
        </table:table-row>
        <table:table-row table:style-name="TBL_0_8_row_32">
          <table:table-cell table:style-name="empty-cell" table:number-columns-spanned="3"/>
          <table:covered-table-cell/>
          <table:covered-table-cell/>
        </table:table-row>
        <table:table-row table:style-name="TBL_0_8_row_33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  <table:table-row table:style-name="TBL_0_8_row_34">
          <table:table-cell table:style-name="empty-cell" table:number-columns-spanned="3"/>
          <table:covered-table-cell/>
          <table:covered-table-cell/>
        </table:table-row>
        <table:table-row table:style-name="TBL_0_8_row_35">
          <table:table-cell table:style-name="empty-cell"/>
          <table:table-cell table:style-name="C0">
            <text:p text:style-name="P0"><text:span text:style-name="T0">Lisboa</text:span></text:p>
          </table:table-cell>
          <table:table-cell table:style-name="empty-cell"/>
        </table:table-row>
        <table:table-row table:style-name="TBL_0_8_row_36">
          <table:table-cell table:style-name="empty-cell" table:number-columns-spanned="3"/>
          <table:covered-table-cell/>
          <table:covered-table-cell/>
        </table:table-row>
        <table:table-row table:style-name="TBL_0_8_row_37">
          <table:table-cell table:style-name="empty-cell"/>
          <table:table-cell table:style-name="C0">
            <text:p text:style-name="P0"><text:span text:style-name="T0">Lyon</text:span></text:p>
          </table:table-cell>
          <table:table-cell table:style-name="empty-cell"/>
        </table:table-row>
        <table:table-row table:style-name="TBL_0_8_row_38">
          <table:table-cell table:style-name="empty-cell" table:number-columns-spanned="3"/>
          <table:covered-table-cell/>
          <table:covered-table-cell/>
        </table:table-row>
        <table:table-row table:style-name="TBL_0_8_row_39">
          <table:table-cell table:style-name="empty-cell"/>
          <table:table-cell table:style-name="C0">
            <text:p text:style-name="P0"><text:span text:style-name="T0">Albuquerque</text:span></text:p>
          </table:table-cell>
          <table:table-cell table:style-name="empty-cell"/>
        </table:table-row>
        <table:table-row table:style-name="TBL_0_8_row_40">
          <table:table-cell table:style-name="empty-cell" table:number-columns-spanned="3"/>
          <table:covered-table-cell/>
          <table:covered-table-cell/>
        </table:table-row>
        <table:table-row table:style-name="TBL_0_8_row_41">
          <table:table-cell table:style-name="empty-cell"/>
          <table:table-cell table:style-name="C0">
            <text:p text:style-name="P0"><text:span text:style-name="T0">Lille</text:span></text:p>
          </table:table-cell>
          <table:table-cell table:style-name="empty-cell"/>
        </table:table-row>
        <table:table-row table:style-name="TBL_0_8_row_42">
          <table:table-cell table:style-name="empty-cell" table:number-columns-spanned="3"/>
          <table:covered-table-cell/>
          <table:covered-table-cell/>
        </table:table-row>
        <table:table-row table:style-name="TBL_0_8_row_43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8_row_44">
          <table:table-cell table:style-name="empty-cell" table:number-columns-spanned="3"/>
          <table:covered-table-cell/>
          <table:covered-table-cell/>
        </table:table-row>
        <table:table-row table:style-name="TBL_0_8_row_45">
          <table:table-cell table:style-name="empty-cell"/>
          <table:table-cell table:style-name="C0">
            <text:p text:style-name="P0"><text:span text:style-name="T0">Walla Walla</text:span></text:p>
          </table:table-cell>
          <table:table-cell table:style-name="empty-cell"/>
        </table:table-row>
        <table:table-row table:style-name="TBL_0_8_row_46">
          <table:table-cell table:style-name="empty-cell" table:number-columns-spanned="3"/>
          <table:covered-table-cell/>
          <table:covered-table-cell/>
        </table:table-row>
        <table:table-row table:style-name="TBL_0_8_row_47">
          <table:table-cell table:style-name="empty-cell"/>
          <table:table-cell table:style-name="C0">
            <text:p text:style-name="P0"><text:span text:style-name="T0">Seattle</text:span></text:p>
          </table:table-cell>
          <table:table-cell table:style-name="empty-cell"/>
        </table:table-row>
        <table:table-row table:style-name="TBL_0_8_row_48">
          <table:table-cell table:style-name="empty-cell" table:number-columns-spanned="3"/>
          <table:covered-table-cell/>
          <table:covered-table-cell/>
        </table:table-row>
        <table:table-row table:style-name="TBL_0_8_row_49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8_row_50">
          <table:table-cell table:style-name="empty-cell" table:number-columns-spanned="3"/>
          <table:covered-table-cell/>
          <table:covered-table-cell/>
        </table:table-row>
        <table:table-row table:style-name="TBL_0_8_row_51">
          <table:table-cell table:style-name="empty-cell"/>
          <table:table-cell table:style-name="C0">
            <text:p text:style-name="P0"><text:span text:style-name="T0">I. de Margarita</text:span></text:p>
          </table:table-cell>
          <table:table-cell table:style-name="empty-cell"/>
        </table:table-row>
        <table:table-row table:style-name="TBL_0_8_row_52">
          <table:table-cell table:style-name="empty-cell" table:number-columns-spanned="3"/>
          <table:covered-table-cell/>
          <table:covered-table-cell/>
        </table:table-row>
        <table:table-row table:style-name="TBL_0_8_row_53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</table:table>
      <table:table table:name="TBL_0_9" table:style-name="TBL_0_9">
        <table:table-column table:style-name="TBL_0_9_col_0">
</table:table-column>
        <table:table-column table:style-name="TBL_0_9_col_1">
</table:table-column>
        <table:table-column table:style-name="TBL_0_9_col_2">
</table:table-column>
        <table:table-row table:style-name="TBL_0_9_row_0">
          <table:table-cell table:style-name="empty-cell" table:number-columns-spanned="3"/>
          <table:covered-table-cell/>
          <table:covered-table-cell/>
        </table:table-row>
        <table:table-row table:style-name="TBL_0_9_row_1">
          <table:table-cell table:style-name="empty-cell"/>
          <table:table-cell table:style-name="C0">
            <text:p text:style-name="P0"><text:bookmark text:name="JR_PAGE_ANCHOR_0_10"/>
<text:span text:style-name="T0">Sao Paulo</text:span></text:p>
          </table:table-cell>
          <table:table-cell table:style-name="empty-cell"/>
        </table:table-row>
        <table:table-row table:style-name="TBL_0_9_row_2">
          <table:table-cell table:style-name="empty-cell" table:number-columns-spanned="3"/>
          <table:covered-table-cell/>
          <table:covered-table-cell/>
        </table:table-row>
        <table:table-row table:style-name="TBL_0_9_row_3">
          <table:table-cell table:style-name="empty-cell"/>
          <table:table-cell table:style-name="C0">
            <text:p text:style-name="P0"><text:span text:style-name="T0">München</text:span></text:p>
          </table:table-cell>
          <table:table-cell table:style-name="empty-cell"/>
        </table:table-row>
        <table:table-row table:style-name="TBL_0_9_row_4">
          <table:table-cell table:style-name="empty-cell" table:number-columns-spanned="3"/>
          <table:covered-table-cell/>
          <table:covered-table-cell/>
        </table:table-row>
        <table:table-row table:style-name="TBL_0_9_row_5">
          <table:table-cell table:style-name="empty-cell"/>
          <table:table-cell table:style-name="C0">
            <text:p text:style-name="P0"><text:span text:style-name="T0">Salzburg</text:span></text:p>
          </table:table-cell>
          <table:table-cell table:style-name="empty-cell"/>
        </table:table-row>
        <table:table-row table:style-name="TBL_0_9_row_6">
          <table:table-cell table:style-name="empty-cell" table:number-columns-spanned="3"/>
          <table:covered-table-cell/>
          <table:covered-table-cell/>
        </table:table-row>
        <table:table-row table:style-name="TBL_0_9_row_7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  <table:table-row table:style-name="TBL_0_9_row_8">
          <table:table-cell table:style-name="empty-cell" table:number-columns-spanned="3"/>
          <table:covered-table-cell/>
          <table:covered-table-cell/>
        </table:table-row>
        <table:table-row table:style-name="TBL_0_9_row_9">
          <table:table-cell table:style-name="empty-cell"/>
          <table:table-cell table:style-name="C0">
            <text:p text:style-name="P0"><text:span text:style-name="T0">Lisboa</text:span></text:p>
          </table:table-cell>
          <table:table-cell table:style-name="empty-cell"/>
        </table:table-row>
        <table:table-row table:style-name="TBL_0_9_row_10">
          <table:table-cell table:style-name="empty-cell" table:number-columns-spanned="3"/>
          <table:covered-table-cell/>
          <table:covered-table-cell/>
        </table:table-row>
        <table:table-row table:style-name="TBL_0_9_row_11">
          <table:table-cell table:style-name="empty-cell"/>
          <table:table-cell table:style-name="C0">
            <text:p text:style-name="P0"><text:span text:style-name="T0">Tsawassen</text:span></text:p>
          </table:table-cell>
          <table:table-cell table:style-name="empty-cell"/>
        </table:table-row>
        <table:table-row table:style-name="TBL_0_9_row_12">
          <table:table-cell table:style-name="empty-cell" table:number-columns-spanned="3"/>
          <table:covered-table-cell/>
          <table:covered-table-cell/>
        </table:table-row>
        <table:table-row table:style-name="TBL_0_9_row_13">
          <table:table-cell table:style-name="empty-cell"/>
          <table:table-cell table:style-name="C0">
            <text:p text:style-name="P0"><text:span text:style-name="T0">Toulouse</text:span></text:p>
          </table:table-cell>
          <table:table-cell table:style-name="empty-cell"/>
        </table:table-row>
        <table:table-row table:style-name="TBL_0_9_row_14">
          <table:table-cell table:style-name="empty-cell" table:number-columns-spanned="3"/>
          <table:covered-table-cell/>
          <table:covered-table-cell/>
        </table:table-row>
        <table:table-row table:style-name="TBL_0_9_row_15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9_row_16">
          <table:table-cell table:style-name="empty-cell" table:number-columns-spanned="3"/>
          <table:covered-table-cell/>
          <table:covered-table-cell/>
        </table:table-row>
        <table:table-row table:style-name="TBL_0_9_row_17">
          <table:table-cell table:style-name="empty-cell"/>
          <table:table-cell table:style-name="C0">
            <text:p text:style-name="P0"><text:span text:style-name="T0">Vancouver</text:span></text:p>
          </table:table-cell>
          <table:table-cell table:style-name="empty-cell"/>
        </table:table-row>
        <table:table-row table:style-name="TBL_0_9_row_18">
          <table:table-cell table:style-name="empty-cell" table:number-columns-spanned="3"/>
          <table:covered-table-cell/>
          <table:covered-table-cell/>
        </table:table-row>
        <table:table-row table:style-name="TBL_0_9_row_19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9_row_20">
          <table:table-cell table:style-name="empty-cell" table:number-columns-spanned="3"/>
          <table:covered-table-cell/>
          <table:covered-table-cell/>
        </table:table-row>
        <table:table-row table:style-name="TBL_0_9_row_21">
          <table:table-cell table:style-name="empty-cell"/>
          <table:table-cell table:style-name="C0">
            <text:p text:style-name="P0"><text:span text:style-name="T0">Frankfurt a.M.</text:span></text:p>
          </table:table-cell>
          <table:table-cell table:style-name="empty-cell"/>
        </table:table-row>
        <table:table-row table:style-name="TBL_0_9_row_22">
          <table:table-cell table:style-name="empty-cell" table:number-columns-spanned="3"/>
          <table:covered-table-cell/>
          <table:covered-table-cell/>
        </table:table-row>
        <table:table-row table:style-name="TBL_0_9_row_23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  <table:table-row table:style-name="TBL_0_9_row_24">
          <table:table-cell table:style-name="empty-cell" table:number-columns-spanned="3"/>
          <table:covered-table-cell/>
          <table:covered-table-cell/>
        </table:table-row>
        <table:table-row table:style-name="TBL_0_9_row_25">
          <table:table-cell table:style-name="empty-cell"/>
          <table:table-cell table:style-name="C0">
            <text:p text:style-name="P0"><text:span text:style-name="T0">Barquisimeto</text:span></text:p>
          </table:table-cell>
          <table:table-cell table:style-name="empty-cell"/>
        </table:table-row>
        <table:table-row table:style-name="TBL_0_9_row_26">
          <table:table-cell table:style-name="empty-cell" table:number-columns-spanned="3"/>
          <table:covered-table-cell/>
          <table:covered-table-cell/>
        </table:table-row>
        <table:table-row table:style-name="TBL_0_9_row_27">
          <table:table-cell table:style-name="empty-cell"/>
          <table:table-cell table:style-name="C0">
            <text:p text:style-name="P0"><text:span text:style-name="T0">Toulouse</text:span></text:p>
          </table:table-cell>
          <table:table-cell table:style-name="empty-cell"/>
        </table:table-row>
        <table:table-row table:style-name="TBL_0_9_row_28">
          <table:table-cell table:style-name="empty-cell" table:number-columns-spanned="3"/>
          <table:covered-table-cell/>
          <table:covered-table-cell/>
        </table:table-row>
        <table:table-row table:style-name="TBL_0_9_row_29">
          <table:table-cell table:style-name="empty-cell"/>
          <table:table-cell table:style-name="C0">
            <text:p text:style-name="P0"><text:span text:style-name="T0">Mannheim</text:span></text:p>
          </table:table-cell>
          <table:table-cell table:style-name="empty-cell"/>
        </table:table-row>
        <table:table-row table:style-name="TBL_0_9_row_30">
          <table:table-cell table:style-name="empty-cell" table:number-columns-spanned="3"/>
          <table:covered-table-cell/>
          <table:covered-table-cell/>
        </table:table-row>
        <table:table-row table:style-name="TBL_0_9_row_31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9_row_32">
          <table:table-cell table:style-name="empty-cell" table:number-columns-spanned="3"/>
          <table:covered-table-cell/>
          <table:covered-table-cell/>
        </table:table-row>
        <table:table-row table:style-name="TBL_0_9_row_33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  <table:table-row table:style-name="TBL_0_9_row_34">
          <table:table-cell table:style-name="empty-cell" table:number-columns-spanned="3"/>
          <table:covered-table-cell/>
          <table:covered-table-cell/>
        </table:table-row>
        <table:table-row table:style-name="TBL_0_9_row_35">
          <table:table-cell table:style-name="empty-cell"/>
          <table:table-cell table:style-name="C0">
            <text:p text:style-name="P0"><text:span text:style-name="T0">Seattle</text:span></text:p>
          </table:table-cell>
          <table:table-cell table:style-name="empty-cell"/>
        </table:table-row>
        <table:table-row table:style-name="TBL_0_9_row_36">
          <table:table-cell table:style-name="empty-cell" table:number-columns-spanned="3"/>
          <table:covered-table-cell/>
          <table:covered-table-cell/>
        </table:table-row>
        <table:table-row table:style-name="TBL_0_9_row_37">
          <table:table-cell table:style-name="empty-cell"/>
          <table:table-cell table:style-name="C0">
            <text:p text:style-name="P0"><text:span text:style-name="T0">Montréal</text:span></text:p>
          </table:table-cell>
          <table:table-cell table:style-name="empty-cell"/>
        </table:table-row>
        <table:table-row table:style-name="TBL_0_9_row_38">
          <table:table-cell table:style-name="empty-cell" table:number-columns-spanned="3"/>
          <table:covered-table-cell/>
          <table:covered-table-cell/>
        </table:table-row>
        <table:table-row table:style-name="TBL_0_9_row_39">
          <table:table-cell table:style-name="empty-cell"/>
          <table:table-cell table:style-name="C0">
            <text:p text:style-name="P0"><text:span text:style-name="T0">Brandenburg</text:span></text:p>
          </table:table-cell>
          <table:table-cell table:style-name="empty-cell"/>
        </table:table-row>
        <table:table-row table:style-name="TBL_0_9_row_40">
          <table:table-cell table:style-name="empty-cell" table:number-columns-spanned="3"/>
          <table:covered-table-cell/>
          <table:covered-table-cell/>
        </table:table-row>
        <table:table-row table:style-name="TBL_0_9_row_41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9_row_42">
          <table:table-cell table:style-name="empty-cell" table:number-columns-spanned="3"/>
          <table:covered-table-cell/>
          <table:covered-table-cell/>
        </table:table-row>
        <table:table-row table:style-name="TBL_0_9_row_43">
          <table:table-cell table:style-name="empty-cell"/>
          <table:table-cell table:style-name="C0">
            <text:p text:style-name="P0"><text:span text:style-name="T0">Köln</text:span></text:p>
          </table:table-cell>
          <table:table-cell table:style-name="empty-cell"/>
        </table:table-row>
        <table:table-row table:style-name="TBL_0_9_row_44">
          <table:table-cell table:style-name="empty-cell" table:number-columns-spanned="3"/>
          <table:covered-table-cell/>
          <table:covered-table-cell/>
        </table:table-row>
        <table:table-row table:style-name="TBL_0_9_row_45">
          <table:table-cell table:style-name="empty-cell"/>
          <table:table-cell table:style-name="C0">
            <text:p text:style-name="P0"><text:span text:style-name="T0">Mannheim</text:span></text:p>
          </table:table-cell>
          <table:table-cell table:style-name="empty-cell"/>
        </table:table-row>
        <table:table-row table:style-name="TBL_0_9_row_46">
          <table:table-cell table:style-name="empty-cell" table:number-columns-spanned="3"/>
          <table:covered-table-cell/>
          <table:covered-table-cell/>
        </table:table-row>
        <table:table-row table:style-name="TBL_0_9_row_47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9_row_48">
          <table:table-cell table:style-name="empty-cell" table:number-columns-spanned="3"/>
          <table:covered-table-cell/>
          <table:covered-table-cell/>
        </table:table-row>
        <table:table-row table:style-name="TBL_0_9_row_49">
          <table:table-cell table:style-name="empty-cell"/>
          <table:table-cell table:style-name="C0">
            <text:p text:style-name="P0"><text:span text:style-name="T0">Marseille</text:span></text:p>
          </table:table-cell>
          <table:table-cell table:style-name="empty-cell"/>
        </table:table-row>
        <table:table-row table:style-name="TBL_0_9_row_50">
          <table:table-cell table:style-name="empty-cell" table:number-columns-spanned="3"/>
          <table:covered-table-cell/>
          <table:covered-table-cell/>
        </table:table-row>
        <table:table-row table:style-name="TBL_0_9_row_51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9_row_52">
          <table:table-cell table:style-name="empty-cell" table:number-columns-spanned="3"/>
          <table:covered-table-cell/>
          <table:covered-table-cell/>
        </table:table-row>
        <table:table-row table:style-name="TBL_0_9_row_53">
          <table:table-cell table:style-name="empty-cell"/>
          <table:table-cell table:style-name="C0">
            <text:p text:style-name="P0"><text:span text:style-name="T0">Stuttgart</text:span></text:p>
          </table:table-cell>
          <table:table-cell table:style-name="empty-cell"/>
        </table:table-row>
      </table:table>
      <table:table table:name="TBL_0_10" table:style-name="TBL_0_10">
        <table:table-column table:style-name="TBL_0_10_col_0">
</table:table-column>
        <table:table-column table:style-name="TBL_0_10_col_1">
</table:table-column>
        <table:table-column table:style-name="TBL_0_10_col_2">
</table:table-column>
        <table:table-row table:style-name="TBL_0_10_row_0">
          <table:table-cell table:style-name="empty-cell" table:number-columns-spanned="3"/>
          <table:covered-table-cell/>
          <table:covered-table-cell/>
        </table:table-row>
        <table:table-row table:style-name="TBL_0_10_row_1">
          <table:table-cell table:style-name="empty-cell"/>
          <table:table-cell table:style-name="C0">
            <text:p text:style-name="P0"><text:bookmark text:name="JR_PAGE_ANCHOR_0_11"/>
<text:span text:style-name="T0">Graz</text:span></text:p>
          </table:table-cell>
          <table:table-cell table:style-name="empty-cell"/>
        </table:table-row>
        <table:table-row table:style-name="TBL_0_10_row_2">
          <table:table-cell table:style-name="empty-cell" table:number-columns-spanned="3"/>
          <table:covered-table-cell/>
          <table:covered-table-cell/>
        </table:table-row>
        <table:table-row table:style-name="TBL_0_10_row_3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10_row_4">
          <table:table-cell table:style-name="empty-cell" table:number-columns-spanned="3"/>
          <table:covered-table-cell/>
          <table:covered-table-cell/>
        </table:table-row>
        <table:table-row table:style-name="TBL_0_10_row_5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  <table:table-row table:style-name="TBL_0_10_row_6">
          <table:table-cell table:style-name="empty-cell" table:number-columns-spanned="3"/>
          <table:covered-table-cell/>
          <table:covered-table-cell/>
        </table:table-row>
        <table:table-row table:style-name="TBL_0_10_row_7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10_row_8">
          <table:table-cell table:style-name="empty-cell" table:number-columns-spanned="3"/>
          <table:covered-table-cell/>
          <table:covered-table-cell/>
        </table:table-row>
        <table:table-row table:style-name="TBL_0_10_row_9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10_row_10">
          <table:table-cell table:style-name="empty-cell" table:number-columns-spanned="3"/>
          <table:covered-table-cell/>
          <table:covered-table-cell/>
        </table:table-row>
        <table:table-row table:style-name="TBL_0_10_row_11">
          <table:table-cell table:style-name="empty-cell"/>
          <table:table-cell table:style-name="C0">
            <text:p text:style-name="P0"><text:span text:style-name="T0">Bern</text:span></text:p>
          </table:table-cell>
          <table:table-cell table:style-name="empty-cell"/>
        </table:table-row>
        <table:table-row table:style-name="TBL_0_10_row_12">
          <table:table-cell table:style-name="empty-cell" table:number-columns-spanned="3"/>
          <table:covered-table-cell/>
          <table:covered-table-cell/>
        </table:table-row>
        <table:table-row table:style-name="TBL_0_10_row_13">
          <table:table-cell table:style-name="empty-cell"/>
          <table:table-cell table:style-name="C0">
            <text:p text:style-name="P0"><text:span text:style-name="T0">Stavern</text:span></text:p>
          </table:table-cell>
          <table:table-cell table:style-name="empty-cell"/>
        </table:table-row>
        <table:table-row table:style-name="TBL_0_10_row_14">
          <table:table-cell table:style-name="empty-cell" table:number-columns-spanned="3"/>
          <table:covered-table-cell/>
          <table:covered-table-cell/>
        </table:table-row>
        <table:table-row table:style-name="TBL_0_10_row_15">
          <table:table-cell table:style-name="empty-cell"/>
          <table:table-cell table:style-name="C0">
            <text:p text:style-name="P0"><text:span text:style-name="T0">Buenos Aires</text:span></text:p>
          </table:table-cell>
          <table:table-cell table:style-name="empty-cell"/>
        </table:table-row>
        <table:table-row table:style-name="TBL_0_10_row_16">
          <table:table-cell table:style-name="empty-cell" table:number-columns-spanned="3"/>
          <table:covered-table-cell/>
          <table:covered-table-cell/>
        </table:table-row>
        <table:table-row table:style-name="TBL_0_10_row_17">
          <table:table-cell table:style-name="empty-cell"/>
          <table:table-cell table:style-name="C0">
            <text:p text:style-name="P0"><text:span text:style-name="T0">Frankfurt a.M.</text:span></text:p>
          </table:table-cell>
          <table:table-cell table:style-name="empty-cell"/>
        </table:table-row>
        <table:table-row table:style-name="TBL_0_10_row_18">
          <table:table-cell table:style-name="empty-cell" table:number-columns-spanned="3"/>
          <table:covered-table-cell/>
          <table:covered-table-cell/>
        </table:table-row>
        <table:table-row table:style-name="TBL_0_10_row_19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10_row_20">
          <table:table-cell table:style-name="empty-cell" table:number-columns-spanned="3"/>
          <table:covered-table-cell/>
          <table:covered-table-cell/>
        </table:table-row>
        <table:table-row table:style-name="TBL_0_10_row_21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  <table:table-row table:style-name="TBL_0_10_row_22">
          <table:table-cell table:style-name="empty-cell" table:number-columns-spanned="3"/>
          <table:covered-table-cell/>
          <table:covered-table-cell/>
        </table:table-row>
        <table:table-row table:style-name="TBL_0_10_row_23">
          <table:table-cell table:style-name="empty-cell"/>
          <table:table-cell table:style-name="C0">
            <text:p text:style-name="P0"><text:span text:style-name="T0">Marseille</text:span></text:p>
          </table:table-cell>
          <table:table-cell table:style-name="empty-cell"/>
        </table:table-row>
        <table:table-row table:style-name="TBL_0_10_row_24">
          <table:table-cell table:style-name="empty-cell" table:number-columns-spanned="3"/>
          <table:covered-table-cell/>
          <table:covered-table-cell/>
        </table:table-row>
        <table:table-row table:style-name="TBL_0_10_row_25">
          <table:table-cell table:style-name="empty-cell"/>
          <table:table-cell table:style-name="C0">
            <text:p text:style-name="P0"><text:span text:style-name="T0">Oulu</text:span></text:p>
          </table:table-cell>
          <table:table-cell table:style-name="empty-cell"/>
        </table:table-row>
        <table:table-row table:style-name="TBL_0_10_row_26">
          <table:table-cell table:style-name="empty-cell" table:number-columns-spanned="3"/>
          <table:covered-table-cell/>
          <table:covered-table-cell/>
        </table:table-row>
        <table:table-row table:style-name="TBL_0_10_row_27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10_row_28">
          <table:table-cell table:style-name="empty-cell" table:number-columns-spanned="3"/>
          <table:covered-table-cell/>
          <table:covered-table-cell/>
        </table:table-row>
        <table:table-row table:style-name="TBL_0_10_row_29">
          <table:table-cell table:style-name="empty-cell"/>
          <table:table-cell table:style-name="C0">
            <text:p text:style-name="P0"><text:span text:style-name="T0">Eugene</text:span></text:p>
          </table:table-cell>
          <table:table-cell table:style-name="empty-cell"/>
        </table:table-row>
        <table:table-row table:style-name="TBL_0_10_row_30">
          <table:table-cell table:style-name="empty-cell" table:number-columns-spanned="3"/>
          <table:covered-table-cell/>
          <table:covered-table-cell/>
        </table:table-row>
        <table:table-row table:style-name="TBL_0_10_row_31">
          <table:table-cell table:style-name="empty-cell"/>
          <table:table-cell table:style-name="C0">
            <text:p text:style-name="P0"><text:span text:style-name="T0">Bruxelles</text:span></text:p>
          </table:table-cell>
          <table:table-cell table:style-name="empty-cell"/>
        </table:table-row>
        <table:table-row table:style-name="TBL_0_10_row_32">
          <table:table-cell table:style-name="empty-cell" table:number-columns-spanned="3"/>
          <table:covered-table-cell/>
          <table:covered-table-cell/>
        </table:table-row>
        <table:table-row table:style-name="TBL_0_10_row_33">
          <table:table-cell table:style-name="empty-cell"/>
          <table:table-cell table:style-name="C0">
            <text:p text:style-name="P0"><text:span text:style-name="T0">Salzburg</text:span></text:p>
          </table:table-cell>
          <table:table-cell table:style-name="empty-cell"/>
        </table:table-row>
        <table:table-row table:style-name="TBL_0_10_row_34">
          <table:table-cell table:style-name="empty-cell" table:number-columns-spanned="3"/>
          <table:covered-table-cell/>
          <table:covered-table-cell/>
        </table:table-row>
        <table:table-row table:style-name="TBL_0_10_row_35">
          <table:table-cell table:style-name="empty-cell"/>
          <table:table-cell table:style-name="C0">
            <text:p text:style-name="P0"><text:span text:style-name="T0">Buenos Aires</text:span></text:p>
          </table:table-cell>
          <table:table-cell table:style-name="empty-cell"/>
        </table:table-row>
        <table:table-row table:style-name="TBL_0_10_row_36">
          <table:table-cell table:style-name="empty-cell" table:number-columns-spanned="3"/>
          <table:covered-table-cell/>
          <table:covered-table-cell/>
        </table:table-row>
        <table:table-row table:style-name="TBL_0_10_row_37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10_row_38">
          <table:table-cell table:style-name="empty-cell" table:number-columns-spanned="3"/>
          <table:covered-table-cell/>
          <table:covered-table-cell/>
        </table:table-row>
        <table:table-row table:style-name="TBL_0_10_row_39">
          <table:table-cell table:style-name="empty-cell"/>
          <table:table-cell table:style-name="C0">
            <text:p text:style-name="P0"><text:span text:style-name="T0">Bräcke</text:span></text:p>
          </table:table-cell>
          <table:table-cell table:style-name="empty-cell"/>
        </table:table-row>
        <table:table-row table:style-name="TBL_0_10_row_40">
          <table:table-cell table:style-name="empty-cell" table:number-columns-spanned="3"/>
          <table:covered-table-cell/>
          <table:covered-table-cell/>
        </table:table-row>
        <table:table-row table:style-name="TBL_0_10_row_41">
          <table:table-cell table:style-name="empty-cell"/>
          <table:table-cell table:style-name="C0">
            <text:p text:style-name="P0"><text:span text:style-name="T0">Frankfurt a.M.</text:span></text:p>
          </table:table-cell>
          <table:table-cell table:style-name="empty-cell"/>
        </table:table-row>
        <table:table-row table:style-name="TBL_0_10_row_42">
          <table:table-cell table:style-name="empty-cell" table:number-columns-spanned="3"/>
          <table:covered-table-cell/>
          <table:covered-table-cell/>
        </table:table-row>
        <table:table-row table:style-name="TBL_0_10_row_43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10_row_44">
          <table:table-cell table:style-name="empty-cell" table:number-columns-spanned="3"/>
          <table:covered-table-cell/>
          <table:covered-table-cell/>
        </table:table-row>
        <table:table-row table:style-name="TBL_0_10_row_45">
          <table:table-cell table:style-name="empty-cell"/>
          <table:table-cell table:style-name="C0">
            <text:p text:style-name="P0"><text:span text:style-name="T0">Frankfurt a.M.</text:span></text:p>
          </table:table-cell>
          <table:table-cell table:style-name="empty-cell"/>
        </table:table-row>
        <table:table-row table:style-name="TBL_0_10_row_46">
          <table:table-cell table:style-name="empty-cell" table:number-columns-spanned="3"/>
          <table:covered-table-cell/>
          <table:covered-table-cell/>
        </table:table-row>
        <table:table-row table:style-name="TBL_0_10_row_47">
          <table:table-cell table:style-name="empty-cell"/>
          <table:table-cell table:style-name="C0">
            <text:p text:style-name="P0"><text:span text:style-name="T0">Genève</text:span></text:p>
          </table:table-cell>
          <table:table-cell table:style-name="empty-cell"/>
        </table:table-row>
        <table:table-row table:style-name="TBL_0_10_row_48">
          <table:table-cell table:style-name="empty-cell" table:number-columns-spanned="3"/>
          <table:covered-table-cell/>
          <table:covered-table-cell/>
        </table:table-row>
        <table:table-row table:style-name="TBL_0_10_row_49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10_row_50">
          <table:table-cell table:style-name="empty-cell" table:number-columns-spanned="3"/>
          <table:covered-table-cell/>
          <table:covered-table-cell/>
        </table:table-row>
        <table:table-row table:style-name="TBL_0_10_row_51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10_row_52">
          <table:table-cell table:style-name="empty-cell" table:number-columns-spanned="3"/>
          <table:covered-table-cell/>
          <table:covered-table-cell/>
        </table:table-row>
        <table:table-row table:style-name="TBL_0_10_row_53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</table:table>
      <table:table table:name="TBL_0_11" table:style-name="TBL_0_11">
        <table:table-column table:style-name="TBL_0_11_col_0">
</table:table-column>
        <table:table-column table:style-name="TBL_0_11_col_1">
</table:table-column>
        <table:table-column table:style-name="TBL_0_11_col_2">
</table:table-column>
        <table:table-row table:style-name="TBL_0_11_row_0">
          <table:table-cell table:style-name="empty-cell" table:number-columns-spanned="3"/>
          <table:covered-table-cell/>
          <table:covered-table-cell/>
        </table:table-row>
        <table:table-row table:style-name="TBL_0_11_row_1">
          <table:table-cell table:style-name="empty-cell"/>
          <table:table-cell table:style-name="C0">
            <text:p text:style-name="P0"><text:bookmark text:name="JR_PAGE_ANCHOR_0_12"/>
<text:span text:style-name="T0">Rio de Janeiro</text:span></text:p>
          </table:table-cell>
          <table:table-cell table:style-name="empty-cell"/>
        </table:table-row>
        <table:table-row table:style-name="TBL_0_11_row_2">
          <table:table-cell table:style-name="empty-cell" table:number-columns-spanned="3"/>
          <table:covered-table-cell/>
          <table:covered-table-cell/>
        </table:table-row>
        <table:table-row table:style-name="TBL_0_11_row_3">
          <table:table-cell table:style-name="empty-cell"/>
          <table:table-cell table:style-name="C0">
            <text:p text:style-name="P0"><text:span text:style-name="T0">Brandenburg</text:span></text:p>
          </table:table-cell>
          <table:table-cell table:style-name="empty-cell"/>
        </table:table-row>
        <table:table-row table:style-name="TBL_0_11_row_4">
          <table:table-cell table:style-name="empty-cell" table:number-columns-spanned="3"/>
          <table:covered-table-cell/>
          <table:covered-table-cell/>
        </table:table-row>
        <table:table-row table:style-name="TBL_0_11_row_5">
          <table:table-cell table:style-name="empty-cell"/>
          <table:table-cell table:style-name="C0">
            <text:p text:style-name="P0"><text:span text:style-name="T0">Barquisimeto</text:span></text:p>
          </table:table-cell>
          <table:table-cell table:style-name="empty-cell"/>
        </table:table-row>
        <table:table-row table:style-name="TBL_0_11_row_6">
          <table:table-cell table:style-name="empty-cell" table:number-columns-spanned="3"/>
          <table:covered-table-cell/>
          <table:covered-table-cell/>
        </table:table-row>
        <table:table-row table:style-name="TBL_0_11_row_7">
          <table:table-cell table:style-name="empty-cell"/>
          <table:table-cell table:style-name="C0">
            <text:p text:style-name="P0"><text:span text:style-name="T0">Portland</text:span></text:p>
          </table:table-cell>
          <table:table-cell table:style-name="empty-cell"/>
        </table:table-row>
        <table:table-row table:style-name="TBL_0_11_row_8">
          <table:table-cell table:style-name="empty-cell" table:number-columns-spanned="3"/>
          <table:covered-table-cell/>
          <table:covered-table-cell/>
        </table:table-row>
        <table:table-row table:style-name="TBL_0_11_row_9">
          <table:table-cell table:style-name="empty-cell"/>
          <table:table-cell table:style-name="C0">
            <text:p text:style-name="P0"><text:span text:style-name="T0">Walla Walla</text:span></text:p>
          </table:table-cell>
          <table:table-cell table:style-name="empty-cell"/>
        </table:table-row>
        <table:table-row table:style-name="TBL_0_11_row_10">
          <table:table-cell table:style-name="empty-cell" table:number-columns-spanned="3"/>
          <table:covered-table-cell/>
          <table:covered-table-cell/>
        </table:table-row>
        <table:table-row table:style-name="TBL_0_11_row_11">
          <table:table-cell table:style-name="empty-cell"/>
          <table:table-cell table:style-name="C0">
            <text:p text:style-name="P0"><text:span text:style-name="T0">Lyon</text:span></text:p>
          </table:table-cell>
          <table:table-cell table:style-name="empty-cell"/>
        </table:table-row>
        <table:table-row table:style-name="TBL_0_11_row_12">
          <table:table-cell table:style-name="empty-cell" table:number-columns-spanned="3"/>
          <table:covered-table-cell/>
          <table:covered-table-cell/>
        </table:table-row>
        <table:table-row table:style-name="TBL_0_11_row_13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11_row_14">
          <table:table-cell table:style-name="empty-cell" table:number-columns-spanned="3"/>
          <table:covered-table-cell/>
          <table:covered-table-cell/>
        </table:table-row>
        <table:table-row table:style-name="TBL_0_11_row_15">
          <table:table-cell table:style-name="empty-cell"/>
          <table:table-cell table:style-name="C0">
            <text:p text:style-name="P0"><text:span text:style-name="T0">Münster</text:span></text:p>
          </table:table-cell>
          <table:table-cell table:style-name="empty-cell"/>
        </table:table-row>
        <table:table-row table:style-name="TBL_0_11_row_16">
          <table:table-cell table:style-name="empty-cell" table:number-columns-spanned="3"/>
          <table:covered-table-cell/>
          <table:covered-table-cell/>
        </table:table-row>
        <table:table-row table:style-name="TBL_0_11_row_17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11_row_18">
          <table:table-cell table:style-name="empty-cell" table:number-columns-spanned="3"/>
          <table:covered-table-cell/>
          <table:covered-table-cell/>
        </table:table-row>
        <table:table-row table:style-name="TBL_0_11_row_19">
          <table:table-cell table:style-name="empty-cell"/>
          <table:table-cell table:style-name="C0">
            <text:p text:style-name="P0"><text:span text:style-name="T0">Sevilla</text:span></text:p>
          </table:table-cell>
          <table:table-cell table:style-name="empty-cell"/>
        </table:table-row>
        <table:table-row table:style-name="TBL_0_11_row_20">
          <table:table-cell table:style-name="empty-cell" table:number-columns-spanned="3"/>
          <table:covered-table-cell/>
          <table:covered-table-cell/>
        </table:table-row>
        <table:table-row table:style-name="TBL_0_11_row_21">
          <table:table-cell table:style-name="empty-cell"/>
          <table:table-cell table:style-name="C0">
            <text:p text:style-name="P0"><text:span text:style-name="T0">Lisboa</text:span></text:p>
          </table:table-cell>
          <table:table-cell table:style-name="empty-cell"/>
        </table:table-row>
        <table:table-row table:style-name="TBL_0_11_row_22">
          <table:table-cell table:style-name="empty-cell" table:number-columns-spanned="3"/>
          <table:covered-table-cell/>
          <table:covered-table-cell/>
        </table:table-row>
        <table:table-row table:style-name="TBL_0_11_row_23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  <table:table-row table:style-name="TBL_0_11_row_24">
          <table:table-cell table:style-name="empty-cell" table:number-columns-spanned="3"/>
          <table:covered-table-cell/>
          <table:covered-table-cell/>
        </table:table-row>
        <table:table-row table:style-name="TBL_0_11_row_25">
          <table:table-cell table:style-name="empty-cell"/>
          <table:table-cell table:style-name="C0">
            <text:p text:style-name="P0"><text:span text:style-name="T0">Oulu</text:span></text:p>
          </table:table-cell>
          <table:table-cell table:style-name="empty-cell"/>
        </table:table-row>
        <table:table-row table:style-name="TBL_0_11_row_26">
          <table:table-cell table:style-name="empty-cell" table:number-columns-spanned="3"/>
          <table:covered-table-cell/>
          <table:covered-table-cell/>
        </table:table-row>
        <table:table-row table:style-name="TBL_0_11_row_27">
          <table:table-cell table:style-name="empty-cell"/>
          <table:table-cell table:style-name="C0">
            <text:p text:style-name="P0"><text:span text:style-name="T0">Köln</text:span></text:p>
          </table:table-cell>
          <table:table-cell table:style-name="empty-cell"/>
        </table:table-row>
        <table:table-row table:style-name="TBL_0_11_row_28">
          <table:table-cell table:style-name="empty-cell" table:number-columns-spanned="3"/>
          <table:covered-table-cell/>
          <table:covered-table-cell/>
        </table:table-row>
        <table:table-row table:style-name="TBL_0_11_row_29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11_row_30">
          <table:table-cell table:style-name="empty-cell" table:number-columns-spanned="3"/>
          <table:covered-table-cell/>
          <table:covered-table-cell/>
        </table:table-row>
        <table:table-row table:style-name="TBL_0_11_row_31">
          <table:table-cell table:style-name="empty-cell"/>
          <table:table-cell table:style-name="C0">
            <text:p text:style-name="P0"><text:span text:style-name="T0">Kobenhavn</text:span></text:p>
          </table:table-cell>
          <table:table-cell table:style-name="empty-cell"/>
        </table:table-row>
        <table:table-row table:style-name="TBL_0_11_row_32">
          <table:table-cell table:style-name="empty-cell" table:number-columns-spanned="3"/>
          <table:covered-table-cell/>
          <table:covered-table-cell/>
        </table:table-row>
        <table:table-row table:style-name="TBL_0_11_row_33">
          <table:table-cell table:style-name="empty-cell"/>
          <table:table-cell table:style-name="C0">
            <text:p text:style-name="P0"><text:span text:style-name="T0">Frankfurt a.M.</text:span></text:p>
          </table:table-cell>
          <table:table-cell table:style-name="empty-cell"/>
        </table:table-row>
        <table:table-row table:style-name="TBL_0_11_row_34">
          <table:table-cell table:style-name="empty-cell" table:number-columns-spanned="3"/>
          <table:covered-table-cell/>
          <table:covered-table-cell/>
        </table:table-row>
        <table:table-row table:style-name="TBL_0_11_row_35">
          <table:table-cell table:style-name="empty-cell"/>
          <table:table-cell table:style-name="C0">
            <text:p text:style-name="P0"><text:span text:style-name="T0">Colchester</text:span></text:p>
          </table:table-cell>
          <table:table-cell table:style-name="empty-cell"/>
        </table:table-row>
        <table:table-row table:style-name="TBL_0_11_row_36">
          <table:table-cell table:style-name="empty-cell" table:number-columns-spanned="3"/>
          <table:covered-table-cell/>
          <table:covered-table-cell/>
        </table:table-row>
        <table:table-row table:style-name="TBL_0_11_row_37">
          <table:table-cell table:style-name="empty-cell"/>
          <table:table-cell table:style-name="C0">
            <text:p text:style-name="P0"><text:span text:style-name="T0">Strasbourg</text:span></text:p>
          </table:table-cell>
          <table:table-cell table:style-name="empty-cell"/>
        </table:table-row>
        <table:table-row table:style-name="TBL_0_11_row_38">
          <table:table-cell table:style-name="empty-cell" table:number-columns-spanned="3"/>
          <table:covered-table-cell/>
          <table:covered-table-cell/>
        </table:table-row>
        <table:table-row table:style-name="TBL_0_11_row_39">
          <table:table-cell table:style-name="empty-cell"/>
          <table:table-cell table:style-name="C0">
            <text:p text:style-name="P0"><text:span text:style-name="T0">München</text:span></text:p>
          </table:table-cell>
          <table:table-cell table:style-name="empty-cell"/>
        </table:table-row>
        <table:table-row table:style-name="TBL_0_11_row_40">
          <table:table-cell table:style-name="empty-cell" table:number-columns-spanned="3"/>
          <table:covered-table-cell/>
          <table:covered-table-cell/>
        </table:table-row>
        <table:table-row table:style-name="TBL_0_11_row_41">
          <table:table-cell table:style-name="empty-cell"/>
          <table:table-cell table:style-name="C0">
            <text:p text:style-name="P0"><text:span text:style-name="T0">Bräcke</text:span></text:p>
          </table:table-cell>
          <table:table-cell table:style-name="empty-cell"/>
        </table:table-row>
        <table:table-row table:style-name="TBL_0_11_row_42">
          <table:table-cell table:style-name="empty-cell" table:number-columns-spanned="3"/>
          <table:covered-table-cell/>
          <table:covered-table-cell/>
        </table:table-row>
        <table:table-row table:style-name="TBL_0_11_row_43">
          <table:table-cell table:style-name="empty-cell"/>
          <table:table-cell table:style-name="C0">
            <text:p text:style-name="P0"><text:span text:style-name="T0">Reggio Emilia</text:span></text:p>
          </table:table-cell>
          <table:table-cell table:style-name="empty-cell"/>
        </table:table-row>
        <table:table-row table:style-name="TBL_0_11_row_44">
          <table:table-cell table:style-name="empty-cell" table:number-columns-spanned="3"/>
          <table:covered-table-cell/>
          <table:covered-table-cell/>
        </table:table-row>
        <table:table-row table:style-name="TBL_0_11_row_45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11_row_46">
          <table:table-cell table:style-name="empty-cell" table:number-columns-spanned="3"/>
          <table:covered-table-cell/>
          <table:covered-table-cell/>
        </table:table-row>
        <table:table-row table:style-name="TBL_0_11_row_47">
          <table:table-cell table:style-name="empty-cell"/>
          <table:table-cell table:style-name="C0">
            <text:p text:style-name="P0"><text:span text:style-name="T0">Albuquerque</text:span></text:p>
          </table:table-cell>
          <table:table-cell table:style-name="empty-cell"/>
        </table:table-row>
        <table:table-row table:style-name="TBL_0_11_row_48">
          <table:table-cell table:style-name="empty-cell" table:number-columns-spanned="3"/>
          <table:covered-table-cell/>
          <table:covered-table-cell/>
        </table:table-row>
        <table:table-row table:style-name="TBL_0_11_row_49">
          <table:table-cell table:style-name="empty-cell"/>
          <table:table-cell table:style-name="C0">
            <text:p text:style-name="P0"><text:span text:style-name="T0">Montréal</text:span></text:p>
          </table:table-cell>
          <table:table-cell table:style-name="empty-cell"/>
        </table:table-row>
        <table:table-row table:style-name="TBL_0_11_row_50">
          <table:table-cell table:style-name="empty-cell" table:number-columns-spanned="3"/>
          <table:covered-table-cell/>
          <table:covered-table-cell/>
        </table:table-row>
        <table:table-row table:style-name="TBL_0_11_row_51">
          <table:table-cell table:style-name="empty-cell"/>
          <table:table-cell table:style-name="C0">
            <text:p text:style-name="P0"><text:span text:style-name="T0">Strasbourg</text:span></text:p>
          </table:table-cell>
          <table:table-cell table:style-name="empty-cell"/>
        </table:table-row>
        <table:table-row table:style-name="TBL_0_11_row_52">
          <table:table-cell table:style-name="empty-cell" table:number-columns-spanned="3"/>
          <table:covered-table-cell/>
          <table:covered-table-cell/>
        </table:table-row>
        <table:table-row table:style-name="TBL_0_11_row_53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</table:table>
      <table:table table:name="TBL_0_12" table:style-name="TBL_0_12">
        <table:table-column table:style-name="TBL_0_12_col_0">
</table:table-column>
        <table:table-column table:style-name="TBL_0_12_col_1">
</table:table-column>
        <table:table-column table:style-name="TBL_0_12_col_2">
</table:table-column>
        <table:table-row table:style-name="TBL_0_12_row_0">
          <table:table-cell table:style-name="empty-cell" table:number-columns-spanned="3"/>
          <table:covered-table-cell/>
          <table:covered-table-cell/>
        </table:table-row>
        <table:table-row table:style-name="TBL_0_12_row_1">
          <table:table-cell table:style-name="empty-cell"/>
          <table:table-cell table:style-name="C0">
            <text:p text:style-name="P0"><text:bookmark text:name="JR_PAGE_ANCHOR_0_13"/>
<text:span text:style-name="T0">Barcelona</text:span></text:p>
          </table:table-cell>
          <table:table-cell table:style-name="empty-cell"/>
        </table:table-row>
        <table:table-row table:style-name="TBL_0_12_row_2">
          <table:table-cell table:style-name="empty-cell" table:number-columns-spanned="3"/>
          <table:covered-table-cell/>
          <table:covered-table-cell/>
        </table:table-row>
        <table:table-row table:style-name="TBL_0_12_row_3">
          <table:table-cell table:style-name="empty-cell"/>
          <table:table-cell table:style-name="C0">
            <text:p text:style-name="P0"><text:span text:style-name="T0">Albuquerque</text:span></text:p>
          </table:table-cell>
          <table:table-cell table:style-name="empty-cell"/>
        </table:table-row>
        <table:table-row table:style-name="TBL_0_12_row_4">
          <table:table-cell table:style-name="empty-cell" table:number-columns-spanned="3"/>
          <table:covered-table-cell/>
          <table:covered-table-cell/>
        </table:table-row>
        <table:table-row table:style-name="TBL_0_12_row_5">
          <table:table-cell table:style-name="empty-cell"/>
          <table:table-cell table:style-name="C0">
            <text:p text:style-name="P0"><text:span text:style-name="T0">Montréal</text:span></text:p>
          </table:table-cell>
          <table:table-cell table:style-name="empty-cell"/>
        </table:table-row>
        <table:table-row table:style-name="TBL_0_12_row_6">
          <table:table-cell table:style-name="empty-cell" table:number-columns-spanned="3"/>
          <table:covered-table-cell/>
          <table:covered-table-cell/>
        </table:table-row>
        <table:table-row table:style-name="TBL_0_12_row_7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12_row_8">
          <table:table-cell table:style-name="empty-cell" table:number-columns-spanned="3"/>
          <table:covered-table-cell/>
          <table:covered-table-cell/>
        </table:table-row>
        <table:table-row table:style-name="TBL_0_12_row_9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  <table:table-row table:style-name="TBL_0_12_row_10">
          <table:table-cell table:style-name="empty-cell" table:number-columns-spanned="3"/>
          <table:covered-table-cell/>
          <table:covered-table-cell/>
        </table:table-row>
        <table:table-row table:style-name="TBL_0_12_row_11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12_row_12">
          <table:table-cell table:style-name="empty-cell" table:number-columns-spanned="3"/>
          <table:covered-table-cell/>
          <table:covered-table-cell/>
        </table:table-row>
        <table:table-row table:style-name="TBL_0_12_row_13">
          <table:table-cell table:style-name="empty-cell"/>
          <table:table-cell table:style-name="C0">
            <text:p text:style-name="P0"><text:span text:style-name="T0">Kirkland</text:span></text:p>
          </table:table-cell>
          <table:table-cell table:style-name="empty-cell"/>
        </table:table-row>
        <table:table-row table:style-name="TBL_0_12_row_14">
          <table:table-cell table:style-name="empty-cell" table:number-columns-spanned="3"/>
          <table:covered-table-cell/>
          <table:covered-table-cell/>
        </table:table-row>
        <table:table-row table:style-name="TBL_0_12_row_15">
          <table:table-cell table:style-name="empty-cell"/>
          <table:table-cell table:style-name="C0">
            <text:p text:style-name="P0"><text:span text:style-name="T0">Leipzig</text:span></text:p>
          </table:table-cell>
          <table:table-cell table:style-name="empty-cell"/>
        </table:table-row>
        <table:table-row table:style-name="TBL_0_12_row_16">
          <table:table-cell table:style-name="empty-cell" table:number-columns-spanned="3"/>
          <table:covered-table-cell/>
          <table:covered-table-cell/>
        </table:table-row>
        <table:table-row table:style-name="TBL_0_12_row_17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12_row_18">
          <table:table-cell table:style-name="empty-cell" table:number-columns-spanned="3"/>
          <table:covered-table-cell/>
          <table:covered-table-cell/>
        </table:table-row>
        <table:table-row table:style-name="TBL_0_12_row_19">
          <table:table-cell table:style-name="empty-cell"/>
          <table:table-cell table:style-name="C0">
            <text:p text:style-name="P0"><text:span text:style-name="T0">Kirkland</text:span></text:p>
          </table:table-cell>
          <table:table-cell table:style-name="empty-cell"/>
        </table:table-row>
        <table:table-row table:style-name="TBL_0_12_row_20">
          <table:table-cell table:style-name="empty-cell" table:number-columns-spanned="3"/>
          <table:covered-table-cell/>
          <table:covered-table-cell/>
        </table:table-row>
        <table:table-row table:style-name="TBL_0_12_row_21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12_row_22">
          <table:table-cell table:style-name="empty-cell" table:number-columns-spanned="3"/>
          <table:covered-table-cell/>
          <table:covered-table-cell/>
        </table:table-row>
        <table:table-row table:style-name="TBL_0_12_row_23">
          <table:table-cell table:style-name="empty-cell"/>
          <table:table-cell table:style-name="C0">
            <text:p text:style-name="P0"><text:span text:style-name="T0">San Francisco</text:span></text:p>
          </table:table-cell>
          <table:table-cell table:style-name="empty-cell"/>
        </table:table-row>
        <table:table-row table:style-name="TBL_0_12_row_24">
          <table:table-cell table:style-name="empty-cell" table:number-columns-spanned="3"/>
          <table:covered-table-cell/>
          <table:covered-table-cell/>
        </table:table-row>
        <table:table-row table:style-name="TBL_0_12_row_25">
          <table:table-cell table:style-name="empty-cell"/>
          <table:table-cell table:style-name="C0">
            <text:p text:style-name="P0"><text:span text:style-name="T0">Köln</text:span></text:p>
          </table:table-cell>
          <table:table-cell table:style-name="empty-cell"/>
        </table:table-row>
        <table:table-row table:style-name="TBL_0_12_row_26">
          <table:table-cell table:style-name="empty-cell" table:number-columns-spanned="3"/>
          <table:covered-table-cell/>
          <table:covered-table-cell/>
        </table:table-row>
        <table:table-row table:style-name="TBL_0_12_row_27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12_row_28">
          <table:table-cell table:style-name="empty-cell" table:number-columns-spanned="3"/>
          <table:covered-table-cell/>
          <table:covered-table-cell/>
        </table:table-row>
        <table:table-row table:style-name="TBL_0_12_row_29">
          <table:table-cell table:style-name="empty-cell"/>
          <table:table-cell table:style-name="C0">
            <text:p text:style-name="P0"><text:span text:style-name="T0">Mannheim</text:span></text:p>
          </table:table-cell>
          <table:table-cell table:style-name="empty-cell"/>
        </table:table-row>
        <table:table-row table:style-name="TBL_0_12_row_30">
          <table:table-cell table:style-name="empty-cell" table:number-columns-spanned="3"/>
          <table:covered-table-cell/>
          <table:covered-table-cell/>
        </table:table-row>
        <table:table-row table:style-name="TBL_0_12_row_31">
          <table:table-cell table:style-name="empty-cell"/>
          <table:table-cell table:style-name="C0">
            <text:p text:style-name="P0"><text:span text:style-name="T0">Oulu</text:span></text:p>
          </table:table-cell>
          <table:table-cell table:style-name="empty-cell"/>
        </table:table-row>
        <table:table-row table:style-name="TBL_0_12_row_32">
          <table:table-cell table:style-name="empty-cell" table:number-columns-spanned="3"/>
          <table:covered-table-cell/>
          <table:covered-table-cell/>
        </table:table-row>
        <table:table-row table:style-name="TBL_0_12_row_33">
          <table:table-cell table:style-name="empty-cell"/>
          <table:table-cell table:style-name="C0">
            <text:p text:style-name="P0"><text:span text:style-name="T0">Strasbourg</text:span></text:p>
          </table:table-cell>
          <table:table-cell table:style-name="empty-cell"/>
        </table:table-row>
        <table:table-row table:style-name="TBL_0_12_row_34">
          <table:table-cell table:style-name="empty-cell" table:number-columns-spanned="3"/>
          <table:covered-table-cell/>
          <table:covered-table-cell/>
        </table:table-row>
        <table:table-row table:style-name="TBL_0_12_row_35">
          <table:table-cell table:style-name="empty-cell"/>
          <table:table-cell table:style-name="C0">
            <text:p text:style-name="P0"><text:span text:style-name="T0">Resende</text:span></text:p>
          </table:table-cell>
          <table:table-cell table:style-name="empty-cell"/>
        </table:table-row>
        <table:table-row table:style-name="TBL_0_12_row_36">
          <table:table-cell table:style-name="empty-cell" table:number-columns-spanned="3"/>
          <table:covered-table-cell/>
          <table:covered-table-cell/>
        </table:table-row>
        <table:table-row table:style-name="TBL_0_12_row_37">
          <table:table-cell table:style-name="empty-cell"/>
          <table:table-cell table:style-name="C0">
            <text:p text:style-name="P0"><text:span text:style-name="T0">Reggio Emilia</text:span></text:p>
          </table:table-cell>
          <table:table-cell table:style-name="empty-cell"/>
        </table:table-row>
        <table:table-row table:style-name="TBL_0_12_row_38">
          <table:table-cell table:style-name="empty-cell" table:number-columns-spanned="3"/>
          <table:covered-table-cell/>
          <table:covered-table-cell/>
        </table:table-row>
        <table:table-row table:style-name="TBL_0_12_row_39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12_row_40">
          <table:table-cell table:style-name="empty-cell" table:number-columns-spanned="3"/>
          <table:covered-table-cell/>
          <table:covered-table-cell/>
        </table:table-row>
        <table:table-row table:style-name="TBL_0_12_row_41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12_row_42">
          <table:table-cell table:style-name="empty-cell" table:number-columns-spanned="3"/>
          <table:covered-table-cell/>
          <table:covered-table-cell/>
        </table:table-row>
        <table:table-row table:style-name="TBL_0_12_row_43">
          <table:table-cell table:style-name="empty-cell"/>
          <table:table-cell table:style-name="C0">
            <text:p text:style-name="P0"><text:span text:style-name="T0">Eugene</text:span></text:p>
          </table:table-cell>
          <table:table-cell table:style-name="empty-cell"/>
        </table:table-row>
        <table:table-row table:style-name="TBL_0_12_row_44">
          <table:table-cell table:style-name="empty-cell" table:number-columns-spanned="3"/>
          <table:covered-table-cell/>
          <table:covered-table-cell/>
        </table:table-row>
        <table:table-row table:style-name="TBL_0_12_row_45">
          <table:table-cell table:style-name="empty-cell"/>
          <table:table-cell table:style-name="C0">
            <text:p text:style-name="P0"><text:span text:style-name="T0">Montréal</text:span></text:p>
          </table:table-cell>
          <table:table-cell table:style-name="empty-cell"/>
        </table:table-row>
        <table:table-row table:style-name="TBL_0_12_row_46">
          <table:table-cell table:style-name="empty-cell" table:number-columns-spanned="3"/>
          <table:covered-table-cell/>
          <table:covered-table-cell/>
        </table:table-row>
        <table:table-row table:style-name="TBL_0_12_row_47">
          <table:table-cell table:style-name="empty-cell"/>
          <table:table-cell table:style-name="C0">
            <text:p text:style-name="P0"><text:span text:style-name="T0">Århus</text:span></text:p>
          </table:table-cell>
          <table:table-cell table:style-name="empty-cell"/>
        </table:table-row>
        <table:table-row table:style-name="TBL_0_12_row_48">
          <table:table-cell table:style-name="empty-cell" table:number-columns-spanned="3"/>
          <table:covered-table-cell/>
          <table:covered-table-cell/>
        </table:table-row>
        <table:table-row table:style-name="TBL_0_12_row_49">
          <table:table-cell table:style-name="empty-cell"/>
          <table:table-cell table:style-name="C0">
            <text:p text:style-name="P0"><text:span text:style-name="T0">Frankfurt a.M.</text:span></text:p>
          </table:table-cell>
          <table:table-cell table:style-name="empty-cell"/>
        </table:table-row>
        <table:table-row table:style-name="TBL_0_12_row_50">
          <table:table-cell table:style-name="empty-cell" table:number-columns-spanned="3"/>
          <table:covered-table-cell/>
          <table:covered-table-cell/>
        </table:table-row>
        <table:table-row table:style-name="TBL_0_12_row_51">
          <table:table-cell table:style-name="empty-cell"/>
          <table:table-cell table:style-name="C0">
            <text:p text:style-name="P0"><text:span text:style-name="T0">Frankfurt a.M.</text:span></text:p>
          </table:table-cell>
          <table:table-cell table:style-name="empty-cell"/>
        </table:table-row>
        <table:table-row table:style-name="TBL_0_12_row_52">
          <table:table-cell table:style-name="empty-cell" table:number-columns-spanned="3"/>
          <table:covered-table-cell/>
          <table:covered-table-cell/>
        </table:table-row>
        <table:table-row table:style-name="TBL_0_12_row_53">
          <table:table-cell table:style-name="empty-cell"/>
          <table:table-cell table:style-name="C0">
            <text:p text:style-name="P0"><text:span text:style-name="T0">Anchorage</text:span></text:p>
          </table:table-cell>
          <table:table-cell table:style-name="empty-cell"/>
        </table:table-row>
      </table:table>
      <table:table table:name="TBL_0_13" table:style-name="TBL_0_13">
        <table:table-column table:style-name="TBL_0_13_col_0">
</table:table-column>
        <table:table-column table:style-name="TBL_0_13_col_1">
</table:table-column>
        <table:table-column table:style-name="TBL_0_13_col_2">
</table:table-column>
        <table:table-row table:style-name="TBL_0_13_row_0">
          <table:table-cell table:style-name="empty-cell" table:number-columns-spanned="3"/>
          <table:covered-table-cell/>
          <table:covered-table-cell/>
        </table:table-row>
        <table:table-row table:style-name="TBL_0_13_row_1">
          <table:table-cell table:style-name="empty-cell"/>
          <table:table-cell table:style-name="C0">
            <text:p text:style-name="P0"><text:bookmark text:name="JR_PAGE_ANCHOR_0_14"/>
<text:span text:style-name="T0">Graz</text:span></text:p>
          </table:table-cell>
          <table:table-cell table:style-name="empty-cell"/>
        </table:table-row>
        <table:table-row table:style-name="TBL_0_13_row_2">
          <table:table-cell table:style-name="empty-cell" table:number-columns-spanned="3"/>
          <table:covered-table-cell/>
          <table:covered-table-cell/>
        </table:table-row>
        <table:table-row table:style-name="TBL_0_13_row_3">
          <table:table-cell table:style-name="empty-cell"/>
          <table:table-cell table:style-name="C0">
            <text:p text:style-name="P0"><text:span text:style-name="T0">Seattle</text:span></text:p>
          </table:table-cell>
          <table:table-cell table:style-name="empty-cell"/>
        </table:table-row>
        <table:table-row table:style-name="TBL_0_13_row_4">
          <table:table-cell table:style-name="empty-cell" table:number-columns-spanned="3"/>
          <table:covered-table-cell/>
          <table:covered-table-cell/>
        </table:table-row>
        <table:table-row table:style-name="TBL_0_13_row_5">
          <table:table-cell table:style-name="empty-cell"/>
          <table:table-cell table:style-name="C0">
            <text:p text:style-name="P0"><text:span text:style-name="T0">Salzburg</text:span></text:p>
          </table:table-cell>
          <table:table-cell table:style-name="empty-cell"/>
        </table:table-row>
        <table:table-row table:style-name="TBL_0_13_row_6">
          <table:table-cell table:style-name="empty-cell" table:number-columns-spanned="3"/>
          <table:covered-table-cell/>
          <table:covered-table-cell/>
        </table:table-row>
        <table:table-row table:style-name="TBL_0_13_row_7">
          <table:table-cell table:style-name="empty-cell"/>
          <table:table-cell table:style-name="C0">
            <text:p text:style-name="P0"><text:span text:style-name="T0">Albuquerque</text:span></text:p>
          </table:table-cell>
          <table:table-cell table:style-name="empty-cell"/>
        </table:table-row>
        <table:table-row table:style-name="TBL_0_13_row_8">
          <table:table-cell table:style-name="empty-cell" table:number-columns-spanned="3"/>
          <table:covered-table-cell/>
          <table:covered-table-cell/>
        </table:table-row>
        <table:table-row table:style-name="TBL_0_13_row_9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13_row_10">
          <table:table-cell table:style-name="empty-cell" table:number-columns-spanned="3"/>
          <table:covered-table-cell/>
          <table:covered-table-cell/>
        </table:table-row>
        <table:table-row table:style-name="TBL_0_13_row_11">
          <table:table-cell table:style-name="empty-cell"/>
          <table:table-cell table:style-name="C0">
            <text:p text:style-name="P0"><text:span text:style-name="T0">Elgin</text:span></text:p>
          </table:table-cell>
          <table:table-cell table:style-name="empty-cell"/>
        </table:table-row>
        <table:table-row table:style-name="TBL_0_13_row_12">
          <table:table-cell table:style-name="empty-cell" table:number-columns-spanned="3"/>
          <table:covered-table-cell/>
          <table:covered-table-cell/>
        </table:table-row>
        <table:table-row table:style-name="TBL_0_13_row_13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  <table:table-row table:style-name="TBL_0_13_row_14">
          <table:table-cell table:style-name="empty-cell" table:number-columns-spanned="3"/>
          <table:covered-table-cell/>
          <table:covered-table-cell/>
        </table:table-row>
        <table:table-row table:style-name="TBL_0_13_row_15">
          <table:table-cell table:style-name="empty-cell"/>
          <table:table-cell table:style-name="C0">
            <text:p text:style-name="P0"><text:span text:style-name="T0">Århus</text:span></text:p>
          </table:table-cell>
          <table:table-cell table:style-name="empty-cell"/>
        </table:table-row>
        <table:table-row table:style-name="TBL_0_13_row_16">
          <table:table-cell table:style-name="empty-cell" table:number-columns-spanned="3"/>
          <table:covered-table-cell/>
          <table:covered-table-cell/>
        </table:table-row>
        <table:table-row table:style-name="TBL_0_13_row_17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13_row_18">
          <table:table-cell table:style-name="empty-cell" table:number-columns-spanned="3"/>
          <table:covered-table-cell/>
          <table:covered-table-cell/>
        </table:table-row>
        <table:table-row table:style-name="TBL_0_13_row_19">
          <table:table-cell table:style-name="empty-cell"/>
          <table:table-cell table:style-name="C0">
            <text:p text:style-name="P0"><text:span text:style-name="T0">Lisboa</text:span></text:p>
          </table:table-cell>
          <table:table-cell table:style-name="empty-cell"/>
        </table:table-row>
        <table:table-row table:style-name="TBL_0_13_row_20">
          <table:table-cell table:style-name="empty-cell" table:number-columns-spanned="3"/>
          <table:covered-table-cell/>
          <table:covered-table-cell/>
        </table:table-row>
        <table:table-row table:style-name="TBL_0_13_row_21">
          <table:table-cell table:style-name="empty-cell"/>
          <table:table-cell table:style-name="C0">
            <text:p text:style-name="P0"><text:span text:style-name="T0">Montréal</text:span></text:p>
          </table:table-cell>
          <table:table-cell table:style-name="empty-cell"/>
        </table:table-row>
        <table:table-row table:style-name="TBL_0_13_row_22">
          <table:table-cell table:style-name="empty-cell" table:number-columns-spanned="3"/>
          <table:covered-table-cell/>
          <table:covered-table-cell/>
        </table:table-row>
        <table:table-row table:style-name="TBL_0_13_row_23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13_row_24">
          <table:table-cell table:style-name="empty-cell" table:number-columns-spanned="3"/>
          <table:covered-table-cell/>
          <table:covered-table-cell/>
        </table:table-row>
        <table:table-row table:style-name="TBL_0_13_row_25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13_row_26">
          <table:table-cell table:style-name="empty-cell" table:number-columns-spanned="3"/>
          <table:covered-table-cell/>
          <table:covered-table-cell/>
        </table:table-row>
        <table:table-row table:style-name="TBL_0_13_row_27">
          <table:table-cell table:style-name="empty-cell"/>
          <table:table-cell table:style-name="C0">
            <text:p text:style-name="P0"><text:span text:style-name="T0">Münster</text:span></text:p>
          </table:table-cell>
          <table:table-cell table:style-name="empty-cell"/>
        </table:table-row>
        <table:table-row table:style-name="TBL_0_13_row_28">
          <table:table-cell table:style-name="empty-cell" table:number-columns-spanned="3"/>
          <table:covered-table-cell/>
          <table:covered-table-cell/>
        </table:table-row>
        <table:table-row table:style-name="TBL_0_13_row_29">
          <table:table-cell table:style-name="empty-cell"/>
          <table:table-cell table:style-name="C0">
            <text:p text:style-name="P0"><text:span text:style-name="T0">Nantes</text:span></text:p>
          </table:table-cell>
          <table:table-cell table:style-name="empty-cell"/>
        </table:table-row>
        <table:table-row table:style-name="TBL_0_13_row_30">
          <table:table-cell table:style-name="empty-cell" table:number-columns-spanned="3"/>
          <table:covered-table-cell/>
          <table:covered-table-cell/>
        </table:table-row>
        <table:table-row table:style-name="TBL_0_13_row_31">
          <table:table-cell table:style-name="empty-cell"/>
          <table:table-cell table:style-name="C0">
            <text:p text:style-name="P0"><text:span text:style-name="T0">Toulouse</text:span></text:p>
          </table:table-cell>
          <table:table-cell table:style-name="empty-cell"/>
        </table:table-row>
        <table:table-row table:style-name="TBL_0_13_row_32">
          <table:table-cell table:style-name="empty-cell" table:number-columns-spanned="3"/>
          <table:covered-table-cell/>
          <table:covered-table-cell/>
        </table:table-row>
        <table:table-row table:style-name="TBL_0_13_row_33">
          <table:table-cell table:style-name="empty-cell"/>
          <table:table-cell table:style-name="C0">
            <text:p text:style-name="P0"><text:span text:style-name="T0">Warszawa</text:span></text:p>
          </table:table-cell>
          <table:table-cell table:style-name="empty-cell"/>
        </table:table-row>
        <table:table-row table:style-name="TBL_0_13_row_34">
          <table:table-cell table:style-name="empty-cell" table:number-columns-spanned="3"/>
          <table:covered-table-cell/>
          <table:covered-table-cell/>
        </table:table-row>
        <table:table-row table:style-name="TBL_0_13_row_35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13_row_36">
          <table:table-cell table:style-name="empty-cell" table:number-columns-spanned="3"/>
          <table:covered-table-cell/>
          <table:covered-table-cell/>
        </table:table-row>
        <table:table-row table:style-name="TBL_0_13_row_37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  <table:table-row table:style-name="TBL_0_13_row_38">
          <table:table-cell table:style-name="empty-cell" table:number-columns-spanned="3"/>
          <table:covered-table-cell/>
          <table:covered-table-cell/>
        </table:table-row>
        <table:table-row table:style-name="TBL_0_13_row_39">
          <table:table-cell table:style-name="empty-cell"/>
          <table:table-cell table:style-name="C0">
            <text:p text:style-name="P0"><text:span text:style-name="T0">Mannheim</text:span></text:p>
          </table:table-cell>
          <table:table-cell table:style-name="empty-cell"/>
        </table:table-row>
        <table:table-row table:style-name="TBL_0_13_row_40">
          <table:table-cell table:style-name="empty-cell" table:number-columns-spanned="3"/>
          <table:covered-table-cell/>
          <table:covered-table-cell/>
        </table:table-row>
        <table:table-row table:style-name="TBL_0_13_row_41">
          <table:table-cell table:style-name="empty-cell"/>
          <table:table-cell table:style-name="C0">
            <text:p text:style-name="P0"><text:span text:style-name="T0">Helsinki</text:span></text:p>
          </table:table-cell>
          <table:table-cell table:style-name="empty-cell"/>
        </table:table-row>
        <table:table-row table:style-name="TBL_0_13_row_42">
          <table:table-cell table:style-name="empty-cell" table:number-columns-spanned="3"/>
          <table:covered-table-cell/>
          <table:covered-table-cell/>
        </table:table-row>
        <table:table-row table:style-name="TBL_0_13_row_43">
          <table:table-cell table:style-name="empty-cell"/>
          <table:table-cell table:style-name="C0">
            <text:p text:style-name="P0"><text:span text:style-name="T0">Eugene</text:span></text:p>
          </table:table-cell>
          <table:table-cell table:style-name="empty-cell"/>
        </table:table-row>
        <table:table-row table:style-name="TBL_0_13_row_44">
          <table:table-cell table:style-name="empty-cell" table:number-columns-spanned="3"/>
          <table:covered-table-cell/>
          <table:covered-table-cell/>
        </table:table-row>
        <table:table-row table:style-name="TBL_0_13_row_45">
          <table:table-cell table:style-name="empty-cell"/>
          <table:table-cell table:style-name="C0">
            <text:p text:style-name="P0"><text:span text:style-name="T0">Eugene</text:span></text:p>
          </table:table-cell>
          <table:table-cell table:style-name="empty-cell"/>
        </table:table-row>
        <table:table-row table:style-name="TBL_0_13_row_46">
          <table:table-cell table:style-name="empty-cell" table:number-columns-spanned="3"/>
          <table:covered-table-cell/>
          <table:covered-table-cell/>
        </table:table-row>
        <table:table-row table:style-name="TBL_0_13_row_47">
          <table:table-cell table:style-name="empty-cell"/>
          <table:table-cell table:style-name="C0">
            <text:p text:style-name="P0"><text:span text:style-name="T0">Montréal</text:span></text:p>
          </table:table-cell>
          <table:table-cell table:style-name="empty-cell"/>
        </table:table-row>
        <table:table-row table:style-name="TBL_0_13_row_48">
          <table:table-cell table:style-name="empty-cell" table:number-columns-spanned="3"/>
          <table:covered-table-cell/>
          <table:covered-table-cell/>
        </table:table-row>
        <table:table-row table:style-name="TBL_0_13_row_49">
          <table:table-cell table:style-name="empty-cell"/>
          <table:table-cell table:style-name="C0">
            <text:p text:style-name="P0"><text:span text:style-name="T0">Montréal</text:span></text:p>
          </table:table-cell>
          <table:table-cell table:style-name="empty-cell"/>
        </table:table-row>
        <table:table-row table:style-name="TBL_0_13_row_50">
          <table:table-cell table:style-name="empty-cell" table:number-columns-spanned="3"/>
          <table:covered-table-cell/>
          <table:covered-table-cell/>
        </table:table-row>
        <table:table-row table:style-name="TBL_0_13_row_51">
          <table:table-cell table:style-name="empty-cell"/>
          <table:table-cell table:style-name="C0">
            <text:p text:style-name="P0"><text:span text:style-name="T0">Vancouver</text:span></text:p>
          </table:table-cell>
          <table:table-cell table:style-name="empty-cell"/>
        </table:table-row>
        <table:table-row table:style-name="TBL_0_13_row_52">
          <table:table-cell table:style-name="empty-cell" table:number-columns-spanned="3"/>
          <table:covered-table-cell/>
          <table:covered-table-cell/>
        </table:table-row>
        <table:table-row table:style-name="TBL_0_13_row_53">
          <table:table-cell table:style-name="empty-cell"/>
          <table:table-cell table:style-name="C0">
            <text:p text:style-name="P0"><text:span text:style-name="T0">Cowes</text:span></text:p>
          </table:table-cell>
          <table:table-cell table:style-name="empty-cell"/>
        </table:table-row>
      </table:table>
      <table:table table:name="TBL_0_14" table:style-name="TBL_0_14">
        <table:table-column table:style-name="TBL_0_14_col_0">
</table:table-column>
        <table:table-column table:style-name="TBL_0_14_col_1">
</table:table-column>
        <table:table-column table:style-name="TBL_0_14_col_2">
</table:table-column>
        <table:table-row table:style-name="TBL_0_14_row_0">
          <table:table-cell table:style-name="empty-cell" table:number-columns-spanned="3"/>
          <table:covered-table-cell/>
          <table:covered-table-cell/>
        </table:table-row>
        <table:table-row table:style-name="TBL_0_14_row_1">
          <table:table-cell table:style-name="empty-cell"/>
          <table:table-cell table:style-name="C0">
            <text:p text:style-name="P0"><text:bookmark text:name="JR_PAGE_ANCHOR_0_15"/>
<text:span text:style-name="T0">Rio de Janeiro</text:span></text:p>
          </table:table-cell>
          <table:table-cell table:style-name="empty-cell"/>
        </table:table-row>
        <table:table-row table:style-name="TBL_0_14_row_2">
          <table:table-cell table:style-name="empty-cell" table:number-columns-spanned="3"/>
          <table:covered-table-cell/>
          <table:covered-table-cell/>
        </table:table-row>
        <table:table-row table:style-name="TBL_0_14_row_3">
          <table:table-cell table:style-name="empty-cell"/>
          <table:table-cell table:style-name="C0">
            <text:p text:style-name="P0"><text:span text:style-name="T0">München</text:span></text:p>
          </table:table-cell>
          <table:table-cell table:style-name="empty-cell"/>
        </table:table-row>
        <table:table-row table:style-name="TBL_0_14_row_4">
          <table:table-cell table:style-name="empty-cell" table:number-columns-spanned="3"/>
          <table:covered-table-cell/>
          <table:covered-table-cell/>
        </table:table-row>
        <table:table-row table:style-name="TBL_0_14_row_5">
          <table:table-cell table:style-name="empty-cell"/>
          <table:table-cell table:style-name="C0">
            <text:p text:style-name="P0"><text:span text:style-name="T0">Butte</text:span></text:p>
          </table:table-cell>
          <table:table-cell table:style-name="empty-cell"/>
        </table:table-row>
        <table:table-row table:style-name="TBL_0_14_row_6">
          <table:table-cell table:style-name="empty-cell" table:number-columns-spanned="3"/>
          <table:covered-table-cell/>
          <table:covered-table-cell/>
        </table:table-row>
        <table:table-row table:style-name="TBL_0_14_row_7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14_row_8">
          <table:table-cell table:style-name="empty-cell" table:number-columns-spanned="3"/>
          <table:covered-table-cell/>
          <table:covered-table-cell/>
        </table:table-row>
        <table:table-row table:style-name="TBL_0_14_row_9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  <table:table-row table:style-name="TBL_0_14_row_10">
          <table:table-cell table:style-name="empty-cell" table:number-columns-spanned="3"/>
          <table:covered-table-cell/>
          <table:covered-table-cell/>
        </table:table-row>
        <table:table-row table:style-name="TBL_0_14_row_11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14_row_12">
          <table:table-cell table:style-name="empty-cell" table:number-columns-spanned="3"/>
          <table:covered-table-cell/>
          <table:covered-table-cell/>
        </table:table-row>
        <table:table-row table:style-name="TBL_0_14_row_13">
          <table:table-cell table:style-name="empty-cell"/>
          <table:table-cell table:style-name="C0">
            <text:p text:style-name="P0"><text:span text:style-name="T0">Strasbourg</text:span></text:p>
          </table:table-cell>
          <table:table-cell table:style-name="empty-cell"/>
        </table:table-row>
        <table:table-row table:style-name="TBL_0_14_row_14">
          <table:table-cell table:style-name="empty-cell" table:number-columns-spanned="3"/>
          <table:covered-table-cell/>
          <table:covered-table-cell/>
        </table:table-row>
        <table:table-row table:style-name="TBL_0_14_row_15">
          <table:table-cell table:style-name="empty-cell"/>
          <table:table-cell table:style-name="C0">
            <text:p text:style-name="P0"><text:span text:style-name="T0">Sevilla</text:span></text:p>
          </table:table-cell>
          <table:table-cell table:style-name="empty-cell"/>
        </table:table-row>
        <table:table-row table:style-name="TBL_0_14_row_16">
          <table:table-cell table:style-name="empty-cell" table:number-columns-spanned="3"/>
          <table:covered-table-cell/>
          <table:covered-table-cell/>
        </table:table-row>
        <table:table-row table:style-name="TBL_0_14_row_17">
          <table:table-cell table:style-name="empty-cell"/>
          <table:table-cell table:style-name="C0">
            <text:p text:style-name="P0"><text:span text:style-name="T0">Brandenburg</text:span></text:p>
          </table:table-cell>
          <table:table-cell table:style-name="empty-cell"/>
        </table:table-row>
        <table:table-row table:style-name="TBL_0_14_row_18">
          <table:table-cell table:style-name="empty-cell" table:number-columns-spanned="3"/>
          <table:covered-table-cell/>
          <table:covered-table-cell/>
        </table:table-row>
        <table:table-row table:style-name="TBL_0_14_row_19">
          <table:table-cell table:style-name="empty-cell"/>
          <table:table-cell table:style-name="C0">
            <text:p text:style-name="P0"><text:span text:style-name="T0">Toulouse</text:span></text:p>
          </table:table-cell>
          <table:table-cell table:style-name="empty-cell"/>
        </table:table-row>
        <table:table-row table:style-name="TBL_0_14_row_20">
          <table:table-cell table:style-name="empty-cell" table:number-columns-spanned="3"/>
          <table:covered-table-cell/>
          <table:covered-table-cell/>
        </table:table-row>
        <table:table-row table:style-name="TBL_0_14_row_21">
          <table:table-cell table:style-name="empty-cell"/>
          <table:table-cell table:style-name="C0">
            <text:p text:style-name="P0"><text:span text:style-name="T0">Stuttgart</text:span></text:p>
          </table:table-cell>
          <table:table-cell table:style-name="empty-cell"/>
        </table:table-row>
        <table:table-row table:style-name="TBL_0_14_row_22">
          <table:table-cell table:style-name="empty-cell" table:number-columns-spanned="3"/>
          <table:covered-table-cell/>
          <table:covered-table-cell/>
        </table:table-row>
        <table:table-row table:style-name="TBL_0_14_row_23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14_row_24">
          <table:table-cell table:style-name="empty-cell" table:number-columns-spanned="3"/>
          <table:covered-table-cell/>
          <table:covered-table-cell/>
        </table:table-row>
        <table:table-row table:style-name="TBL_0_14_row_25">
          <table:table-cell table:style-name="empty-cell"/>
          <table:table-cell table:style-name="C0">
            <text:p text:style-name="P0"><text:span text:style-name="T0">Lille</text:span></text:p>
          </table:table-cell>
          <table:table-cell table:style-name="empty-cell"/>
        </table:table-row>
        <table:table-row table:style-name="TBL_0_14_row_26">
          <table:table-cell table:style-name="empty-cell" table:number-columns-spanned="3"/>
          <table:covered-table-cell/>
          <table:covered-table-cell/>
        </table:table-row>
        <table:table-row table:style-name="TBL_0_14_row_27">
          <table:table-cell table:style-name="empty-cell"/>
          <table:table-cell table:style-name="C0">
            <text:p text:style-name="P0"><text:span text:style-name="T0">Bergamo</text:span></text:p>
          </table:table-cell>
          <table:table-cell table:style-name="empty-cell"/>
        </table:table-row>
        <table:table-row table:style-name="TBL_0_14_row_28">
          <table:table-cell table:style-name="empty-cell" table:number-columns-spanned="3"/>
          <table:covered-table-cell/>
          <table:covered-table-cell/>
        </table:table-row>
        <table:table-row table:style-name="TBL_0_14_row_29">
          <table:table-cell table:style-name="empty-cell"/>
          <table:table-cell table:style-name="C0">
            <text:p text:style-name="P0"><text:span text:style-name="T0">Oulu</text:span></text:p>
          </table:table-cell>
          <table:table-cell table:style-name="empty-cell"/>
        </table:table-row>
        <table:table-row table:style-name="TBL_0_14_row_30">
          <table:table-cell table:style-name="empty-cell" table:number-columns-spanned="3"/>
          <table:covered-table-cell/>
          <table:covered-table-cell/>
        </table:table-row>
        <table:table-row table:style-name="TBL_0_14_row_31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14_row_32">
          <table:table-cell table:style-name="empty-cell" table:number-columns-spanned="3"/>
          <table:covered-table-cell/>
          <table:covered-table-cell/>
        </table:table-row>
        <table:table-row table:style-name="TBL_0_14_row_33">
          <table:table-cell table:style-name="empty-cell"/>
          <table:table-cell table:style-name="C0">
            <text:p text:style-name="P0"><text:span text:style-name="T0">I. de Margarita</text:span></text:p>
          </table:table-cell>
          <table:table-cell table:style-name="empty-cell"/>
        </table:table-row>
        <table:table-row table:style-name="TBL_0_14_row_34">
          <table:table-cell table:style-name="empty-cell" table:number-columns-spanned="3"/>
          <table:covered-table-cell/>
          <table:covered-table-cell/>
        </table:table-row>
        <table:table-row table:style-name="TBL_0_14_row_35">
          <table:table-cell table:style-name="empty-cell"/>
          <table:table-cell table:style-name="C0">
            <text:p text:style-name="P0"><text:span text:style-name="T0">Stavern</text:span></text:p>
          </table:table-cell>
          <table:table-cell table:style-name="empty-cell"/>
        </table:table-row>
        <table:table-row table:style-name="TBL_0_14_row_36">
          <table:table-cell table:style-name="empty-cell" table:number-columns-spanned="3"/>
          <table:covered-table-cell/>
          <table:covered-table-cell/>
        </table:table-row>
        <table:table-row table:style-name="TBL_0_14_row_37">
          <table:table-cell table:style-name="empty-cell"/>
          <table:table-cell table:style-name="C0">
            <text:p text:style-name="P0"><text:span text:style-name="T0">Stuttgart</text:span></text:p>
          </table:table-cell>
          <table:table-cell table:style-name="empty-cell"/>
        </table:table-row>
        <table:table-row table:style-name="TBL_0_14_row_38">
          <table:table-cell table:style-name="empty-cell" table:number-columns-spanned="3"/>
          <table:covered-table-cell/>
          <table:covered-table-cell/>
        </table:table-row>
        <table:table-row table:style-name="TBL_0_14_row_39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  <table:table-row table:style-name="TBL_0_14_row_40">
          <table:table-cell table:style-name="empty-cell" table:number-columns-spanned="3"/>
          <table:covered-table-cell/>
          <table:covered-table-cell/>
        </table:table-row>
        <table:table-row table:style-name="TBL_0_14_row_41">
          <table:table-cell table:style-name="empty-cell"/>
          <table:table-cell table:style-name="C0">
            <text:p text:style-name="P0"><text:span text:style-name="T0">Kobenhavn</text:span></text:p>
          </table:table-cell>
          <table:table-cell table:style-name="empty-cell"/>
        </table:table-row>
        <table:table-row table:style-name="TBL_0_14_row_42">
          <table:table-cell table:style-name="empty-cell" table:number-columns-spanned="3"/>
          <table:covered-table-cell/>
          <table:covered-table-cell/>
        </table:table-row>
        <table:table-row table:style-name="TBL_0_14_row_43">
          <table:table-cell table:style-name="empty-cell"/>
          <table:table-cell table:style-name="C0">
            <text:p text:style-name="P0"><text:span text:style-name="T0">Berlin</text:span></text:p>
          </table:table-cell>
          <table:table-cell table:style-name="empty-cell"/>
        </table:table-row>
        <table:table-row table:style-name="TBL_0_14_row_44">
          <table:table-cell table:style-name="empty-cell" table:number-columns-spanned="3"/>
          <table:covered-table-cell/>
          <table:covered-table-cell/>
        </table:table-row>
        <table:table-row table:style-name="TBL_0_14_row_45">
          <table:table-cell table:style-name="empty-cell"/>
          <table:table-cell table:style-name="C0">
            <text:p text:style-name="P0"><text:span text:style-name="T0">Resende</text:span></text:p>
          </table:table-cell>
          <table:table-cell table:style-name="empty-cell"/>
        </table:table-row>
        <table:table-row table:style-name="TBL_0_14_row_46">
          <table:table-cell table:style-name="empty-cell" table:number-columns-spanned="3"/>
          <table:covered-table-cell/>
          <table:covered-table-cell/>
        </table:table-row>
        <table:table-row table:style-name="TBL_0_14_row_47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14_row_48">
          <table:table-cell table:style-name="empty-cell" table:number-columns-spanned="3"/>
          <table:covered-table-cell/>
          <table:covered-table-cell/>
        </table:table-row>
        <table:table-row table:style-name="TBL_0_14_row_49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  <table:table-row table:style-name="TBL_0_14_row_50">
          <table:table-cell table:style-name="empty-cell" table:number-columns-spanned="3"/>
          <table:covered-table-cell/>
          <table:covered-table-cell/>
        </table:table-row>
        <table:table-row table:style-name="TBL_0_14_row_51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14_row_52">
          <table:table-cell table:style-name="empty-cell" table:number-columns-spanned="3"/>
          <table:covered-table-cell/>
          <table:covered-table-cell/>
        </table:table-row>
        <table:table-row table:style-name="TBL_0_14_row_53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</table:table>
      <table:table table:name="TBL_0_15" table:style-name="TBL_0_15">
        <table:table-column table:style-name="TBL_0_15_col_0">
</table:table-column>
        <table:table-column table:style-name="TBL_0_15_col_1">
</table:table-column>
        <table:table-column table:style-name="TBL_0_15_col_2">
</table:table-column>
        <table:table-row table:style-name="TBL_0_15_row_0">
          <table:table-cell table:style-name="empty-cell" table:number-columns-spanned="3"/>
          <table:covered-table-cell/>
          <table:covered-table-cell/>
        </table:table-row>
        <table:table-row table:style-name="TBL_0_15_row_1">
          <table:table-cell table:style-name="empty-cell"/>
          <table:table-cell table:style-name="C0">
            <text:p text:style-name="P0"><text:bookmark text:name="JR_PAGE_ANCHOR_0_16"/>
<text:span text:style-name="T0">Bruxelles</text:span></text:p>
          </table:table-cell>
          <table:table-cell table:style-name="empty-cell"/>
        </table:table-row>
        <table:table-row table:style-name="TBL_0_15_row_2">
          <table:table-cell table:style-name="empty-cell" table:number-columns-spanned="3"/>
          <table:covered-table-cell/>
          <table:covered-table-cell/>
        </table:table-row>
        <table:table-row table:style-name="TBL_0_15_row_3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15_row_4">
          <table:table-cell table:style-name="empty-cell" table:number-columns-spanned="3"/>
          <table:covered-table-cell/>
          <table:covered-table-cell/>
        </table:table-row>
        <table:table-row table:style-name="TBL_0_15_row_5">
          <table:table-cell table:style-name="empty-cell"/>
          <table:table-cell table:style-name="C0">
            <text:p text:style-name="P0"><text:span text:style-name="T0">Stuttgart</text:span></text:p>
          </table:table-cell>
          <table:table-cell table:style-name="empty-cell"/>
        </table:table-row>
        <table:table-row table:style-name="TBL_0_15_row_6">
          <table:table-cell table:style-name="empty-cell" table:number-columns-spanned="3"/>
          <table:covered-table-cell/>
          <table:covered-table-cell/>
        </table:table-row>
        <table:table-row table:style-name="TBL_0_15_row_7">
          <table:table-cell table:style-name="empty-cell"/>
          <table:table-cell table:style-name="C0">
            <text:p text:style-name="P0"><text:span text:style-name="T0">Campinas</text:span></text:p>
          </table:table-cell>
          <table:table-cell table:style-name="empty-cell"/>
        </table:table-row>
        <table:table-row table:style-name="TBL_0_15_row_8">
          <table:table-cell table:style-name="empty-cell" table:number-columns-spanned="3"/>
          <table:covered-table-cell/>
          <table:covered-table-cell/>
        </table:table-row>
        <table:table-row table:style-name="TBL_0_15_row_9">
          <table:table-cell table:style-name="empty-cell"/>
          <table:table-cell table:style-name="C0">
            <text:p text:style-name="P0"><text:span text:style-name="T0">München</text:span></text:p>
          </table:table-cell>
          <table:table-cell table:style-name="empty-cell"/>
        </table:table-row>
        <table:table-row table:style-name="TBL_0_15_row_10">
          <table:table-cell table:style-name="empty-cell" table:number-columns-spanned="3"/>
          <table:covered-table-cell/>
          <table:covered-table-cell/>
        </table:table-row>
        <table:table-row table:style-name="TBL_0_15_row_11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  <table:table-row table:style-name="TBL_0_15_row_12">
          <table:table-cell table:style-name="empty-cell" table:number-columns-spanned="3"/>
          <table:covered-table-cell/>
          <table:covered-table-cell/>
        </table:table-row>
        <table:table-row table:style-name="TBL_0_15_row_13">
          <table:table-cell table:style-name="empty-cell"/>
          <table:table-cell table:style-name="C0">
            <text:p text:style-name="P0"><text:span text:style-name="T0">Reggio Emilia</text:span></text:p>
          </table:table-cell>
          <table:table-cell table:style-name="empty-cell"/>
        </table:table-row>
        <table:table-row table:style-name="TBL_0_15_row_14">
          <table:table-cell table:style-name="empty-cell" table:number-columns-spanned="3"/>
          <table:covered-table-cell/>
          <table:covered-table-cell/>
        </table:table-row>
        <table:table-row table:style-name="TBL_0_15_row_15">
          <table:table-cell table:style-name="empty-cell"/>
          <table:table-cell table:style-name="C0">
            <text:p text:style-name="P0"><text:span text:style-name="T0">Eugene</text:span></text:p>
          </table:table-cell>
          <table:table-cell table:style-name="empty-cell"/>
        </table:table-row>
        <table:table-row table:style-name="TBL_0_15_row_16">
          <table:table-cell table:style-name="empty-cell" table:number-columns-spanned="3"/>
          <table:covered-table-cell/>
          <table:covered-table-cell/>
        </table:table-row>
        <table:table-row table:style-name="TBL_0_15_row_17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15_row_18">
          <table:table-cell table:style-name="empty-cell" table:number-columns-spanned="3"/>
          <table:covered-table-cell/>
          <table:covered-table-cell/>
        </table:table-row>
        <table:table-row table:style-name="TBL_0_15_row_19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15_row_20">
          <table:table-cell table:style-name="empty-cell" table:number-columns-spanned="3"/>
          <table:covered-table-cell/>
          <table:covered-table-cell/>
        </table:table-row>
        <table:table-row table:style-name="TBL_0_15_row_21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15_row_22">
          <table:table-cell table:style-name="empty-cell" table:number-columns-spanned="3"/>
          <table:covered-table-cell/>
          <table:covered-table-cell/>
        </table:table-row>
        <table:table-row table:style-name="TBL_0_15_row_23">
          <table:table-cell table:style-name="empty-cell"/>
          <table:table-cell table:style-name="C0">
            <text:p text:style-name="P0"><text:span text:style-name="T0">Elgin</text:span></text:p>
          </table:table-cell>
          <table:table-cell table:style-name="empty-cell"/>
        </table:table-row>
        <table:table-row table:style-name="TBL_0_15_row_24">
          <table:table-cell table:style-name="empty-cell" table:number-columns-spanned="3"/>
          <table:covered-table-cell/>
          <table:covered-table-cell/>
        </table:table-row>
        <table:table-row table:style-name="TBL_0_15_row_25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  <table:table-row table:style-name="TBL_0_15_row_26">
          <table:table-cell table:style-name="empty-cell" table:number-columns-spanned="3"/>
          <table:covered-table-cell/>
          <table:covered-table-cell/>
        </table:table-row>
        <table:table-row table:style-name="TBL_0_15_row_27">
          <table:table-cell table:style-name="empty-cell"/>
          <table:table-cell table:style-name="C0">
            <text:p text:style-name="P0"><text:span text:style-name="T0">Portland</text:span></text:p>
          </table:table-cell>
          <table:table-cell table:style-name="empty-cell"/>
        </table:table-row>
        <table:table-row table:style-name="TBL_0_15_row_28">
          <table:table-cell table:style-name="empty-cell" table:number-columns-spanned="3"/>
          <table:covered-table-cell/>
          <table:covered-table-cell/>
        </table:table-row>
        <table:table-row table:style-name="TBL_0_15_row_29">
          <table:table-cell table:style-name="empty-cell"/>
          <table:table-cell table:style-name="C0">
            <text:p text:style-name="P0"><text:span text:style-name="T0">Marseille</text:span></text:p>
          </table:table-cell>
          <table:table-cell table:style-name="empty-cell"/>
        </table:table-row>
        <table:table-row table:style-name="TBL_0_15_row_30">
          <table:table-cell table:style-name="empty-cell" table:number-columns-spanned="3"/>
          <table:covered-table-cell/>
          <table:covered-table-cell/>
        </table:table-row>
        <table:table-row table:style-name="TBL_0_15_row_31">
          <table:table-cell table:style-name="empty-cell"/>
          <table:table-cell table:style-name="C0">
            <text:p text:style-name="P0"><text:span text:style-name="T0">Lisboa</text:span></text:p>
          </table:table-cell>
          <table:table-cell table:style-name="empty-cell"/>
        </table:table-row>
        <table:table-row table:style-name="TBL_0_15_row_32">
          <table:table-cell table:style-name="empty-cell" table:number-columns-spanned="3"/>
          <table:covered-table-cell/>
          <table:covered-table-cell/>
        </table:table-row>
        <table:table-row table:style-name="TBL_0_15_row_33">
          <table:table-cell table:style-name="empty-cell"/>
          <table:table-cell table:style-name="C0">
            <text:p text:style-name="P0"><text:span text:style-name="T0">Portland</text:span></text:p>
          </table:table-cell>
          <table:table-cell table:style-name="empty-cell"/>
        </table:table-row>
        <table:table-row table:style-name="TBL_0_15_row_34">
          <table:table-cell table:style-name="empty-cell" table:number-columns-spanned="3"/>
          <table:covered-table-cell/>
          <table:covered-table-cell/>
        </table:table-row>
        <table:table-row table:style-name="TBL_0_15_row_35">
          <table:table-cell table:style-name="empty-cell"/>
          <table:table-cell table:style-name="C0">
            <text:p text:style-name="P0"><text:span text:style-name="T0">Genève</text:span></text:p>
          </table:table-cell>
          <table:table-cell table:style-name="empty-cell"/>
        </table:table-row>
        <table:table-row table:style-name="TBL_0_15_row_36">
          <table:table-cell table:style-name="empty-cell" table:number-columns-spanned="3"/>
          <table:covered-table-cell/>
          <table:covered-table-cell/>
        </table:table-row>
        <table:table-row table:style-name="TBL_0_15_row_37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15_row_38">
          <table:table-cell table:style-name="empty-cell" table:number-columns-spanned="3"/>
          <table:covered-table-cell/>
          <table:covered-table-cell/>
        </table:table-row>
        <table:table-row table:style-name="TBL_0_15_row_39">
          <table:table-cell table:style-name="empty-cell"/>
          <table:table-cell table:style-name="C0">
            <text:p text:style-name="P0"><text:span text:style-name="T0">Stuttgart</text:span></text:p>
          </table:table-cell>
          <table:table-cell table:style-name="empty-cell"/>
        </table:table-row>
        <table:table-row table:style-name="TBL_0_15_row_40">
          <table:table-cell table:style-name="empty-cell" table:number-columns-spanned="3"/>
          <table:covered-table-cell/>
          <table:covered-table-cell/>
        </table:table-row>
        <table:table-row table:style-name="TBL_0_15_row_41">
          <table:table-cell table:style-name="empty-cell"/>
          <table:table-cell table:style-name="C0">
            <text:p text:style-name="P0"><text:span text:style-name="T0">Kobenhavn</text:span></text:p>
          </table:table-cell>
          <table:table-cell table:style-name="empty-cell"/>
        </table:table-row>
        <table:table-row table:style-name="TBL_0_15_row_42">
          <table:table-cell table:style-name="empty-cell" table:number-columns-spanned="3"/>
          <table:covered-table-cell/>
          <table:covered-table-cell/>
        </table:table-row>
        <table:table-row table:style-name="TBL_0_15_row_43">
          <table:table-cell table:style-name="empty-cell"/>
          <table:table-cell table:style-name="C0">
            <text:p text:style-name="P0"><text:span text:style-name="T0">München</text:span></text:p>
          </table:table-cell>
          <table:table-cell table:style-name="empty-cell"/>
        </table:table-row>
        <table:table-row table:style-name="TBL_0_15_row_44">
          <table:table-cell table:style-name="empty-cell" table:number-columns-spanned="3"/>
          <table:covered-table-cell/>
          <table:covered-table-cell/>
        </table:table-row>
        <table:table-row table:style-name="TBL_0_15_row_45">
          <table:table-cell table:style-name="empty-cell"/>
          <table:table-cell table:style-name="C0">
            <text:p text:style-name="P0"><text:span text:style-name="T0">Nantes</text:span></text:p>
          </table:table-cell>
          <table:table-cell table:style-name="empty-cell"/>
        </table:table-row>
        <table:table-row table:style-name="TBL_0_15_row_46">
          <table:table-cell table:style-name="empty-cell" table:number-columns-spanned="3"/>
          <table:covered-table-cell/>
          <table:covered-table-cell/>
        </table:table-row>
        <table:table-row table:style-name="TBL_0_15_row_47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  <table:table-row table:style-name="TBL_0_15_row_48">
          <table:table-cell table:style-name="empty-cell" table:number-columns-spanned="3"/>
          <table:covered-table-cell/>
          <table:covered-table-cell/>
        </table:table-row>
        <table:table-row table:style-name="TBL_0_15_row_49">
          <table:table-cell table:style-name="empty-cell"/>
          <table:table-cell table:style-name="C0">
            <text:p text:style-name="P0"><text:span text:style-name="T0">Helsinki</text:span></text:p>
          </table:table-cell>
          <table:table-cell table:style-name="empty-cell"/>
        </table:table-row>
        <table:table-row table:style-name="TBL_0_15_row_50">
          <table:table-cell table:style-name="empty-cell" table:number-columns-spanned="3"/>
          <table:covered-table-cell/>
          <table:covered-table-cell/>
        </table:table-row>
        <table:table-row table:style-name="TBL_0_15_row_51">
          <table:table-cell table:style-name="empty-cell"/>
          <table:table-cell table:style-name="C0">
            <text:p text:style-name="P0"><text:span text:style-name="T0">Cowes</text:span></text:p>
          </table:table-cell>
          <table:table-cell table:style-name="empty-cell"/>
        </table:table-row>
        <table:table-row table:style-name="TBL_0_15_row_52">
          <table:table-cell table:style-name="empty-cell" table:number-columns-spanned="3"/>
          <table:covered-table-cell/>
          <table:covered-table-cell/>
        </table:table-row>
        <table:table-row table:style-name="TBL_0_15_row_53">
          <table:table-cell table:style-name="empty-cell"/>
          <table:table-cell table:style-name="C0">
            <text:p text:style-name="P0"><text:span text:style-name="T0">München</text:span></text:p>
          </table:table-cell>
          <table:table-cell table:style-name="empty-cell"/>
        </table:table-row>
      </table:table>
      <table:table table:name="TBL_0_16" table:style-name="TBL_0_16">
        <table:table-column table:style-name="TBL_0_16_col_0">
</table:table-column>
        <table:table-column table:style-name="TBL_0_16_col_1">
</table:table-column>
        <table:table-column table:style-name="TBL_0_16_col_2">
</table:table-column>
        <table:table-row table:style-name="TBL_0_16_row_0">
          <table:table-cell table:style-name="empty-cell" table:number-columns-spanned="3"/>
          <table:covered-table-cell/>
          <table:covered-table-cell/>
        </table:table-row>
        <table:table-row table:style-name="TBL_0_16_row_1">
          <table:table-cell table:style-name="empty-cell"/>
          <table:table-cell table:style-name="C0">
            <text:p text:style-name="P0"><text:bookmark text:name="JR_PAGE_ANCHOR_0_17"/>
<text:span text:style-name="T0">México D.F.</text:span></text:p>
          </table:table-cell>
          <table:table-cell table:style-name="empty-cell"/>
        </table:table-row>
        <table:table-row table:style-name="TBL_0_16_row_2">
          <table:table-cell table:style-name="empty-cell" table:number-columns-spanned="3"/>
          <table:covered-table-cell/>
          <table:covered-table-cell/>
        </table:table-row>
        <table:table-row table:style-name="TBL_0_16_row_3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16_row_4">
          <table:table-cell table:style-name="empty-cell" table:number-columns-spanned="3"/>
          <table:covered-table-cell/>
          <table:covered-table-cell/>
        </table:table-row>
        <table:table-row table:style-name="TBL_0_16_row_5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16_row_6">
          <table:table-cell table:style-name="empty-cell" table:number-columns-spanned="3"/>
          <table:covered-table-cell/>
          <table:covered-table-cell/>
        </table:table-row>
        <table:table-row table:style-name="TBL_0_16_row_7">
          <table:table-cell table:style-name="empty-cell"/>
          <table:table-cell table:style-name="C0">
            <text:p text:style-name="P0"><text:span text:style-name="T0">Strasbourg</text:span></text:p>
          </table:table-cell>
          <table:table-cell table:style-name="empty-cell"/>
        </table:table-row>
        <table:table-row table:style-name="TBL_0_16_row_8">
          <table:table-cell table:style-name="empty-cell" table:number-columns-spanned="3"/>
          <table:covered-table-cell/>
          <table:covered-table-cell/>
        </table:table-row>
        <table:table-row table:style-name="TBL_0_16_row_9">
          <table:table-cell table:style-name="empty-cell"/>
          <table:table-cell table:style-name="C0">
            <text:p text:style-name="P0"><text:span text:style-name="T0">Anchorage</text:span></text:p>
          </table:table-cell>
          <table:table-cell table:style-name="empty-cell"/>
        </table:table-row>
        <table:table-row table:style-name="TBL_0_16_row_10">
          <table:table-cell table:style-name="empty-cell" table:number-columns-spanned="3"/>
          <table:covered-table-cell/>
          <table:covered-table-cell/>
        </table:table-row>
        <table:table-row table:style-name="TBL_0_16_row_11">
          <table:table-cell table:style-name="empty-cell"/>
          <table:table-cell table:style-name="C0">
            <text:p text:style-name="P0"><text:span text:style-name="T0">Eugene</text:span></text:p>
          </table:table-cell>
          <table:table-cell table:style-name="empty-cell"/>
        </table:table-row>
        <table:table-row table:style-name="TBL_0_16_row_12">
          <table:table-cell table:style-name="empty-cell" table:number-columns-spanned="3"/>
          <table:covered-table-cell/>
          <table:covered-table-cell/>
        </table:table-row>
        <table:table-row table:style-name="TBL_0_16_row_13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16_row_14">
          <table:table-cell table:style-name="empty-cell" table:number-columns-spanned="3"/>
          <table:covered-table-cell/>
          <table:covered-table-cell/>
        </table:table-row>
        <table:table-row table:style-name="TBL_0_16_row_15">
          <table:table-cell table:style-name="empty-cell"/>
          <table:table-cell table:style-name="C0">
            <text:p text:style-name="P0"><text:span text:style-name="T0">Nantes</text:span></text:p>
          </table:table-cell>
          <table:table-cell table:style-name="empty-cell"/>
        </table:table-row>
        <table:table-row table:style-name="TBL_0_16_row_16">
          <table:table-cell table:style-name="empty-cell" table:number-columns-spanned="3"/>
          <table:covered-table-cell/>
          <table:covered-table-cell/>
        </table:table-row>
        <table:table-row table:style-name="TBL_0_16_row_17">
          <table:table-cell table:style-name="empty-cell"/>
          <table:table-cell table:style-name="C0">
            <text:p text:style-name="P0"><text:span text:style-name="T0">Köln</text:span></text:p>
          </table:table-cell>
          <table:table-cell table:style-name="empty-cell"/>
        </table:table-row>
        <table:table-row table:style-name="TBL_0_16_row_18">
          <table:table-cell table:style-name="empty-cell" table:number-columns-spanned="3"/>
          <table:covered-table-cell/>
          <table:covered-table-cell/>
        </table:table-row>
        <table:table-row table:style-name="TBL_0_16_row_19">
          <table:table-cell table:style-name="empty-cell"/>
          <table:table-cell table:style-name="C0">
            <text:p text:style-name="P0"><text:span text:style-name="T0">Campinas</text:span></text:p>
          </table:table-cell>
          <table:table-cell table:style-name="empty-cell"/>
        </table:table-row>
        <table:table-row table:style-name="TBL_0_16_row_20">
          <table:table-cell table:style-name="empty-cell" table:number-columns-spanned="3"/>
          <table:covered-table-cell/>
          <table:covered-table-cell/>
        </table:table-row>
        <table:table-row table:style-name="TBL_0_16_row_21">
          <table:table-cell table:style-name="empty-cell"/>
          <table:table-cell table:style-name="C0">
            <text:p text:style-name="P0"><text:span text:style-name="T0">Salzburg</text:span></text:p>
          </table:table-cell>
          <table:table-cell table:style-name="empty-cell"/>
        </table:table-row>
        <table:table-row table:style-name="TBL_0_16_row_22">
          <table:table-cell table:style-name="empty-cell" table:number-columns-spanned="3"/>
          <table:covered-table-cell/>
          <table:covered-table-cell/>
        </table:table-row>
        <table:table-row table:style-name="TBL_0_16_row_23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  <table:table-row table:style-name="TBL_0_16_row_24">
          <table:table-cell table:style-name="empty-cell" table:number-columns-spanned="3"/>
          <table:covered-table-cell/>
          <table:covered-table-cell/>
        </table:table-row>
        <table:table-row table:style-name="TBL_0_16_row_25">
          <table:table-cell table:style-name="empty-cell"/>
          <table:table-cell table:style-name="C0">
            <text:p text:style-name="P0"><text:span text:style-name="T0">Århus</text:span></text:p>
          </table:table-cell>
          <table:table-cell table:style-name="empty-cell"/>
        </table:table-row>
        <table:table-row table:style-name="TBL_0_16_row_26">
          <table:table-cell table:style-name="empty-cell" table:number-columns-spanned="3"/>
          <table:covered-table-cell/>
          <table:covered-table-cell/>
        </table:table-row>
        <table:table-row table:style-name="TBL_0_16_row_27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  <table:table-row table:style-name="TBL_0_16_row_28">
          <table:table-cell table:style-name="empty-cell" table:number-columns-spanned="3"/>
          <table:covered-table-cell/>
          <table:covered-table-cell/>
        </table:table-row>
        <table:table-row table:style-name="TBL_0_16_row_29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16_row_30">
          <table:table-cell table:style-name="empty-cell" table:number-columns-spanned="3"/>
          <table:covered-table-cell/>
          <table:covered-table-cell/>
        </table:table-row>
        <table:table-row table:style-name="TBL_0_16_row_31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16_row_32">
          <table:table-cell table:style-name="empty-cell" table:number-columns-spanned="3"/>
          <table:covered-table-cell/>
          <table:covered-table-cell/>
        </table:table-row>
        <table:table-row table:style-name="TBL_0_16_row_33">
          <table:table-cell table:style-name="empty-cell"/>
          <table:table-cell table:style-name="C0">
            <text:p text:style-name="P0"><text:span text:style-name="T0">Berlin</text:span></text:p>
          </table:table-cell>
          <table:table-cell table:style-name="empty-cell"/>
        </table:table-row>
        <table:table-row table:style-name="TBL_0_16_row_34">
          <table:table-cell table:style-name="empty-cell" table:number-columns-spanned="3"/>
          <table:covered-table-cell/>
          <table:covered-table-cell/>
        </table:table-row>
        <table:table-row table:style-name="TBL_0_16_row_35">
          <table:table-cell table:style-name="empty-cell"/>
          <table:table-cell table:style-name="C0">
            <text:p text:style-name="P0"><text:span text:style-name="T0">Seattle</text:span></text:p>
          </table:table-cell>
          <table:table-cell table:style-name="empty-cell"/>
        </table:table-row>
        <table:table-row table:style-name="TBL_0_16_row_36">
          <table:table-cell table:style-name="empty-cell" table:number-columns-spanned="3"/>
          <table:covered-table-cell/>
          <table:covered-table-cell/>
        </table:table-row>
        <table:table-row table:style-name="TBL_0_16_row_37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16_row_38">
          <table:table-cell table:style-name="empty-cell" table:number-columns-spanned="3"/>
          <table:covered-table-cell/>
          <table:covered-table-cell/>
        </table:table-row>
        <table:table-row table:style-name="TBL_0_16_row_39">
          <table:table-cell table:style-name="empty-cell"/>
          <table:table-cell table:style-name="C0">
            <text:p text:style-name="P0"><text:span text:style-name="T0">Helsinki</text:span></text:p>
          </table:table-cell>
          <table:table-cell table:style-name="empty-cell"/>
        </table:table-row>
        <table:table-row table:style-name="TBL_0_16_row_40">
          <table:table-cell table:style-name="empty-cell" table:number-columns-spanned="3"/>
          <table:covered-table-cell/>
          <table:covered-table-cell/>
        </table:table-row>
        <table:table-row table:style-name="TBL_0_16_row_41">
          <table:table-cell table:style-name="empty-cell"/>
          <table:table-cell table:style-name="C0">
            <text:p text:style-name="P0"><text:span text:style-name="T0">Seattle</text:span></text:p>
          </table:table-cell>
          <table:table-cell table:style-name="empty-cell"/>
        </table:table-row>
        <table:table-row table:style-name="TBL_0_16_row_42">
          <table:table-cell table:style-name="empty-cell" table:number-columns-spanned="3"/>
          <table:covered-table-cell/>
          <table:covered-table-cell/>
        </table:table-row>
        <table:table-row table:style-name="TBL_0_16_row_43">
          <table:table-cell table:style-name="empty-cell"/>
          <table:table-cell table:style-name="C0">
            <text:p text:style-name="P0"><text:span text:style-name="T0">I. de Margarita</text:span></text:p>
          </table:table-cell>
          <table:table-cell table:style-name="empty-cell"/>
        </table:table-row>
        <table:table-row table:style-name="TBL_0_16_row_44">
          <table:table-cell table:style-name="empty-cell" table:number-columns-spanned="3"/>
          <table:covered-table-cell/>
          <table:covered-table-cell/>
        </table:table-row>
        <table:table-row table:style-name="TBL_0_16_row_45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16_row_46">
          <table:table-cell table:style-name="empty-cell" table:number-columns-spanned="3"/>
          <table:covered-table-cell/>
          <table:covered-table-cell/>
        </table:table-row>
        <table:table-row table:style-name="TBL_0_16_row_47">
          <table:table-cell table:style-name="empty-cell"/>
          <table:table-cell table:style-name="C0">
            <text:p text:style-name="P0"><text:span text:style-name="T0">Leipzig</text:span></text:p>
          </table:table-cell>
          <table:table-cell table:style-name="empty-cell"/>
        </table:table-row>
        <table:table-row table:style-name="TBL_0_16_row_48">
          <table:table-cell table:style-name="empty-cell" table:number-columns-spanned="3"/>
          <table:covered-table-cell/>
          <table:covered-table-cell/>
        </table:table-row>
        <table:table-row table:style-name="TBL_0_16_row_49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16_row_50">
          <table:table-cell table:style-name="empty-cell" table:number-columns-spanned="3"/>
          <table:covered-table-cell/>
          <table:covered-table-cell/>
        </table:table-row>
        <table:table-row table:style-name="TBL_0_16_row_51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  <table:table-row table:style-name="TBL_0_16_row_52">
          <table:table-cell table:style-name="empty-cell" table:number-columns-spanned="3"/>
          <table:covered-table-cell/>
          <table:covered-table-cell/>
        </table:table-row>
        <table:table-row table:style-name="TBL_0_16_row_53">
          <table:table-cell table:style-name="empty-cell"/>
          <table:table-cell table:style-name="C0">
            <text:p text:style-name="P0"><text:span text:style-name="T0">Berlin</text:span></text:p>
          </table:table-cell>
          <table:table-cell table:style-name="empty-cell"/>
        </table:table-row>
      </table:table>
      <table:table table:name="TBL_0_17" table:style-name="TBL_0_17">
        <table:table-column table:style-name="TBL_0_17_col_0">
</table:table-column>
        <table:table-column table:style-name="TBL_0_17_col_1">
</table:table-column>
        <table:table-column table:style-name="TBL_0_17_col_2">
</table:table-column>
        <table:table-row table:style-name="TBL_0_17_row_0">
          <table:table-cell table:style-name="empty-cell" table:number-columns-spanned="3"/>
          <table:covered-table-cell/>
          <table:covered-table-cell/>
        </table:table-row>
        <table:table-row table:style-name="TBL_0_17_row_1">
          <table:table-cell table:style-name="empty-cell"/>
          <table:table-cell table:style-name="C0">
            <text:p text:style-name="P0"><text:bookmark text:name="JR_PAGE_ANCHOR_0_18"/>
<text:span text:style-name="T0">Bräcke</text:span></text:p>
          </table:table-cell>
          <table:table-cell table:style-name="empty-cell"/>
        </table:table-row>
        <table:table-row table:style-name="TBL_0_17_row_2">
          <table:table-cell table:style-name="empty-cell" table:number-columns-spanned="3"/>
          <table:covered-table-cell/>
          <table:covered-table-cell/>
        </table:table-row>
        <table:table-row table:style-name="TBL_0_17_row_3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17_row_4">
          <table:table-cell table:style-name="empty-cell" table:number-columns-spanned="3"/>
          <table:covered-table-cell/>
          <table:covered-table-cell/>
        </table:table-row>
        <table:table-row table:style-name="TBL_0_17_row_5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  <table:table-row table:style-name="TBL_0_17_row_6">
          <table:table-cell table:style-name="empty-cell" table:number-columns-spanned="3"/>
          <table:covered-table-cell/>
          <table:covered-table-cell/>
        </table:table-row>
        <table:table-row table:style-name="TBL_0_17_row_7">
          <table:table-cell table:style-name="empty-cell"/>
          <table:table-cell table:style-name="C0">
            <text:p text:style-name="P0"><text:span text:style-name="T0">Anchorage</text:span></text:p>
          </table:table-cell>
          <table:table-cell table:style-name="empty-cell"/>
        </table:table-row>
        <table:table-row table:style-name="TBL_0_17_row_8">
          <table:table-cell table:style-name="empty-cell" table:number-columns-spanned="3"/>
          <table:covered-table-cell/>
          <table:covered-table-cell/>
        </table:table-row>
        <table:table-row table:style-name="TBL_0_17_row_9">
          <table:table-cell table:style-name="empty-cell"/>
          <table:table-cell table:style-name="C0">
            <text:p text:style-name="P0"><text:span text:style-name="T0">Colchester</text:span></text:p>
          </table:table-cell>
          <table:table-cell table:style-name="empty-cell"/>
        </table:table-row>
        <table:table-row table:style-name="TBL_0_17_row_10">
          <table:table-cell table:style-name="empty-cell" table:number-columns-spanned="3"/>
          <table:covered-table-cell/>
          <table:covered-table-cell/>
        </table:table-row>
        <table:table-row table:style-name="TBL_0_17_row_11">
          <table:table-cell table:style-name="empty-cell"/>
          <table:table-cell table:style-name="C0">
            <text:p text:style-name="P0"><text:span text:style-name="T0">Portland</text:span></text:p>
          </table:table-cell>
          <table:table-cell table:style-name="empty-cell"/>
        </table:table-row>
        <table:table-row table:style-name="TBL_0_17_row_12">
          <table:table-cell table:style-name="empty-cell" table:number-columns-spanned="3"/>
          <table:covered-table-cell/>
          <table:covered-table-cell/>
        </table:table-row>
        <table:table-row table:style-name="TBL_0_17_row_13">
          <table:table-cell table:style-name="empty-cell"/>
          <table:table-cell table:style-name="C0">
            <text:p text:style-name="P0"><text:span text:style-name="T0">Campinas</text:span></text:p>
          </table:table-cell>
          <table:table-cell table:style-name="empty-cell"/>
        </table:table-row>
        <table:table-row table:style-name="TBL_0_17_row_14">
          <table:table-cell table:style-name="empty-cell" table:number-columns-spanned="3"/>
          <table:covered-table-cell/>
          <table:covered-table-cell/>
        </table:table-row>
        <table:table-row table:style-name="TBL_0_17_row_15">
          <table:table-cell table:style-name="empty-cell"/>
          <table:table-cell table:style-name="C0">
            <text:p text:style-name="P0"><text:span text:style-name="T0">Torino</text:span></text:p>
          </table:table-cell>
          <table:table-cell table:style-name="empty-cell"/>
        </table:table-row>
        <table:table-row table:style-name="TBL_0_17_row_16">
          <table:table-cell table:style-name="empty-cell" table:number-columns-spanned="3"/>
          <table:covered-table-cell/>
          <table:covered-table-cell/>
        </table:table-row>
        <table:table-row table:style-name="TBL_0_17_row_17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17_row_18">
          <table:table-cell table:style-name="empty-cell" table:number-columns-spanned="3"/>
          <table:covered-table-cell/>
          <table:covered-table-cell/>
        </table:table-row>
        <table:table-row table:style-name="TBL_0_17_row_19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  <table:table-row table:style-name="TBL_0_17_row_20">
          <table:table-cell table:style-name="empty-cell" table:number-columns-spanned="3"/>
          <table:covered-table-cell/>
          <table:covered-table-cell/>
        </table:table-row>
        <table:table-row table:style-name="TBL_0_17_row_21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17_row_22">
          <table:table-cell table:style-name="empty-cell" table:number-columns-spanned="3"/>
          <table:covered-table-cell/>
          <table:covered-table-cell/>
        </table:table-row>
        <table:table-row table:style-name="TBL_0_17_row_23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17_row_24">
          <table:table-cell table:style-name="empty-cell" table:number-columns-spanned="3"/>
          <table:covered-table-cell/>
          <table:covered-table-cell/>
        </table:table-row>
        <table:table-row table:style-name="TBL_0_17_row_25">
          <table:table-cell table:style-name="empty-cell"/>
          <table:table-cell table:style-name="C0">
            <text:p text:style-name="P0"><text:span text:style-name="T0">Marseille</text:span></text:p>
          </table:table-cell>
          <table:table-cell table:style-name="empty-cell"/>
        </table:table-row>
        <table:table-row table:style-name="TBL_0_17_row_26">
          <table:table-cell table:style-name="empty-cell" table:number-columns-spanned="3"/>
          <table:covered-table-cell/>
          <table:covered-table-cell/>
        </table:table-row>
        <table:table-row table:style-name="TBL_0_17_row_27">
          <table:table-cell table:style-name="empty-cell"/>
          <table:table-cell table:style-name="C0">
            <text:p text:style-name="P0"><text:span text:style-name="T0">Buenos Aires</text:span></text:p>
          </table:table-cell>
          <table:table-cell table:style-name="empty-cell"/>
        </table:table-row>
        <table:table-row table:style-name="TBL_0_17_row_28">
          <table:table-cell table:style-name="empty-cell" table:number-columns-spanned="3"/>
          <table:covered-table-cell/>
          <table:covered-table-cell/>
        </table:table-row>
        <table:table-row table:style-name="TBL_0_17_row_29">
          <table:table-cell table:style-name="empty-cell"/>
          <table:table-cell table:style-name="C0">
            <text:p text:style-name="P0"><text:span text:style-name="T0">München</text:span></text:p>
          </table:table-cell>
          <table:table-cell table:style-name="empty-cell"/>
        </table:table-row>
        <table:table-row table:style-name="TBL_0_17_row_30">
          <table:table-cell table:style-name="empty-cell" table:number-columns-spanned="3"/>
          <table:covered-table-cell/>
          <table:covered-table-cell/>
        </table:table-row>
        <table:table-row table:style-name="TBL_0_17_row_31">
          <table:table-cell table:style-name="empty-cell"/>
          <table:table-cell table:style-name="C0">
            <text:p text:style-name="P0"><text:span text:style-name="T0">Brandenburg</text:span></text:p>
          </table:table-cell>
          <table:table-cell table:style-name="empty-cell"/>
        </table:table-row>
        <table:table-row table:style-name="TBL_0_17_row_32">
          <table:table-cell table:style-name="empty-cell" table:number-columns-spanned="3"/>
          <table:covered-table-cell/>
          <table:covered-table-cell/>
        </table:table-row>
        <table:table-row table:style-name="TBL_0_17_row_33">
          <table:table-cell table:style-name="empty-cell"/>
          <table:table-cell table:style-name="C0">
            <text:p text:style-name="P0"><text:span text:style-name="T0">San Francisco</text:span></text:p>
          </table:table-cell>
          <table:table-cell table:style-name="empty-cell"/>
        </table:table-row>
        <table:table-row table:style-name="TBL_0_17_row_34">
          <table:table-cell table:style-name="empty-cell" table:number-columns-spanned="3"/>
          <table:covered-table-cell/>
          <table:covered-table-cell/>
        </table:table-row>
        <table:table-row table:style-name="TBL_0_17_row_35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17_row_36">
          <table:table-cell table:style-name="empty-cell" table:number-columns-spanned="3"/>
          <table:covered-table-cell/>
          <table:covered-table-cell/>
        </table:table-row>
        <table:table-row table:style-name="TBL_0_17_row_37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17_row_38">
          <table:table-cell table:style-name="empty-cell" table:number-columns-spanned="3"/>
          <table:covered-table-cell/>
          <table:covered-table-cell/>
        </table:table-row>
        <table:table-row table:style-name="TBL_0_17_row_39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17_row_40">
          <table:table-cell table:style-name="empty-cell" table:number-columns-spanned="3"/>
          <table:covered-table-cell/>
          <table:covered-table-cell/>
        </table:table-row>
        <table:table-row table:style-name="TBL_0_17_row_41">
          <table:table-cell table:style-name="empty-cell"/>
          <table:table-cell table:style-name="C0">
            <text:p text:style-name="P0"><text:span text:style-name="T0">Seattle</text:span></text:p>
          </table:table-cell>
          <table:table-cell table:style-name="empty-cell"/>
        </table:table-row>
        <table:table-row table:style-name="TBL_0_17_row_42">
          <table:table-cell table:style-name="empty-cell" table:number-columns-spanned="3"/>
          <table:covered-table-cell/>
          <table:covered-table-cell/>
        </table:table-row>
        <table:table-row table:style-name="TBL_0_17_row_43">
          <table:table-cell table:style-name="empty-cell"/>
          <table:table-cell table:style-name="C0">
            <text:p text:style-name="P0"><text:span text:style-name="T0">Montréal</text:span></text:p>
          </table:table-cell>
          <table:table-cell table:style-name="empty-cell"/>
        </table:table-row>
        <table:table-row table:style-name="TBL_0_17_row_44">
          <table:table-cell table:style-name="empty-cell" table:number-columns-spanned="3"/>
          <table:covered-table-cell/>
          <table:covered-table-cell/>
        </table:table-row>
        <table:table-row table:style-name="TBL_0_17_row_45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17_row_46">
          <table:table-cell table:style-name="empty-cell" table:number-columns-spanned="3"/>
          <table:covered-table-cell/>
          <table:covered-table-cell/>
        </table:table-row>
        <table:table-row table:style-name="TBL_0_17_row_47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17_row_48">
          <table:table-cell table:style-name="empty-cell" table:number-columns-spanned="3"/>
          <table:covered-table-cell/>
          <table:covered-table-cell/>
        </table:table-row>
        <table:table-row table:style-name="TBL_0_17_row_49">
          <table:table-cell table:style-name="empty-cell"/>
          <table:table-cell table:style-name="C0">
            <text:p text:style-name="P0"><text:span text:style-name="T0">Reggio Emilia</text:span></text:p>
          </table:table-cell>
          <table:table-cell table:style-name="empty-cell"/>
        </table:table-row>
        <table:table-row table:style-name="TBL_0_17_row_50">
          <table:table-cell table:style-name="empty-cell" table:number-columns-spanned="3"/>
          <table:covered-table-cell/>
          <table:covered-table-cell/>
        </table:table-row>
        <table:table-row table:style-name="TBL_0_17_row_51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17_row_52">
          <table:table-cell table:style-name="empty-cell" table:number-columns-spanned="3"/>
          <table:covered-table-cell/>
          <table:covered-table-cell/>
        </table:table-row>
        <table:table-row table:style-name="TBL_0_17_row_53">
          <table:table-cell table:style-name="empty-cell"/>
          <table:table-cell table:style-name="C0">
            <text:p text:style-name="P0"><text:span text:style-name="T0">I. de Margarita</text:span></text:p>
          </table:table-cell>
          <table:table-cell table:style-name="empty-cell"/>
        </table:table-row>
      </table:table>
      <table:table table:name="TBL_0_18" table:style-name="TBL_0_18">
        <table:table-column table:style-name="TBL_0_18_col_0">
</table:table-column>
        <table:table-column table:style-name="TBL_0_18_col_1">
</table:table-column>
        <table:table-column table:style-name="TBL_0_18_col_2">
</table:table-column>
        <table:table-row table:style-name="TBL_0_18_row_0">
          <table:table-cell table:style-name="empty-cell" table:number-columns-spanned="3"/>
          <table:covered-table-cell/>
          <table:covered-table-cell/>
        </table:table-row>
        <table:table-row table:style-name="TBL_0_18_row_1">
          <table:table-cell table:style-name="empty-cell"/>
          <table:table-cell table:style-name="C0">
            <text:p text:style-name="P0"><text:bookmark text:name="JR_PAGE_ANCHOR_0_19"/>
<text:span text:style-name="T0">Marseille</text:span></text:p>
          </table:table-cell>
          <table:table-cell table:style-name="empty-cell"/>
        </table:table-row>
        <table:table-row table:style-name="TBL_0_18_row_2">
          <table:table-cell table:style-name="empty-cell" table:number-columns-spanned="3"/>
          <table:covered-table-cell/>
          <table:covered-table-cell/>
        </table:table-row>
        <table:table-row table:style-name="TBL_0_18_row_3">
          <table:table-cell table:style-name="empty-cell"/>
          <table:table-cell table:style-name="C0">
            <text:p text:style-name="P0"><text:span text:style-name="T0">Bern</text:span></text:p>
          </table:table-cell>
          <table:table-cell table:style-name="empty-cell"/>
        </table:table-row>
        <table:table-row table:style-name="TBL_0_18_row_4">
          <table:table-cell table:style-name="empty-cell" table:number-columns-spanned="3"/>
          <table:covered-table-cell/>
          <table:covered-table-cell/>
        </table:table-row>
        <table:table-row table:style-name="TBL_0_18_row_5">
          <table:table-cell table:style-name="empty-cell"/>
          <table:table-cell table:style-name="C0">
            <text:p text:style-name="P0"><text:span text:style-name="T0">Marseille</text:span></text:p>
          </table:table-cell>
          <table:table-cell table:style-name="empty-cell"/>
        </table:table-row>
        <table:table-row table:style-name="TBL_0_18_row_6">
          <table:table-cell table:style-name="empty-cell" table:number-columns-spanned="3"/>
          <table:covered-table-cell/>
          <table:covered-table-cell/>
        </table:table-row>
        <table:table-row table:style-name="TBL_0_18_row_7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  <table:table-row table:style-name="TBL_0_18_row_8">
          <table:table-cell table:style-name="empty-cell" table:number-columns-spanned="3"/>
          <table:covered-table-cell/>
          <table:covered-table-cell/>
        </table:table-row>
        <table:table-row table:style-name="TBL_0_18_row_9">
          <table:table-cell table:style-name="empty-cell"/>
          <table:table-cell table:style-name="C0">
            <text:p text:style-name="P0"><text:span text:style-name="T0">Campinas</text:span></text:p>
          </table:table-cell>
          <table:table-cell table:style-name="empty-cell"/>
        </table:table-row>
        <table:table-row table:style-name="TBL_0_18_row_10">
          <table:table-cell table:style-name="empty-cell" table:number-columns-spanned="3"/>
          <table:covered-table-cell/>
          <table:covered-table-cell/>
        </table:table-row>
        <table:table-row table:style-name="TBL_0_18_row_11">
          <table:table-cell table:style-name="empty-cell"/>
          <table:table-cell table:style-name="C0">
            <text:p text:style-name="P0"><text:span text:style-name="T0">San Francisco</text:span></text:p>
          </table:table-cell>
          <table:table-cell table:style-name="empty-cell"/>
        </table:table-row>
        <table:table-row table:style-name="TBL_0_18_row_12">
          <table:table-cell table:style-name="empty-cell" table:number-columns-spanned="3"/>
          <table:covered-table-cell/>
          <table:covered-table-cell/>
        </table:table-row>
        <table:table-row table:style-name="TBL_0_18_row_13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  <table:table-row table:style-name="TBL_0_18_row_14">
          <table:table-cell table:style-name="empty-cell" table:number-columns-spanned="3"/>
          <table:covered-table-cell/>
          <table:covered-table-cell/>
        </table:table-row>
        <table:table-row table:style-name="TBL_0_18_row_15">
          <table:table-cell table:style-name="empty-cell"/>
          <table:table-cell table:style-name="C0">
            <text:p text:style-name="P0"><text:span text:style-name="T0">Reims</text:span></text:p>
          </table:table-cell>
          <table:table-cell table:style-name="empty-cell"/>
        </table:table-row>
        <table:table-row table:style-name="TBL_0_18_row_16">
          <table:table-cell table:style-name="empty-cell" table:number-columns-spanned="3"/>
          <table:covered-table-cell/>
          <table:covered-table-cell/>
        </table:table-row>
        <table:table-row table:style-name="TBL_0_18_row_17">
          <table:table-cell table:style-name="empty-cell"/>
          <table:table-cell table:style-name="C0">
            <text:p text:style-name="P0"><text:span text:style-name="T0">Paris</text:span></text:p>
          </table:table-cell>
          <table:table-cell table:style-name="empty-cell"/>
        </table:table-row>
        <table:table-row table:style-name="TBL_0_18_row_18">
          <table:table-cell table:style-name="empty-cell" table:number-columns-spanned="3"/>
          <table:covered-table-cell/>
          <table:covered-table-cell/>
        </table:table-row>
        <table:table-row table:style-name="TBL_0_18_row_19">
          <table:table-cell table:style-name="empty-cell"/>
          <table:table-cell table:style-name="C0">
            <text:p text:style-name="P0"><text:span text:style-name="T0">Reims</text:span></text:p>
          </table:table-cell>
          <table:table-cell table:style-name="empty-cell"/>
        </table:table-row>
        <table:table-row table:style-name="TBL_0_18_row_20">
          <table:table-cell table:style-name="empty-cell" table:number-columns-spanned="3"/>
          <table:covered-table-cell/>
          <table:covered-table-cell/>
        </table:table-row>
        <table:table-row table:style-name="TBL_0_18_row_21">
          <table:table-cell table:style-name="empty-cell"/>
          <table:table-cell table:style-name="C0">
            <text:p text:style-name="P0"><text:span text:style-name="T0">Seattle</text:span></text:p>
          </table:table-cell>
          <table:table-cell table:style-name="empty-cell"/>
        </table:table-row>
        <table:table-row table:style-name="TBL_0_18_row_22">
          <table:table-cell table:style-name="empty-cell" table:number-columns-spanned="3"/>
          <table:covered-table-cell/>
          <table:covered-table-cell/>
        </table:table-row>
        <table:table-row table:style-name="TBL_0_18_row_23">
          <table:table-cell table:style-name="empty-cell"/>
          <table:table-cell table:style-name="C0">
            <text:p text:style-name="P0"><text:span text:style-name="T0">Colchester</text:span></text:p>
          </table:table-cell>
          <table:table-cell table:style-name="empty-cell"/>
        </table:table-row>
        <table:table-row table:style-name="TBL_0_18_row_24">
          <table:table-cell table:style-name="empty-cell" table:number-columns-spanned="3"/>
          <table:covered-table-cell/>
          <table:covered-table-cell/>
        </table:table-row>
        <table:table-row table:style-name="TBL_0_18_row_25">
          <table:table-cell table:style-name="empty-cell"/>
          <table:table-cell table:style-name="C0">
            <text:p text:style-name="P0"><text:span text:style-name="T0">Tsawassen</text:span></text:p>
          </table:table-cell>
          <table:table-cell table:style-name="empty-cell"/>
        </table:table-row>
        <table:table-row table:style-name="TBL_0_18_row_26">
          <table:table-cell table:style-name="empty-cell" table:number-columns-spanned="3"/>
          <table:covered-table-cell/>
          <table:covered-table-cell/>
        </table:table-row>
        <table:table-row table:style-name="TBL_0_18_row_27">
          <table:table-cell table:style-name="empty-cell"/>
          <table:table-cell table:style-name="C0">
            <text:p text:style-name="P0"><text:span text:style-name="T0">Colchester</text:span></text:p>
          </table:table-cell>
          <table:table-cell table:style-name="empty-cell"/>
        </table:table-row>
        <table:table-row table:style-name="TBL_0_18_row_28">
          <table:table-cell table:style-name="empty-cell" table:number-columns-spanned="3"/>
          <table:covered-table-cell/>
          <table:covered-table-cell/>
        </table:table-row>
        <table:table-row table:style-name="TBL_0_18_row_29">
          <table:table-cell table:style-name="empty-cell"/>
          <table:table-cell table:style-name="C0">
            <text:p text:style-name="P0"><text:span text:style-name="T0">Århus</text:span></text:p>
          </table:table-cell>
          <table:table-cell table:style-name="empty-cell"/>
        </table:table-row>
        <table:table-row table:style-name="TBL_0_18_row_30">
          <table:table-cell table:style-name="empty-cell" table:number-columns-spanned="3"/>
          <table:covered-table-cell/>
          <table:covered-table-cell/>
        </table:table-row>
        <table:table-row table:style-name="TBL_0_18_row_31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18_row_32">
          <table:table-cell table:style-name="empty-cell" table:number-columns-spanned="3"/>
          <table:covered-table-cell/>
          <table:covered-table-cell/>
        </table:table-row>
        <table:table-row table:style-name="TBL_0_18_row_33">
          <table:table-cell table:style-name="empty-cell"/>
          <table:table-cell table:style-name="C0">
            <text:p text:style-name="P0"><text:span text:style-name="T0">Bern</text:span></text:p>
          </table:table-cell>
          <table:table-cell table:style-name="empty-cell"/>
        </table:table-row>
        <table:table-row table:style-name="TBL_0_18_row_34">
          <table:table-cell table:style-name="empty-cell" table:number-columns-spanned="3"/>
          <table:covered-table-cell/>
          <table:covered-table-cell/>
        </table:table-row>
        <table:table-row table:style-name="TBL_0_18_row_35">
          <table:table-cell table:style-name="empty-cell"/>
          <table:table-cell table:style-name="C0">
            <text:p text:style-name="P0"><text:span text:style-name="T0">Salzburg</text:span></text:p>
          </table:table-cell>
          <table:table-cell table:style-name="empty-cell"/>
        </table:table-row>
        <table:table-row table:style-name="TBL_0_18_row_36">
          <table:table-cell table:style-name="empty-cell" table:number-columns-spanned="3"/>
          <table:covered-table-cell/>
          <table:covered-table-cell/>
        </table:table-row>
        <table:table-row table:style-name="TBL_0_18_row_37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18_row_38">
          <table:table-cell table:style-name="empty-cell" table:number-columns-spanned="3"/>
          <table:covered-table-cell/>
          <table:covered-table-cell/>
        </table:table-row>
        <table:table-row table:style-name="TBL_0_18_row_39">
          <table:table-cell table:style-name="empty-cell"/>
          <table:table-cell table:style-name="C0">
            <text:p text:style-name="P0"><text:span text:style-name="T0">Cowes</text:span></text:p>
          </table:table-cell>
          <table:table-cell table:style-name="empty-cell"/>
        </table:table-row>
        <table:table-row table:style-name="TBL_0_18_row_40">
          <table:table-cell table:style-name="empty-cell" table:number-columns-spanned="3"/>
          <table:covered-table-cell/>
          <table:covered-table-cell/>
        </table:table-row>
        <table:table-row table:style-name="TBL_0_18_row_41">
          <table:table-cell table:style-name="empty-cell"/>
          <table:table-cell table:style-name="C0">
            <text:p text:style-name="P0"><text:span text:style-name="T0">Oulu</text:span></text:p>
          </table:table-cell>
          <table:table-cell table:style-name="empty-cell"/>
        </table:table-row>
        <table:table-row table:style-name="TBL_0_18_row_42">
          <table:table-cell table:style-name="empty-cell" table:number-columns-spanned="3"/>
          <table:covered-table-cell/>
          <table:covered-table-cell/>
        </table:table-row>
        <table:table-row table:style-name="TBL_0_18_row_43">
          <table:table-cell table:style-name="empty-cell"/>
          <table:table-cell table:style-name="C0">
            <text:p text:style-name="P0"><text:span text:style-name="T0">Genève</text:span></text:p>
          </table:table-cell>
          <table:table-cell table:style-name="empty-cell"/>
        </table:table-row>
        <table:table-row table:style-name="TBL_0_18_row_44">
          <table:table-cell table:style-name="empty-cell" table:number-columns-spanned="3"/>
          <table:covered-table-cell/>
          <table:covered-table-cell/>
        </table:table-row>
        <table:table-row table:style-name="TBL_0_18_row_45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18_row_46">
          <table:table-cell table:style-name="empty-cell" table:number-columns-spanned="3"/>
          <table:covered-table-cell/>
          <table:covered-table-cell/>
        </table:table-row>
        <table:table-row table:style-name="TBL_0_18_row_47">
          <table:table-cell table:style-name="empty-cell"/>
          <table:table-cell table:style-name="C0">
            <text:p text:style-name="P0"><text:span text:style-name="T0">Torino</text:span></text:p>
          </table:table-cell>
          <table:table-cell table:style-name="empty-cell"/>
        </table:table-row>
        <table:table-row table:style-name="TBL_0_18_row_48">
          <table:table-cell table:style-name="empty-cell" table:number-columns-spanned="3"/>
          <table:covered-table-cell/>
          <table:covered-table-cell/>
        </table:table-row>
        <table:table-row table:style-name="TBL_0_18_row_49">
          <table:table-cell table:style-name="empty-cell"/>
          <table:table-cell table:style-name="C0">
            <text:p text:style-name="P0"><text:span text:style-name="T0">Bergamo</text:span></text:p>
          </table:table-cell>
          <table:table-cell table:style-name="empty-cell"/>
        </table:table-row>
        <table:table-row table:style-name="TBL_0_18_row_50">
          <table:table-cell table:style-name="empty-cell" table:number-columns-spanned="3"/>
          <table:covered-table-cell/>
          <table:covered-table-cell/>
        </table:table-row>
        <table:table-row table:style-name="TBL_0_18_row_51">
          <table:table-cell table:style-name="empty-cell"/>
          <table:table-cell table:style-name="C0">
            <text:p text:style-name="P0"><text:span text:style-name="T0">Marseille</text:span></text:p>
          </table:table-cell>
          <table:table-cell table:style-name="empty-cell"/>
        </table:table-row>
        <table:table-row table:style-name="TBL_0_18_row_52">
          <table:table-cell table:style-name="empty-cell" table:number-columns-spanned="3"/>
          <table:covered-table-cell/>
          <table:covered-table-cell/>
        </table:table-row>
        <table:table-row table:style-name="TBL_0_18_row_53">
          <table:table-cell table:style-name="empty-cell"/>
          <table:table-cell table:style-name="C0">
            <text:p text:style-name="P0"><text:span text:style-name="T0">Lander</text:span></text:p>
          </table:table-cell>
          <table:table-cell table:style-name="empty-cell"/>
        </table:table-row>
      </table:table>
      <table:table table:name="TBL_0_19" table:style-name="TBL_0_19">
        <table:table-column table:style-name="TBL_0_19_col_0">
</table:table-column>
        <table:table-column table:style-name="TBL_0_19_col_1">
</table:table-column>
        <table:table-column table:style-name="TBL_0_19_col_2">
</table:table-column>
        <table:table-row table:style-name="TBL_0_19_row_0">
          <table:table-cell table:style-name="empty-cell" table:number-columns-spanned="3"/>
          <table:covered-table-cell/>
          <table:covered-table-cell/>
        </table:table-row>
        <table:table-row table:style-name="TBL_0_19_row_1">
          <table:table-cell table:style-name="empty-cell"/>
          <table:table-cell table:style-name="C0">
            <text:p text:style-name="P0"><text:bookmark text:name="JR_PAGE_ANCHOR_0_20"/>
<text:span text:style-name="T0">Boise</text:span></text:p>
          </table:table-cell>
          <table:table-cell table:style-name="empty-cell"/>
        </table:table-row>
        <table:table-row table:style-name="TBL_0_19_row_2">
          <table:table-cell table:style-name="empty-cell" table:number-columns-spanned="3"/>
          <table:covered-table-cell/>
          <table:covered-table-cell/>
        </table:table-row>
        <table:table-row table:style-name="TBL_0_19_row_3">
          <table:table-cell table:style-name="empty-cell"/>
          <table:table-cell table:style-name="C0">
            <text:p text:style-name="P0"><text:span text:style-name="T0">Genève</text:span></text:p>
          </table:table-cell>
          <table:table-cell table:style-name="empty-cell"/>
        </table:table-row>
        <table:table-row table:style-name="TBL_0_19_row_4">
          <table:table-cell table:style-name="empty-cell" table:number-columns-spanned="3"/>
          <table:covered-table-cell/>
          <table:covered-table-cell/>
        </table:table-row>
        <table:table-row table:style-name="TBL_0_19_row_5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19_row_6">
          <table:table-cell table:style-name="empty-cell" table:number-columns-spanned="3"/>
          <table:covered-table-cell/>
          <table:covered-table-cell/>
        </table:table-row>
        <table:table-row table:style-name="TBL_0_19_row_7">
          <table:table-cell table:style-name="empty-cell"/>
          <table:table-cell table:style-name="C0">
            <text:p text:style-name="P0"><text:span text:style-name="T0">Bruxelles</text:span></text:p>
          </table:table-cell>
          <table:table-cell table:style-name="empty-cell"/>
        </table:table-row>
        <table:table-row table:style-name="TBL_0_19_row_8">
          <table:table-cell table:style-name="empty-cell" table:number-columns-spanned="3"/>
          <table:covered-table-cell/>
          <table:covered-table-cell/>
        </table:table-row>
        <table:table-row table:style-name="TBL_0_19_row_9">
          <table:table-cell table:style-name="empty-cell"/>
          <table:table-cell table:style-name="C0">
            <text:p text:style-name="P0"><text:span text:style-name="T0">Albuquerque</text:span></text:p>
          </table:table-cell>
          <table:table-cell table:style-name="empty-cell"/>
        </table:table-row>
        <table:table-row table:style-name="TBL_0_19_row_10">
          <table:table-cell table:style-name="empty-cell" table:number-columns-spanned="3"/>
          <table:covered-table-cell/>
          <table:covered-table-cell/>
        </table:table-row>
        <table:table-row table:style-name="TBL_0_19_row_11">
          <table:table-cell table:style-name="empty-cell"/>
          <table:table-cell table:style-name="C0">
            <text:p text:style-name="P0"><text:span text:style-name="T0">Bräcke</text:span></text:p>
          </table:table-cell>
          <table:table-cell table:style-name="empty-cell"/>
        </table:table-row>
        <table:table-row table:style-name="TBL_0_19_row_12">
          <table:table-cell table:style-name="empty-cell" table:number-columns-spanned="3"/>
          <table:covered-table-cell/>
          <table:covered-table-cell/>
        </table:table-row>
        <table:table-row table:style-name="TBL_0_19_row_13">
          <table:table-cell table:style-name="empty-cell"/>
          <table:table-cell table:style-name="C0">
            <text:p text:style-name="P0"><text:span text:style-name="T0">Lille</text:span></text:p>
          </table:table-cell>
          <table:table-cell table:style-name="empty-cell"/>
        </table:table-row>
        <table:table-row table:style-name="TBL_0_19_row_14">
          <table:table-cell table:style-name="empty-cell" table:number-columns-spanned="3"/>
          <table:covered-table-cell/>
          <table:covered-table-cell/>
        </table:table-row>
        <table:table-row table:style-name="TBL_0_19_row_15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19_row_16">
          <table:table-cell table:style-name="empty-cell" table:number-columns-spanned="3"/>
          <table:covered-table-cell/>
          <table:covered-table-cell/>
        </table:table-row>
        <table:table-row table:style-name="TBL_0_19_row_17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19_row_18">
          <table:table-cell table:style-name="empty-cell" table:number-columns-spanned="3"/>
          <table:covered-table-cell/>
          <table:covered-table-cell/>
        </table:table-row>
        <table:table-row table:style-name="TBL_0_19_row_19">
          <table:table-cell table:style-name="empty-cell"/>
          <table:table-cell table:style-name="C0">
            <text:p text:style-name="P0"><text:span text:style-name="T0">Köln</text:span></text:p>
          </table:table-cell>
          <table:table-cell table:style-name="empty-cell"/>
        </table:table-row>
        <table:table-row table:style-name="TBL_0_19_row_20">
          <table:table-cell table:style-name="empty-cell" table:number-columns-spanned="3"/>
          <table:covered-table-cell/>
          <table:covered-table-cell/>
        </table:table-row>
        <table:table-row table:style-name="TBL_0_19_row_21">
          <table:table-cell table:style-name="empty-cell"/>
          <table:table-cell table:style-name="C0">
            <text:p text:style-name="P0"><text:span text:style-name="T0">Charleroi</text:span></text:p>
          </table:table-cell>
          <table:table-cell table:style-name="empty-cell"/>
        </table:table-row>
        <table:table-row table:style-name="TBL_0_19_row_22">
          <table:table-cell table:style-name="empty-cell" table:number-columns-spanned="3"/>
          <table:covered-table-cell/>
          <table:covered-table-cell/>
        </table:table-row>
        <table:table-row table:style-name="TBL_0_19_row_23">
          <table:table-cell table:style-name="empty-cell"/>
          <table:table-cell table:style-name="C0">
            <text:p text:style-name="P0"><text:span text:style-name="T0">Colchester</text:span></text:p>
          </table:table-cell>
          <table:table-cell table:style-name="empty-cell"/>
        </table:table-row>
        <table:table-row table:style-name="TBL_0_19_row_24">
          <table:table-cell table:style-name="empty-cell" table:number-columns-spanned="3"/>
          <table:covered-table-cell/>
          <table:covered-table-cell/>
        </table:table-row>
        <table:table-row table:style-name="TBL_0_19_row_25">
          <table:table-cell table:style-name="empty-cell"/>
          <table:table-cell table:style-name="C0">
            <text:p text:style-name="P0"><text:span text:style-name="T0">Århus</text:span></text:p>
          </table:table-cell>
          <table:table-cell table:style-name="empty-cell"/>
        </table:table-row>
        <table:table-row table:style-name="TBL_0_19_row_26">
          <table:table-cell table:style-name="empty-cell" table:number-columns-spanned="3"/>
          <table:covered-table-cell/>
          <table:covered-table-cell/>
        </table:table-row>
        <table:table-row table:style-name="TBL_0_19_row_27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19_row_28">
          <table:table-cell table:style-name="empty-cell" table:number-columns-spanned="3"/>
          <table:covered-table-cell/>
          <table:covered-table-cell/>
        </table:table-row>
        <table:table-row table:style-name="TBL_0_19_row_29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19_row_30">
          <table:table-cell table:style-name="empty-cell" table:number-columns-spanned="3"/>
          <table:covered-table-cell/>
          <table:covered-table-cell/>
        </table:table-row>
        <table:table-row table:style-name="TBL_0_19_row_31">
          <table:table-cell table:style-name="empty-cell"/>
          <table:table-cell table:style-name="C0">
            <text:p text:style-name="P0"><text:span text:style-name="T0">Frankfurt a.M.</text:span></text:p>
          </table:table-cell>
          <table:table-cell table:style-name="empty-cell"/>
        </table:table-row>
        <table:table-row table:style-name="TBL_0_19_row_32">
          <table:table-cell table:style-name="empty-cell" table:number-columns-spanned="3"/>
          <table:covered-table-cell/>
          <table:covered-table-cell/>
        </table:table-row>
        <table:table-row table:style-name="TBL_0_19_row_33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19_row_34">
          <table:table-cell table:style-name="empty-cell" table:number-columns-spanned="3"/>
          <table:covered-table-cell/>
          <table:covered-table-cell/>
        </table:table-row>
        <table:table-row table:style-name="TBL_0_19_row_35">
          <table:table-cell table:style-name="empty-cell"/>
          <table:table-cell table:style-name="C0">
            <text:p text:style-name="P0"><text:span text:style-name="T0">Bräcke</text:span></text:p>
          </table:table-cell>
          <table:table-cell table:style-name="empty-cell"/>
        </table:table-row>
        <table:table-row table:style-name="TBL_0_19_row_36">
          <table:table-cell table:style-name="empty-cell" table:number-columns-spanned="3"/>
          <table:covered-table-cell/>
          <table:covered-table-cell/>
        </table:table-row>
        <table:table-row table:style-name="TBL_0_19_row_37">
          <table:table-cell table:style-name="empty-cell"/>
          <table:table-cell table:style-name="C0">
            <text:p text:style-name="P0"><text:span text:style-name="T0">Butte</text:span></text:p>
          </table:table-cell>
          <table:table-cell table:style-name="empty-cell"/>
        </table:table-row>
        <table:table-row table:style-name="TBL_0_19_row_38">
          <table:table-cell table:style-name="empty-cell" table:number-columns-spanned="3"/>
          <table:covered-table-cell/>
          <table:covered-table-cell/>
        </table:table-row>
        <table:table-row table:style-name="TBL_0_19_row_39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19_row_40">
          <table:table-cell table:style-name="empty-cell" table:number-columns-spanned="3"/>
          <table:covered-table-cell/>
          <table:covered-table-cell/>
        </table:table-row>
        <table:table-row table:style-name="TBL_0_19_row_41">
          <table:table-cell table:style-name="empty-cell"/>
          <table:table-cell table:style-name="C0">
            <text:p text:style-name="P0"><text:span text:style-name="T0">Campinas</text:span></text:p>
          </table:table-cell>
          <table:table-cell table:style-name="empty-cell"/>
        </table:table-row>
        <table:table-row table:style-name="TBL_0_19_row_42">
          <table:table-cell table:style-name="empty-cell" table:number-columns-spanned="3"/>
          <table:covered-table-cell/>
          <table:covered-table-cell/>
        </table:table-row>
        <table:table-row table:style-name="TBL_0_19_row_43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  <table:table-row table:style-name="TBL_0_19_row_44">
          <table:table-cell table:style-name="empty-cell" table:number-columns-spanned="3"/>
          <table:covered-table-cell/>
          <table:covered-table-cell/>
        </table:table-row>
        <table:table-row table:style-name="TBL_0_19_row_45">
          <table:table-cell table:style-name="empty-cell"/>
          <table:table-cell table:style-name="C0">
            <text:p text:style-name="P0"><text:span text:style-name="T0">Leipzig</text:span></text:p>
          </table:table-cell>
          <table:table-cell table:style-name="empty-cell"/>
        </table:table-row>
        <table:table-row table:style-name="TBL_0_19_row_46">
          <table:table-cell table:style-name="empty-cell" table:number-columns-spanned="3"/>
          <table:covered-table-cell/>
          <table:covered-table-cell/>
        </table:table-row>
        <table:table-row table:style-name="TBL_0_19_row_47">
          <table:table-cell table:style-name="empty-cell"/>
          <table:table-cell table:style-name="C0">
            <text:p text:style-name="P0"><text:span text:style-name="T0">Barquisimeto</text:span></text:p>
          </table:table-cell>
          <table:table-cell table:style-name="empty-cell"/>
        </table:table-row>
        <table:table-row table:style-name="TBL_0_19_row_48">
          <table:table-cell table:style-name="empty-cell" table:number-columns-spanned="3"/>
          <table:covered-table-cell/>
          <table:covered-table-cell/>
        </table:table-row>
        <table:table-row table:style-name="TBL_0_19_row_49">
          <table:table-cell table:style-name="empty-cell"/>
          <table:table-cell table:style-name="C0">
            <text:p text:style-name="P0"><text:span text:style-name="T0">Oulu</text:span></text:p>
          </table:table-cell>
          <table:table-cell table:style-name="empty-cell"/>
        </table:table-row>
        <table:table-row table:style-name="TBL_0_19_row_50">
          <table:table-cell table:style-name="empty-cell" table:number-columns-spanned="3"/>
          <table:covered-table-cell/>
          <table:covered-table-cell/>
        </table:table-row>
        <table:table-row table:style-name="TBL_0_19_row_51">
          <table:table-cell table:style-name="empty-cell"/>
          <table:table-cell table:style-name="C0">
            <text:p text:style-name="P0"><text:span text:style-name="T0">Buenos Aires</text:span></text:p>
          </table:table-cell>
          <table:table-cell table:style-name="empty-cell"/>
        </table:table-row>
        <table:table-row table:style-name="TBL_0_19_row_52">
          <table:table-cell table:style-name="empty-cell" table:number-columns-spanned="3"/>
          <table:covered-table-cell/>
          <table:covered-table-cell/>
        </table:table-row>
        <table:table-row table:style-name="TBL_0_19_row_53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</table:table>
      <table:table table:name="TBL_0_20" table:style-name="TBL_0_20">
        <table:table-column table:style-name="TBL_0_20_col_0">
</table:table-column>
        <table:table-column table:style-name="TBL_0_20_col_1">
</table:table-column>
        <table:table-column table:style-name="TBL_0_20_col_2">
</table:table-column>
        <table:table-row table:style-name="TBL_0_20_row_0">
          <table:table-cell table:style-name="empty-cell" table:number-columns-spanned="3"/>
          <table:covered-table-cell/>
          <table:covered-table-cell/>
        </table:table-row>
        <table:table-row table:style-name="TBL_0_20_row_1">
          <table:table-cell table:style-name="empty-cell"/>
          <table:table-cell table:style-name="C0">
            <text:p text:style-name="P0"><text:bookmark text:name="JR_PAGE_ANCHOR_0_21"/>
<text:span text:style-name="T0">Bergamo</text:span></text:p>
          </table:table-cell>
          <table:table-cell table:style-name="empty-cell"/>
        </table:table-row>
        <table:table-row table:style-name="TBL_0_20_row_2">
          <table:table-cell table:style-name="empty-cell" table:number-columns-spanned="3"/>
          <table:covered-table-cell/>
          <table:covered-table-cell/>
        </table:table-row>
        <table:table-row table:style-name="TBL_0_20_row_3">
          <table:table-cell table:style-name="empty-cell"/>
          <table:table-cell table:style-name="C0">
            <text:p text:style-name="P0"><text:span text:style-name="T0">Caracas</text:span></text:p>
          </table:table-cell>
          <table:table-cell table:style-name="empty-cell"/>
        </table:table-row>
        <table:table-row table:style-name="TBL_0_20_row_4">
          <table:table-cell table:style-name="empty-cell" table:number-columns-spanned="3"/>
          <table:covered-table-cell/>
          <table:covered-table-cell/>
        </table:table-row>
        <table:table-row table:style-name="TBL_0_20_row_5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20_row_6">
          <table:table-cell table:style-name="empty-cell" table:number-columns-spanned="3"/>
          <table:covered-table-cell/>
          <table:covered-table-cell/>
        </table:table-row>
        <table:table-row table:style-name="TBL_0_20_row_7">
          <table:table-cell table:style-name="empty-cell"/>
          <table:table-cell table:style-name="C0">
            <text:p text:style-name="P0"><text:span text:style-name="T0">Toulouse</text:span></text:p>
          </table:table-cell>
          <table:table-cell table:style-name="empty-cell"/>
        </table:table-row>
        <table:table-row table:style-name="TBL_0_20_row_8">
          <table:table-cell table:style-name="empty-cell" table:number-columns-spanned="3"/>
          <table:covered-table-cell/>
          <table:covered-table-cell/>
        </table:table-row>
        <table:table-row table:style-name="TBL_0_20_row_9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20_row_10">
          <table:table-cell table:style-name="empty-cell" table:number-columns-spanned="3"/>
          <table:covered-table-cell/>
          <table:covered-table-cell/>
        </table:table-row>
        <table:table-row table:style-name="TBL_0_20_row_11">
          <table:table-cell table:style-name="empty-cell"/>
          <table:table-cell table:style-name="C0">
            <text:p text:style-name="P0"><text:span text:style-name="T0">Lille</text:span></text:p>
          </table:table-cell>
          <table:table-cell table:style-name="empty-cell"/>
        </table:table-row>
        <table:table-row table:style-name="TBL_0_20_row_12">
          <table:table-cell table:style-name="empty-cell" table:number-columns-spanned="3"/>
          <table:covered-table-cell/>
          <table:covered-table-cell/>
        </table:table-row>
        <table:table-row table:style-name="TBL_0_20_row_13">
          <table:table-cell table:style-name="empty-cell"/>
          <table:table-cell table:style-name="C0">
            <text:p text:style-name="P0"><text:span text:style-name="T0">Campinas</text:span></text:p>
          </table:table-cell>
          <table:table-cell table:style-name="empty-cell"/>
        </table:table-row>
        <table:table-row table:style-name="TBL_0_20_row_14">
          <table:table-cell table:style-name="empty-cell" table:number-columns-spanned="3"/>
          <table:covered-table-cell/>
          <table:covered-table-cell/>
        </table:table-row>
        <table:table-row table:style-name="TBL_0_20_row_15">
          <table:table-cell table:style-name="empty-cell"/>
          <table:table-cell table:style-name="C0">
            <text:p text:style-name="P0"><text:span text:style-name="T0">München</text:span></text:p>
          </table:table-cell>
          <table:table-cell table:style-name="empty-cell"/>
        </table:table-row>
        <table:table-row table:style-name="TBL_0_20_row_16">
          <table:table-cell table:style-name="empty-cell" table:number-columns-spanned="3"/>
          <table:covered-table-cell/>
          <table:covered-table-cell/>
        </table:table-row>
        <table:table-row table:style-name="TBL_0_20_row_17">
          <table:table-cell table:style-name="empty-cell"/>
          <table:table-cell table:style-name="C0">
            <text:p text:style-name="P0"><text:span text:style-name="T0">Warszawa</text:span></text:p>
          </table:table-cell>
          <table:table-cell table:style-name="empty-cell"/>
        </table:table-row>
        <table:table-row table:style-name="TBL_0_20_row_18">
          <table:table-cell table:style-name="empty-cell" table:number-columns-spanned="3"/>
          <table:covered-table-cell/>
          <table:covered-table-cell/>
        </table:table-row>
        <table:table-row table:style-name="TBL_0_20_row_19">
          <table:table-cell table:style-name="empty-cell"/>
          <table:table-cell table:style-name="C0">
            <text:p text:style-name="P0"><text:span text:style-name="T0">Colchester</text:span></text:p>
          </table:table-cell>
          <table:table-cell table:style-name="empty-cell"/>
        </table:table-row>
        <table:table-row table:style-name="TBL_0_20_row_20">
          <table:table-cell table:style-name="empty-cell" table:number-columns-spanned="3"/>
          <table:covered-table-cell/>
          <table:covered-table-cell/>
        </table:table-row>
        <table:table-row table:style-name="TBL_0_20_row_21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20_row_22">
          <table:table-cell table:style-name="empty-cell" table:number-columns-spanned="3"/>
          <table:covered-table-cell/>
          <table:covered-table-cell/>
        </table:table-row>
        <table:table-row table:style-name="TBL_0_20_row_23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20_row_24">
          <table:table-cell table:style-name="empty-cell" table:number-columns-spanned="3"/>
          <table:covered-table-cell/>
          <table:covered-table-cell/>
        </table:table-row>
        <table:table-row table:style-name="TBL_0_20_row_25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  <table:table-row table:style-name="TBL_0_20_row_26">
          <table:table-cell table:style-name="empty-cell" table:number-columns-spanned="3"/>
          <table:covered-table-cell/>
          <table:covered-table-cell/>
        </table:table-row>
        <table:table-row table:style-name="TBL_0_20_row_27">
          <table:table-cell table:style-name="empty-cell"/>
          <table:table-cell table:style-name="C0">
            <text:p text:style-name="P0"><text:span text:style-name="T0">Aachen</text:span></text:p>
          </table:table-cell>
          <table:table-cell table:style-name="empty-cell"/>
        </table:table-row>
        <table:table-row table:style-name="TBL_0_20_row_28">
          <table:table-cell table:style-name="empty-cell" table:number-columns-spanned="3"/>
          <table:covered-table-cell/>
          <table:covered-table-cell/>
        </table:table-row>
        <table:table-row table:style-name="TBL_0_20_row_29">
          <table:table-cell table:style-name="empty-cell"/>
          <table:table-cell table:style-name="C0">
            <text:p text:style-name="P0"><text:span text:style-name="T0">Cowes</text:span></text:p>
          </table:table-cell>
          <table:table-cell table:style-name="empty-cell"/>
        </table:table-row>
        <table:table-row table:style-name="TBL_0_20_row_30">
          <table:table-cell table:style-name="empty-cell" table:number-columns-spanned="3"/>
          <table:covered-table-cell/>
          <table:covered-table-cell/>
        </table:table-row>
        <table:table-row table:style-name="TBL_0_20_row_31">
          <table:table-cell table:style-name="empty-cell"/>
          <table:table-cell table:style-name="C0">
            <text:p text:style-name="P0"><text:span text:style-name="T0">Brandenburg</text:span></text:p>
          </table:table-cell>
          <table:table-cell table:style-name="empty-cell"/>
        </table:table-row>
        <table:table-row table:style-name="TBL_0_20_row_32">
          <table:table-cell table:style-name="empty-cell" table:number-columns-spanned="3"/>
          <table:covered-table-cell/>
          <table:covered-table-cell/>
        </table:table-row>
        <table:table-row table:style-name="TBL_0_20_row_33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20_row_34">
          <table:table-cell table:style-name="empty-cell" table:number-columns-spanned="3"/>
          <table:covered-table-cell/>
          <table:covered-table-cell/>
        </table:table-row>
        <table:table-row table:style-name="TBL_0_20_row_35">
          <table:table-cell table:style-name="empty-cell"/>
          <table:table-cell table:style-name="C0">
            <text:p text:style-name="P0"><text:span text:style-name="T0">Madrid</text:span></text:p>
          </table:table-cell>
          <table:table-cell table:style-name="empty-cell"/>
        </table:table-row>
        <table:table-row table:style-name="TBL_0_20_row_36">
          <table:table-cell table:style-name="empty-cell" table:number-columns-spanned="3"/>
          <table:covered-table-cell/>
          <table:covered-table-cell/>
        </table:table-row>
        <table:table-row table:style-name="TBL_0_20_row_37">
          <table:table-cell table:style-name="empty-cell"/>
          <table:table-cell table:style-name="C0">
            <text:p text:style-name="P0"><text:span text:style-name="T0">Kobenhavn</text:span></text:p>
          </table:table-cell>
          <table:table-cell table:style-name="empty-cell"/>
        </table:table-row>
        <table:table-row table:style-name="TBL_0_20_row_38">
          <table:table-cell table:style-name="empty-cell" table:number-columns-spanned="3"/>
          <table:covered-table-cell/>
          <table:covered-table-cell/>
        </table:table-row>
        <table:table-row table:style-name="TBL_0_20_row_39">
          <table:table-cell table:style-name="empty-cell"/>
          <table:table-cell table:style-name="C0">
            <text:p text:style-name="P0"><text:span text:style-name="T0">Resende</text:span></text:p>
          </table:table-cell>
          <table:table-cell table:style-name="empty-cell"/>
        </table:table-row>
        <table:table-row table:style-name="TBL_0_20_row_40">
          <table:table-cell table:style-name="empty-cell" table:number-columns-spanned="3"/>
          <table:covered-table-cell/>
          <table:covered-table-cell/>
        </table:table-row>
        <table:table-row table:style-name="TBL_0_20_row_41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20_row_42">
          <table:table-cell table:style-name="empty-cell" table:number-columns-spanned="3"/>
          <table:covered-table-cell/>
          <table:covered-table-cell/>
        </table:table-row>
        <table:table-row table:style-name="TBL_0_20_row_43">
          <table:table-cell table:style-name="empty-cell"/>
          <table:table-cell table:style-name="C0">
            <text:p text:style-name="P0"><text:span text:style-name="T0">Portland</text:span></text:p>
          </table:table-cell>
          <table:table-cell table:style-name="empty-cell"/>
        </table:table-row>
        <table:table-row table:style-name="TBL_0_20_row_44">
          <table:table-cell table:style-name="empty-cell" table:number-columns-spanned="3"/>
          <table:covered-table-cell/>
          <table:covered-table-cell/>
        </table:table-row>
        <table:table-row table:style-name="TBL_0_20_row_45">
          <table:table-cell table:style-name="empty-cell"/>
          <table:table-cell table:style-name="C0">
            <text:p text:style-name="P0"><text:span text:style-name="T0">Lyon</text:span></text:p>
          </table:table-cell>
          <table:table-cell table:style-name="empty-cell"/>
        </table:table-row>
        <table:table-row table:style-name="TBL_0_20_row_46">
          <table:table-cell table:style-name="empty-cell" table:number-columns-spanned="3"/>
          <table:covered-table-cell/>
          <table:covered-table-cell/>
        </table:table-row>
        <table:table-row table:style-name="TBL_0_20_row_47">
          <table:table-cell table:style-name="empty-cell"/>
          <table:table-cell table:style-name="C0">
            <text:p text:style-name="P0"><text:span text:style-name="T0">Torino</text:span></text:p>
          </table:table-cell>
          <table:table-cell table:style-name="empty-cell"/>
        </table:table-row>
        <table:table-row table:style-name="TBL_0_20_row_48">
          <table:table-cell table:style-name="empty-cell" table:number-columns-spanned="3"/>
          <table:covered-table-cell/>
          <table:covered-table-cell/>
        </table:table-row>
        <table:table-row table:style-name="TBL_0_20_row_49">
          <table:table-cell table:style-name="empty-cell"/>
          <table:table-cell table:style-name="C0">
            <text:p text:style-name="P0"><text:span text:style-name="T0">Anchorage</text:span></text:p>
          </table:table-cell>
          <table:table-cell table:style-name="empty-cell"/>
        </table:table-row>
        <table:table-row table:style-name="TBL_0_20_row_50">
          <table:table-cell table:style-name="empty-cell" table:number-columns-spanned="3"/>
          <table:covered-table-cell/>
          <table:covered-table-cell/>
        </table:table-row>
        <table:table-row table:style-name="TBL_0_20_row_51">
          <table:table-cell table:style-name="empty-cell"/>
          <table:table-cell table:style-name="C0">
            <text:p text:style-name="P0"><text:span text:style-name="T0">Resende</text:span></text:p>
          </table:table-cell>
          <table:table-cell table:style-name="empty-cell"/>
        </table:table-row>
        <table:table-row table:style-name="TBL_0_20_row_52">
          <table:table-cell table:style-name="empty-cell" table:number-columns-spanned="3"/>
          <table:covered-table-cell/>
          <table:covered-table-cell/>
        </table:table-row>
        <table:table-row table:style-name="TBL_0_20_row_53">
          <table:table-cell table:style-name="empty-cell"/>
          <table:table-cell table:style-name="C0">
            <text:p text:style-name="P0"><text:span text:style-name="T0">Vancouver</text:span></text:p>
          </table:table-cell>
          <table:table-cell table:style-name="empty-cell"/>
        </table:table-row>
      </table:table>
      <table:table table:name="TBL_0_21" table:style-name="TBL_0_21">
        <table:table-column table:style-name="TBL_0_21_col_0">
</table:table-column>
        <table:table-column table:style-name="TBL_0_21_col_1">
</table:table-column>
        <table:table-column table:style-name="TBL_0_21_col_2">
</table:table-column>
        <table:table-row table:style-name="TBL_0_21_row_0">
          <table:table-cell table:style-name="empty-cell" table:number-columns-spanned="3"/>
          <table:covered-table-cell/>
          <table:covered-table-cell/>
        </table:table-row>
        <table:table-row table:style-name="TBL_0_21_row_1">
          <table:table-cell table:style-name="empty-cell"/>
          <table:table-cell table:style-name="C0">
            <text:p text:style-name="P0"><text:bookmark text:name="JR_PAGE_ANCHOR_0_22"/>
<text:span text:style-name="T0">I. de Margarita</text:span></text:p>
          </table:table-cell>
          <table:table-cell table:style-name="empty-cell"/>
        </table:table-row>
        <table:table-row table:style-name="TBL_0_21_row_2">
          <table:table-cell table:style-name="empty-cell" table:number-columns-spanned="3"/>
          <table:covered-table-cell/>
          <table:covered-table-cell/>
        </table:table-row>
        <table:table-row table:style-name="TBL_0_21_row_3">
          <table:table-cell table:style-name="empty-cell"/>
          <table:table-cell table:style-name="C0">
            <text:p text:style-name="P0"><text:span text:style-name="T0">Reggio Emilia</text:span></text:p>
          </table:table-cell>
          <table:table-cell table:style-name="empty-cell"/>
        </table:table-row>
        <table:table-row table:style-name="TBL_0_21_row_4">
          <table:table-cell table:style-name="empty-cell" table:number-columns-spanned="3"/>
          <table:covered-table-cell/>
          <table:covered-table-cell/>
        </table:table-row>
        <table:table-row table:style-name="TBL_0_21_row_5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21_row_6">
          <table:table-cell table:style-name="empty-cell" table:number-columns-spanned="3"/>
          <table:covered-table-cell/>
          <table:covered-table-cell/>
        </table:table-row>
        <table:table-row table:style-name="TBL_0_21_row_7">
          <table:table-cell table:style-name="empty-cell"/>
          <table:table-cell table:style-name="C0">
            <text:p text:style-name="P0"><text:span text:style-name="T0">Lyon</text:span></text:p>
          </table:table-cell>
          <table:table-cell table:style-name="empty-cell"/>
        </table:table-row>
        <table:table-row table:style-name="TBL_0_21_row_8">
          <table:table-cell table:style-name="empty-cell" table:number-columns-spanned="3"/>
          <table:covered-table-cell/>
          <table:covered-table-cell/>
        </table:table-row>
        <table:table-row table:style-name="TBL_0_21_row_9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21_row_10">
          <table:table-cell table:style-name="empty-cell" table:number-columns-spanned="3"/>
          <table:covered-table-cell/>
          <table:covered-table-cell/>
        </table:table-row>
        <table:table-row table:style-name="TBL_0_21_row_11">
          <table:table-cell table:style-name="empty-cell"/>
          <table:table-cell table:style-name="C0">
            <text:p text:style-name="P0"><text:span text:style-name="T0">Eugene</text:span></text:p>
          </table:table-cell>
          <table:table-cell table:style-name="empty-cell"/>
        </table:table-row>
        <table:table-row table:style-name="TBL_0_21_row_12">
          <table:table-cell table:style-name="empty-cell" table:number-columns-spanned="3"/>
          <table:covered-table-cell/>
          <table:covered-table-cell/>
        </table:table-row>
        <table:table-row table:style-name="TBL_0_21_row_13">
          <table:table-cell table:style-name="empty-cell"/>
          <table:table-cell table:style-name="C0">
            <text:p text:style-name="P0"><text:span text:style-name="T0">Brandenburg</text:span></text:p>
          </table:table-cell>
          <table:table-cell table:style-name="empty-cell"/>
        </table:table-row>
        <table:table-row table:style-name="TBL_0_21_row_14">
          <table:table-cell table:style-name="empty-cell" table:number-columns-spanned="3"/>
          <table:covered-table-cell/>
          <table:covered-table-cell/>
        </table:table-row>
        <table:table-row table:style-name="TBL_0_21_row_15">
          <table:table-cell table:style-name="empty-cell"/>
          <table:table-cell table:style-name="C0">
            <text:p text:style-name="P0"><text:span text:style-name="T0">Bergamo</text:span></text:p>
          </table:table-cell>
          <table:table-cell table:style-name="empty-cell"/>
        </table:table-row>
        <table:table-row table:style-name="TBL_0_21_row_16">
          <table:table-cell table:style-name="empty-cell" table:number-columns-spanned="3"/>
          <table:covered-table-cell/>
          <table:covered-table-cell/>
        </table:table-row>
        <table:table-row table:style-name="TBL_0_21_row_17">
          <table:table-cell table:style-name="empty-cell"/>
          <table:table-cell table:style-name="C0">
            <text:p text:style-name="P0"><text:span text:style-name="T0">Buenos Aires</text:span></text:p>
          </table:table-cell>
          <table:table-cell table:style-name="empty-cell"/>
        </table:table-row>
        <table:table-row table:style-name="TBL_0_21_row_18">
          <table:table-cell table:style-name="empty-cell" table:number-columns-spanned="3"/>
          <table:covered-table-cell/>
          <table:covered-table-cell/>
        </table:table-row>
        <table:table-row table:style-name="TBL_0_21_row_19">
          <table:table-cell table:style-name="empty-cell"/>
          <table:table-cell table:style-name="C0">
            <text:p text:style-name="P0"><text:span text:style-name="T0">Albuquerque</text:span></text:p>
          </table:table-cell>
          <table:table-cell table:style-name="empty-cell"/>
        </table:table-row>
        <table:table-row table:style-name="TBL_0_21_row_20">
          <table:table-cell table:style-name="empty-cell" table:number-columns-spanned="3"/>
          <table:covered-table-cell/>
          <table:covered-table-cell/>
        </table:table-row>
        <table:table-row table:style-name="TBL_0_21_row_21">
          <table:table-cell table:style-name="empty-cell"/>
          <table:table-cell table:style-name="C0">
            <text:p text:style-name="P0"><text:span text:style-name="T0">Lander</text:span></text:p>
          </table:table-cell>
          <table:table-cell table:style-name="empty-cell"/>
        </table:table-row>
        <table:table-row table:style-name="TBL_0_21_row_22">
          <table:table-cell table:style-name="empty-cell" table:number-columns-spanned="3"/>
          <table:covered-table-cell/>
          <table:covered-table-cell/>
        </table:table-row>
        <table:table-row table:style-name="TBL_0_21_row_23">
          <table:table-cell table:style-name="empty-cell"/>
          <table:table-cell table:style-name="C0">
            <text:p text:style-name="P0"><text:span text:style-name="T0">Kirkland</text:span></text:p>
          </table:table-cell>
          <table:table-cell table:style-name="empty-cell"/>
        </table:table-row>
        <table:table-row table:style-name="TBL_0_21_row_24">
          <table:table-cell table:style-name="empty-cell" table:number-columns-spanned="3"/>
          <table:covered-table-cell/>
          <table:covered-table-cell/>
        </table:table-row>
        <table:table-row table:style-name="TBL_0_21_row_25">
          <table:table-cell table:style-name="empty-cell"/>
          <table:table-cell table:style-name="C0">
            <text:p text:style-name="P0"><text:span text:style-name="T0">Barquisimeto</text:span></text:p>
          </table:table-cell>
          <table:table-cell table:style-name="empty-cell"/>
        </table:table-row>
        <table:table-row table:style-name="TBL_0_21_row_26">
          <table:table-cell table:style-name="empty-cell" table:number-columns-spanned="3"/>
          <table:covered-table-cell/>
          <table:covered-table-cell/>
        </table:table-row>
        <table:table-row table:style-name="TBL_0_21_row_27">
          <table:table-cell table:style-name="empty-cell"/>
          <table:table-cell table:style-name="C0">
            <text:p text:style-name="P0"><text:span text:style-name="T0">Bräcke</text:span></text:p>
          </table:table-cell>
          <table:table-cell table:style-name="empty-cell"/>
        </table:table-row>
        <table:table-row table:style-name="TBL_0_21_row_28">
          <table:table-cell table:style-name="empty-cell" table:number-columns-spanned="3"/>
          <table:covered-table-cell/>
          <table:covered-table-cell/>
        </table:table-row>
        <table:table-row table:style-name="TBL_0_21_row_29">
          <table:table-cell table:style-name="empty-cell"/>
          <table:table-cell table:style-name="C0">
            <text:p text:style-name="P0"><text:span text:style-name="T0">Aachen</text:span></text:p>
          </table:table-cell>
          <table:table-cell table:style-name="empty-cell"/>
        </table:table-row>
        <table:table-row table:style-name="TBL_0_21_row_30">
          <table:table-cell table:style-name="empty-cell" table:number-columns-spanned="3"/>
          <table:covered-table-cell/>
          <table:covered-table-cell/>
        </table:table-row>
        <table:table-row table:style-name="TBL_0_21_row_31">
          <table:table-cell table:style-name="empty-cell"/>
          <table:table-cell table:style-name="C0">
            <text:p text:style-name="P0"><text:span text:style-name="T0">Strasbourg</text:span></text:p>
          </table:table-cell>
          <table:table-cell table:style-name="empty-cell"/>
        </table:table-row>
        <table:table-row table:style-name="TBL_0_21_row_32">
          <table:table-cell table:style-name="empty-cell" table:number-columns-spanned="3"/>
          <table:covered-table-cell/>
          <table:covered-table-cell/>
        </table:table-row>
        <table:table-row table:style-name="TBL_0_21_row_33">
          <table:table-cell table:style-name="empty-cell"/>
          <table:table-cell table:style-name="C0">
            <text:p text:style-name="P0"><text:span text:style-name="T0">Marseille</text:span></text:p>
          </table:table-cell>
          <table:table-cell table:style-name="empty-cell"/>
        </table:table-row>
        <table:table-row table:style-name="TBL_0_21_row_34">
          <table:table-cell table:style-name="empty-cell" table:number-columns-spanned="3"/>
          <table:covered-table-cell/>
          <table:covered-table-cell/>
        </table:table-row>
        <table:table-row table:style-name="TBL_0_21_row_35">
          <table:table-cell table:style-name="empty-cell"/>
          <table:table-cell table:style-name="C0">
            <text:p text:style-name="P0"><text:span text:style-name="T0">Buenos Aires</text:span></text:p>
          </table:table-cell>
          <table:table-cell table:style-name="empty-cell"/>
        </table:table-row>
        <table:table-row table:style-name="TBL_0_21_row_36">
          <table:table-cell table:style-name="empty-cell" table:number-columns-spanned="3"/>
          <table:covered-table-cell/>
          <table:covered-table-cell/>
        </table:table-row>
        <table:table-row table:style-name="TBL_0_21_row_37">
          <table:table-cell table:style-name="empty-cell"/>
          <table:table-cell table:style-name="C0">
            <text:p text:style-name="P0"><text:span text:style-name="T0">Cowes</text:span></text:p>
          </table:table-cell>
          <table:table-cell table:style-name="empty-cell"/>
        </table:table-row>
        <table:table-row table:style-name="TBL_0_21_row_38">
          <table:table-cell table:style-name="empty-cell" table:number-columns-spanned="3"/>
          <table:covered-table-cell/>
          <table:covered-table-cell/>
        </table:table-row>
        <table:table-row table:style-name="TBL_0_21_row_39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21_row_40">
          <table:table-cell table:style-name="empty-cell" table:number-columns-spanned="3"/>
          <table:covered-table-cell/>
          <table:covered-table-cell/>
        </table:table-row>
        <table:table-row table:style-name="TBL_0_21_row_41">
          <table:table-cell table:style-name="empty-cell"/>
          <table:table-cell table:style-name="C0">
            <text:p text:style-name="P0"><text:span text:style-name="T0">Stavern</text:span></text:p>
          </table:table-cell>
          <table:table-cell table:style-name="empty-cell"/>
        </table:table-row>
        <table:table-row table:style-name="TBL_0_21_row_42">
          <table:table-cell table:style-name="empty-cell" table:number-columns-spanned="3"/>
          <table:covered-table-cell/>
          <table:covered-table-cell/>
        </table:table-row>
        <table:table-row table:style-name="TBL_0_21_row_43">
          <table:table-cell table:style-name="empty-cell"/>
          <table:table-cell table:style-name="C0">
            <text:p text:style-name="P0"><text:span text:style-name="T0">Toulouse</text:span></text:p>
          </table:table-cell>
          <table:table-cell table:style-name="empty-cell"/>
        </table:table-row>
        <table:table-row table:style-name="TBL_0_21_row_44">
          <table:table-cell table:style-name="empty-cell" table:number-columns-spanned="3"/>
          <table:covered-table-cell/>
          <table:covered-table-cell/>
        </table:table-row>
        <table:table-row table:style-name="TBL_0_21_row_45">
          <table:table-cell table:style-name="empty-cell"/>
          <table:table-cell table:style-name="C0">
            <text:p text:style-name="P0"><text:span text:style-name="T0">Köln</text:span></text:p>
          </table:table-cell>
          <table:table-cell table:style-name="empty-cell"/>
        </table:table-row>
        <table:table-row table:style-name="TBL_0_21_row_46">
          <table:table-cell table:style-name="empty-cell" table:number-columns-spanned="3"/>
          <table:covered-table-cell/>
          <table:covered-table-cell/>
        </table:table-row>
        <table:table-row table:style-name="TBL_0_21_row_47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21_row_48">
          <table:table-cell table:style-name="empty-cell" table:number-columns-spanned="3"/>
          <table:covered-table-cell/>
          <table:covered-table-cell/>
        </table:table-row>
        <table:table-row table:style-name="TBL_0_21_row_49">
          <table:table-cell table:style-name="empty-cell"/>
          <table:table-cell table:style-name="C0">
            <text:p text:style-name="P0"><text:span text:style-name="T0">Berlin</text:span></text:p>
          </table:table-cell>
          <table:table-cell table:style-name="empty-cell"/>
        </table:table-row>
        <table:table-row table:style-name="TBL_0_21_row_50">
          <table:table-cell table:style-name="empty-cell" table:number-columns-spanned="3"/>
          <table:covered-table-cell/>
          <table:covered-table-cell/>
        </table:table-row>
        <table:table-row table:style-name="TBL_0_21_row_51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21_row_52">
          <table:table-cell table:style-name="empty-cell" table:number-columns-spanned="3"/>
          <table:covered-table-cell/>
          <table:covered-table-cell/>
        </table:table-row>
        <table:table-row table:style-name="TBL_0_21_row_53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</table:table>
      <table:table table:name="TBL_0_22" table:style-name="TBL_0_22">
        <table:table-column table:style-name="TBL_0_22_col_0">
</table:table-column>
        <table:table-column table:style-name="TBL_0_22_col_1">
</table:table-column>
        <table:table-column table:style-name="TBL_0_22_col_2">
</table:table-column>
        <table:table-row table:style-name="TBL_0_22_row_0">
          <table:table-cell table:style-name="empty-cell" table:number-columns-spanned="3"/>
          <table:covered-table-cell/>
          <table:covered-table-cell/>
        </table:table-row>
        <table:table-row table:style-name="TBL_0_22_row_1">
          <table:table-cell table:style-name="empty-cell"/>
          <table:table-cell table:style-name="C0">
            <text:p text:style-name="P0"><text:bookmark text:name="JR_PAGE_ANCHOR_0_23"/>
<text:span text:style-name="T0">I. de Margarita</text:span></text:p>
          </table:table-cell>
          <table:table-cell table:style-name="empty-cell"/>
        </table:table-row>
        <table:table-row table:style-name="TBL_0_22_row_2">
          <table:table-cell table:style-name="empty-cell" table:number-columns-spanned="3"/>
          <table:covered-table-cell/>
          <table:covered-table-cell/>
        </table:table-row>
        <table:table-row table:style-name="TBL_0_22_row_3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22_row_4">
          <table:table-cell table:style-name="empty-cell" table:number-columns-spanned="3"/>
          <table:covered-table-cell/>
          <table:covered-table-cell/>
        </table:table-row>
        <table:table-row table:style-name="TBL_0_22_row_5">
          <table:table-cell table:style-name="empty-cell"/>
          <table:table-cell table:style-name="C0">
            <text:p text:style-name="P0"><text:span text:style-name="T0">I. de Margarita</text:span></text:p>
          </table:table-cell>
          <table:table-cell table:style-name="empty-cell"/>
        </table:table-row>
        <table:table-row table:style-name="TBL_0_22_row_6">
          <table:table-cell table:style-name="empty-cell" table:number-columns-spanned="3"/>
          <table:covered-table-cell/>
          <table:covered-table-cell/>
        </table:table-row>
        <table:table-row table:style-name="TBL_0_22_row_7">
          <table:table-cell table:style-name="empty-cell"/>
          <table:table-cell table:style-name="C0">
            <text:p text:style-name="P0"><text:span text:style-name="T0">Charleroi</text:span></text:p>
          </table:table-cell>
          <table:table-cell table:style-name="empty-cell"/>
        </table:table-row>
        <table:table-row table:style-name="TBL_0_22_row_8">
          <table:table-cell table:style-name="empty-cell" table:number-columns-spanned="3"/>
          <table:covered-table-cell/>
          <table:covered-table-cell/>
        </table:table-row>
        <table:table-row table:style-name="TBL_0_22_row_9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22_row_10">
          <table:table-cell table:style-name="empty-cell" table:number-columns-spanned="3"/>
          <table:covered-table-cell/>
          <table:covered-table-cell/>
        </table:table-row>
        <table:table-row table:style-name="TBL_0_22_row_11">
          <table:table-cell table:style-name="empty-cell"/>
          <table:table-cell table:style-name="C0">
            <text:p text:style-name="P0"><text:span text:style-name="T0">Lyon</text:span></text:p>
          </table:table-cell>
          <table:table-cell table:style-name="empty-cell"/>
        </table:table-row>
        <table:table-row table:style-name="TBL_0_22_row_12">
          <table:table-cell table:style-name="empty-cell" table:number-columns-spanned="3"/>
          <table:covered-table-cell/>
          <table:covered-table-cell/>
        </table:table-row>
        <table:table-row table:style-name="TBL_0_22_row_13">
          <table:table-cell table:style-name="empty-cell"/>
          <table:table-cell table:style-name="C0">
            <text:p text:style-name="P0"><text:span text:style-name="T0">Salzburg</text:span></text:p>
          </table:table-cell>
          <table:table-cell table:style-name="empty-cell"/>
        </table:table-row>
        <table:table-row table:style-name="TBL_0_22_row_14">
          <table:table-cell table:style-name="empty-cell" table:number-columns-spanned="3"/>
          <table:covered-table-cell/>
          <table:covered-table-cell/>
        </table:table-row>
        <table:table-row table:style-name="TBL_0_22_row_15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22_row_16">
          <table:table-cell table:style-name="empty-cell" table:number-columns-spanned="3"/>
          <table:covered-table-cell/>
          <table:covered-table-cell/>
        </table:table-row>
        <table:table-row table:style-name="TBL_0_22_row_17">
          <table:table-cell table:style-name="empty-cell"/>
          <table:table-cell table:style-name="C0">
            <text:p text:style-name="P0"><text:span text:style-name="T0">Charleroi</text:span></text:p>
          </table:table-cell>
          <table:table-cell table:style-name="empty-cell"/>
        </table:table-row>
        <table:table-row table:style-name="TBL_0_22_row_18">
          <table:table-cell table:style-name="empty-cell" table:number-columns-spanned="3"/>
          <table:covered-table-cell/>
          <table:covered-table-cell/>
        </table:table-row>
        <table:table-row table:style-name="TBL_0_22_row_19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22_row_20">
          <table:table-cell table:style-name="empty-cell" table:number-columns-spanned="3"/>
          <table:covered-table-cell/>
          <table:covered-table-cell/>
        </table:table-row>
        <table:table-row table:style-name="TBL_0_22_row_21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22_row_22">
          <table:table-cell table:style-name="empty-cell" table:number-columns-spanned="3"/>
          <table:covered-table-cell/>
          <table:covered-table-cell/>
        </table:table-row>
        <table:table-row table:style-name="TBL_0_22_row_23">
          <table:table-cell table:style-name="empty-cell"/>
          <table:table-cell table:style-name="C0">
            <text:p text:style-name="P0"><text:span text:style-name="T0">Brandenburg</text:span></text:p>
          </table:table-cell>
          <table:table-cell table:style-name="empty-cell"/>
        </table:table-row>
        <table:table-row table:style-name="TBL_0_22_row_24">
          <table:table-cell table:style-name="empty-cell" table:number-columns-spanned="3"/>
          <table:covered-table-cell/>
          <table:covered-table-cell/>
        </table:table-row>
        <table:table-row table:style-name="TBL_0_22_row_25">
          <table:table-cell table:style-name="empty-cell"/>
          <table:table-cell table:style-name="C0">
            <text:p text:style-name="P0"><text:span text:style-name="T0">Lyon</text:span></text:p>
          </table:table-cell>
          <table:table-cell table:style-name="empty-cell"/>
        </table:table-row>
        <table:table-row table:style-name="TBL_0_22_row_26">
          <table:table-cell table:style-name="empty-cell" table:number-columns-spanned="3"/>
          <table:covered-table-cell/>
          <table:covered-table-cell/>
        </table:table-row>
        <table:table-row table:style-name="TBL_0_22_row_27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22_row_28">
          <table:table-cell table:style-name="empty-cell" table:number-columns-spanned="3"/>
          <table:covered-table-cell/>
          <table:covered-table-cell/>
        </table:table-row>
        <table:table-row table:style-name="TBL_0_22_row_29">
          <table:table-cell table:style-name="empty-cell"/>
          <table:table-cell table:style-name="C0">
            <text:p text:style-name="P0"><text:span text:style-name="T0">Albuquerque</text:span></text:p>
          </table:table-cell>
          <table:table-cell table:style-name="empty-cell"/>
        </table:table-row>
        <table:table-row table:style-name="TBL_0_22_row_30">
          <table:table-cell table:style-name="empty-cell" table:number-columns-spanned="3"/>
          <table:covered-table-cell/>
          <table:covered-table-cell/>
        </table:table-row>
        <table:table-row table:style-name="TBL_0_22_row_31">
          <table:table-cell table:style-name="empty-cell"/>
          <table:table-cell table:style-name="C0">
            <text:p text:style-name="P0"><text:span text:style-name="T0">Mannheim</text:span></text:p>
          </table:table-cell>
          <table:table-cell table:style-name="empty-cell"/>
        </table:table-row>
        <table:table-row table:style-name="TBL_0_22_row_32">
          <table:table-cell table:style-name="empty-cell" table:number-columns-spanned="3"/>
          <table:covered-table-cell/>
          <table:covered-table-cell/>
        </table:table-row>
        <table:table-row table:style-name="TBL_0_22_row_33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22_row_34">
          <table:table-cell table:style-name="empty-cell" table:number-columns-spanned="3"/>
          <table:covered-table-cell/>
          <table:covered-table-cell/>
        </table:table-row>
        <table:table-row table:style-name="TBL_0_22_row_35">
          <table:table-cell table:style-name="empty-cell"/>
          <table:table-cell table:style-name="C0">
            <text:p text:style-name="P0"><text:span text:style-name="T0">Anchorage</text:span></text:p>
          </table:table-cell>
          <table:table-cell table:style-name="empty-cell"/>
        </table:table-row>
        <table:table-row table:style-name="TBL_0_22_row_36">
          <table:table-cell table:style-name="empty-cell" table:number-columns-spanned="3"/>
          <table:covered-table-cell/>
          <table:covered-table-cell/>
        </table:table-row>
        <table:table-row table:style-name="TBL_0_22_row_37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22_row_38">
          <table:table-cell table:style-name="empty-cell" table:number-columns-spanned="3"/>
          <table:covered-table-cell/>
          <table:covered-table-cell/>
        </table:table-row>
        <table:table-row table:style-name="TBL_0_22_row_39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  <table:table-row table:style-name="TBL_0_22_row_40">
          <table:table-cell table:style-name="empty-cell" table:number-columns-spanned="3"/>
          <table:covered-table-cell/>
          <table:covered-table-cell/>
        </table:table-row>
        <table:table-row table:style-name="TBL_0_22_row_41">
          <table:table-cell table:style-name="empty-cell"/>
          <table:table-cell table:style-name="C0">
            <text:p text:style-name="P0"><text:span text:style-name="T0">Versailles</text:span></text:p>
          </table:table-cell>
          <table:table-cell table:style-name="empty-cell"/>
        </table:table-row>
        <table:table-row table:style-name="TBL_0_22_row_42">
          <table:table-cell table:style-name="empty-cell" table:number-columns-spanned="3"/>
          <table:covered-table-cell/>
          <table:covered-table-cell/>
        </table:table-row>
        <table:table-row table:style-name="TBL_0_22_row_43">
          <table:table-cell table:style-name="empty-cell"/>
          <table:table-cell table:style-name="C0">
            <text:p text:style-name="P0"><text:span text:style-name="T0">München</text:span></text:p>
          </table:table-cell>
          <table:table-cell table:style-name="empty-cell"/>
        </table:table-row>
        <table:table-row table:style-name="TBL_0_22_row_44">
          <table:table-cell table:style-name="empty-cell" table:number-columns-spanned="3"/>
          <table:covered-table-cell/>
          <table:covered-table-cell/>
        </table:table-row>
        <table:table-row table:style-name="TBL_0_22_row_45">
          <table:table-cell table:style-name="empty-cell"/>
          <table:table-cell table:style-name="C0">
            <text:p text:style-name="P0"><text:span text:style-name="T0">Nantes</text:span></text:p>
          </table:table-cell>
          <table:table-cell table:style-name="empty-cell"/>
        </table:table-row>
        <table:table-row table:style-name="TBL_0_22_row_46">
          <table:table-cell table:style-name="empty-cell" table:number-columns-spanned="3"/>
          <table:covered-table-cell/>
          <table:covered-table-cell/>
        </table:table-row>
        <table:table-row table:style-name="TBL_0_22_row_47">
          <table:table-cell table:style-name="empty-cell"/>
          <table:table-cell table:style-name="C0">
            <text:p text:style-name="P0"><text:span text:style-name="T0">Seattle</text:span></text:p>
          </table:table-cell>
          <table:table-cell table:style-name="empty-cell"/>
        </table:table-row>
        <table:table-row table:style-name="TBL_0_22_row_48">
          <table:table-cell table:style-name="empty-cell" table:number-columns-spanned="3"/>
          <table:covered-table-cell/>
          <table:covered-table-cell/>
        </table:table-row>
        <table:table-row table:style-name="TBL_0_22_row_49">
          <table:table-cell table:style-name="empty-cell"/>
          <table:table-cell table:style-name="C0">
            <text:p text:style-name="P0"><text:span text:style-name="T0">Frankfurt a.M.</text:span></text:p>
          </table:table-cell>
          <table:table-cell table:style-name="empty-cell"/>
        </table:table-row>
        <table:table-row table:style-name="TBL_0_22_row_50">
          <table:table-cell table:style-name="empty-cell" table:number-columns-spanned="3"/>
          <table:covered-table-cell/>
          <table:covered-table-cell/>
        </table:table-row>
        <table:table-row table:style-name="TBL_0_22_row_51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  <table:table-row table:style-name="TBL_0_22_row_52">
          <table:table-cell table:style-name="empty-cell" table:number-columns-spanned="3"/>
          <table:covered-table-cell/>
          <table:covered-table-cell/>
        </table:table-row>
        <table:table-row table:style-name="TBL_0_22_row_53">
          <table:table-cell table:style-name="empty-cell"/>
          <table:table-cell table:style-name="C0">
            <text:p text:style-name="P0"><text:span text:style-name="T0">Colchester</text:span></text:p>
          </table:table-cell>
          <table:table-cell table:style-name="empty-cell"/>
        </table:table-row>
      </table:table>
      <table:table table:name="TBL_0_23" table:style-name="TBL_0_23">
        <table:table-column table:style-name="TBL_0_23_col_0">
</table:table-column>
        <table:table-column table:style-name="TBL_0_23_col_1">
</table:table-column>
        <table:table-column table:style-name="TBL_0_23_col_2">
</table:table-column>
        <table:table-row table:style-name="TBL_0_23_row_0">
          <table:table-cell table:style-name="empty-cell" table:number-columns-spanned="3"/>
          <table:covered-table-cell/>
          <table:covered-table-cell/>
        </table:table-row>
        <table:table-row table:style-name="TBL_0_23_row_1">
          <table:table-cell table:style-name="empty-cell"/>
          <table:table-cell table:style-name="C0">
            <text:p text:style-name="P0"><text:bookmark text:name="JR_PAGE_ANCHOR_0_24"/>
<text:span text:style-name="T0">Cunewalde</text:span></text:p>
          </table:table-cell>
          <table:table-cell table:style-name="empty-cell"/>
        </table:table-row>
        <table:table-row table:style-name="TBL_0_23_row_2">
          <table:table-cell table:style-name="empty-cell" table:number-columns-spanned="3"/>
          <table:covered-table-cell/>
          <table:covered-table-cell/>
        </table:table-row>
        <table:table-row table:style-name="TBL_0_23_row_3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  <table:table-row table:style-name="TBL_0_23_row_4">
          <table:table-cell table:style-name="empty-cell" table:number-columns-spanned="3"/>
          <table:covered-table-cell/>
          <table:covered-table-cell/>
        </table:table-row>
        <table:table-row table:style-name="TBL_0_23_row_5">
          <table:table-cell table:style-name="empty-cell"/>
          <table:table-cell table:style-name="C0">
            <text:p text:style-name="P0"><text:span text:style-name="T0">Portland</text:span></text:p>
          </table:table-cell>
          <table:table-cell table:style-name="empty-cell"/>
        </table:table-row>
        <table:table-row table:style-name="TBL_0_23_row_6">
          <table:table-cell table:style-name="empty-cell" table:number-columns-spanned="3"/>
          <table:covered-table-cell/>
          <table:covered-table-cell/>
        </table:table-row>
        <table:table-row table:style-name="TBL_0_23_row_7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23_row_8">
          <table:table-cell table:style-name="empty-cell" table:number-columns-spanned="3"/>
          <table:covered-table-cell/>
          <table:covered-table-cell/>
        </table:table-row>
        <table:table-row table:style-name="TBL_0_23_row_9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23_row_10">
          <table:table-cell table:style-name="empty-cell" table:number-columns-spanned="3"/>
          <table:covered-table-cell/>
          <table:covered-table-cell/>
        </table:table-row>
        <table:table-row table:style-name="TBL_0_23_row_11">
          <table:table-cell table:style-name="empty-cell"/>
          <table:table-cell table:style-name="C0">
            <text:p text:style-name="P0"><text:span text:style-name="T0">Warszawa</text:span></text:p>
          </table:table-cell>
          <table:table-cell table:style-name="empty-cell"/>
        </table:table-row>
        <table:table-row table:style-name="TBL_0_23_row_12">
          <table:table-cell table:style-name="empty-cell" table:number-columns-spanned="3"/>
          <table:covered-table-cell/>
          <table:covered-table-cell/>
        </table:table-row>
        <table:table-row table:style-name="TBL_0_23_row_13">
          <table:table-cell table:style-name="empty-cell"/>
          <table:table-cell table:style-name="C0">
            <text:p text:style-name="P0"><text:span text:style-name="T0">Marseille</text:span></text:p>
          </table:table-cell>
          <table:table-cell table:style-name="empty-cell"/>
        </table:table-row>
        <table:table-row table:style-name="TBL_0_23_row_14">
          <table:table-cell table:style-name="empty-cell" table:number-columns-spanned="3"/>
          <table:covered-table-cell/>
          <table:covered-table-cell/>
        </table:table-row>
        <table:table-row table:style-name="TBL_0_23_row_15">
          <table:table-cell table:style-name="empty-cell"/>
          <table:table-cell table:style-name="C0">
            <text:p text:style-name="P0"><text:span text:style-name="T0">Sevilla</text:span></text:p>
          </table:table-cell>
          <table:table-cell table:style-name="empty-cell"/>
        </table:table-row>
        <table:table-row table:style-name="TBL_0_23_row_16">
          <table:table-cell table:style-name="empty-cell" table:number-columns-spanned="3"/>
          <table:covered-table-cell/>
          <table:covered-table-cell/>
        </table:table-row>
        <table:table-row table:style-name="TBL_0_23_row_17">
          <table:table-cell table:style-name="empty-cell"/>
          <table:table-cell table:style-name="C0">
            <text:p text:style-name="P0"><text:span text:style-name="T0">Helsinki</text:span></text:p>
          </table:table-cell>
          <table:table-cell table:style-name="empty-cell"/>
        </table:table-row>
        <table:table-row table:style-name="TBL_0_23_row_18">
          <table:table-cell table:style-name="empty-cell" table:number-columns-spanned="3"/>
          <table:covered-table-cell/>
          <table:covered-table-cell/>
        </table:table-row>
        <table:table-row table:style-name="TBL_0_23_row_19">
          <table:table-cell table:style-name="empty-cell"/>
          <table:table-cell table:style-name="C0">
            <text:p text:style-name="P0"><text:span text:style-name="T0">Sevilla</text:span></text:p>
          </table:table-cell>
          <table:table-cell table:style-name="empty-cell"/>
        </table:table-row>
        <table:table-row table:style-name="TBL_0_23_row_20">
          <table:table-cell table:style-name="empty-cell" table:number-columns-spanned="3"/>
          <table:covered-table-cell/>
          <table:covered-table-cell/>
        </table:table-row>
        <table:table-row table:style-name="TBL_0_23_row_21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  <table:table-row table:style-name="TBL_0_23_row_22">
          <table:table-cell table:style-name="empty-cell" table:number-columns-spanned="3"/>
          <table:covered-table-cell/>
          <table:covered-table-cell/>
        </table:table-row>
        <table:table-row table:style-name="TBL_0_23_row_23">
          <table:table-cell table:style-name="empty-cell"/>
          <table:table-cell table:style-name="C0">
            <text:p text:style-name="P0"><text:span text:style-name="T0">Marseille</text:span></text:p>
          </table:table-cell>
          <table:table-cell table:style-name="empty-cell"/>
        </table:table-row>
        <table:table-row table:style-name="TBL_0_23_row_24">
          <table:table-cell table:style-name="empty-cell" table:number-columns-spanned="3"/>
          <table:covered-table-cell/>
          <table:covered-table-cell/>
        </table:table-row>
        <table:table-row table:style-name="TBL_0_23_row_25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23_row_26">
          <table:table-cell table:style-name="empty-cell" table:number-columns-spanned="3"/>
          <table:covered-table-cell/>
          <table:covered-table-cell/>
        </table:table-row>
        <table:table-row table:style-name="TBL_0_23_row_27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23_row_28">
          <table:table-cell table:style-name="empty-cell" table:number-columns-spanned="3"/>
          <table:covered-table-cell/>
          <table:covered-table-cell/>
        </table:table-row>
        <table:table-row table:style-name="TBL_0_23_row_29">
          <table:table-cell table:style-name="empty-cell"/>
          <table:table-cell table:style-name="C0">
            <text:p text:style-name="P0"><text:span text:style-name="T0">Helsinki</text:span></text:p>
          </table:table-cell>
          <table:table-cell table:style-name="empty-cell"/>
        </table:table-row>
        <table:table-row table:style-name="TBL_0_23_row_30">
          <table:table-cell table:style-name="empty-cell" table:number-columns-spanned="3"/>
          <table:covered-table-cell/>
          <table:covered-table-cell/>
        </table:table-row>
        <table:table-row table:style-name="TBL_0_23_row_31">
          <table:table-cell table:style-name="empty-cell"/>
          <table:table-cell table:style-name="C0">
            <text:p text:style-name="P0"><text:span text:style-name="T0">Bräcke</text:span></text:p>
          </table:table-cell>
          <table:table-cell table:style-name="empty-cell"/>
        </table:table-row>
        <table:table-row table:style-name="TBL_0_23_row_32">
          <table:table-cell table:style-name="empty-cell" table:number-columns-spanned="3"/>
          <table:covered-table-cell/>
          <table:covered-table-cell/>
        </table:table-row>
        <table:table-row table:style-name="TBL_0_23_row_33">
          <table:table-cell table:style-name="empty-cell"/>
          <table:table-cell table:style-name="C0">
            <text:p text:style-name="P0"><text:span text:style-name="T0">Buenos Aires</text:span></text:p>
          </table:table-cell>
          <table:table-cell table:style-name="empty-cell"/>
        </table:table-row>
        <table:table-row table:style-name="TBL_0_23_row_34">
          <table:table-cell table:style-name="empty-cell" table:number-columns-spanned="3"/>
          <table:covered-table-cell/>
          <table:covered-table-cell/>
        </table:table-row>
        <table:table-row table:style-name="TBL_0_23_row_35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23_row_36">
          <table:table-cell table:style-name="empty-cell" table:number-columns-spanned="3"/>
          <table:covered-table-cell/>
          <table:covered-table-cell/>
        </table:table-row>
        <table:table-row table:style-name="TBL_0_23_row_37">
          <table:table-cell table:style-name="empty-cell"/>
          <table:table-cell table:style-name="C0">
            <text:p text:style-name="P0"><text:span text:style-name="T0">Portland</text:span></text:p>
          </table:table-cell>
          <table:table-cell table:style-name="empty-cell"/>
        </table:table-row>
        <table:table-row table:style-name="TBL_0_23_row_38">
          <table:table-cell table:style-name="empty-cell" table:number-columns-spanned="3"/>
          <table:covered-table-cell/>
          <table:covered-table-cell/>
        </table:table-row>
        <table:table-row table:style-name="TBL_0_23_row_39">
          <table:table-cell table:style-name="empty-cell"/>
          <table:table-cell table:style-name="C0">
            <text:p text:style-name="P0"><text:span text:style-name="T0">San Francisco</text:span></text:p>
          </table:table-cell>
          <table:table-cell table:style-name="empty-cell"/>
        </table:table-row>
        <table:table-row table:style-name="TBL_0_23_row_40">
          <table:table-cell table:style-name="empty-cell" table:number-columns-spanned="3"/>
          <table:covered-table-cell/>
          <table:covered-table-cell/>
        </table:table-row>
        <table:table-row table:style-name="TBL_0_23_row_41">
          <table:table-cell table:style-name="empty-cell"/>
          <table:table-cell table:style-name="C0">
            <text:p text:style-name="P0"><text:span text:style-name="T0">Charleroi</text:span></text:p>
          </table:table-cell>
          <table:table-cell table:style-name="empty-cell"/>
        </table:table-row>
        <table:table-row table:style-name="TBL_0_23_row_42">
          <table:table-cell table:style-name="empty-cell" table:number-columns-spanned="3"/>
          <table:covered-table-cell/>
          <table:covered-table-cell/>
        </table:table-row>
        <table:table-row table:style-name="TBL_0_23_row_43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23_row_44">
          <table:table-cell table:style-name="empty-cell" table:number-columns-spanned="3"/>
          <table:covered-table-cell/>
          <table:covered-table-cell/>
        </table:table-row>
        <table:table-row table:style-name="TBL_0_23_row_45">
          <table:table-cell table:style-name="empty-cell"/>
          <table:table-cell table:style-name="C0">
            <text:p text:style-name="P0"><text:span text:style-name="T0">Barcelona</text:span></text:p>
          </table:table-cell>
          <table:table-cell table:style-name="empty-cell"/>
        </table:table-row>
        <table:table-row table:style-name="TBL_0_23_row_46">
          <table:table-cell table:style-name="empty-cell" table:number-columns-spanned="3"/>
          <table:covered-table-cell/>
          <table:covered-table-cell/>
        </table:table-row>
        <table:table-row table:style-name="TBL_0_23_row_47">
          <table:table-cell table:style-name="empty-cell"/>
          <table:table-cell table:style-name="C0">
            <text:p text:style-name="P0"><text:span text:style-name="T0">Sevilla</text:span></text:p>
          </table:table-cell>
          <table:table-cell table:style-name="empty-cell"/>
        </table:table-row>
        <table:table-row table:style-name="TBL_0_23_row_48">
          <table:table-cell table:style-name="empty-cell" table:number-columns-spanned="3"/>
          <table:covered-table-cell/>
          <table:covered-table-cell/>
        </table:table-row>
        <table:table-row table:style-name="TBL_0_23_row_49">
          <table:table-cell table:style-name="empty-cell"/>
          <table:table-cell table:style-name="C0">
            <text:p text:style-name="P0"><text:span text:style-name="T0">Albuquerque</text:span></text:p>
          </table:table-cell>
          <table:table-cell table:style-name="empty-cell"/>
        </table:table-row>
        <table:table-row table:style-name="TBL_0_23_row_50">
          <table:table-cell table:style-name="empty-cell" table:number-columns-spanned="3"/>
          <table:covered-table-cell/>
          <table:covered-table-cell/>
        </table:table-row>
        <table:table-row table:style-name="TBL_0_23_row_51">
          <table:table-cell table:style-name="empty-cell"/>
          <table:table-cell table:style-name="C0">
            <text:p text:style-name="P0"><text:span text:style-name="T0">Nantes</text:span></text:p>
          </table:table-cell>
          <table:table-cell table:style-name="empty-cell"/>
        </table:table-row>
        <table:table-row table:style-name="TBL_0_23_row_52">
          <table:table-cell table:style-name="empty-cell" table:number-columns-spanned="3"/>
          <table:covered-table-cell/>
          <table:covered-table-cell/>
        </table:table-row>
        <table:table-row table:style-name="TBL_0_23_row_53">
          <table:table-cell table:style-name="empty-cell"/>
          <table:table-cell table:style-name="C0">
            <text:p text:style-name="P0"><text:span text:style-name="T0">Frankfurt a.M.</text:span></text:p>
          </table:table-cell>
          <table:table-cell table:style-name="empty-cell"/>
        </table:table-row>
      </table:table>
      <table:table table:name="TBL_0_24" table:style-name="TBL_0_24">
        <table:table-column table:style-name="TBL_0_24_col_0">
</table:table-column>
        <table:table-column table:style-name="TBL_0_24_col_1">
</table:table-column>
        <table:table-column table:style-name="TBL_0_24_col_2">
</table:table-column>
        <table:table-row table:style-name="TBL_0_24_row_0">
          <table:table-cell table:style-name="empty-cell" table:number-columns-spanned="3"/>
          <table:covered-table-cell/>
          <table:covered-table-cell/>
        </table:table-row>
        <table:table-row table:style-name="TBL_0_24_row_1">
          <table:table-cell table:style-name="empty-cell"/>
          <table:table-cell table:style-name="C0">
            <text:p text:style-name="P0"><text:bookmark text:name="JR_PAGE_ANCHOR_0_25"/>
<text:span text:style-name="T0">Bruxelles</text:span></text:p>
          </table:table-cell>
          <table:table-cell table:style-name="empty-cell"/>
        </table:table-row>
        <table:table-row table:style-name="TBL_0_24_row_2">
          <table:table-cell table:style-name="empty-cell" table:number-columns-spanned="3"/>
          <table:covered-table-cell/>
          <table:covered-table-cell/>
        </table:table-row>
        <table:table-row table:style-name="TBL_0_24_row_3">
          <table:table-cell table:style-name="empty-cell"/>
          <table:table-cell table:style-name="C0">
            <text:p text:style-name="P0"><text:span text:style-name="T0">Brandenburg</text:span></text:p>
          </table:table-cell>
          <table:table-cell table:style-name="empty-cell"/>
        </table:table-row>
        <table:table-row table:style-name="TBL_0_24_row_4">
          <table:table-cell table:style-name="empty-cell" table:number-columns-spanned="3"/>
          <table:covered-table-cell/>
          <table:covered-table-cell/>
        </table:table-row>
        <table:table-row table:style-name="TBL_0_24_row_5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24_row_6">
          <table:table-cell table:style-name="empty-cell" table:number-columns-spanned="3"/>
          <table:covered-table-cell/>
          <table:covered-table-cell/>
        </table:table-row>
        <table:table-row table:style-name="TBL_0_24_row_7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24_row_8">
          <table:table-cell table:style-name="empty-cell" table:number-columns-spanned="3"/>
          <table:covered-table-cell/>
          <table:covered-table-cell/>
        </table:table-row>
        <table:table-row table:style-name="TBL_0_24_row_9">
          <table:table-cell table:style-name="empty-cell"/>
          <table:table-cell table:style-name="C0">
            <text:p text:style-name="P0"><text:span text:style-name="T0">Bruxelles</text:span></text:p>
          </table:table-cell>
          <table:table-cell table:style-name="empty-cell"/>
        </table:table-row>
        <table:table-row table:style-name="TBL_0_24_row_10">
          <table:table-cell table:style-name="empty-cell" table:number-columns-spanned="3"/>
          <table:covered-table-cell/>
          <table:covered-table-cell/>
        </table:table-row>
        <table:table-row table:style-name="TBL_0_24_row_11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  <table:table-row table:style-name="TBL_0_24_row_12">
          <table:table-cell table:style-name="empty-cell" table:number-columns-spanned="3"/>
          <table:covered-table-cell/>
          <table:covered-table-cell/>
        </table:table-row>
        <table:table-row table:style-name="TBL_0_24_row_13">
          <table:table-cell table:style-name="empty-cell"/>
          <table:table-cell table:style-name="C0">
            <text:p text:style-name="P0"><text:span text:style-name="T0">Buenos Aires</text:span></text:p>
          </table:table-cell>
          <table:table-cell table:style-name="empty-cell"/>
        </table:table-row>
        <table:table-row table:style-name="TBL_0_24_row_14">
          <table:table-cell table:style-name="empty-cell" table:number-columns-spanned="3"/>
          <table:covered-table-cell/>
          <table:covered-table-cell/>
        </table:table-row>
        <table:table-row table:style-name="TBL_0_24_row_15">
          <table:table-cell table:style-name="empty-cell"/>
          <table:table-cell table:style-name="C0">
            <text:p text:style-name="P0"><text:span text:style-name="T0">Barquisimeto</text:span></text:p>
          </table:table-cell>
          <table:table-cell table:style-name="empty-cell"/>
        </table:table-row>
        <table:table-row table:style-name="TBL_0_24_row_16">
          <table:table-cell table:style-name="empty-cell" table:number-columns-spanned="3"/>
          <table:covered-table-cell/>
          <table:covered-table-cell/>
        </table:table-row>
        <table:table-row table:style-name="TBL_0_24_row_17">
          <table:table-cell table:style-name="empty-cell"/>
          <table:table-cell table:style-name="C0">
            <text:p text:style-name="P0"><text:span text:style-name="T0">Resende</text:span></text:p>
          </table:table-cell>
          <table:table-cell table:style-name="empty-cell"/>
        </table:table-row>
        <table:table-row table:style-name="TBL_0_24_row_18">
          <table:table-cell table:style-name="empty-cell" table:number-columns-spanned="3"/>
          <table:covered-table-cell/>
          <table:covered-table-cell/>
        </table:table-row>
        <table:table-row table:style-name="TBL_0_24_row_19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  <table:table-row table:style-name="TBL_0_24_row_20">
          <table:table-cell table:style-name="empty-cell" table:number-columns-spanned="3"/>
          <table:covered-table-cell/>
          <table:covered-table-cell/>
        </table:table-row>
        <table:table-row table:style-name="TBL_0_24_row_21">
          <table:table-cell table:style-name="empty-cell"/>
          <table:table-cell table:style-name="C0">
            <text:p text:style-name="P0"><text:span text:style-name="T0">Bräcke</text:span></text:p>
          </table:table-cell>
          <table:table-cell table:style-name="empty-cell"/>
        </table:table-row>
        <table:table-row table:style-name="TBL_0_24_row_22">
          <table:table-cell table:style-name="empty-cell" table:number-columns-spanned="3"/>
          <table:covered-table-cell/>
          <table:covered-table-cell/>
        </table:table-row>
        <table:table-row table:style-name="TBL_0_24_row_23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24_row_24">
          <table:table-cell table:style-name="empty-cell" table:number-columns-spanned="3"/>
          <table:covered-table-cell/>
          <table:covered-table-cell/>
        </table:table-row>
        <table:table-row table:style-name="TBL_0_24_row_25">
          <table:table-cell table:style-name="empty-cell"/>
          <table:table-cell table:style-name="C0">
            <text:p text:style-name="P0"><text:span text:style-name="T0">Seattle</text:span></text:p>
          </table:table-cell>
          <table:table-cell table:style-name="empty-cell"/>
        </table:table-row>
        <table:table-row table:style-name="TBL_0_24_row_26">
          <table:table-cell table:style-name="empty-cell" table:number-columns-spanned="3"/>
          <table:covered-table-cell/>
          <table:covered-table-cell/>
        </table:table-row>
        <table:table-row table:style-name="TBL_0_24_row_27">
          <table:table-cell table:style-name="empty-cell"/>
          <table:table-cell table:style-name="C0">
            <text:p text:style-name="P0"><text:span text:style-name="T0">Resende</text:span></text:p>
          </table:table-cell>
          <table:table-cell table:style-name="empty-cell"/>
        </table:table-row>
        <table:table-row table:style-name="TBL_0_24_row_28">
          <table:table-cell table:style-name="empty-cell" table:number-columns-spanned="3"/>
          <table:covered-table-cell/>
          <table:covered-table-cell/>
        </table:table-row>
        <table:table-row table:style-name="TBL_0_24_row_29">
          <table:table-cell table:style-name="empty-cell"/>
          <table:table-cell table:style-name="C0">
            <text:p text:style-name="P0"><text:span text:style-name="T0">Warszawa</text:span></text:p>
          </table:table-cell>
          <table:table-cell table:style-name="empty-cell"/>
        </table:table-row>
        <table:table-row table:style-name="TBL_0_24_row_30">
          <table:table-cell table:style-name="empty-cell" table:number-columns-spanned="3"/>
          <table:covered-table-cell/>
          <table:covered-table-cell/>
        </table:table-row>
        <table:table-row table:style-name="TBL_0_24_row_31">
          <table:table-cell table:style-name="empty-cell"/>
          <table:table-cell table:style-name="C0">
            <text:p text:style-name="P0"><text:span text:style-name="T0">Paris</text:span></text:p>
          </table:table-cell>
          <table:table-cell table:style-name="empty-cell"/>
        </table:table-row>
        <table:table-row table:style-name="TBL_0_24_row_32">
          <table:table-cell table:style-name="empty-cell" table:number-columns-spanned="3"/>
          <table:covered-table-cell/>
          <table:covered-table-cell/>
        </table:table-row>
        <table:table-row table:style-name="TBL_0_24_row_33">
          <table:table-cell table:style-name="empty-cell"/>
          <table:table-cell table:style-name="C0">
            <text:p text:style-name="P0"><text:span text:style-name="T0">Reggio Emilia</text:span></text:p>
          </table:table-cell>
          <table:table-cell table:style-name="empty-cell"/>
        </table:table-row>
        <table:table-row table:style-name="TBL_0_24_row_34">
          <table:table-cell table:style-name="empty-cell" table:number-columns-spanned="3"/>
          <table:covered-table-cell/>
          <table:covered-table-cell/>
        </table:table-row>
        <table:table-row table:style-name="TBL_0_24_row_35">
          <table:table-cell table:style-name="empty-cell"/>
          <table:table-cell table:style-name="C0">
            <text:p text:style-name="P0"><text:span text:style-name="T0">Stavern</text:span></text:p>
          </table:table-cell>
          <table:table-cell table:style-name="empty-cell"/>
        </table:table-row>
        <table:table-row table:style-name="TBL_0_24_row_36">
          <table:table-cell table:style-name="empty-cell" table:number-columns-spanned="3"/>
          <table:covered-table-cell/>
          <table:covered-table-cell/>
        </table:table-row>
        <table:table-row table:style-name="TBL_0_24_row_37">
          <table:table-cell table:style-name="empty-cell"/>
          <table:table-cell table:style-name="C0">
            <text:p text:style-name="P0"><text:span text:style-name="T0">Helsinki</text:span></text:p>
          </table:table-cell>
          <table:table-cell table:style-name="empty-cell"/>
        </table:table-row>
        <table:table-row table:style-name="TBL_0_24_row_38">
          <table:table-cell table:style-name="empty-cell" table:number-columns-spanned="3"/>
          <table:covered-table-cell/>
          <table:covered-table-cell/>
        </table:table-row>
        <table:table-row table:style-name="TBL_0_24_row_39">
          <table:table-cell table:style-name="empty-cell"/>
          <table:table-cell table:style-name="C0">
            <text:p text:style-name="P0"><text:span text:style-name="T0">Sevilla</text:span></text:p>
          </table:table-cell>
          <table:table-cell table:style-name="empty-cell"/>
        </table:table-row>
        <table:table-row table:style-name="TBL_0_24_row_40">
          <table:table-cell table:style-name="empty-cell" table:number-columns-spanned="3"/>
          <table:covered-table-cell/>
          <table:covered-table-cell/>
        </table:table-row>
        <table:table-row table:style-name="TBL_0_24_row_41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  <table:table-row table:style-name="TBL_0_24_row_42">
          <table:table-cell table:style-name="empty-cell" table:number-columns-spanned="3"/>
          <table:covered-table-cell/>
          <table:covered-table-cell/>
        </table:table-row>
        <table:table-row table:style-name="TBL_0_24_row_43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24_row_44">
          <table:table-cell table:style-name="empty-cell" table:number-columns-spanned="3"/>
          <table:covered-table-cell/>
          <table:covered-table-cell/>
        </table:table-row>
        <table:table-row table:style-name="TBL_0_24_row_45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24_row_46">
          <table:table-cell table:style-name="empty-cell" table:number-columns-spanned="3"/>
          <table:covered-table-cell/>
          <table:covered-table-cell/>
        </table:table-row>
        <table:table-row table:style-name="TBL_0_24_row_47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24_row_48">
          <table:table-cell table:style-name="empty-cell" table:number-columns-spanned="3"/>
          <table:covered-table-cell/>
          <table:covered-table-cell/>
        </table:table-row>
        <table:table-row table:style-name="TBL_0_24_row_49">
          <table:table-cell table:style-name="empty-cell"/>
          <table:table-cell table:style-name="C0">
            <text:p text:style-name="P0"><text:span text:style-name="T0">Buenos Aires</text:span></text:p>
          </table:table-cell>
          <table:table-cell table:style-name="empty-cell"/>
        </table:table-row>
        <table:table-row table:style-name="TBL_0_24_row_50">
          <table:table-cell table:style-name="empty-cell" table:number-columns-spanned="3"/>
          <table:covered-table-cell/>
          <table:covered-table-cell/>
        </table:table-row>
        <table:table-row table:style-name="TBL_0_24_row_51">
          <table:table-cell table:style-name="empty-cell"/>
          <table:table-cell table:style-name="C0">
            <text:p text:style-name="P0"><text:span text:style-name="T0">Madrid</text:span></text:p>
          </table:table-cell>
          <table:table-cell table:style-name="empty-cell"/>
        </table:table-row>
        <table:table-row table:style-name="TBL_0_24_row_52">
          <table:table-cell table:style-name="empty-cell" table:number-columns-spanned="3"/>
          <table:covered-table-cell/>
          <table:covered-table-cell/>
        </table:table-row>
        <table:table-row table:style-name="TBL_0_24_row_53">
          <table:table-cell table:style-name="empty-cell"/>
          <table:table-cell table:style-name="C0">
            <text:p text:style-name="P0"><text:span text:style-name="T0">Tsawassen</text:span></text:p>
          </table:table-cell>
          <table:table-cell table:style-name="empty-cell"/>
        </table:table-row>
      </table:table>
      <table:table table:name="TBL_0_25" table:style-name="TBL_0_25">
        <table:table-column table:style-name="TBL_0_25_col_0">
</table:table-column>
        <table:table-column table:style-name="TBL_0_25_col_1">
</table:table-column>
        <table:table-column table:style-name="TBL_0_25_col_2">
</table:table-column>
        <table:table-row table:style-name="TBL_0_25_row_0">
          <table:table-cell table:style-name="empty-cell" table:number-columns-spanned="3"/>
          <table:covered-table-cell/>
          <table:covered-table-cell/>
        </table:table-row>
        <table:table-row table:style-name="TBL_0_25_row_1">
          <table:table-cell table:style-name="empty-cell"/>
          <table:table-cell table:style-name="C0">
            <text:p text:style-name="P0"><text:bookmark text:name="JR_PAGE_ANCHOR_0_26"/>
<text:span text:style-name="T0">I. de Margarita</text:span></text:p>
          </table:table-cell>
          <table:table-cell table:style-name="empty-cell"/>
        </table:table-row>
        <table:table-row table:style-name="TBL_0_25_row_2">
          <table:table-cell table:style-name="empty-cell" table:number-columns-spanned="3"/>
          <table:covered-table-cell/>
          <table:covered-table-cell/>
        </table:table-row>
        <table:table-row table:style-name="TBL_0_25_row_3">
          <table:table-cell table:style-name="empty-cell"/>
          <table:table-cell table:style-name="C0">
            <text:p text:style-name="P0"><text:span text:style-name="T0">Colchester</text:span></text:p>
          </table:table-cell>
          <table:table-cell table:style-name="empty-cell"/>
        </table:table-row>
        <table:table-row table:style-name="TBL_0_25_row_4">
          <table:table-cell table:style-name="empty-cell" table:number-columns-spanned="3"/>
          <table:covered-table-cell/>
          <table:covered-table-cell/>
        </table:table-row>
        <table:table-row table:style-name="TBL_0_25_row_5">
          <table:table-cell table:style-name="empty-cell"/>
          <table:table-cell table:style-name="C0">
            <text:p text:style-name="P0"><text:span text:style-name="T0">Århus</text:span></text:p>
          </table:table-cell>
          <table:table-cell table:style-name="empty-cell"/>
        </table:table-row>
        <table:table-row table:style-name="TBL_0_25_row_6">
          <table:table-cell table:style-name="empty-cell" table:number-columns-spanned="3"/>
          <table:covered-table-cell/>
          <table:covered-table-cell/>
        </table:table-row>
        <table:table-row table:style-name="TBL_0_25_row_7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25_row_8">
          <table:table-cell table:style-name="empty-cell" table:number-columns-spanned="3"/>
          <table:covered-table-cell/>
          <table:covered-table-cell/>
        </table:table-row>
        <table:table-row table:style-name="TBL_0_25_row_9">
          <table:table-cell table:style-name="empty-cell"/>
          <table:table-cell table:style-name="C0">
            <text:p text:style-name="P0"><text:span text:style-name="T0">Toulouse</text:span></text:p>
          </table:table-cell>
          <table:table-cell table:style-name="empty-cell"/>
        </table:table-row>
        <table:table-row table:style-name="TBL_0_25_row_10">
          <table:table-cell table:style-name="empty-cell" table:number-columns-spanned="3"/>
          <table:covered-table-cell/>
          <table:covered-table-cell/>
        </table:table-row>
        <table:table-row table:style-name="TBL_0_25_row_11">
          <table:table-cell table:style-name="empty-cell"/>
          <table:table-cell table:style-name="C0">
            <text:p text:style-name="P0"><text:span text:style-name="T0">Luleå</text:span></text:p>
          </table:table-cell>
          <table:table-cell table:style-name="empty-cell"/>
        </table:table-row>
        <table:table-row table:style-name="TBL_0_25_row_12">
          <table:table-cell table:style-name="empty-cell" table:number-columns-spanned="3"/>
          <table:covered-table-cell/>
          <table:covered-table-cell/>
        </table:table-row>
        <table:table-row table:style-name="TBL_0_25_row_13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25_row_14">
          <table:table-cell table:style-name="empty-cell" table:number-columns-spanned="3"/>
          <table:covered-table-cell/>
          <table:covered-table-cell/>
        </table:table-row>
        <table:table-row table:style-name="TBL_0_25_row_15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25_row_16">
          <table:table-cell table:style-name="empty-cell" table:number-columns-spanned="3"/>
          <table:covered-table-cell/>
          <table:covered-table-cell/>
        </table:table-row>
        <table:table-row table:style-name="TBL_0_25_row_17">
          <table:table-cell table:style-name="empty-cell"/>
          <table:table-cell table:style-name="C0">
            <text:p text:style-name="P0"><text:span text:style-name="T0">Versailles</text:span></text:p>
          </table:table-cell>
          <table:table-cell table:style-name="empty-cell"/>
        </table:table-row>
        <table:table-row table:style-name="TBL_0_25_row_18">
          <table:table-cell table:style-name="empty-cell" table:number-columns-spanned="3"/>
          <table:covered-table-cell/>
          <table:covered-table-cell/>
        </table:table-row>
        <table:table-row table:style-name="TBL_0_25_row_19">
          <table:table-cell table:style-name="empty-cell"/>
          <table:table-cell table:style-name="C0">
            <text:p text:style-name="P0"><text:span text:style-name="T0">Barcelona</text:span></text:p>
          </table:table-cell>
          <table:table-cell table:style-name="empty-cell"/>
        </table:table-row>
        <table:table-row table:style-name="TBL_0_25_row_20">
          <table:table-cell table:style-name="empty-cell" table:number-columns-spanned="3"/>
          <table:covered-table-cell/>
          <table:covered-table-cell/>
        </table:table-row>
        <table:table-row table:style-name="TBL_0_25_row_21">
          <table:table-cell table:style-name="empty-cell"/>
          <table:table-cell table:style-name="C0">
            <text:p text:style-name="P0"><text:span text:style-name="T0">München</text:span></text:p>
          </table:table-cell>
          <table:table-cell table:style-name="empty-cell"/>
        </table:table-row>
        <table:table-row table:style-name="TBL_0_25_row_22">
          <table:table-cell table:style-name="empty-cell" table:number-columns-spanned="3"/>
          <table:covered-table-cell/>
          <table:covered-table-cell/>
        </table:table-row>
        <table:table-row table:style-name="TBL_0_25_row_23">
          <table:table-cell table:style-name="empty-cell"/>
          <table:table-cell table:style-name="C0">
            <text:p text:style-name="P0"><text:span text:style-name="T0">Charleroi</text:span></text:p>
          </table:table-cell>
          <table:table-cell table:style-name="empty-cell"/>
        </table:table-row>
        <table:table-row table:style-name="TBL_0_25_row_24">
          <table:table-cell table:style-name="empty-cell" table:number-columns-spanned="3"/>
          <table:covered-table-cell/>
          <table:covered-table-cell/>
        </table:table-row>
        <table:table-row table:style-name="TBL_0_25_row_25">
          <table:table-cell table:style-name="empty-cell"/>
          <table:table-cell table:style-name="C0">
            <text:p text:style-name="P0"><text:span text:style-name="T0">Genève</text:span></text:p>
          </table:table-cell>
          <table:table-cell table:style-name="empty-cell"/>
        </table:table-row>
        <table:table-row table:style-name="TBL_0_25_row_26">
          <table:table-cell table:style-name="empty-cell" table:number-columns-spanned="3"/>
          <table:covered-table-cell/>
          <table:covered-table-cell/>
        </table:table-row>
        <table:table-row table:style-name="TBL_0_25_row_27">
          <table:table-cell table:style-name="empty-cell"/>
          <table:table-cell table:style-name="C0">
            <text:p text:style-name="P0"><text:span text:style-name="T0">Marseille</text:span></text:p>
          </table:table-cell>
          <table:table-cell table:style-name="empty-cell"/>
        </table:table-row>
        <table:table-row table:style-name="TBL_0_25_row_28">
          <table:table-cell table:style-name="empty-cell" table:number-columns-spanned="3"/>
          <table:covered-table-cell/>
          <table:covered-table-cell/>
        </table:table-row>
        <table:table-row table:style-name="TBL_0_25_row_29">
          <table:table-cell table:style-name="empty-cell"/>
          <table:table-cell table:style-name="C0">
            <text:p text:style-name="P0"><text:span text:style-name="T0">Cowes</text:span></text:p>
          </table:table-cell>
          <table:table-cell table:style-name="empty-cell"/>
        </table:table-row>
        <table:table-row table:style-name="TBL_0_25_row_30">
          <table:table-cell table:style-name="empty-cell" table:number-columns-spanned="3"/>
          <table:covered-table-cell/>
          <table:covered-table-cell/>
        </table:table-row>
        <table:table-row table:style-name="TBL_0_25_row_31">
          <table:table-cell table:style-name="empty-cell"/>
          <table:table-cell table:style-name="C0">
            <text:p text:style-name="P0"><text:span text:style-name="T0">Frankfurt a.M.</text:span></text:p>
          </table:table-cell>
          <table:table-cell table:style-name="empty-cell"/>
        </table:table-row>
        <table:table-row table:style-name="TBL_0_25_row_32">
          <table:table-cell table:style-name="empty-cell" table:number-columns-spanned="3"/>
          <table:covered-table-cell/>
          <table:covered-table-cell/>
        </table:table-row>
        <table:table-row table:style-name="TBL_0_25_row_33">
          <table:table-cell table:style-name="empty-cell"/>
          <table:table-cell table:style-name="C0">
            <text:p text:style-name="P0"><text:span text:style-name="T0">Resende</text:span></text:p>
          </table:table-cell>
          <table:table-cell table:style-name="empty-cell"/>
        </table:table-row>
        <table:table-row table:style-name="TBL_0_25_row_34">
          <table:table-cell table:style-name="empty-cell" table:number-columns-spanned="3"/>
          <table:covered-table-cell/>
          <table:covered-table-cell/>
        </table:table-row>
        <table:table-row table:style-name="TBL_0_25_row_35">
          <table:table-cell table:style-name="empty-cell"/>
          <table:table-cell table:style-name="C0">
            <text:p text:style-name="P0"><text:span text:style-name="T0">Eugene</text:span></text:p>
          </table:table-cell>
          <table:table-cell table:style-name="empty-cell"/>
        </table:table-row>
        <table:table-row table:style-name="TBL_0_25_row_36">
          <table:table-cell table:style-name="empty-cell" table:number-columns-spanned="3"/>
          <table:covered-table-cell/>
          <table:covered-table-cell/>
        </table:table-row>
        <table:table-row table:style-name="TBL_0_25_row_37">
          <table:table-cell table:style-name="empty-cell"/>
          <table:table-cell table:style-name="C0">
            <text:p text:style-name="P0"><text:span text:style-name="T0">Buenos Aires</text:span></text:p>
          </table:table-cell>
          <table:table-cell table:style-name="empty-cell"/>
        </table:table-row>
        <table:table-row table:style-name="TBL_0_25_row_38">
          <table:table-cell table:style-name="empty-cell" table:number-columns-spanned="3"/>
          <table:covered-table-cell/>
          <table:covered-table-cell/>
        </table:table-row>
        <table:table-row table:style-name="TBL_0_25_row_39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25_row_40">
          <table:table-cell table:style-name="empty-cell" table:number-columns-spanned="3"/>
          <table:covered-table-cell/>
          <table:covered-table-cell/>
        </table:table-row>
        <table:table-row table:style-name="TBL_0_25_row_41">
          <table:table-cell table:style-name="empty-cell"/>
          <table:table-cell table:style-name="C0">
            <text:p text:style-name="P0"><text:span text:style-name="T0">Bergamo</text:span></text:p>
          </table:table-cell>
          <table:table-cell table:style-name="empty-cell"/>
        </table:table-row>
        <table:table-row table:style-name="TBL_0_25_row_42">
          <table:table-cell table:style-name="empty-cell" table:number-columns-spanned="3"/>
          <table:covered-table-cell/>
          <table:covered-table-cell/>
        </table:table-row>
        <table:table-row table:style-name="TBL_0_25_row_43">
          <table:table-cell table:style-name="empty-cell"/>
          <table:table-cell table:style-name="C0">
            <text:p text:style-name="P0"><text:span text:style-name="T0">Marseille</text:span></text:p>
          </table:table-cell>
          <table:table-cell table:style-name="empty-cell"/>
        </table:table-row>
        <table:table-row table:style-name="TBL_0_25_row_44">
          <table:table-cell table:style-name="empty-cell" table:number-columns-spanned="3"/>
          <table:covered-table-cell/>
          <table:covered-table-cell/>
        </table:table-row>
        <table:table-row table:style-name="TBL_0_25_row_45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25_row_46">
          <table:table-cell table:style-name="empty-cell" table:number-columns-spanned="3"/>
          <table:covered-table-cell/>
          <table:covered-table-cell/>
        </table:table-row>
        <table:table-row table:style-name="TBL_0_25_row_47">
          <table:table-cell table:style-name="empty-cell"/>
          <table:table-cell table:style-name="C0">
            <text:p text:style-name="P0"><text:span text:style-name="T0">Reggio Emilia</text:span></text:p>
          </table:table-cell>
          <table:table-cell table:style-name="empty-cell"/>
        </table:table-row>
        <table:table-row table:style-name="TBL_0_25_row_48">
          <table:table-cell table:style-name="empty-cell" table:number-columns-spanned="3"/>
          <table:covered-table-cell/>
          <table:covered-table-cell/>
        </table:table-row>
        <table:table-row table:style-name="TBL_0_25_row_49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25_row_50">
          <table:table-cell table:style-name="empty-cell" table:number-columns-spanned="3"/>
          <table:covered-table-cell/>
          <table:covered-table-cell/>
        </table:table-row>
        <table:table-row table:style-name="TBL_0_25_row_51">
          <table:table-cell table:style-name="empty-cell"/>
          <table:table-cell table:style-name="C0">
            <text:p text:style-name="P0"><text:span text:style-name="T0">Tsawassen</text:span></text:p>
          </table:table-cell>
          <table:table-cell table:style-name="empty-cell"/>
        </table:table-row>
        <table:table-row table:style-name="TBL_0_25_row_52">
          <table:table-cell table:style-name="empty-cell" table:number-columns-spanned="3"/>
          <table:covered-table-cell/>
          <table:covered-table-cell/>
        </table:table-row>
        <table:table-row table:style-name="TBL_0_25_row_53">
          <table:table-cell table:style-name="empty-cell"/>
          <table:table-cell table:style-name="C0">
            <text:p text:style-name="P0"><text:span text:style-name="T0">Leipzig</text:span></text:p>
          </table:table-cell>
          <table:table-cell table:style-name="empty-cell"/>
        </table:table-row>
      </table:table>
      <table:table table:name="TBL_0_26" table:style-name="TBL_0_26">
        <table:table-column table:style-name="TBL_0_26_col_0">
</table:table-column>
        <table:table-column table:style-name="TBL_0_26_col_1">
</table:table-column>
        <table:table-column table:style-name="TBL_0_26_col_2">
</table:table-column>
        <table:table-row table:style-name="TBL_0_26_row_0">
          <table:table-cell table:style-name="empty-cell" table:number-columns-spanned="3"/>
          <table:covered-table-cell/>
          <table:covered-table-cell/>
        </table:table-row>
        <table:table-row table:style-name="TBL_0_26_row_1">
          <table:table-cell table:style-name="empty-cell"/>
          <table:table-cell table:style-name="C0">
            <text:p text:style-name="P0"><text:bookmark text:name="JR_PAGE_ANCHOR_0_27"/>
<text:span text:style-name="T0">Århus</text:span></text:p>
          </table:table-cell>
          <table:table-cell table:style-name="empty-cell"/>
        </table:table-row>
        <table:table-row table:style-name="TBL_0_26_row_2">
          <table:table-cell table:style-name="empty-cell" table:number-columns-spanned="3"/>
          <table:covered-table-cell/>
          <table:covered-table-cell/>
        </table:table-row>
        <table:table-row table:style-name="TBL_0_26_row_3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26_row_4">
          <table:table-cell table:style-name="empty-cell" table:number-columns-spanned="3"/>
          <table:covered-table-cell/>
          <table:covered-table-cell/>
        </table:table-row>
        <table:table-row table:style-name="TBL_0_26_row_5">
          <table:table-cell table:style-name="empty-cell"/>
          <table:table-cell table:style-name="C0">
            <text:p text:style-name="P0"><text:span text:style-name="T0">Sevilla</text:span></text:p>
          </table:table-cell>
          <table:table-cell table:style-name="empty-cell"/>
        </table:table-row>
        <table:table-row table:style-name="TBL_0_26_row_6">
          <table:table-cell table:style-name="empty-cell" table:number-columns-spanned="3"/>
          <table:covered-table-cell/>
          <table:covered-table-cell/>
        </table:table-row>
        <table:table-row table:style-name="TBL_0_26_row_7">
          <table:table-cell table:style-name="empty-cell"/>
          <table:table-cell table:style-name="C0">
            <text:p text:style-name="P0"><text:span text:style-name="T0">Tsawassen</text:span></text:p>
          </table:table-cell>
          <table:table-cell table:style-name="empty-cell"/>
        </table:table-row>
        <table:table-row table:style-name="TBL_0_26_row_8">
          <table:table-cell table:style-name="empty-cell" table:number-columns-spanned="3"/>
          <table:covered-table-cell/>
          <table:covered-table-cell/>
        </table:table-row>
        <table:table-row table:style-name="TBL_0_26_row_9">
          <table:table-cell table:style-name="empty-cell"/>
          <table:table-cell table:style-name="C0">
            <text:p text:style-name="P0"><text:span text:style-name="T0">Bergamo</text:span></text:p>
          </table:table-cell>
          <table:table-cell table:style-name="empty-cell"/>
        </table:table-row>
        <table:table-row table:style-name="TBL_0_26_row_10">
          <table:table-cell table:style-name="empty-cell" table:number-columns-spanned="3"/>
          <table:covered-table-cell/>
          <table:covered-table-cell/>
        </table:table-row>
        <table:table-row table:style-name="TBL_0_26_row_11">
          <table:table-cell table:style-name="empty-cell"/>
          <table:table-cell table:style-name="C0">
            <text:p text:style-name="P0"><text:span text:style-name="T0">Genève</text:span></text:p>
          </table:table-cell>
          <table:table-cell table:style-name="empty-cell"/>
        </table:table-row>
        <table:table-row table:style-name="TBL_0_26_row_12">
          <table:table-cell table:style-name="empty-cell" table:number-columns-spanned="3"/>
          <table:covered-table-cell/>
          <table:covered-table-cell/>
        </table:table-row>
        <table:table-row table:style-name="TBL_0_26_row_13">
          <table:table-cell table:style-name="empty-cell"/>
          <table:table-cell table:style-name="C0">
            <text:p text:style-name="P0"><text:span text:style-name="T0">Berlin</text:span></text:p>
          </table:table-cell>
          <table:table-cell table:style-name="empty-cell"/>
        </table:table-row>
        <table:table-row table:style-name="TBL_0_26_row_14">
          <table:table-cell table:style-name="empty-cell" table:number-columns-spanned="3"/>
          <table:covered-table-cell/>
          <table:covered-table-cell/>
        </table:table-row>
        <table:table-row table:style-name="TBL_0_26_row_15">
          <table:table-cell table:style-name="empty-cell"/>
          <table:table-cell table:style-name="C0">
            <text:p text:style-name="P0"><text:span text:style-name="T0">Colchester</text:span></text:p>
          </table:table-cell>
          <table:table-cell table:style-name="empty-cell"/>
        </table:table-row>
        <table:table-row table:style-name="TBL_0_26_row_16">
          <table:table-cell table:style-name="empty-cell" table:number-columns-spanned="3"/>
          <table:covered-table-cell/>
          <table:covered-table-cell/>
        </table:table-row>
        <table:table-row table:style-name="TBL_0_26_row_17">
          <table:table-cell table:style-name="empty-cell"/>
          <table:table-cell table:style-name="C0">
            <text:p text:style-name="P0"><text:span text:style-name="T0">I. de Margarita</text:span></text:p>
          </table:table-cell>
          <table:table-cell table:style-name="empty-cell"/>
        </table:table-row>
        <table:table-row table:style-name="TBL_0_26_row_18">
          <table:table-cell table:style-name="empty-cell" table:number-columns-spanned="3"/>
          <table:covered-table-cell/>
          <table:covered-table-cell/>
        </table:table-row>
        <table:table-row table:style-name="TBL_0_26_row_19">
          <table:table-cell table:style-name="empty-cell"/>
          <table:table-cell table:style-name="C0">
            <text:p text:style-name="P0"><text:span text:style-name="T0">Bräcke</text:span></text:p>
          </table:table-cell>
          <table:table-cell table:style-name="empty-cell"/>
        </table:table-row>
        <table:table-row table:style-name="TBL_0_26_row_20">
          <table:table-cell table:style-name="empty-cell" table:number-columns-spanned="3"/>
          <table:covered-table-cell/>
          <table:covered-table-cell/>
        </table:table-row>
        <table:table-row table:style-name="TBL_0_26_row_21">
          <table:table-cell table:style-name="empty-cell"/>
          <table:table-cell table:style-name="C0">
            <text:p text:style-name="P0"><text:span text:style-name="T0">Mannheim</text:span></text:p>
          </table:table-cell>
          <table:table-cell table:style-name="empty-cell"/>
        </table:table-row>
        <table:table-row table:style-name="TBL_0_26_row_22">
          <table:table-cell table:style-name="empty-cell" table:number-columns-spanned="3"/>
          <table:covered-table-cell/>
          <table:covered-table-cell/>
        </table:table-row>
        <table:table-row table:style-name="TBL_0_26_row_23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  <table:table-row table:style-name="TBL_0_26_row_24">
          <table:table-cell table:style-name="empty-cell" table:number-columns-spanned="3"/>
          <table:covered-table-cell/>
          <table:covered-table-cell/>
        </table:table-row>
        <table:table-row table:style-name="TBL_0_26_row_25">
          <table:table-cell table:style-name="empty-cell"/>
          <table:table-cell table:style-name="C0">
            <text:p text:style-name="P0"><text:span text:style-name="T0">Buenos Aires</text:span></text:p>
          </table:table-cell>
          <table:table-cell table:style-name="empty-cell"/>
        </table:table-row>
        <table:table-row table:style-name="TBL_0_26_row_26">
          <table:table-cell table:style-name="empty-cell" table:number-columns-spanned="3"/>
          <table:covered-table-cell/>
          <table:covered-table-cell/>
        </table:table-row>
        <table:table-row table:style-name="TBL_0_26_row_27">
          <table:table-cell table:style-name="empty-cell"/>
          <table:table-cell table:style-name="C0">
            <text:p text:style-name="P0"><text:span text:style-name="T0">Campinas</text:span></text:p>
          </table:table-cell>
          <table:table-cell table:style-name="empty-cell"/>
        </table:table-row>
        <table:table-row table:style-name="TBL_0_26_row_28">
          <table:table-cell table:style-name="empty-cell" table:number-columns-spanned="3"/>
          <table:covered-table-cell/>
          <table:covered-table-cell/>
        </table:table-row>
        <table:table-row table:style-name="TBL_0_26_row_29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  <table:table-row table:style-name="TBL_0_26_row_30">
          <table:table-cell table:style-name="empty-cell" table:number-columns-spanned="3"/>
          <table:covered-table-cell/>
          <table:covered-table-cell/>
        </table:table-row>
        <table:table-row table:style-name="TBL_0_26_row_31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26_row_32">
          <table:table-cell table:style-name="empty-cell" table:number-columns-spanned="3"/>
          <table:covered-table-cell/>
          <table:covered-table-cell/>
        </table:table-row>
        <table:table-row table:style-name="TBL_0_26_row_33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26_row_34">
          <table:table-cell table:style-name="empty-cell" table:number-columns-spanned="3"/>
          <table:covered-table-cell/>
          <table:covered-table-cell/>
        </table:table-row>
        <table:table-row table:style-name="TBL_0_26_row_35">
          <table:table-cell table:style-name="empty-cell"/>
          <table:table-cell table:style-name="C0">
            <text:p text:style-name="P0"><text:span text:style-name="T0">Lisboa</text:span></text:p>
          </table:table-cell>
          <table:table-cell table:style-name="empty-cell"/>
        </table:table-row>
        <table:table-row table:style-name="TBL_0_26_row_36">
          <table:table-cell table:style-name="empty-cell" table:number-columns-spanned="3"/>
          <table:covered-table-cell/>
          <table:covered-table-cell/>
        </table:table-row>
        <table:table-row table:style-name="TBL_0_26_row_37">
          <table:table-cell table:style-name="empty-cell"/>
          <table:table-cell table:style-name="C0">
            <text:p text:style-name="P0"><text:span text:style-name="T0">Paris</text:span></text:p>
          </table:table-cell>
          <table:table-cell table:style-name="empty-cell"/>
        </table:table-row>
        <table:table-row table:style-name="TBL_0_26_row_38">
          <table:table-cell table:style-name="empty-cell" table:number-columns-spanned="3"/>
          <table:covered-table-cell/>
          <table:covered-table-cell/>
        </table:table-row>
        <table:table-row table:style-name="TBL_0_26_row_39">
          <table:table-cell table:style-name="empty-cell"/>
          <table:table-cell table:style-name="C0">
            <text:p text:style-name="P0"><text:span text:style-name="T0">Anchorage</text:span></text:p>
          </table:table-cell>
          <table:table-cell table:style-name="empty-cell"/>
        </table:table-row>
        <table:table-row table:style-name="TBL_0_26_row_40">
          <table:table-cell table:style-name="empty-cell" table:number-columns-spanned="3"/>
          <table:covered-table-cell/>
          <table:covered-table-cell/>
        </table:table-row>
        <table:table-row table:style-name="TBL_0_26_row_41">
          <table:table-cell table:style-name="empty-cell"/>
          <table:table-cell table:style-name="C0">
            <text:p text:style-name="P0"><text:span text:style-name="T0">Bern</text:span></text:p>
          </table:table-cell>
          <table:table-cell table:style-name="empty-cell"/>
        </table:table-row>
        <table:table-row table:style-name="TBL_0_26_row_42">
          <table:table-cell table:style-name="empty-cell" table:number-columns-spanned="3"/>
          <table:covered-table-cell/>
          <table:covered-table-cell/>
        </table:table-row>
        <table:table-row table:style-name="TBL_0_26_row_43">
          <table:table-cell table:style-name="empty-cell"/>
          <table:table-cell table:style-name="C0">
            <text:p text:style-name="P0"><text:span text:style-name="T0">Münster</text:span></text:p>
          </table:table-cell>
          <table:table-cell table:style-name="empty-cell"/>
        </table:table-row>
        <table:table-row table:style-name="TBL_0_26_row_44">
          <table:table-cell table:style-name="empty-cell" table:number-columns-spanned="3"/>
          <table:covered-table-cell/>
          <table:covered-table-cell/>
        </table:table-row>
        <table:table-row table:style-name="TBL_0_26_row_45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26_row_46">
          <table:table-cell table:style-name="empty-cell" table:number-columns-spanned="3"/>
          <table:covered-table-cell/>
          <table:covered-table-cell/>
        </table:table-row>
        <table:table-row table:style-name="TBL_0_26_row_47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26_row_48">
          <table:table-cell table:style-name="empty-cell" table:number-columns-spanned="3"/>
          <table:covered-table-cell/>
          <table:covered-table-cell/>
        </table:table-row>
        <table:table-row table:style-name="TBL_0_26_row_49">
          <table:table-cell table:style-name="empty-cell"/>
          <table:table-cell table:style-name="C0">
            <text:p text:style-name="P0"><text:span text:style-name="T0">Madrid</text:span></text:p>
          </table:table-cell>
          <table:table-cell table:style-name="empty-cell"/>
        </table:table-row>
        <table:table-row table:style-name="TBL_0_26_row_50">
          <table:table-cell table:style-name="empty-cell" table:number-columns-spanned="3"/>
          <table:covered-table-cell/>
          <table:covered-table-cell/>
        </table:table-row>
        <table:table-row table:style-name="TBL_0_26_row_51">
          <table:table-cell table:style-name="empty-cell"/>
          <table:table-cell table:style-name="C0">
            <text:p text:style-name="P0"><text:span text:style-name="T0">Nantes</text:span></text:p>
          </table:table-cell>
          <table:table-cell table:style-name="empty-cell"/>
        </table:table-row>
        <table:table-row table:style-name="TBL_0_26_row_52">
          <table:table-cell table:style-name="empty-cell" table:number-columns-spanned="3"/>
          <table:covered-table-cell/>
          <table:covered-table-cell/>
        </table:table-row>
        <table:table-row table:style-name="TBL_0_26_row_53">
          <table:table-cell table:style-name="empty-cell"/>
          <table:table-cell table:style-name="C0">
            <text:p text:style-name="P0"><text:span text:style-name="T0">Versailles</text:span></text:p>
          </table:table-cell>
          <table:table-cell table:style-name="empty-cell"/>
        </table:table-row>
      </table:table>
      <table:table table:name="TBL_0_27" table:style-name="TBL_0_27">
        <table:table-column table:style-name="TBL_0_27_col_0">
</table:table-column>
        <table:table-column table:style-name="TBL_0_27_col_1">
</table:table-column>
        <table:table-column table:style-name="TBL_0_27_col_2">
</table:table-column>
        <table:table-row table:style-name="TBL_0_27_row_0">
          <table:table-cell table:style-name="empty-cell" table:number-columns-spanned="3"/>
          <table:covered-table-cell/>
          <table:covered-table-cell/>
        </table:table-row>
        <table:table-row table:style-name="TBL_0_27_row_1">
          <table:table-cell table:style-name="empty-cell"/>
          <table:table-cell table:style-name="C0">
            <text:p text:style-name="P0"><text:bookmark text:name="JR_PAGE_ANCHOR_0_28"/>
<text:span text:style-name="T0">Versailles</text:span></text:p>
          </table:table-cell>
          <table:table-cell table:style-name="empty-cell"/>
        </table:table-row>
        <table:table-row table:style-name="TBL_0_27_row_2">
          <table:table-cell table:style-name="empty-cell" table:number-columns-spanned="3"/>
          <table:covered-table-cell/>
          <table:covered-table-cell/>
        </table:table-row>
        <table:table-row table:style-name="TBL_0_27_row_3">
          <table:table-cell table:style-name="empty-cell"/>
          <table:table-cell table:style-name="C0">
            <text:p text:style-name="P0"><text:span text:style-name="T0">Lander</text:span></text:p>
          </table:table-cell>
          <table:table-cell table:style-name="empty-cell"/>
        </table:table-row>
        <table:table-row table:style-name="TBL_0_27_row_4">
          <table:table-cell table:style-name="empty-cell" table:number-columns-spanned="3"/>
          <table:covered-table-cell/>
          <table:covered-table-cell/>
        </table:table-row>
        <table:table-row table:style-name="TBL_0_27_row_5">
          <table:table-cell table:style-name="empty-cell"/>
          <table:table-cell table:style-name="C0">
            <text:p text:style-name="P0"><text:span text:style-name="T0">Tsawassen</text:span></text:p>
          </table:table-cell>
          <table:table-cell table:style-name="empty-cell"/>
        </table:table-row>
        <table:table-row table:style-name="TBL_0_27_row_6">
          <table:table-cell table:style-name="empty-cell" table:number-columns-spanned="3"/>
          <table:covered-table-cell/>
          <table:covered-table-cell/>
        </table:table-row>
        <table:table-row table:style-name="TBL_0_27_row_7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  <table:table-row table:style-name="TBL_0_27_row_8">
          <table:table-cell table:style-name="empty-cell" table:number-columns-spanned="3"/>
          <table:covered-table-cell/>
          <table:covered-table-cell/>
        </table:table-row>
        <table:table-row table:style-name="TBL_0_27_row_9">
          <table:table-cell table:style-name="empty-cell"/>
          <table:table-cell table:style-name="C0">
            <text:p text:style-name="P0"><text:span text:style-name="T0">Bräcke</text:span></text:p>
          </table:table-cell>
          <table:table-cell table:style-name="empty-cell"/>
        </table:table-row>
        <table:table-row table:style-name="TBL_0_27_row_10">
          <table:table-cell table:style-name="empty-cell" table:number-columns-spanned="3"/>
          <table:covered-table-cell/>
          <table:covered-table-cell/>
        </table:table-row>
        <table:table-row table:style-name="TBL_0_27_row_11">
          <table:table-cell table:style-name="empty-cell"/>
          <table:table-cell table:style-name="C0">
            <text:p text:style-name="P0"><text:span text:style-name="T0">Bruxelles</text:span></text:p>
          </table:table-cell>
          <table:table-cell table:style-name="empty-cell"/>
        </table:table-row>
        <table:table-row table:style-name="TBL_0_27_row_12">
          <table:table-cell table:style-name="empty-cell" table:number-columns-spanned="3"/>
          <table:covered-table-cell/>
          <table:covered-table-cell/>
        </table:table-row>
        <table:table-row table:style-name="TBL_0_27_row_13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27_row_14">
          <table:table-cell table:style-name="empty-cell" table:number-columns-spanned="3"/>
          <table:covered-table-cell/>
          <table:covered-table-cell/>
        </table:table-row>
        <table:table-row table:style-name="TBL_0_27_row_15">
          <table:table-cell table:style-name="empty-cell"/>
          <table:table-cell table:style-name="C0">
            <text:p text:style-name="P0"><text:span text:style-name="T0">Bräcke</text:span></text:p>
          </table:table-cell>
          <table:table-cell table:style-name="empty-cell"/>
        </table:table-row>
        <table:table-row table:style-name="TBL_0_27_row_16">
          <table:table-cell table:style-name="empty-cell" table:number-columns-spanned="3"/>
          <table:covered-table-cell/>
          <table:covered-table-cell/>
        </table:table-row>
        <table:table-row table:style-name="TBL_0_27_row_17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27_row_18">
          <table:table-cell table:style-name="empty-cell" table:number-columns-spanned="3"/>
          <table:covered-table-cell/>
          <table:covered-table-cell/>
        </table:table-row>
        <table:table-row table:style-name="TBL_0_27_row_19">
          <table:table-cell table:style-name="empty-cell"/>
          <table:table-cell table:style-name="C0">
            <text:p text:style-name="P0"><text:span text:style-name="T0">Tsawassen</text:span></text:p>
          </table:table-cell>
          <table:table-cell table:style-name="empty-cell"/>
        </table:table-row>
        <table:table-row table:style-name="TBL_0_27_row_20">
          <table:table-cell table:style-name="empty-cell" table:number-columns-spanned="3"/>
          <table:covered-table-cell/>
          <table:covered-table-cell/>
        </table:table-row>
        <table:table-row table:style-name="TBL_0_27_row_21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27_row_22">
          <table:table-cell table:style-name="empty-cell" table:number-columns-spanned="3"/>
          <table:covered-table-cell/>
          <table:covered-table-cell/>
        </table:table-row>
        <table:table-row table:style-name="TBL_0_27_row_23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27_row_24">
          <table:table-cell table:style-name="empty-cell" table:number-columns-spanned="3"/>
          <table:covered-table-cell/>
          <table:covered-table-cell/>
        </table:table-row>
        <table:table-row table:style-name="TBL_0_27_row_25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  <table:table-row table:style-name="TBL_0_27_row_26">
          <table:table-cell table:style-name="empty-cell" table:number-columns-spanned="3"/>
          <table:covered-table-cell/>
          <table:covered-table-cell/>
        </table:table-row>
        <table:table-row table:style-name="TBL_0_27_row_27">
          <table:table-cell table:style-name="empty-cell"/>
          <table:table-cell table:style-name="C0">
            <text:p text:style-name="P0"><text:span text:style-name="T0">Buenos Aires</text:span></text:p>
          </table:table-cell>
          <table:table-cell table:style-name="empty-cell"/>
        </table:table-row>
        <table:table-row table:style-name="TBL_0_27_row_28">
          <table:table-cell table:style-name="empty-cell" table:number-columns-spanned="3"/>
          <table:covered-table-cell/>
          <table:covered-table-cell/>
        </table:table-row>
        <table:table-row table:style-name="TBL_0_27_row_29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27_row_30">
          <table:table-cell table:style-name="empty-cell" table:number-columns-spanned="3"/>
          <table:covered-table-cell/>
          <table:covered-table-cell/>
        </table:table-row>
        <table:table-row table:style-name="TBL_0_27_row_31">
          <table:table-cell table:style-name="empty-cell"/>
          <table:table-cell table:style-name="C0">
            <text:p text:style-name="P0"><text:span text:style-name="T0">Albuquerque</text:span></text:p>
          </table:table-cell>
          <table:table-cell table:style-name="empty-cell"/>
        </table:table-row>
        <table:table-row table:style-name="TBL_0_27_row_32">
          <table:table-cell table:style-name="empty-cell" table:number-columns-spanned="3"/>
          <table:covered-table-cell/>
          <table:covered-table-cell/>
        </table:table-row>
        <table:table-row table:style-name="TBL_0_27_row_33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27_row_34">
          <table:table-cell table:style-name="empty-cell" table:number-columns-spanned="3"/>
          <table:covered-table-cell/>
          <table:covered-table-cell/>
        </table:table-row>
        <table:table-row table:style-name="TBL_0_27_row_35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27_row_36">
          <table:table-cell table:style-name="empty-cell" table:number-columns-spanned="3"/>
          <table:covered-table-cell/>
          <table:covered-table-cell/>
        </table:table-row>
        <table:table-row table:style-name="TBL_0_27_row_37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27_row_38">
          <table:table-cell table:style-name="empty-cell" table:number-columns-spanned="3"/>
          <table:covered-table-cell/>
          <table:covered-table-cell/>
        </table:table-row>
        <table:table-row table:style-name="TBL_0_27_row_39">
          <table:table-cell table:style-name="empty-cell"/>
          <table:table-cell table:style-name="C0">
            <text:p text:style-name="P0"><text:span text:style-name="T0">Portland</text:span></text:p>
          </table:table-cell>
          <table:table-cell table:style-name="empty-cell"/>
        </table:table-row>
        <table:table-row table:style-name="TBL_0_27_row_40">
          <table:table-cell table:style-name="empty-cell" table:number-columns-spanned="3"/>
          <table:covered-table-cell/>
          <table:covered-table-cell/>
        </table:table-row>
        <table:table-row table:style-name="TBL_0_27_row_41">
          <table:table-cell table:style-name="empty-cell"/>
          <table:table-cell table:style-name="C0">
            <text:p text:style-name="P0"><text:span text:style-name="T0">Bräcke</text:span></text:p>
          </table:table-cell>
          <table:table-cell table:style-name="empty-cell"/>
        </table:table-row>
        <table:table-row table:style-name="TBL_0_27_row_42">
          <table:table-cell table:style-name="empty-cell" table:number-columns-spanned="3"/>
          <table:covered-table-cell/>
          <table:covered-table-cell/>
        </table:table-row>
        <table:table-row table:style-name="TBL_0_27_row_43">
          <table:table-cell table:style-name="empty-cell"/>
          <table:table-cell table:style-name="C0">
            <text:p text:style-name="P0"><text:span text:style-name="T0">Århus</text:span></text:p>
          </table:table-cell>
          <table:table-cell table:style-name="empty-cell"/>
        </table:table-row>
        <table:table-row table:style-name="TBL_0_27_row_44">
          <table:table-cell table:style-name="empty-cell" table:number-columns-spanned="3"/>
          <table:covered-table-cell/>
          <table:covered-table-cell/>
        </table:table-row>
        <table:table-row table:style-name="TBL_0_27_row_45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27_row_46">
          <table:table-cell table:style-name="empty-cell" table:number-columns-spanned="3"/>
          <table:covered-table-cell/>
          <table:covered-table-cell/>
        </table:table-row>
        <table:table-row table:style-name="TBL_0_27_row_47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27_row_48">
          <table:table-cell table:style-name="empty-cell" table:number-columns-spanned="3"/>
          <table:covered-table-cell/>
          <table:covered-table-cell/>
        </table:table-row>
        <table:table-row table:style-name="TBL_0_27_row_49">
          <table:table-cell table:style-name="empty-cell"/>
          <table:table-cell table:style-name="C0">
            <text:p text:style-name="P0"><text:span text:style-name="T0">Barquisimeto</text:span></text:p>
          </table:table-cell>
          <table:table-cell table:style-name="empty-cell"/>
        </table:table-row>
        <table:table-row table:style-name="TBL_0_27_row_50">
          <table:table-cell table:style-name="empty-cell" table:number-columns-spanned="3"/>
          <table:covered-table-cell/>
          <table:covered-table-cell/>
        </table:table-row>
        <table:table-row table:style-name="TBL_0_27_row_51">
          <table:table-cell table:style-name="empty-cell"/>
          <table:table-cell table:style-name="C0">
            <text:p text:style-name="P0"><text:span text:style-name="T0">Warszawa</text:span></text:p>
          </table:table-cell>
          <table:table-cell table:style-name="empty-cell"/>
        </table:table-row>
        <table:table-row table:style-name="TBL_0_27_row_52">
          <table:table-cell table:style-name="empty-cell" table:number-columns-spanned="3"/>
          <table:covered-table-cell/>
          <table:covered-table-cell/>
        </table:table-row>
        <table:table-row table:style-name="TBL_0_27_row_53">
          <table:table-cell table:style-name="empty-cell"/>
          <table:table-cell table:style-name="C0">
            <text:p text:style-name="P0"><text:span text:style-name="T0">Köln</text:span></text:p>
          </table:table-cell>
          <table:table-cell table:style-name="empty-cell"/>
        </table:table-row>
      </table:table>
      <table:table table:name="TBL_0_28" table:style-name="TBL_0_28">
        <table:table-column table:style-name="TBL_0_28_col_0">
</table:table-column>
        <table:table-column table:style-name="TBL_0_28_col_1">
</table:table-column>
        <table:table-column table:style-name="TBL_0_28_col_2">
</table:table-column>
        <table:table-row table:style-name="TBL_0_28_row_0">
          <table:table-cell table:style-name="empty-cell" table:number-columns-spanned="3"/>
          <table:covered-table-cell/>
          <table:covered-table-cell/>
        </table:table-row>
        <table:table-row table:style-name="TBL_0_28_row_1">
          <table:table-cell table:style-name="empty-cell"/>
          <table:table-cell table:style-name="C0">
            <text:p text:style-name="P0"><text:bookmark text:name="JR_PAGE_ANCHOR_0_29"/>
<text:span text:style-name="T0">Albuquerque</text:span></text:p>
          </table:table-cell>
          <table:table-cell table:style-name="empty-cell"/>
        </table:table-row>
        <table:table-row table:style-name="TBL_0_28_row_2">
          <table:table-cell table:style-name="empty-cell" table:number-columns-spanned="3"/>
          <table:covered-table-cell/>
          <table:covered-table-cell/>
        </table:table-row>
        <table:table-row table:style-name="TBL_0_28_row_3">
          <table:table-cell table:style-name="empty-cell"/>
          <table:table-cell table:style-name="C0">
            <text:p text:style-name="P0"><text:span text:style-name="T0">Bräcke</text:span></text:p>
          </table:table-cell>
          <table:table-cell table:style-name="empty-cell"/>
        </table:table-row>
        <table:table-row table:style-name="TBL_0_28_row_4">
          <table:table-cell table:style-name="empty-cell" table:number-columns-spanned="3"/>
          <table:covered-table-cell/>
          <table:covered-table-cell/>
        </table:table-row>
        <table:table-row table:style-name="TBL_0_28_row_5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28_row_6">
          <table:table-cell table:style-name="empty-cell" table:number-columns-spanned="3"/>
          <table:covered-table-cell/>
          <table:covered-table-cell/>
        </table:table-row>
        <table:table-row table:style-name="TBL_0_28_row_7">
          <table:table-cell table:style-name="empty-cell"/>
          <table:table-cell table:style-name="C0">
            <text:p text:style-name="P0"><text:span text:style-name="T0">Butte</text:span></text:p>
          </table:table-cell>
          <table:table-cell table:style-name="empty-cell"/>
        </table:table-row>
        <table:table-row table:style-name="TBL_0_28_row_8">
          <table:table-cell table:style-name="empty-cell" table:number-columns-spanned="3"/>
          <table:covered-table-cell/>
          <table:covered-table-cell/>
        </table:table-row>
        <table:table-row table:style-name="TBL_0_28_row_9">
          <table:table-cell table:style-name="empty-cell"/>
          <table:table-cell table:style-name="C0">
            <text:p text:style-name="P0"><text:span text:style-name="T0">Bruxelles</text:span></text:p>
          </table:table-cell>
          <table:table-cell table:style-name="empty-cell"/>
        </table:table-row>
        <table:table-row table:style-name="TBL_0_28_row_10">
          <table:table-cell table:style-name="empty-cell" table:number-columns-spanned="3"/>
          <table:covered-table-cell/>
          <table:covered-table-cell/>
        </table:table-row>
        <table:table-row table:style-name="TBL_0_28_row_11">
          <table:table-cell table:style-name="empty-cell"/>
          <table:table-cell table:style-name="C0">
            <text:p text:style-name="P0"><text:span text:style-name="T0">Helsinki</text:span></text:p>
          </table:table-cell>
          <table:table-cell table:style-name="empty-cell"/>
        </table:table-row>
        <table:table-row table:style-name="TBL_0_28_row_12">
          <table:table-cell table:style-name="empty-cell" table:number-columns-spanned="3"/>
          <table:covered-table-cell/>
          <table:covered-table-cell/>
        </table:table-row>
        <table:table-row table:style-name="TBL_0_28_row_13">
          <table:table-cell table:style-name="empty-cell"/>
          <table:table-cell table:style-name="C0">
            <text:p text:style-name="P0"><text:span text:style-name="T0">Eugene</text:span></text:p>
          </table:table-cell>
          <table:table-cell table:style-name="empty-cell"/>
        </table:table-row>
        <table:table-row table:style-name="TBL_0_28_row_14">
          <table:table-cell table:style-name="empty-cell" table:number-columns-spanned="3"/>
          <table:covered-table-cell/>
          <table:covered-table-cell/>
        </table:table-row>
        <table:table-row table:style-name="TBL_0_28_row_15">
          <table:table-cell table:style-name="empty-cell"/>
          <table:table-cell table:style-name="C0">
            <text:p text:style-name="P0"><text:span text:style-name="T0">Lisboa</text:span></text:p>
          </table:table-cell>
          <table:table-cell table:style-name="empty-cell"/>
        </table:table-row>
        <table:table-row table:style-name="TBL_0_28_row_16">
          <table:table-cell table:style-name="empty-cell" table:number-columns-spanned="3"/>
          <table:covered-table-cell/>
          <table:covered-table-cell/>
        </table:table-row>
        <table:table-row table:style-name="TBL_0_28_row_17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28_row_18">
          <table:table-cell table:style-name="empty-cell" table:number-columns-spanned="3"/>
          <table:covered-table-cell/>
          <table:covered-table-cell/>
        </table:table-row>
        <table:table-row table:style-name="TBL_0_28_row_19">
          <table:table-cell table:style-name="empty-cell"/>
          <table:table-cell table:style-name="C0">
            <text:p text:style-name="P0"><text:span text:style-name="T0">Sevilla</text:span></text:p>
          </table:table-cell>
          <table:table-cell table:style-name="empty-cell"/>
        </table:table-row>
        <table:table-row table:style-name="TBL_0_28_row_20">
          <table:table-cell table:style-name="empty-cell" table:number-columns-spanned="3"/>
          <table:covered-table-cell/>
          <table:covered-table-cell/>
        </table:table-row>
        <table:table-row table:style-name="TBL_0_28_row_21">
          <table:table-cell table:style-name="empty-cell"/>
          <table:table-cell table:style-name="C0">
            <text:p text:style-name="P0"><text:span text:style-name="T0">Reggio Emilia</text:span></text:p>
          </table:table-cell>
          <table:table-cell table:style-name="empty-cell"/>
        </table:table-row>
        <table:table-row table:style-name="TBL_0_28_row_22">
          <table:table-cell table:style-name="empty-cell" table:number-columns-spanned="3"/>
          <table:covered-table-cell/>
          <table:covered-table-cell/>
        </table:table-row>
        <table:table-row table:style-name="TBL_0_28_row_23">
          <table:table-cell table:style-name="empty-cell"/>
          <table:table-cell table:style-name="C0">
            <text:p text:style-name="P0"><text:span text:style-name="T0">Berlin</text:span></text:p>
          </table:table-cell>
          <table:table-cell table:style-name="empty-cell"/>
        </table:table-row>
        <table:table-row table:style-name="TBL_0_28_row_24">
          <table:table-cell table:style-name="empty-cell" table:number-columns-spanned="3"/>
          <table:covered-table-cell/>
          <table:covered-table-cell/>
        </table:table-row>
        <table:table-row table:style-name="TBL_0_28_row_25">
          <table:table-cell table:style-name="empty-cell"/>
          <table:table-cell table:style-name="C0">
            <text:p text:style-name="P0"><text:span text:style-name="T0">München</text:span></text:p>
          </table:table-cell>
          <table:table-cell table:style-name="empty-cell"/>
        </table:table-row>
        <table:table-row table:style-name="TBL_0_28_row_26">
          <table:table-cell table:style-name="empty-cell" table:number-columns-spanned="3"/>
          <table:covered-table-cell/>
          <table:covered-table-cell/>
        </table:table-row>
        <table:table-row table:style-name="TBL_0_28_row_27">
          <table:table-cell table:style-name="empty-cell"/>
          <table:table-cell table:style-name="C0">
            <text:p text:style-name="P0"><text:span text:style-name="T0">Madrid</text:span></text:p>
          </table:table-cell>
          <table:table-cell table:style-name="empty-cell"/>
        </table:table-row>
        <table:table-row table:style-name="TBL_0_28_row_28">
          <table:table-cell table:style-name="empty-cell" table:number-columns-spanned="3"/>
          <table:covered-table-cell/>
          <table:covered-table-cell/>
        </table:table-row>
        <table:table-row table:style-name="TBL_0_28_row_29">
          <table:table-cell table:style-name="empty-cell"/>
          <table:table-cell table:style-name="C0">
            <text:p text:style-name="P0"><text:span text:style-name="T0">I. de Margarita</text:span></text:p>
          </table:table-cell>
          <table:table-cell table:style-name="empty-cell"/>
        </table:table-row>
        <table:table-row table:style-name="TBL_0_28_row_30">
          <table:table-cell table:style-name="empty-cell" table:number-columns-spanned="3"/>
          <table:covered-table-cell/>
          <table:covered-table-cell/>
        </table:table-row>
        <table:table-row table:style-name="TBL_0_28_row_31">
          <table:table-cell table:style-name="empty-cell"/>
          <table:table-cell table:style-name="C0">
            <text:p text:style-name="P0"><text:span text:style-name="T0">Stavern</text:span></text:p>
          </table:table-cell>
          <table:table-cell table:style-name="empty-cell"/>
        </table:table-row>
        <table:table-row table:style-name="TBL_0_28_row_32">
          <table:table-cell table:style-name="empty-cell" table:number-columns-spanned="3"/>
          <table:covered-table-cell/>
          <table:covered-table-cell/>
        </table:table-row>
        <table:table-row table:style-name="TBL_0_28_row_33">
          <table:table-cell table:style-name="empty-cell"/>
          <table:table-cell table:style-name="C0">
            <text:p text:style-name="P0"><text:span text:style-name="T0">Colchester</text:span></text:p>
          </table:table-cell>
          <table:table-cell table:style-name="empty-cell"/>
        </table:table-row>
        <table:table-row table:style-name="TBL_0_28_row_34">
          <table:table-cell table:style-name="empty-cell" table:number-columns-spanned="3"/>
          <table:covered-table-cell/>
          <table:covered-table-cell/>
        </table:table-row>
        <table:table-row table:style-name="TBL_0_28_row_35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28_row_36">
          <table:table-cell table:style-name="empty-cell" table:number-columns-spanned="3"/>
          <table:covered-table-cell/>
          <table:covered-table-cell/>
        </table:table-row>
        <table:table-row table:style-name="TBL_0_28_row_37">
          <table:table-cell table:style-name="empty-cell"/>
          <table:table-cell table:style-name="C0">
            <text:p text:style-name="P0"><text:span text:style-name="T0">Portland</text:span></text:p>
          </table:table-cell>
          <table:table-cell table:style-name="empty-cell"/>
        </table:table-row>
        <table:table-row table:style-name="TBL_0_28_row_38">
          <table:table-cell table:style-name="empty-cell" table:number-columns-spanned="3"/>
          <table:covered-table-cell/>
          <table:covered-table-cell/>
        </table:table-row>
        <table:table-row table:style-name="TBL_0_28_row_39">
          <table:table-cell table:style-name="empty-cell"/>
          <table:table-cell table:style-name="C0">
            <text:p text:style-name="P0"><text:span text:style-name="T0">Buenos Aires</text:span></text:p>
          </table:table-cell>
          <table:table-cell table:style-name="empty-cell"/>
        </table:table-row>
        <table:table-row table:style-name="TBL_0_28_row_40">
          <table:table-cell table:style-name="empty-cell" table:number-columns-spanned="3"/>
          <table:covered-table-cell/>
          <table:covered-table-cell/>
        </table:table-row>
        <table:table-row table:style-name="TBL_0_28_row_41">
          <table:table-cell table:style-name="empty-cell"/>
          <table:table-cell table:style-name="C0">
            <text:p text:style-name="P0"><text:span text:style-name="T0">Köln</text:span></text:p>
          </table:table-cell>
          <table:table-cell table:style-name="empty-cell"/>
        </table:table-row>
        <table:table-row table:style-name="TBL_0_28_row_42">
          <table:table-cell table:style-name="empty-cell" table:number-columns-spanned="3"/>
          <table:covered-table-cell/>
          <table:covered-table-cell/>
        </table:table-row>
        <table:table-row table:style-name="TBL_0_28_row_43">
          <table:table-cell table:style-name="empty-cell"/>
          <table:table-cell table:style-name="C0">
            <text:p text:style-name="P0"><text:span text:style-name="T0">Cunewalde</text:span></text:p>
          </table:table-cell>
          <table:table-cell table:style-name="empty-cell"/>
        </table:table-row>
        <table:table-row table:style-name="TBL_0_28_row_44">
          <table:table-cell table:style-name="empty-cell" table:number-columns-spanned="3"/>
          <table:covered-table-cell/>
          <table:covered-table-cell/>
        </table:table-row>
        <table:table-row table:style-name="TBL_0_28_row_45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28_row_46">
          <table:table-cell table:style-name="empty-cell" table:number-columns-spanned="3"/>
          <table:covered-table-cell/>
          <table:covered-table-cell/>
        </table:table-row>
        <table:table-row table:style-name="TBL_0_28_row_47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28_row_48">
          <table:table-cell table:style-name="empty-cell" table:number-columns-spanned="3"/>
          <table:covered-table-cell/>
          <table:covered-table-cell/>
        </table:table-row>
        <table:table-row table:style-name="TBL_0_28_row_49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28_row_50">
          <table:table-cell table:style-name="empty-cell" table:number-columns-spanned="3"/>
          <table:covered-table-cell/>
          <table:covered-table-cell/>
        </table:table-row>
        <table:table-row table:style-name="TBL_0_28_row_51">
          <table:table-cell table:style-name="empty-cell"/>
          <table:table-cell table:style-name="C0">
            <text:p text:style-name="P0"><text:span text:style-name="T0">Oulu</text:span></text:p>
          </table:table-cell>
          <table:table-cell table:style-name="empty-cell"/>
        </table:table-row>
        <table:table-row table:style-name="TBL_0_28_row_52">
          <table:table-cell table:style-name="empty-cell" table:number-columns-spanned="3"/>
          <table:covered-table-cell/>
          <table:covered-table-cell/>
        </table:table-row>
        <table:table-row table:style-name="TBL_0_28_row_53">
          <table:table-cell table:style-name="empty-cell"/>
          <table:table-cell table:style-name="C0">
            <text:p text:style-name="P0"><text:span text:style-name="T0">Torino</text:span></text:p>
          </table:table-cell>
          <table:table-cell table:style-name="empty-cell"/>
        </table:table-row>
      </table:table>
      <table:table table:name="TBL_0_29" table:style-name="TBL_0_29">
        <table:table-column table:style-name="TBL_0_29_col_0">
</table:table-column>
        <table:table-column table:style-name="TBL_0_29_col_1">
</table:table-column>
        <table:table-column table:style-name="TBL_0_29_col_2">
</table:table-column>
        <table:table-row table:style-name="TBL_0_29_row_0">
          <table:table-cell table:style-name="empty-cell" table:number-columns-spanned="3"/>
          <table:covered-table-cell/>
          <table:covered-table-cell/>
        </table:table-row>
        <table:table-row table:style-name="TBL_0_29_row_1">
          <table:table-cell table:style-name="empty-cell"/>
          <table:table-cell table:style-name="C0">
            <text:p text:style-name="P0"><text:bookmark text:name="JR_PAGE_ANCHOR_0_30"/>
<text:span text:style-name="T0">Tsawassen</text:span></text:p>
          </table:table-cell>
          <table:table-cell table:style-name="empty-cell"/>
        </table:table-row>
        <table:table-row table:style-name="TBL_0_29_row_2">
          <table:table-cell table:style-name="empty-cell" table:number-columns-spanned="3"/>
          <table:covered-table-cell/>
          <table:covered-table-cell/>
        </table:table-row>
        <table:table-row table:style-name="TBL_0_29_row_3">
          <table:table-cell table:style-name="empty-cell"/>
          <table:table-cell table:style-name="C0">
            <text:p text:style-name="P0"><text:span text:style-name="T0">Brandenburg</text:span></text:p>
          </table:table-cell>
          <table:table-cell table:style-name="empty-cell"/>
        </table:table-row>
        <table:table-row table:style-name="TBL_0_29_row_4">
          <table:table-cell table:style-name="empty-cell" table:number-columns-spanned="3"/>
          <table:covered-table-cell/>
          <table:covered-table-cell/>
        </table:table-row>
        <table:table-row table:style-name="TBL_0_29_row_5">
          <table:table-cell table:style-name="empty-cell"/>
          <table:table-cell table:style-name="C0">
            <text:p text:style-name="P0"><text:span text:style-name="T0">Bern</text:span></text:p>
          </table:table-cell>
          <table:table-cell table:style-name="empty-cell"/>
        </table:table-row>
        <table:table-row table:style-name="TBL_0_29_row_6">
          <table:table-cell table:style-name="empty-cell" table:number-columns-spanned="3"/>
          <table:covered-table-cell/>
          <table:covered-table-cell/>
        </table:table-row>
        <table:table-row table:style-name="TBL_0_29_row_7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29_row_8">
          <table:table-cell table:style-name="empty-cell" table:number-columns-spanned="3"/>
          <table:covered-table-cell/>
          <table:covered-table-cell/>
        </table:table-row>
        <table:table-row table:style-name="TBL_0_29_row_9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29_row_10">
          <table:table-cell table:style-name="empty-cell" table:number-columns-spanned="3"/>
          <table:covered-table-cell/>
          <table:covered-table-cell/>
        </table:table-row>
        <table:table-row table:style-name="TBL_0_29_row_11">
          <table:table-cell table:style-name="empty-cell"/>
          <table:table-cell table:style-name="C0">
            <text:p text:style-name="P0"><text:span text:style-name="T0">Seattle</text:span></text:p>
          </table:table-cell>
          <table:table-cell table:style-name="empty-cell"/>
        </table:table-row>
        <table:table-row table:style-name="TBL_0_29_row_12">
          <table:table-cell table:style-name="empty-cell" table:number-columns-spanned="3"/>
          <table:covered-table-cell/>
          <table:covered-table-cell/>
        </table:table-row>
        <table:table-row table:style-name="TBL_0_29_row_13">
          <table:table-cell table:style-name="empty-cell"/>
          <table:table-cell table:style-name="C0">
            <text:p text:style-name="P0"><text:span text:style-name="T0">Genève</text:span></text:p>
          </table:table-cell>
          <table:table-cell table:style-name="empty-cell"/>
        </table:table-row>
        <table:table-row table:style-name="TBL_0_29_row_14">
          <table:table-cell table:style-name="empty-cell" table:number-columns-spanned="3"/>
          <table:covered-table-cell/>
          <table:covered-table-cell/>
        </table:table-row>
        <table:table-row table:style-name="TBL_0_29_row_15">
          <table:table-cell table:style-name="empty-cell"/>
          <table:table-cell table:style-name="C0">
            <text:p text:style-name="P0"><text:span text:style-name="T0">Anchorage</text:span></text:p>
          </table:table-cell>
          <table:table-cell table:style-name="empty-cell"/>
        </table:table-row>
        <table:table-row table:style-name="TBL_0_29_row_16">
          <table:table-cell table:style-name="empty-cell" table:number-columns-spanned="3"/>
          <table:covered-table-cell/>
          <table:covered-table-cell/>
        </table:table-row>
        <table:table-row table:style-name="TBL_0_29_row_17">
          <table:table-cell table:style-name="empty-cell"/>
          <table:table-cell table:style-name="C0">
            <text:p text:style-name="P0"><text:span text:style-name="T0">Charleroi</text:span></text:p>
          </table:table-cell>
          <table:table-cell table:style-name="empty-cell"/>
        </table:table-row>
        <table:table-row table:style-name="TBL_0_29_row_18">
          <table:table-cell table:style-name="empty-cell" table:number-columns-spanned="3"/>
          <table:covered-table-cell/>
          <table:covered-table-cell/>
        </table:table-row>
        <table:table-row table:style-name="TBL_0_29_row_19">
          <table:table-cell table:style-name="empty-cell"/>
          <table:table-cell table:style-name="C0">
            <text:p text:style-name="P0"><text:span text:style-name="T0">Aachen</text:span></text:p>
          </table:table-cell>
          <table:table-cell table:style-name="empty-cell"/>
        </table:table-row>
        <table:table-row table:style-name="TBL_0_29_row_20">
          <table:table-cell table:style-name="empty-cell" table:number-columns-spanned="3"/>
          <table:covered-table-cell/>
          <table:covered-table-cell/>
        </table:table-row>
        <table:table-row table:style-name="TBL_0_29_row_21">
          <table:table-cell table:style-name="empty-cell"/>
          <table:table-cell table:style-name="C0">
            <text:p text:style-name="P0"><text:span text:style-name="T0">Sevilla</text:span></text:p>
          </table:table-cell>
          <table:table-cell table:style-name="empty-cell"/>
        </table:table-row>
        <table:table-row table:style-name="TBL_0_29_row_22">
          <table:table-cell table:style-name="empty-cell" table:number-columns-spanned="3"/>
          <table:covered-table-cell/>
          <table:covered-table-cell/>
        </table:table-row>
        <table:table-row table:style-name="TBL_0_29_row_23">
          <table:table-cell table:style-name="empty-cell"/>
          <table:table-cell table:style-name="C0">
            <text:p text:style-name="P0"><text:span text:style-name="T0">Charleroi</text:span></text:p>
          </table:table-cell>
          <table:table-cell table:style-name="empty-cell"/>
        </table:table-row>
        <table:table-row table:style-name="TBL_0_29_row_24">
          <table:table-cell table:style-name="empty-cell" table:number-columns-spanned="3"/>
          <table:covered-table-cell/>
          <table:covered-table-cell/>
        </table:table-row>
        <table:table-row table:style-name="TBL_0_29_row_25">
          <table:table-cell table:style-name="empty-cell"/>
          <table:table-cell table:style-name="C0">
            <text:p text:style-name="P0"><text:span text:style-name="T0">I. de Margarita</text:span></text:p>
          </table:table-cell>
          <table:table-cell table:style-name="empty-cell"/>
        </table:table-row>
        <table:table-row table:style-name="TBL_0_29_row_26">
          <table:table-cell table:style-name="empty-cell" table:number-columns-spanned="3"/>
          <table:covered-table-cell/>
          <table:covered-table-cell/>
        </table:table-row>
        <table:table-row table:style-name="TBL_0_29_row_27">
          <table:table-cell table:style-name="empty-cell"/>
          <table:table-cell table:style-name="C0">
            <text:p text:style-name="P0"><text:span text:style-name="T0">Eugene</text:span></text:p>
          </table:table-cell>
          <table:table-cell table:style-name="empty-cell"/>
        </table:table-row>
        <table:table-row table:style-name="TBL_0_29_row_28">
          <table:table-cell table:style-name="empty-cell" table:number-columns-spanned="3"/>
          <table:covered-table-cell/>
          <table:covered-table-cell/>
        </table:table-row>
        <table:table-row table:style-name="TBL_0_29_row_29">
          <table:table-cell table:style-name="empty-cell"/>
          <table:table-cell table:style-name="C0">
            <text:p text:style-name="P0"><text:span text:style-name="T0">Bern</text:span></text:p>
          </table:table-cell>
          <table:table-cell table:style-name="empty-cell"/>
        </table:table-row>
        <table:table-row table:style-name="TBL_0_29_row_30">
          <table:table-cell table:style-name="empty-cell" table:number-columns-spanned="3"/>
          <table:covered-table-cell/>
          <table:covered-table-cell/>
        </table:table-row>
        <table:table-row table:style-name="TBL_0_29_row_31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29_row_32">
          <table:table-cell table:style-name="empty-cell" table:number-columns-spanned="3"/>
          <table:covered-table-cell/>
          <table:covered-table-cell/>
        </table:table-row>
        <table:table-row table:style-name="TBL_0_29_row_33">
          <table:table-cell table:style-name="empty-cell"/>
          <table:table-cell table:style-name="C0">
            <text:p text:style-name="P0"><text:span text:style-name="T0">Paris</text:span></text:p>
          </table:table-cell>
          <table:table-cell table:style-name="empty-cell"/>
        </table:table-row>
        <table:table-row table:style-name="TBL_0_29_row_34">
          <table:table-cell table:style-name="empty-cell" table:number-columns-spanned="3"/>
          <table:covered-table-cell/>
          <table:covered-table-cell/>
        </table:table-row>
        <table:table-row table:style-name="TBL_0_29_row_35">
          <table:table-cell table:style-name="empty-cell"/>
          <table:table-cell table:style-name="C0">
            <text:p text:style-name="P0"><text:span text:style-name="T0">Warszawa</text:span></text:p>
          </table:table-cell>
          <table:table-cell table:style-name="empty-cell"/>
        </table:table-row>
        <table:table-row table:style-name="TBL_0_29_row_36">
          <table:table-cell table:style-name="empty-cell" table:number-columns-spanned="3"/>
          <table:covered-table-cell/>
          <table:covered-table-cell/>
        </table:table-row>
        <table:table-row table:style-name="TBL_0_29_row_37">
          <table:table-cell table:style-name="empty-cell"/>
          <table:table-cell table:style-name="C0">
            <text:p text:style-name="P0"><text:span text:style-name="T0">Tsawassen</text:span></text:p>
          </table:table-cell>
          <table:table-cell table:style-name="empty-cell"/>
        </table:table-row>
        <table:table-row table:style-name="TBL_0_29_row_38">
          <table:table-cell table:style-name="empty-cell" table:number-columns-spanned="3"/>
          <table:covered-table-cell/>
          <table:covered-table-cell/>
        </table:table-row>
        <table:table-row table:style-name="TBL_0_29_row_39">
          <table:table-cell table:style-name="empty-cell"/>
          <table:table-cell table:style-name="C0">
            <text:p text:style-name="P0"><text:span text:style-name="T0">Stuttgart</text:span></text:p>
          </table:table-cell>
          <table:table-cell table:style-name="empty-cell"/>
        </table:table-row>
        <table:table-row table:style-name="TBL_0_29_row_40">
          <table:table-cell table:style-name="empty-cell" table:number-columns-spanned="3"/>
          <table:covered-table-cell/>
          <table:covered-table-cell/>
        </table:table-row>
        <table:table-row table:style-name="TBL_0_29_row_41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29_row_42">
          <table:table-cell table:style-name="empty-cell" table:number-columns-spanned="3"/>
          <table:covered-table-cell/>
          <table:covered-table-cell/>
        </table:table-row>
        <table:table-row table:style-name="TBL_0_29_row_43">
          <table:table-cell table:style-name="empty-cell"/>
          <table:table-cell table:style-name="C0">
            <text:p text:style-name="P0"><text:span text:style-name="T0">Tsawassen</text:span></text:p>
          </table:table-cell>
          <table:table-cell table:style-name="empty-cell"/>
        </table:table-row>
        <table:table-row table:style-name="TBL_0_29_row_44">
          <table:table-cell table:style-name="empty-cell" table:number-columns-spanned="3"/>
          <table:covered-table-cell/>
          <table:covered-table-cell/>
        </table:table-row>
        <table:table-row table:style-name="TBL_0_29_row_45">
          <table:table-cell table:style-name="empty-cell"/>
          <table:table-cell table:style-name="C0">
            <text:p text:style-name="P0"><text:span text:style-name="T0">Campinas</text:span></text:p>
          </table:table-cell>
          <table:table-cell table:style-name="empty-cell"/>
        </table:table-row>
        <table:table-row table:style-name="TBL_0_29_row_46">
          <table:table-cell table:style-name="empty-cell" table:number-columns-spanned="3"/>
          <table:covered-table-cell/>
          <table:covered-table-cell/>
        </table:table-row>
        <table:table-row table:style-name="TBL_0_29_row_47">
          <table:table-cell table:style-name="empty-cell"/>
          <table:table-cell table:style-name="C0">
            <text:p text:style-name="P0"><text:span text:style-name="T0">Bräcke</text:span></text:p>
          </table:table-cell>
          <table:table-cell table:style-name="empty-cell"/>
        </table:table-row>
        <table:table-row table:style-name="TBL_0_29_row_48">
          <table:table-cell table:style-name="empty-cell" table:number-columns-spanned="3"/>
          <table:covered-table-cell/>
          <table:covered-table-cell/>
        </table:table-row>
        <table:table-row table:style-name="TBL_0_29_row_49">
          <table:table-cell table:style-name="empty-cell"/>
          <table:table-cell table:style-name="C0">
            <text:p text:style-name="P0"><text:span text:style-name="T0">Toulouse</text:span></text:p>
          </table:table-cell>
          <table:table-cell table:style-name="empty-cell"/>
        </table:table-row>
        <table:table-row table:style-name="TBL_0_29_row_50">
          <table:table-cell table:style-name="empty-cell" table:number-columns-spanned="3"/>
          <table:covered-table-cell/>
          <table:covered-table-cell/>
        </table:table-row>
        <table:table-row table:style-name="TBL_0_29_row_51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29_row_52">
          <table:table-cell table:style-name="empty-cell" table:number-columns-spanned="3"/>
          <table:covered-table-cell/>
          <table:covered-table-cell/>
        </table:table-row>
        <table:table-row table:style-name="TBL_0_29_row_53">
          <table:table-cell table:style-name="empty-cell"/>
          <table:table-cell table:style-name="C0">
            <text:p text:style-name="P0"><text:span text:style-name="T0">Salzburg</text:span></text:p>
          </table:table-cell>
          <table:table-cell table:style-name="empty-cell"/>
        </table:table-row>
      </table:table>
      <table:table table:name="TBL_0_30" table:style-name="TBL_0_30">
        <table:table-column table:style-name="TBL_0_30_col_0">
</table:table-column>
        <table:table-column table:style-name="TBL_0_30_col_1">
</table:table-column>
        <table:table-column table:style-name="TBL_0_30_col_2">
</table:table-column>
        <table:table-row table:style-name="TBL_0_30_row_0">
          <table:table-cell table:style-name="empty-cell" table:number-columns-spanned="3"/>
          <table:covered-table-cell/>
          <table:covered-table-cell/>
        </table:table-row>
        <table:table-row table:style-name="TBL_0_30_row_1">
          <table:table-cell table:style-name="empty-cell"/>
          <table:table-cell table:style-name="C0">
            <text:p text:style-name="P0"><text:bookmark text:name="JR_PAGE_ANCHOR_0_31"/>
<text:span text:style-name="T0">Buenos Aires</text:span></text:p>
          </table:table-cell>
          <table:table-cell table:style-name="empty-cell"/>
        </table:table-row>
        <table:table-row table:style-name="TBL_0_30_row_2">
          <table:table-cell table:style-name="empty-cell" table:number-columns-spanned="3"/>
          <table:covered-table-cell/>
          <table:covered-table-cell/>
        </table:table-row>
        <table:table-row table:style-name="TBL_0_30_row_3">
          <table:table-cell table:style-name="empty-cell"/>
          <table:table-cell table:style-name="C0">
            <text:p text:style-name="P0"><text:span text:style-name="T0">San Cristóbal</text:span></text:p>
          </table:table-cell>
          <table:table-cell table:style-name="empty-cell"/>
        </table:table-row>
        <table:table-row table:style-name="TBL_0_30_row_4">
          <table:table-cell table:style-name="empty-cell" table:number-columns-spanned="3"/>
          <table:covered-table-cell/>
          <table:covered-table-cell/>
        </table:table-row>
        <table:table-row table:style-name="TBL_0_30_row_5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30_row_6">
          <table:table-cell table:style-name="empty-cell" table:number-columns-spanned="3"/>
          <table:covered-table-cell/>
          <table:covered-table-cell/>
        </table:table-row>
        <table:table-row table:style-name="TBL_0_30_row_7">
          <table:table-cell table:style-name="empty-cell"/>
          <table:table-cell table:style-name="C0">
            <text:p text:style-name="P0"><text:span text:style-name="T0">London</text:span></text:p>
          </table:table-cell>
          <table:table-cell table:style-name="empty-cell"/>
        </table:table-row>
        <table:table-row table:style-name="TBL_0_30_row_8">
          <table:table-cell table:style-name="empty-cell" table:number-columns-spanned="3"/>
          <table:covered-table-cell/>
          <table:covered-table-cell/>
        </table:table-row>
        <table:table-row table:style-name="TBL_0_30_row_9">
          <table:table-cell table:style-name="empty-cell"/>
          <table:table-cell table:style-name="C0">
            <text:p text:style-name="P0"><text:span text:style-name="T0">Mannheim</text:span></text:p>
          </table:table-cell>
          <table:table-cell table:style-name="empty-cell"/>
        </table:table-row>
        <table:table-row table:style-name="TBL_0_30_row_10">
          <table:table-cell table:style-name="empty-cell" table:number-columns-spanned="3"/>
          <table:covered-table-cell/>
          <table:covered-table-cell/>
        </table:table-row>
        <table:table-row table:style-name="TBL_0_30_row_11">
          <table:table-cell table:style-name="empty-cell"/>
          <table:table-cell table:style-name="C0">
            <text:p text:style-name="P0"><text:span text:style-name="T0">Rio de Janeiro</text:span></text:p>
          </table:table-cell>
          <table:table-cell table:style-name="empty-cell"/>
        </table:table-row>
        <table:table-row table:style-name="TBL_0_30_row_12">
          <table:table-cell table:style-name="empty-cell" table:number-columns-spanned="3"/>
          <table:covered-table-cell/>
          <table:covered-table-cell/>
        </table:table-row>
        <table:table-row table:style-name="TBL_0_30_row_13">
          <table:table-cell table:style-name="empty-cell"/>
          <table:table-cell table:style-name="C0">
            <text:p text:style-name="P0"><text:span text:style-name="T0">Torino</text:span></text:p>
          </table:table-cell>
          <table:table-cell table:style-name="empty-cell"/>
        </table:table-row>
        <table:table-row table:style-name="TBL_0_30_row_14">
          <table:table-cell table:style-name="empty-cell" table:number-columns-spanned="3"/>
          <table:covered-table-cell/>
          <table:covered-table-cell/>
        </table:table-row>
        <table:table-row table:style-name="TBL_0_30_row_15">
          <table:table-cell table:style-name="empty-cell"/>
          <table:table-cell table:style-name="C0">
            <text:p text:style-name="P0"><text:span text:style-name="T0">Eugene</text:span></text:p>
          </table:table-cell>
          <table:table-cell table:style-name="empty-cell"/>
        </table:table-row>
        <table:table-row table:style-name="TBL_0_30_row_16">
          <table:table-cell table:style-name="empty-cell" table:number-columns-spanned="3"/>
          <table:covered-table-cell/>
          <table:covered-table-cell/>
        </table:table-row>
        <table:table-row table:style-name="TBL_0_30_row_17">
          <table:table-cell table:style-name="empty-cell"/>
          <table:table-cell table:style-name="C0">
            <text:p text:style-name="P0"><text:span text:style-name="T0">Reggio Emilia</text:span></text:p>
          </table:table-cell>
          <table:table-cell table:style-name="empty-cell"/>
        </table:table-row>
        <table:table-row table:style-name="TBL_0_30_row_18">
          <table:table-cell table:style-name="empty-cell" table:number-columns-spanned="3"/>
          <table:covered-table-cell/>
          <table:covered-table-cell/>
        </table:table-row>
        <table:table-row table:style-name="TBL_0_30_row_19">
          <table:table-cell table:style-name="empty-cell"/>
          <table:table-cell table:style-name="C0">
            <text:p text:style-name="P0"><text:span text:style-name="T0">Cork</text:span></text:p>
          </table:table-cell>
          <table:table-cell table:style-name="empty-cell"/>
        </table:table-row>
        <table:table-row table:style-name="TBL_0_30_row_20">
          <table:table-cell table:style-name="empty-cell" table:number-columns-spanned="3"/>
          <table:covered-table-cell/>
          <table:covered-table-cell/>
        </table:table-row>
        <table:table-row table:style-name="TBL_0_30_row_21">
          <table:table-cell table:style-name="empty-cell"/>
          <table:table-cell table:style-name="C0">
            <text:p text:style-name="P0"><text:span text:style-name="T0">Boise</text:span></text:p>
          </table:table-cell>
          <table:table-cell table:style-name="empty-cell"/>
        </table:table-row>
        <table:table-row table:style-name="TBL_0_30_row_22">
          <table:table-cell table:style-name="empty-cell" table:number-columns-spanned="3"/>
          <table:covered-table-cell/>
          <table:covered-table-cell/>
        </table:table-row>
        <table:table-row table:style-name="TBL_0_30_row_23">
          <table:table-cell table:style-name="empty-cell"/>
          <table:table-cell table:style-name="C0">
            <text:p text:style-name="P0"><text:span text:style-name="T0">Barquisimeto</text:span></text:p>
          </table:table-cell>
          <table:table-cell table:style-name="empty-cell"/>
        </table:table-row>
        <table:table-row table:style-name="TBL_0_30_row_24">
          <table:table-cell table:style-name="empty-cell" table:number-columns-spanned="3"/>
          <table:covered-table-cell/>
          <table:covered-table-cell/>
        </table:table-row>
        <table:table-row table:style-name="TBL_0_30_row_25">
          <table:table-cell table:style-name="empty-cell"/>
          <table:table-cell table:style-name="C0">
            <text:p text:style-name="P0"><text:span text:style-name="T0">Seattle</text:span></text:p>
          </table:table-cell>
          <table:table-cell table:style-name="empty-cell"/>
        </table:table-row>
        <table:table-row table:style-name="TBL_0_30_row_26">
          <table:table-cell table:style-name="empty-cell" table:number-columns-spanned="3"/>
          <table:covered-table-cell/>
          <table:covered-table-cell/>
        </table:table-row>
        <table:table-row table:style-name="TBL_0_30_row_27">
          <table:table-cell table:style-name="empty-cell"/>
          <table:table-cell table:style-name="C0">
            <text:p text:style-name="P0"><text:span text:style-name="T0">Aachen</text:span></text:p>
          </table:table-cell>
          <table:table-cell table:style-name="empty-cell"/>
        </table:table-row>
        <table:table-row table:style-name="TBL_0_30_row_28">
          <table:table-cell table:style-name="empty-cell" table:number-columns-spanned="3"/>
          <table:covered-table-cell/>
          <table:covered-table-cell/>
        </table:table-row>
        <table:table-row table:style-name="TBL_0_30_row_29">
          <table:table-cell table:style-name="empty-cell"/>
          <table:table-cell table:style-name="C0">
            <text:p text:style-name="P0"><text:span text:style-name="T0">Sao Paulo</text:span></text:p>
          </table:table-cell>
          <table:table-cell table:style-name="empty-cell"/>
        </table:table-row>
        <table:table-row table:style-name="TBL_0_30_row_30">
          <table:table-cell table:style-name="empty-cell" table:number-columns-spanned="3"/>
          <table:covered-table-cell/>
          <table:covered-table-cell/>
        </table:table-row>
        <table:table-row table:style-name="TBL_0_30_row_31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30_row_32">
          <table:table-cell table:style-name="empty-cell" table:number-columns-spanned="3"/>
          <table:covered-table-cell/>
          <table:covered-table-cell/>
        </table:table-row>
        <table:table-row table:style-name="TBL_0_30_row_33">
          <table:table-cell table:style-name="empty-cell"/>
          <table:table-cell table:style-name="C0">
            <text:p text:style-name="P0"><text:span text:style-name="T0">Frankfurt a.M.</text:span></text:p>
          </table:table-cell>
          <table:table-cell table:style-name="empty-cell"/>
        </table:table-row>
        <table:table-row table:style-name="TBL_0_30_row_34">
          <table:table-cell table:style-name="empty-cell" table:number-columns-spanned="3"/>
          <table:covered-table-cell/>
          <table:covered-table-cell/>
        </table:table-row>
        <table:table-row table:style-name="TBL_0_30_row_35">
          <table:table-cell table:style-name="empty-cell"/>
          <table:table-cell table:style-name="C0">
            <text:p text:style-name="P0"><text:span text:style-name="T0">Barquisimeto</text:span></text:p>
          </table:table-cell>
          <table:table-cell table:style-name="empty-cell"/>
        </table:table-row>
        <table:table-row table:style-name="TBL_0_30_row_36">
          <table:table-cell table:style-name="empty-cell" table:number-columns-spanned="3"/>
          <table:covered-table-cell/>
          <table:covered-table-cell/>
        </table:table-row>
        <table:table-row table:style-name="TBL_0_30_row_37">
          <table:table-cell table:style-name="empty-cell"/>
          <table:table-cell table:style-name="C0">
            <text:p text:style-name="P0"><text:span text:style-name="T0">Graz</text:span></text:p>
          </table:table-cell>
          <table:table-cell table:style-name="empty-cell"/>
        </table:table-row>
        <table:table-row table:style-name="TBL_0_30_row_38">
          <table:table-cell table:style-name="empty-cell" table:number-columns-spanned="3"/>
          <table:covered-table-cell/>
          <table:covered-table-cell/>
        </table:table-row>
        <table:table-row table:style-name="TBL_0_30_row_39">
          <table:table-cell table:style-name="empty-cell"/>
          <table:table-cell table:style-name="C0">
            <text:p text:style-name="P0"><text:span text:style-name="T0">México D.F.</text:span></text:p>
          </table:table-cell>
          <table:table-cell table:style-name="empty-cell"/>
        </table:table-row>
        <table:table-row table:style-name="TBL_0_30_row_40">
          <table:table-cell table:style-name="empty-cell" table:number-columns-spanned="3"/>
          <table:covered-table-cell/>
          <table:covered-table-cell/>
        </table:table-row>
        <table:table-row table:style-name="TBL_0_30_row_41">
          <table:table-cell table:style-name="empty-cell"/>
          <table:table-cell table:style-name="C0">
            <text:p text:style-name="P0"><text:span text:style-name="T0">Kobenhavn</text:span></text:p>
          </table:table-cell>
          <table:table-cell table:style-name="empty-cell"/>
        </table:table-row>
        <table:table-row table:style-name="TBL_0_30_row_42">
          <table:table-cell table:style-name="empty-cell" table:number-columns-spanned="3"/>
          <table:covered-table-cell/>
          <table:covered-table-cell/>
        </table:table-row>
        <table:table-row table:style-name="TBL_0_30_row_43">
          <table:table-cell table:style-name="empty-cell"/>
          <table:table-cell table:style-name="C0">
            <text:p text:style-name="P0"><text:span text:style-name="T0">Genève</text:span></text:p>
          </table:table-cell>
          <table:table-cell table:style-name="empty-cell"/>
        </table:table-row>
        <table:table-row table:style-name="TBL_0_30_row_44">
          <table:table-cell table:style-name="empty-cell" table:number-columns-spanned="3"/>
          <table:covered-table-cell/>
          <table:covered-table-cell/>
        </table:table-row>
        <table:table-row table:style-name="TBL_0_30_row_45">
          <table:table-cell table:style-name="empty-cell"/>
          <table:table-cell table:style-name="C0">
            <text:p text:style-name="P0"><text:span text:style-name="T0">Marseille</text:span></text:p>
          </table:table-cell>
          <table:table-cell table:style-name="empty-cell"/>
        </table:table-row>
        <table:table-row table:style-name="TBL_0_30_row_46">
          <table:table-cell table:style-name="empty-cell" table:number-columns-spanned="3"/>
          <table:covered-table-cell/>
          <table:covered-table-cell/>
        </table:table-row>
        <table:table-row table:style-name="TBL_0_30_row_47">
          <table:table-cell table:style-name="empty-cell"/>
          <table:table-cell table:style-name="C0">
            <text:p text:style-name="P0"><text:span text:style-name="T0">Albuquerque</text:span></text:p>
          </table:table-cell>
          <table:table-cell table:style-name="empty-cell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</office:styles>
  <office:automatic-styles>
    <style:page-layout style:name="page_0">
      <style:page-layout-properties fo:page-width="11.69in" fo:page-height="8.26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
</file>